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NTRAD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GIRO</text:p>
          </table:table-cell>
          <table:table-cell office:value-type="string" table:style-name="ce1">
            <text:p>BUQUE</text:p>
          </table:table-cell>
          <table:table-cell office:value-type="string" table:style-name="ce1">
            <text:p>AGENCIA</text:p>
          </table:table-cell>
          <table:table-cell office:value-type="string" table:style-name="ce1">
            <text:p>PROCEDENCIA</text:p>
          </table:table-cell>
          <table:table-cell office:value-type="string" table:style-name="ce1">
            <text:p>DESTINO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SALIDA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TRAFICO</text:p>
          </table:table-cell>
          <table:table-cell office:value-type="string" table:style-name="ce1">
            <text:p>DOCUMENTO</text:p>
          </table:table-cell>
          <table:table-cell office:value-type="string" table:style-name="ce1">
            <text:p>Nº</text:p>
          </table:table-cell>
          <table:table-cell office:value-type="string" table:style-name="ce1">
            <text:p>CAL_ENT</text:p>
          </table:table-cell>
          <table:table-cell office:value-type="string" table:style-name="ce1">
            <text:p>CAL_SAL</text:p>
          </table:table-cell>
          <table:table-cell office:value-type="string" table:style-name="ce1">
            <text:p>ENVASE DESC</text:p>
          </table:table-cell>
          <table:table-cell office:value-type="string" table:style-name="ce1">
            <text:p>EMPRESAS_DEC</text:p>
          </table:table-cell>
          <table:table-cell office:value-type="string" table:style-name="ce1">
            <text:p>CARGA</text:p>
          </table:table-cell>
          <table:table-cell office:value-type="string" table:style-name="ce1">
            <text:p>TNS_CARG</text:p>
          </table:table-cell>
          <table:table-cell office:value-type="string" table:style-name="ce1">
            <text:p>ENVASE CARG</text:p>
          </table:table-cell>
          <table:table-cell office:value-type="string" table:style-name="ce1">
            <text:p>EMPRESAS_CAR</text:p>
          </table:table-cell>
          <table:table-cell office:value-type="string" table:style-name="ce1">
            <text:p>CAL_ENT1</text:p>
          </table:table-cell>
          <table:table-cell office:value-type="string" table:style-name="ce1">
            <text:p>CAL_SAL1</text:p>
          </table:table-cell>
          <table:table-cell office:value-type="string" table:style-name="ce1">
            <text:p>TIPO</text:p>
          </table:table-cell>
          <table:table-cell table:number-columns-repeated="16361"/>
        </table:table-row>
        <table:table-row table:style-name="ro1">
          <table:table-cell office:value-type="float" office:value="13118" table:style-name="ce1">
            <text:p>13118</text:p>
          </table:table-cell>
          <table:table-cell office:value-type="float" office:value="1" table:style-name="ce1">
            <text:p>1</text:p>
          </table:table-cell>
          <table:table-cell office:value-type="float" office:value="2707" table:style-name="ce1">
            <text:p>2707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float" office:value="42" table:style-name="ce1">
            <text:p>42</text:p>
          </table:table-cell>
          <table:table-cell office:value-type="date" office:date-value="2019-01-01T21:30:00" table:style-name="ce2">
            <text:p>01/01/2019</text:p>
          </table:table-cell>
          <table:table-cell office:value-type="date" office:date-value="2019-01-03T01:20:00" table:style-name="ce2">
            <text:p>03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70" table:style-name="ce1">
            <text:p>4467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 table:style-name="ce1"/>
        </table:table-row>
        <table:table-row table:style-name="ro1">
          <table:table-cell office:value-type="float" office:value="13119" table:style-name="ce1">
            <text:p>13119</text:p>
          </table:table-cell>
          <table:table-cell office:value-type="float" office:value="2" table:style-name="ce1">
            <text:p>2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01T17:30:00" table:style-name="ce2">
            <text:p>01/01/2019</text:p>
          </table:table-cell>
          <table:table-cell office:value-type="date" office:date-value="2019-01-02T15:10:00" table:style-name="ce2">
            <text:p>02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69" table:style-name="ce1">
            <text:p>4466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float" office:value="13120" table:style-name="ce1">
            <text:p>13120</text:p>
          </table:table-cell>
          <table:table-cell office:value-type="float" office:value="3" table:style-name="ce1">
            <text:p>3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date" office:date-value="2019-01-02T17:30:00" table:style-name="ce2">
            <text:p>02/01/2019</text:p>
          </table:table-cell>
          <table:table-cell office:value-type="date" office:date-value="2019-01-03T20:25:00" table:style-name="ce2">
            <text:p>03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74" table:style-name="ce1">
            <text:p>4467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 table:style-name="ce1"/>
        </table:table-row>
        <table:table-row table:style-name="ro1">
          <table:table-cell office:value-type="float" office:value="13121" table:style-name="ce1">
            <text:p>13121</text:p>
          </table:table-cell>
          <table:table-cell office:value-type="float" office:value="4" table:style-name="ce1">
            <text:p>4</text:p>
          </table:table-cell>
          <table:table-cell office:value-type="float" office:value="2349" table:style-name="ce1">
            <text:p>2349</text:p>
          </table:table-cell>
          <table:table-cell office:value-type="float" office:value="131" table:style-name="ce1">
            <text:p>131</text:p>
          </table:table-cell>
          <table:table-cell office:value-type="float" office:value="110" table:style-name="ce1">
            <text:p>110</text:p>
          </table:table-cell>
          <table:table-cell office:value-type="float" office:value="106" table:style-name="ce1">
            <text:p>106</text:p>
          </table:table-cell>
          <table:table-cell office:value-type="date" office:date-value="2019-01-02T03:30:00" table:style-name="ce2">
            <text:p>02/01/2019</text:p>
          </table:table-cell>
          <table:table-cell office:value-type="date" office:date-value="2019-01-05T06:50:00" table:style-name="ce2">
            <text:p>05/01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671" table:style-name="ce1">
            <text:p>4467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 table:style-name="ce1"/>
        </table:table-row>
        <table:table-row table:style-name="ro1">
          <table:table-cell office:value-type="float" office:value="13122" table:style-name="ce1">
            <text:p>13122</text:p>
          </table:table-cell>
          <table:table-cell office:value-type="float" office:value="5" table:style-name="ce1">
            <text:p>5</text:p>
          </table:table-cell>
          <table:table-cell office:value-type="float" office:value="2734" table:style-name="ce1">
            <text:p>2734</text:p>
          </table:table-cell>
          <table:table-cell office:value-type="float" office:value="131" table:style-name="ce1">
            <text:p>131</text:p>
          </table:table-cell>
          <table:table-cell office:value-type="float" office:value="447" table:style-name="ce1">
            <text:p>447</text:p>
          </table:table-cell>
          <table:table-cell office:value-type="float" office:value="110" table:style-name="ce1">
            <text:p>110</text:p>
          </table:table-cell>
          <table:table-cell office:value-type="date" office:date-value="2019-01-02T08:10:00" table:style-name="ce2">
            <text:p>02/01/2019</text:p>
          </table:table-cell>
          <table:table-cell office:value-type="date" office:date-value="2019-01-03T14:20:00" table:style-name="ce2">
            <text:p>03/01/20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672" table:style-name="ce1">
            <text:p>4467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float" office:value="13123" table:style-name="ce1">
            <text:p>13123</text:p>
          </table:table-cell>
          <table:table-cell office:value-type="float" office:value="6" table:style-name="ce1">
            <text:p>6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1-03T23:30:00" table:style-name="ce2">
            <text:p>03/01/2019</text:p>
          </table:table-cell>
          <table:table-cell office:value-type="date" office:date-value="2019-01-04T13:00:00" table:style-name="ce2">
            <text:p>04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79" table:style-name="ce1">
            <text:p>4467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float" office:value="13124" table:style-name="ce1">
            <text:p>13124</text:p>
          </table:table-cell>
          <table:table-cell office:value-type="float" office:value="7" table:style-name="ce1">
            <text:p>7</text:p>
          </table:table-cell>
          <table:table-cell office:value-type="float" office:value="2176" table:style-name="ce1">
            <text:p>2176</text:p>
          </table:table-cell>
          <table:table-cell office:value-type="float" office:value="128" table:style-name="ce1">
            <text:p>12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3125" table:style-name="ce1">
            <text:p>13125</text:p>
          </table:table-cell>
          <table:table-cell office:value-type="float" office:value="8" table:style-name="ce1">
            <text:p>8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3126" table:style-name="ce1">
            <text:p>13126</text:p>
          </table:table-cell>
          <table:table-cell office:value-type="float" office:value="9" table:style-name="ce1">
            <text:p>9</text:p>
          </table:table-cell>
          <table:table-cell office:value-type="float" office:value="2495" table:style-name="ce1">
            <text:p>2495</text:p>
          </table:table-cell>
          <table:table-cell office:value-type="float" office:value="76" table:style-name="ce1">
            <text:p>7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3127" table:style-name="ce1">
            <text:p>13127</text:p>
          </table:table-cell>
          <table:table-cell office:value-type="float" office:value="10" table:style-name="ce1">
            <text:p>10</text:p>
          </table:table-cell>
          <table:table-cell office:value-type="float" office:value="2943" table:style-name="ce1">
            <text:p>2943</text:p>
          </table:table-cell>
          <table:table-cell office:value-type="float" office:value="131" table:style-name="ce1">
            <text:p>131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date" office:date-value="2019-01-02T18:15:00" table:style-name="ce2">
            <text:p>02/01/2019</text:p>
          </table:table-cell>
          <table:table-cell office:value-type="date" office:date-value="2019-01-05T01:00:00" table:style-name="ce2">
            <text:p>05/01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75" table:style-name="ce1">
            <text:p>4467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float" office:value="13128" table:style-name="ce1">
            <text:p>13128</text:p>
          </table:table-cell>
          <table:table-cell office:value-type="float" office:value="11" table:style-name="ce1">
            <text:p>1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02T17:05:00" table:style-name="ce2">
            <text:p>02/01/2019</text:p>
          </table:table-cell>
          <table:table-cell office:value-type="date" office:date-value="2019-01-03T05:50:00" table:style-name="ce2">
            <text:p>03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73" table:style-name="ce1">
            <text:p>4467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13129" table:style-name="ce1">
            <text:p>13129</text:p>
          </table:table-cell>
          <table:table-cell office:value-type="float" office:value="12" table:style-name="ce1">
            <text:p>12</text:p>
          </table:table-cell>
          <table:table-cell office:value-type="float" office:value="2489" table:style-name="ce1">
            <text:p>2489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04T22:15:00" table:style-name="ce2">
            <text:p>04/01/2019</text:p>
          </table:table-cell>
          <table:table-cell office:value-type="date" office:date-value="2019-01-05T16:35:00" table:style-name="ce2">
            <text:p>05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82" table:style-name="ce1">
            <text:p>4468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 table:style-name="ce1"/>
        </table:table-row>
        <table:table-row table:style-name="ro1">
          <table:table-cell office:value-type="float" office:value="13130" table:style-name="ce1">
            <text:p>13130</text:p>
          </table:table-cell>
          <table:table-cell office:value-type="float" office:value="13" table:style-name="ce1">
            <text:p>13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1-01T10:30:00" table:style-name="ce2">
            <text:p>01/01/2019</text:p>
          </table:table-cell>
          <table:table-cell office:value-type="date" office:date-value="2019-01-02T13:20:00" table:style-name="ce2">
            <text:p>02/01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68" table:style-name="ce1">
            <text:p>4466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float" office:value="13131" table:style-name="ce1">
            <text:p>13131</text:p>
          </table:table-cell>
          <table:table-cell office:value-type="float" office:value="14" table:style-name="ce1">
            <text:p>14</text:p>
          </table:table-cell>
          <table:table-cell office:value-type="float" office:value="2951" table:style-name="ce1">
            <text:p>2951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44" table:style-name="ce1">
            <text:p>144</text:p>
          </table:table-cell>
          <table:table-cell office:value-type="date" office:date-value="2019-01-02T15:55:00" table:style-name="ce2">
            <text:p>02/01/2019</text:p>
          </table:table-cell>
          <table:table-cell office:value-type="date" office:date-value="2019-01-07T09:20:00" table:style-name="ce2">
            <text:p>07/01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76" table:style-name="ce1">
            <text:p>4467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 table:style-name="ce1"/>
        </table:table-row>
        <table:table-row table:style-name="ro1">
          <table:table-cell office:value-type="float" office:value="13132" table:style-name="ce1">
            <text:p>13132</text:p>
          </table:table-cell>
          <table:table-cell office:value-type="float" office:value="15" table:style-name="ce1">
            <text:p>15</text:p>
          </table:table-cell>
          <table:table-cell office:value-type="float" office:value="486" table:style-name="ce1">
            <text:p>486</text:p>
          </table:table-cell>
          <table:table-cell office:value-type="float" office:value="78" table:style-name="ce1">
            <text:p>7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float" office:value="13133" table:style-name="ce1">
            <text:p>13133</text:p>
          </table:table-cell>
          <table:table-cell office:value-type="float" office:value="16" table:style-name="ce1">
            <text:p>16</text:p>
          </table:table-cell>
          <table:table-cell office:value-type="float" office:value="1937" table:style-name="ce1">
            <text:p>1937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05T03:18:00" table:style-name="ce2">
            <text:p>05/01/2019</text:p>
          </table:table-cell>
          <table:table-cell office:value-type="date" office:date-value="2019-01-06T08:20:00" table:style-name="ce2">
            <text:p>06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83" table:style-name="ce1">
            <text:p>4468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34" table:style-name="ce1">
            <text:p>13134</text:p>
          </table:table-cell>
          <table:table-cell office:value-type="float" office:value="17" table:style-name="ce1">
            <text:p>17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469" table:style-name="ce1">
            <text:p>469</text:p>
          </table:table-cell>
          <table:table-cell office:value-type="float" office:value="473" table:style-name="ce1">
            <text:p>473</text:p>
          </table:table-cell>
          <table:table-cell office:value-type="date" office:date-value="2019-01-05T06:00:00" table:style-name="ce2">
            <text:p>05/01/2019</text:p>
          </table:table-cell>
          <table:table-cell office:value-type="date" office:date-value="2019-01-08T19:50:00" table:style-name="ce2">
            <text:p>08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4" table:style-name="ce1">
            <text:p>4468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35" table:style-name="ce1">
            <text:p>13135</text:p>
          </table:table-cell>
          <table:table-cell office:value-type="float" office:value="18" table:style-name="ce1">
            <text:p>18</text:p>
          </table:table-cell>
          <table:table-cell office:value-type="float" office:value="2959" table:style-name="ce1">
            <text:p>295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3T18:30:00" table:style-name="ce2">
            <text:p>03/01/2019</text:p>
          </table:table-cell>
          <table:table-cell office:value-type="date" office:date-value="2019-01-04T07:10:00" table:style-name="ce2">
            <text:p>04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78" table:style-name="ce1">
            <text:p>4467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36" table:style-name="ce1">
            <text:p>13136</text:p>
          </table:table-cell>
          <table:table-cell office:value-type="float" office:value="19" table:style-name="ce1">
            <text:p>19</text:p>
          </table:table-cell>
          <table:table-cell office:value-type="float" office:value="2960" table:style-name="ce1">
            <text:p>2960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48" table:style-name="ce1">
            <text:p>48</text:p>
          </table:table-cell>
          <table:table-cell office:value-type="date" office:date-value="2019-01-04T21:20:00" table:style-name="ce2">
            <text:p>04/01/2019</text:p>
          </table:table-cell>
          <table:table-cell office:value-type="date" office:date-value="2019-01-06T12:00:00" table:style-name="ce2">
            <text:p>06/01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1" table:style-name="ce1">
            <text:p>4468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37" table:style-name="ce1">
            <text:p>13137</text:p>
          </table:table-cell>
          <table:table-cell office:value-type="float" office:value="20" table:style-name="ce1">
            <text:p>2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03T21:10:00" table:style-name="ce2">
            <text:p>03/01/2019</text:p>
          </table:table-cell>
          <table:table-cell office:value-type="date" office:date-value="2019-01-04T13:05:00" table:style-name="ce2">
            <text:p>04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77" table:style-name="ce1">
            <text:p>4467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38" table:style-name="ce1">
            <text:p>13138</text:p>
          </table:table-cell>
          <table:table-cell office:value-type="float" office:value="21" table:style-name="ce1">
            <text:p>21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1-06T12:30:00" table:style-name="ce2">
            <text:p>06/01/2019</text:p>
          </table:table-cell>
          <table:table-cell office:value-type="date" office:date-value="2019-01-07T16:55:00" table:style-name="ce2">
            <text:p>07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7" table:style-name="ce1">
            <text:p>4468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39" table:style-name="ce1">
            <text:p>13139</text:p>
          </table:table-cell>
          <table:table-cell office:value-type="float" office:value="22" table:style-name="ce1">
            <text:p>22</text:p>
          </table:table-cell>
          <table:table-cell office:value-type="float" office:value="2961" table:style-name="ce1">
            <text:p>2961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1-07T09:10:00" table:style-name="ce2">
            <text:p>07/01/2019</text:p>
          </table:table-cell>
          <table:table-cell office:value-type="date" office:date-value="2019-01-08T10:40:00" table:style-name="ce2">
            <text:p>08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91" table:style-name="ce1">
            <text:p>4469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40" table:style-name="ce1">
            <text:p>13140</text:p>
          </table:table-cell>
          <table:table-cell office:value-type="float" office:value="23" table:style-name="ce1">
            <text:p>23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141" table:style-name="ce1">
            <text:p>13141</text:p>
          </table:table-cell>
          <table:table-cell office:value-type="float" office:value="24" table:style-name="ce1">
            <text:p>24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13:00:00" table:style-name="ce2">
            <text:p>08/01/2019</text:p>
          </table:table-cell>
          <table:table-cell office:value-type="date" office:date-value="2019-01-09T01:00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8" table:style-name="ce1">
            <text:p>4469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42" table:style-name="ce1">
            <text:p>13142</text:p>
          </table:table-cell>
          <table:table-cell office:value-type="float" office:value="25" table:style-name="ce1">
            <text:p>25</text:p>
          </table:table-cell>
          <table:table-cell office:value-type="float" office:value="2665" table:style-name="ce1">
            <text:p>2665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110" table:style-name="ce1">
            <text:p>110</text:p>
          </table:table-cell>
          <table:table-cell office:value-type="date" office:date-value="2019-01-07T02:40:00" table:style-name="ce2">
            <text:p>07/01/2019</text:p>
          </table:table-cell>
          <table:table-cell office:value-type="date" office:date-value="2019-01-08T20:30:00" table:style-name="ce2">
            <text:p>08/01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90" table:style-name="ce1">
            <text:p>4469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143" table:style-name="ce1">
            <text:p>13143</text:p>
          </table:table-cell>
          <table:table-cell office:value-type="float" office:value="26" table:style-name="ce1">
            <text:p>26</text:p>
          </table:table-cell>
          <table:table-cell office:value-type="float" office:value="2962" table:style-name="ce1">
            <text:p>2962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44" table:style-name="ce1">
            <text:p>144</text:p>
          </table:table-cell>
          <table:table-cell office:value-type="date" office:date-value="2019-01-10T01:40:00" table:style-name="ce2">
            <text:p>10/01/2019</text:p>
          </table:table-cell>
          <table:table-cell office:value-type="date" office:date-value="2019-01-13T13:40:00" table:style-name="ce2">
            <text:p>13/01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07" table:style-name="ce1">
            <text:p>4470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44" table:style-name="ce1">
            <text:p>13144</text:p>
          </table:table-cell>
          <table:table-cell office:value-type="float" office:value="27" table:style-name="ce1">
            <text:p>27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9T01:55:00" table:style-name="ce2">
            <text:p>09/01/2019</text:p>
          </table:table-cell>
          <table:table-cell office:value-type="date" office:date-value="2019-01-10T15:30:00" table:style-name="ce2">
            <text:p>10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4" table:style-name="ce1">
            <text:p>4470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45" table:style-name="ce1">
            <text:p>13145</text:p>
          </table:table-cell>
          <table:table-cell office:value-type="float" office:value="28" table:style-name="ce1">
            <text:p>28</text:p>
          </table:table-cell>
          <table:table-cell office:value-type="float" office:value="2509" table:style-name="ce1">
            <text:p>250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9T01:55:00" table:style-name="ce2">
            <text:p>09/01/2019</text:p>
          </table:table-cell>
          <table:table-cell office:value-type="date" office:date-value="2019-01-10T15:30:00" table:style-name="ce2">
            <text:p>10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5" table:style-name="ce1">
            <text:p>447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46" table:style-name="ce1">
            <text:p>13146</text:p>
          </table:table-cell>
          <table:table-cell office:value-type="float" office:value="29" table:style-name="ce1">
            <text:p>29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9-01-04T20:00:00" table:style-name="ce2">
            <text:p>04/01/2019</text:p>
          </table:table-cell>
          <table:table-cell office:value-type="date" office:date-value="2019-01-05T09:00:00" table:style-name="ce2">
            <text:p>05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0" table:style-name="ce1">
            <text:p>446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47" table:style-name="ce1">
            <text:p>13147</text:p>
          </table:table-cell>
          <table:table-cell office:value-type="float" office:value="30" table:style-name="ce1">
            <text:p>3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1-06T01:20:00" table:style-name="ce2">
            <text:p>06/01/2019</text:p>
          </table:table-cell>
          <table:table-cell office:value-type="date" office:date-value="2019-01-06T09:20:00" table:style-name="ce2">
            <text:p>06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5" table:style-name="ce1">
            <text:p>4468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48" table:style-name="ce1">
            <text:p>13148</text:p>
          </table:table-cell>
          <table:table-cell office:value-type="float" office:value="31" table:style-name="ce1">
            <text:p>3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date" office:date-value="2019-01-07T18:05:00" table:style-name="ce2">
            <text:p>07/01/2019</text:p>
          </table:table-cell>
          <table:table-cell office:value-type="date" office:date-value="2019-01-08T03:00:00" table:style-name="ce2">
            <text:p>08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4" table:style-name="ce1">
            <text:p>4469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49" table:style-name="ce1">
            <text:p>13149</text:p>
          </table:table-cell>
          <table:table-cell office:value-type="float" office:value="32" table:style-name="ce1">
            <text:p>32</text:p>
          </table:table-cell>
          <table:table-cell office:value-type="float" office:value="2409" table:style-name="ce1">
            <text:p>240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06T05:15:00" table:style-name="ce2">
            <text:p>06/01/2019</text:p>
          </table:table-cell>
          <table:table-cell office:value-type="date" office:date-value="2019-01-07T04:15:00" table:style-name="ce2">
            <text:p>07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686" table:style-name="ce1">
            <text:p>4468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50" table:style-name="ce1">
            <text:p>13150</text:p>
          </table:table-cell>
          <table:table-cell office:value-type="float" office:value="33" table:style-name="ce1">
            <text:p>33</text:p>
          </table:table-cell>
          <table:table-cell office:value-type="float" office:value="1031" table:style-name="ce1">
            <text:p>103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6T16:20:00" table:style-name="ce2">
            <text:p>06/01/2019</text:p>
          </table:table-cell>
          <table:table-cell office:value-type="date" office:date-value="2019-01-09T04:05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8" table:style-name="ce1">
            <text:p>4468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51" table:style-name="ce1">
            <text:p>13151</text:p>
          </table:table-cell>
          <table:table-cell office:value-type="float" office:value="34" table:style-name="ce1">
            <text:p>34</text:p>
          </table:table-cell>
          <table:table-cell office:value-type="float" office:value="1508" table:style-name="ce1">
            <text:p>1508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6T16:20:00" table:style-name="ce2">
            <text:p>06/01/2019</text:p>
          </table:table-cell>
          <table:table-cell office:value-type="date" office:date-value="2019-01-09T04:05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89" table:style-name="ce1">
            <text:p>4468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52" table:style-name="ce1">
            <text:p>13152</text:p>
          </table:table-cell>
          <table:table-cell office:value-type="float" office:value="35" table:style-name="ce1">
            <text:p>35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date" office:date-value="2019-01-07T12:15:00" table:style-name="ce2">
            <text:p>07/01/2019</text:p>
          </table:table-cell>
          <table:table-cell office:value-type="date" office:date-value="2019-01-08T06:35:00" table:style-name="ce2">
            <text:p>08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2" table:style-name="ce1">
            <text:p>4469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53" table:style-name="ce1">
            <text:p>13153</text:p>
          </table:table-cell>
          <table:table-cell office:value-type="float" office:value="36" table:style-name="ce1">
            <text:p>36</text:p>
          </table:table-cell>
          <table:table-cell office:value-type="float" office:value="1853" table:style-name="ce1">
            <text:p>1853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1-07T13:05:00" table:style-name="ce2">
            <text:p>07/01/2019</text:p>
          </table:table-cell>
          <table:table-cell office:value-type="date" office:date-value="2019-01-09T07:45:00" table:style-name="ce2">
            <text:p>09/01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3" table:style-name="ce1">
            <text:p>4469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54" table:style-name="ce1">
            <text:p>13154</text:p>
          </table:table-cell>
          <table:table-cell office:value-type="float" office:value="37" table:style-name="ce1">
            <text:p>37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1-14T11:00:00" table:style-name="ce2">
            <text:p>14/01/2019</text:p>
          </table:table-cell>
          <table:table-cell office:value-type="date" office:date-value="2019-01-18T08:50:00" table:style-name="ce2">
            <text:p>18/01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9" table:style-name="ce1">
            <text:p>4471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55" table:style-name="ce1">
            <text:p>13155</text:p>
          </table:table-cell>
          <table:table-cell office:value-type="float" office:value="38" table:style-name="ce1">
            <text:p>38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19:50:00" table:style-name="ce2">
            <text:p>08/01/2019</text:p>
          </table:table-cell>
          <table:table-cell office:value-type="date" office:date-value="2019-01-09T20:00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1" table:style-name="ce1">
            <text:p>4470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56" table:style-name="ce1">
            <text:p>13156</text:p>
          </table:table-cell>
          <table:table-cell office:value-type="float" office:value="39" table:style-name="ce1">
            <text:p>39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19:50:00" table:style-name="ce2">
            <text:p>08/01/2019</text:p>
          </table:table-cell>
          <table:table-cell office:value-type="date" office:date-value="2019-01-09T20:00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2" table:style-name="ce1">
            <text:p>4470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57" table:style-name="ce1">
            <text:p>13157</text:p>
          </table:table-cell>
          <table:table-cell office:value-type="float" office:value="40" table:style-name="ce1">
            <text:p>4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08T19:00:00" table:style-name="ce2">
            <text:p>08/01/2019</text:p>
          </table:table-cell>
          <table:table-cell office:value-type="date" office:date-value="2019-01-09T05:30:00" table:style-name="ce2">
            <text:p>09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9" table:style-name="ce1">
            <text:p>4469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58" table:style-name="ce1">
            <text:p>13158</text:p>
          </table:table-cell>
          <table:table-cell office:value-type="float" office:value="41" table:style-name="ce1">
            <text:p>4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08T05:25:00" table:style-name="ce2">
            <text:p>08/01/2019</text:p>
          </table:table-cell>
          <table:table-cell office:value-type="date" office:date-value="2019-01-08T18:50:00" table:style-name="ce2">
            <text:p>08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5" table:style-name="ce1">
            <text:p>4469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59" table:style-name="ce1">
            <text:p>13159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09:55:00" table:style-name="ce2">
            <text:p>08/01/2019</text:p>
          </table:table-cell>
          <table:table-cell office:value-type="date" office:date-value="2019-01-09T04:15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6" table:style-name="ce1">
            <text:p>4469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60" table:style-name="ce1">
            <text:p>13160</text:p>
          </table:table-cell>
          <table:table-cell office:value-type="float" office:value="43" table:style-name="ce1">
            <text:p>43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09:55:00" table:style-name="ce2">
            <text:p>08/01/2019</text:p>
          </table:table-cell>
          <table:table-cell office:value-type="date" office:date-value="2019-01-09T04:15:00" table:style-name="ce2">
            <text:p>0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697" table:style-name="ce1">
            <text:p>4469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61" table:style-name="ce1">
            <text:p>13161</text:p>
          </table:table-cell>
          <table:table-cell office:value-type="float" office:value="44" table:style-name="ce1">
            <text:p>44</text:p>
          </table:table-cell>
          <table:table-cell office:value-type="float" office:value="486" table:style-name="ce1">
            <text:p>486</text:p>
          </table:table-cell>
          <table:table-cell office:value-type="float" office:value="78" table:style-name="ce1">
            <text:p>78</text:p>
          </table:table-cell>
          <table:table-cell office:value-type="float" office:value="144" table:style-name="ce1">
            <text:p>144</text:p>
          </table:table-cell>
          <table:table-cell office:value-type="float" office:value="42" table:style-name="ce1">
            <text:p>42</text:p>
          </table:table-cell>
          <table:table-cell office:value-type="date" office:date-value="2019-01-08T19:40:00" table:style-name="ce2">
            <text:p>08/01/2019</text:p>
          </table:table-cell>
          <table:table-cell office:value-type="date" office:date-value="2019-01-11T06:40:00" table:style-name="ce2">
            <text:p>11/01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03" table:style-name="ce1">
            <text:p>4470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62" table:style-name="ce1">
            <text:p>13162</text:p>
          </table:table-cell>
          <table:table-cell office:value-type="float" office:value="45" table:style-name="ce1">
            <text:p>45</text:p>
          </table:table-cell>
          <table:table-cell office:value-type="float" office:value="2953" table:style-name="ce1">
            <text:p>2953</text:p>
          </table:table-cell>
          <table:table-cell office:value-type="float" office:value="131" table:style-name="ce1">
            <text:p>131</text:p>
          </table:table-cell>
          <table:table-cell office:value-type="float" office:value="455" table:style-name="ce1">
            <text:p>455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8T17:55:00" table:style-name="ce2">
            <text:p>08/01/2019</text:p>
          </table:table-cell>
          <table:table-cell office:value-type="date" office:date-value="2019-01-10T11:10:00" table:style-name="ce2">
            <text:p>10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0" table:style-name="ce1">
            <text:p>447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63" table:style-name="ce1">
            <text:p>13163</text:p>
          </table:table-cell>
          <table:table-cell office:value-type="float" office:value="46" table:style-name="ce1">
            <text:p>46</text:p>
          </table:table-cell>
          <table:table-cell office:value-type="float" office:value="2963" table:style-name="ce1">
            <text:p>296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10T22:15:00" table:style-name="ce2">
            <text:p>10/01/2019</text:p>
          </table:table-cell>
          <table:table-cell office:value-type="date" office:date-value="2019-01-11T19:00:00" table:style-name="ce2">
            <text:p>11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09" table:style-name="ce1">
            <text:p>4470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64" table:style-name="ce1">
            <text:p>13164</text:p>
          </table:table-cell>
          <table:table-cell office:value-type="float" office:value="47" table:style-name="ce1">
            <text:p>47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313" table:style-name="ce1">
            <text:p>313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9T20:10:00" table:style-name="ce2">
            <text:p>09/01/2019</text:p>
          </table:table-cell>
          <table:table-cell office:value-type="date" office:date-value="2019-01-11T07:15:00" table:style-name="ce2">
            <text:p>11/01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1" table:style-name="ce1">
            <text:p>447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65" table:style-name="ce1">
            <text:p>13165</text:p>
          </table:table-cell>
          <table:table-cell office:value-type="float" office:value="48" table:style-name="ce1">
            <text:p>48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313" table:style-name="ce1">
            <text:p>313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09T20:10:00" table:style-name="ce2">
            <text:p>09/01/2019</text:p>
          </table:table-cell>
          <table:table-cell office:value-type="date" office:date-value="2019-01-11T07:15:00" table:style-name="ce2">
            <text:p>11/01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2" table:style-name="ce1">
            <text:p>447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66" table:style-name="ce1">
            <text:p>13166</text:p>
          </table:table-cell>
          <table:table-cell office:value-type="float" office:value="49" table:style-name="ce1">
            <text:p>49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13T08:45:00" table:style-name="ce2">
            <text:p>13/01/2019</text:p>
          </table:table-cell>
          <table:table-cell office:value-type="date" office:date-value="2019-01-14T15:00:00" table:style-name="ce2">
            <text:p>14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8" table:style-name="ce1">
            <text:p>4471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67" table:style-name="ce1">
            <text:p>13167</text:p>
          </table:table-cell>
          <table:table-cell office:value-type="float" office:value="50" table:style-name="ce1">
            <text:p>50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1-10T11:10:00" table:style-name="ce2">
            <text:p>10/01/2019</text:p>
          </table:table-cell>
          <table:table-cell office:value-type="date" office:date-value="2019-01-11T23:15:00" table:style-name="ce2">
            <text:p>11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8" table:style-name="ce1">
            <text:p>4470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68" table:style-name="ce1">
            <text:p>13168</text:p>
          </table:table-cell>
          <table:table-cell office:value-type="float" office:value="51" table:style-name="ce1">
            <text:p>5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09T22:40:00" table:style-name="ce2">
            <text:p>09/01/2019</text:p>
          </table:table-cell>
          <table:table-cell office:value-type="date" office:date-value="2019-01-10T14:50:00" table:style-name="ce2">
            <text:p>10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06" table:style-name="ce1">
            <text:p>4470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69" table:style-name="ce1">
            <text:p>13169</text:p>
          </table:table-cell>
          <table:table-cell office:value-type="float" office:value="52" table:style-name="ce1">
            <text:p>52</text:p>
          </table:table-cell>
          <table:table-cell office:value-type="float" office:value="2176" table:style-name="ce1">
            <text:p>2176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5T14:00:00" table:style-name="ce2">
            <text:p>15/01/2019</text:p>
          </table:table-cell>
          <table:table-cell office:value-type="date" office:date-value="2019-01-18T11:00:00" table:style-name="ce2">
            <text:p>18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4" table:style-name="ce1">
            <text:p>447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70" table:style-name="ce1">
            <text:p>13170</text:p>
          </table:table-cell>
          <table:table-cell office:value-type="float" office:value="53" table:style-name="ce1">
            <text:p>53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171" table:style-name="ce1">
            <text:p>13171</text:p>
          </table:table-cell>
          <table:table-cell office:value-type="float" office:value="54" table:style-name="ce1">
            <text:p>54</text:p>
          </table:table-cell>
          <table:table-cell office:value-type="float" office:value="2874" table:style-name="ce1">
            <text:p>2874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13T02:30:00" table:style-name="ce2">
            <text:p>13/01/2019</text:p>
          </table:table-cell>
          <table:table-cell office:value-type="date" office:date-value="2019-01-14T20:10:00" table:style-name="ce2">
            <text:p>14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17" table:style-name="ce1">
            <text:p>447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72" table:style-name="ce1">
            <text:p>13172</text:p>
          </table:table-cell>
          <table:table-cell office:value-type="float" office:value="55" table:style-name="ce1">
            <text:p>55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1-11T18:30:00" table:style-name="ce2">
            <text:p>11/01/2019</text:p>
          </table:table-cell>
          <table:table-cell office:value-type="date" office:date-value="2019-01-12T15:45:00" table:style-name="ce2">
            <text:p>12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0" table:style-name="ce1">
            <text:p>4471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73" table:style-name="ce1">
            <text:p>13173</text:p>
          </table:table-cell>
          <table:table-cell office:value-type="float" office:value="56" table:style-name="ce1">
            <text:p>56</text:p>
          </table:table-cell>
          <table:table-cell office:value-type="float" office:value="1767" table:style-name="ce1">
            <text:p>1767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103" table:style-name="ce1">
            <text:p>103</text:p>
          </table:table-cell>
          <table:table-cell office:value-type="date" office:date-value="2019-01-12T08:30:00" table:style-name="ce2">
            <text:p>12/01/2019</text:p>
          </table:table-cell>
          <table:table-cell office:value-type="date" office:date-value="2019-01-15T02:00:00" table:style-name="ce2">
            <text:p>15/01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11" table:style-name="ce1">
            <text:p>4471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74" table:style-name="ce1">
            <text:p>13174</text:p>
          </table:table-cell>
          <table:table-cell office:value-type="float" office:value="57" table:style-name="ce1">
            <text:p>57</text:p>
          </table:table-cell>
          <table:table-cell office:value-type="float" office:value="2500" table:style-name="ce1">
            <text:p>2500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1-12T14:40:00" table:style-name="ce2">
            <text:p>12/01/2019</text:p>
          </table:table-cell>
          <table:table-cell office:value-type="date" office:date-value="2019-01-14T08:10:00" table:style-name="ce2">
            <text:p>14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14" table:style-name="ce1">
            <text:p>4471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75" table:style-name="ce1">
            <text:p>13175</text:p>
          </table:table-cell>
          <table:table-cell office:value-type="float" office:value="58" table:style-name="ce1">
            <text:p>58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2T18:50:00" table:style-name="ce2">
            <text:p>12/01/2019</text:p>
          </table:table-cell>
          <table:table-cell office:value-type="date" office:date-value="2019-01-15T20:00:00" table:style-name="ce2">
            <text:p>15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5" table:style-name="ce1">
            <text:p>447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76" table:style-name="ce1">
            <text:p>13176</text:p>
          </table:table-cell>
          <table:table-cell office:value-type="float" office:value="59" table:style-name="ce1">
            <text:p>59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2T18:50:00" table:style-name="ce2">
            <text:p>12/01/2019</text:p>
          </table:table-cell>
          <table:table-cell office:value-type="date" office:date-value="2019-01-15T20:00:00" table:style-name="ce2">
            <text:p>15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6" table:style-name="ce1">
            <text:p>447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77" table:style-name="ce1">
            <text:p>13177</text:p>
          </table:table-cell>
          <table:table-cell office:value-type="float" office:value="60" table:style-name="ce1">
            <text:p>60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1-16T03:30:00" table:style-name="ce2">
            <text:p>16/01/2019</text:p>
          </table:table-cell>
          <table:table-cell office:value-type="date" office:date-value="2019-01-17T01:30:00" table:style-name="ce2">
            <text:p>17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31" table:style-name="ce1">
            <text:p>4473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78" table:style-name="ce1">
            <text:p>13178</text:p>
          </table:table-cell>
          <table:table-cell office:value-type="float" office:value="61" table:style-name="ce1">
            <text:p>61</text:p>
          </table:table-cell>
          <table:table-cell office:value-type="float" office:value="2960" table:style-name="ce1">
            <text:p>2960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110" table:style-name="ce1">
            <text:p>110</text:p>
          </table:table-cell>
          <table:table-cell office:value-type="date" office:date-value="2019-01-16T15:20:00" table:style-name="ce2">
            <text:p>16/01/2019</text:p>
          </table:table-cell>
          <table:table-cell office:value-type="date" office:date-value="2019-01-17T08:10:00" table:style-name="ce2">
            <text:p>17/01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32" table:style-name="ce1">
            <text:p>4473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79" table:style-name="ce1">
            <text:p>13179</text:p>
          </table:table-cell>
          <table:table-cell office:value-type="float" office:value="62" table:style-name="ce1">
            <text:p>6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date" office:date-value="2019-01-12T18:00:00" table:style-name="ce2">
            <text:p>12/01/2019</text:p>
          </table:table-cell>
          <table:table-cell office:value-type="date" office:date-value="2019-01-13T08:00:00" table:style-name="ce2">
            <text:p>13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3" table:style-name="ce1">
            <text:p>447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80" table:style-name="ce1">
            <text:p>13180</text:p>
          </table:table-cell>
          <table:table-cell office:value-type="float" office:value="63" table:style-name="ce1">
            <text:p>6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12T10:30:00" table:style-name="ce2">
            <text:p>12/01/2019</text:p>
          </table:table-cell>
          <table:table-cell office:value-type="date" office:date-value="2019-01-12T21:55:00" table:style-name="ce2">
            <text:p>12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12" table:style-name="ce1">
            <text:p>447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81" table:style-name="ce1">
            <text:p>13181</text:p>
          </table:table-cell>
          <table:table-cell office:value-type="float" office:value="64" table:style-name="ce1">
            <text:p>64</text:p>
          </table:table-cell>
          <table:table-cell office:value-type="float" office:value="2790" table:style-name="ce1">
            <text:p>2790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14T14:00:00" table:style-name="ce2">
            <text:p>14/01/2019</text:p>
          </table:table-cell>
          <table:table-cell office:value-type="date" office:date-value="2019-01-16T02:55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20" table:style-name="ce1">
            <text:p>4472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182" table:style-name="ce1">
            <text:p>13182</text:p>
          </table:table-cell>
          <table:table-cell office:value-type="float" office:value="65" table:style-name="ce1">
            <text:p>65</text:p>
          </table:table-cell>
          <table:table-cell office:value-type="float" office:value="2241" table:style-name="ce1">
            <text:p>2241</text:p>
          </table:table-cell>
          <table:table-cell office:value-type="float" office:value="7" table:style-name="ce1">
            <text:p>7</text:p>
          </table:table-cell>
          <table:table-cell office:value-type="float" office:value="369" table:style-name="ce1">
            <text:p>369</text:p>
          </table:table-cell>
          <table:table-cell office:value-type="float" office:value="200" table:style-name="ce1">
            <text:p>200</text:p>
          </table:table-cell>
          <table:table-cell office:value-type="date" office:date-value="2019-01-18T19:45:00" table:style-name="ce2">
            <text:p>18/01/2019</text:p>
          </table:table-cell>
          <table:table-cell office:value-type="date" office:date-value="2019-01-20T06:50:00" table:style-name="ce2">
            <text:p>20/01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41" table:style-name="ce1">
            <text:p>4474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83" table:style-name="ce1">
            <text:p>13183</text:p>
          </table:table-cell>
          <table:table-cell office:value-type="float" office:value="66" table:style-name="ce1">
            <text:p>66</text:p>
          </table:table-cell>
          <table:table-cell office:value-type="float" office:value="261" table:style-name="ce1">
            <text:p>261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5T22:00:00" table:style-name="ce2">
            <text:p>15/01/2019</text:p>
          </table:table-cell>
          <table:table-cell office:value-type="date" office:date-value="2019-01-16T19:35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6" table:style-name="ce1">
            <text:p>447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84" table:style-name="ce1">
            <text:p>13184</text:p>
          </table:table-cell>
          <table:table-cell office:value-type="float" office:value="67" table:style-name="ce1">
            <text:p>67</text:p>
          </table:table-cell>
          <table:table-cell office:value-type="float" office:value="2906" table:style-name="ce1">
            <text:p>2906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5T22:00:00" table:style-name="ce2">
            <text:p>15/01/2019</text:p>
          </table:table-cell>
          <table:table-cell office:value-type="date" office:date-value="2019-01-16T19:35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7" table:style-name="ce1">
            <text:p>447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85" table:style-name="ce1">
            <text:p>13185</text:p>
          </table:table-cell>
          <table:table-cell office:value-type="float" office:value="68" table:style-name="ce1">
            <text:p>68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186" table:style-name="ce1">
            <text:p>13186</text:p>
          </table:table-cell>
          <table:table-cell office:value-type="float" office:value="69" table:style-name="ce1">
            <text:p>69</text:p>
          </table:table-cell>
          <table:table-cell office:value-type="float" office:value="2828" table:style-name="ce1">
            <text:p>2828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110" table:style-name="ce1">
            <text:p>110</text:p>
          </table:table-cell>
          <table:table-cell office:value-type="date" office:date-value="2019-01-17T03:00:00" table:style-name="ce2">
            <text:p>17/01/2019</text:p>
          </table:table-cell>
          <table:table-cell office:value-type="date" office:date-value="2019-01-21T01:40:00" table:style-name="ce2">
            <text:p>21/01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33" table:style-name="ce1">
            <text:p>4473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87" table:style-name="ce1">
            <text:p>13187</text:p>
          </table:table-cell>
          <table:table-cell office:value-type="float" office:value="70" table:style-name="ce1">
            <text:p>70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1-15T08:40:00" table:style-name="ce2">
            <text:p>15/01/2019</text:p>
          </table:table-cell>
          <table:table-cell office:value-type="date" office:date-value="2019-01-16T09:30:00" table:style-name="ce2">
            <text:p>16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2" table:style-name="ce1">
            <text:p>4472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88" table:style-name="ce1">
            <text:p>13188</text:p>
          </table:table-cell>
          <table:table-cell office:value-type="float" office:value="71" table:style-name="ce1">
            <text:p>7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date" office:date-value="2019-01-14T14:00:00" table:style-name="ce2">
            <text:p>14/01/2019</text:p>
          </table:table-cell>
          <table:table-cell office:value-type="date" office:date-value="2019-01-15T08:30:00" table:style-name="ce2">
            <text:p>15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1" table:style-name="ce1">
            <text:p>4472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189" table:style-name="ce1">
            <text:p>13189</text:p>
          </table:table-cell>
          <table:table-cell office:value-type="float" office:value="72" table:style-name="ce1">
            <text:p>72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1-15T10:30:00" table:style-name="ce2">
            <text:p>15/01/2019</text:p>
          </table:table-cell>
          <table:table-cell office:value-type="date" office:date-value="2019-01-18T04:20:00" table:style-name="ce2">
            <text:p>18/01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3" table:style-name="ce1">
            <text:p>4472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190" table:style-name="ce1">
            <text:p>13190</text:p>
          </table:table-cell>
          <table:table-cell office:value-type="float" office:value="73" table:style-name="ce1">
            <text:p>7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15T16:10:00" table:style-name="ce2">
            <text:p>15/01/2019</text:p>
          </table:table-cell>
          <table:table-cell office:value-type="date" office:date-value="2019-01-16T06:10:00" table:style-name="ce2">
            <text:p>16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5" table:style-name="ce1">
            <text:p>447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191" table:style-name="ce1">
            <text:p>13191</text:p>
          </table:table-cell>
          <table:table-cell office:value-type="float" office:value="74" table:style-name="ce1">
            <text:p>74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501" table:style-name="ce1">
            <text:p>501</text:p>
          </table:table-cell>
          <table:table-cell office:value-type="float" office:value="473" table:style-name="ce1">
            <text:p>473</text:p>
          </table:table-cell>
          <table:table-cell office:value-type="date" office:date-value="2019-01-17T08:20:00" table:style-name="ce2">
            <text:p>17/01/2019</text:p>
          </table:table-cell>
          <table:table-cell office:value-type="date" office:date-value="2019-01-19T00:10:00" table:style-name="ce2">
            <text:p>19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34" table:style-name="ce1">
            <text:p>4473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192" table:style-name="ce1">
            <text:p>13192</text:p>
          </table:table-cell>
          <table:table-cell office:value-type="float" office:value="75" table:style-name="ce1">
            <text:p>75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6T09:30:00" table:style-name="ce2">
            <text:p>16/01/2019</text:p>
          </table:table-cell>
          <table:table-cell office:value-type="date" office:date-value="2019-01-16T21:45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9" table:style-name="ce1">
            <text:p>4472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93" table:style-name="ce1">
            <text:p>13193</text:p>
          </table:table-cell>
          <table:table-cell office:value-type="float" office:value="76" table:style-name="ce1">
            <text:p>76</text:p>
          </table:table-cell>
          <table:table-cell office:value-type="float" office:value="2655" table:style-name="ce1">
            <text:p>2655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6T09:30:00" table:style-name="ce2">
            <text:p>16/01/2019</text:p>
          </table:table-cell>
          <table:table-cell office:value-type="date" office:date-value="2019-01-16T12:45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30" table:style-name="ce1">
            <text:p>447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94" table:style-name="ce1">
            <text:p>13194</text:p>
          </table:table-cell>
          <table:table-cell office:value-type="float" office:value="77" table:style-name="ce1">
            <text:p>77</text:p>
          </table:table-cell>
          <table:table-cell office:value-type="float" office:value="2804" table:style-name="ce1">
            <text:p>280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433" table:style-name="ce1">
            <text:p>433</text:p>
          </table:table-cell>
          <table:table-cell office:value-type="date" office:date-value="2019-01-18T14:00:00" table:style-name="ce2">
            <text:p>18/01/2019</text:p>
          </table:table-cell>
          <table:table-cell office:value-type="date" office:date-value="2019-01-20T23:50:00" table:style-name="ce2">
            <text:p>20/01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38" table:style-name="ce1">
            <text:p>4473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195" table:style-name="ce1">
            <text:p>13195</text:p>
          </table:table-cell>
          <table:table-cell office:value-type="float" office:value="78" table:style-name="ce1">
            <text:p>78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18T10:20:00" table:style-name="ce2">
            <text:p>18/01/2019</text:p>
          </table:table-cell>
          <table:table-cell office:value-type="date" office:date-value="2019-01-19T04:45:00" table:style-name="ce2">
            <text:p>19/01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737" table:style-name="ce1">
            <text:p>447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96" table:style-name="ce1">
            <text:p>13196</text:p>
          </table:table-cell>
          <table:table-cell office:value-type="float" office:value="79" table:style-name="ce1">
            <text:p>79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6T09:00:00" table:style-name="ce2">
            <text:p>16/01/2019</text:p>
          </table:table-cell>
          <table:table-cell office:value-type="date" office:date-value="2019-01-16T20:10:00" table:style-name="ce2">
            <text:p>1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8" table:style-name="ce1">
            <text:p>447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197" table:style-name="ce1">
            <text:p>13197</text:p>
          </table:table-cell>
          <table:table-cell office:value-type="float" office:value="80" table:style-name="ce1">
            <text:p>80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1-18T11:00:00" table:style-name="ce2">
            <text:p>18/01/2019</text:p>
          </table:table-cell>
          <table:table-cell office:value-type="date" office:date-value="2019-01-20T08:50:00" table:style-name="ce2">
            <text:p>20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39" table:style-name="ce1">
            <text:p>4473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198" table:style-name="ce1">
            <text:p>13198</text:p>
          </table:table-cell>
          <table:table-cell office:value-type="float" office:value="81" table:style-name="ce1">
            <text:p>8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9-01-17T18:50:00" table:style-name="ce2">
            <text:p>17/01/2019</text:p>
          </table:table-cell>
          <table:table-cell office:value-type="date" office:date-value="2019-01-18T02:15:00" table:style-name="ce2">
            <text:p>18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35" table:style-name="ce1">
            <text:p>4473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199" table:style-name="ce1">
            <text:p>13199</text:p>
          </table:table-cell>
          <table:table-cell office:value-type="float" office:value="82" table:style-name="ce1">
            <text:p>82</text:p>
          </table:table-cell>
          <table:table-cell office:value-type="float" office:value="2924" table:style-name="ce1">
            <text:p>2924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18T09:00:00" table:style-name="ce2">
            <text:p>18/01/2019</text:p>
          </table:table-cell>
          <table:table-cell office:value-type="date" office:date-value="2019-01-19T02:50:00" table:style-name="ce2">
            <text:p>19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36" table:style-name="ce1">
            <text:p>447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00" table:style-name="ce1">
            <text:p>13200</text:p>
          </table:table-cell>
          <table:table-cell office:value-type="float" office:value="83" table:style-name="ce1">
            <text:p>83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18T12:50:00" table:style-name="ce2">
            <text:p>18/01/2019</text:p>
          </table:table-cell>
          <table:table-cell office:value-type="date" office:date-value="2019-01-19T13:25:00" table:style-name="ce2">
            <text:p>19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0" table:style-name="ce1">
            <text:p>447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01" table:style-name="ce1">
            <text:p>13201</text:p>
          </table:table-cell>
          <table:table-cell office:value-type="float" office:value="84" table:style-name="ce1">
            <text:p>84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19T05:30:00" table:style-name="ce2">
            <text:p>19/01/2019</text:p>
          </table:table-cell>
          <table:table-cell office:value-type="date" office:date-value="2019-01-18T22:50:00" table:style-name="ce2">
            <text:p>18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2" table:style-name="ce1">
            <text:p>4474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02" table:style-name="ce1">
            <text:p>13202</text:p>
          </table:table-cell>
          <table:table-cell office:value-type="float" office:value="85" table:style-name="ce1">
            <text:p>85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9T05:30:00" table:style-name="ce2">
            <text:p>19/01/2019</text:p>
          </table:table-cell>
          <table:table-cell office:value-type="date" office:date-value="2019-01-19T22:50:00" table:style-name="ce2">
            <text:p>19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3" table:style-name="ce1">
            <text:p>4474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03" table:style-name="ce1">
            <text:p>13203</text:p>
          </table:table-cell>
          <table:table-cell office:value-type="float" office:value="86" table:style-name="ce1">
            <text:p>86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204" table:style-name="ce1">
            <text:p>13204</text:p>
          </table:table-cell>
          <table:table-cell office:value-type="float" office:value="87" table:style-name="ce1">
            <text:p>87</text:p>
          </table:table-cell>
          <table:table-cell office:value-type="float" office:value="1936" table:style-name="ce1">
            <text:p>1936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date" office:date-value="2019-01-21T10:10:00" table:style-name="ce2">
            <text:p>21/01/2019</text:p>
          </table:table-cell>
          <table:table-cell office:value-type="date" office:date-value="2019-01-24T04:15:00" table:style-name="ce2">
            <text:p>24/01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8" table:style-name="ce1">
            <text:p>4474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05" table:style-name="ce1">
            <text:p>13205</text:p>
          </table:table-cell>
          <table:table-cell office:value-type="float" office:value="88" table:style-name="ce1">
            <text:p>88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206" table:style-name="ce1">
            <text:p>13206</text:p>
          </table:table-cell>
          <table:table-cell office:value-type="float" office:value="89" table:style-name="ce1">
            <text:p>89</text:p>
          </table:table-cell>
          <table:table-cell office:value-type="float" office:value="2599" table:style-name="ce1">
            <text:p>2599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1-19T12:00:00" table:style-name="ce2">
            <text:p>19/01/2019</text:p>
          </table:table-cell>
          <table:table-cell office:value-type="date" office:date-value="2019-01-20T18:40:00" table:style-name="ce2">
            <text:p>20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46" table:style-name="ce1">
            <text:p>4474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07" table:style-name="ce1">
            <text:p>13207</text:p>
          </table:table-cell>
          <table:table-cell office:value-type="float" office:value="90" table:style-name="ce1">
            <text:p>90</text:p>
          </table:table-cell>
          <table:table-cell office:value-type="float" office:value="2582" table:style-name="ce1">
            <text:p>2582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21T05:15:00" table:style-name="ce2">
            <text:p>21/01/2019</text:p>
          </table:table-cell>
          <table:table-cell office:value-type="date" office:date-value="2019-01-22T09:40:00" table:style-name="ce2">
            <text:p>22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45" table:style-name="ce1">
            <text:p>4474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08" table:style-name="ce1">
            <text:p>13208</text:p>
          </table:table-cell>
          <table:table-cell office:value-type="float" office:value="91" table:style-name="ce1">
            <text:p>91</text:p>
          </table:table-cell>
          <table:table-cell office:value-type="float" office:value="2176" table:style-name="ce1">
            <text:p>2176</text:p>
          </table:table-cell>
          <table:table-cell office:value-type="float" office:value="128" table:style-name="ce1">
            <text:p>128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18T23:50:00" table:style-name="ce2">
            <text:p>18/01/201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24" table:style-name="ce1">
            <text:p>447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09" table:style-name="ce1">
            <text:p>13209</text:p>
          </table:table-cell>
          <table:table-cell office:value-type="float" office:value="92" table:style-name="ce1">
            <text:p>9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1-19T17:30:00" table:style-name="ce2">
            <text:p>19/01/2019</text:p>
          </table:table-cell>
          <table:table-cell office:value-type="date" office:date-value="2019-01-20T09:00:00" table:style-name="ce2">
            <text:p>20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7" table:style-name="ce1">
            <text:p>4474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10" table:style-name="ce1">
            <text:p>13210</text:p>
          </table:table-cell>
          <table:table-cell office:value-type="float" office:value="93" table:style-name="ce1">
            <text:p>93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211" table:style-name="ce1">
            <text:p>13211</text:p>
          </table:table-cell>
          <table:table-cell office:value-type="float" office:value="94" table:style-name="ce1">
            <text:p>94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1-21T19:30:00" table:style-name="ce2">
            <text:p>21/01/2019</text:p>
          </table:table-cell>
          <table:table-cell office:value-type="date" office:date-value="2019-01-22T02:35:00" table:style-name="ce2">
            <text:p>22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0" table:style-name="ce1">
            <text:p>447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float" office:value="95" table:style-name="ce1">
            <text:p>95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20T21:00:00" table:style-name="ce2">
            <text:p>20/01/2019</text:p>
          </table:table-cell>
          <table:table-cell office:value-type="date" office:date-value="2019-01-21T11:20:00" table:style-name="ce2">
            <text:p>21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4" table:style-name="ce1">
            <text:p>447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13" table:style-name="ce1">
            <text:p>13213</text:p>
          </table:table-cell>
          <table:table-cell office:value-type="float" office:value="96" table:style-name="ce1">
            <text:p>96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1-21T11:15:00" table:style-name="ce2">
            <text:p>21/01/2019</text:p>
          </table:table-cell>
          <table:table-cell office:value-type="date" office:date-value="2019-01-23T17:00:00" table:style-name="ce2">
            <text:p>23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49" table:style-name="ce1">
            <text:p>4474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14" table:style-name="ce1">
            <text:p>13214</text:p>
          </table:table-cell>
          <table:table-cell office:value-type="float" office:value="97" table:style-name="ce1">
            <text:p>97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309" table:style-name="ce1">
            <text:p>309</text:p>
          </table:table-cell>
          <table:table-cell office:value-type="float" office:value="4" table:style-name="ce1">
            <text:p>4</text:p>
          </table:table-cell>
          <table:table-cell office:value-type="date" office:date-value="2019-01-23T11:00:00" table:style-name="ce2">
            <text:p>23/01/2019</text:p>
          </table:table-cell>
          <table:table-cell office:value-type="date" office:date-value="2019-01-26T05:00:00" table:style-name="ce2">
            <text:p>26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5" table:style-name="ce1">
            <text:p>4475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15" table:style-name="ce1">
            <text:p>13215</text:p>
          </table:table-cell>
          <table:table-cell office:value-type="float" office:value="98" table:style-name="ce1">
            <text:p>98</text:p>
          </table:table-cell>
          <table:table-cell office:value-type="float" office:value="2681" table:style-name="ce1">
            <text:p>268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01-22T13:05:00" table:style-name="ce2">
            <text:p>22/01/2019</text:p>
          </table:table-cell>
          <table:table-cell office:value-type="date" office:date-value="2019-01-23T11:25:00" table:style-name="ce2">
            <text:p>23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2" table:style-name="ce1">
            <text:p>4475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16" table:style-name="ce1">
            <text:p>13216</text:p>
          </table:table-cell>
          <table:table-cell office:value-type="float" office:value="99" table:style-name="ce1">
            <text:p>99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date" office:date-value="2019-01-22T21:30:00" table:style-name="ce2">
            <text:p>22/01/2019</text:p>
          </table:table-cell>
          <table:table-cell office:value-type="date" office:date-value="2019-01-24T01:45:00" table:style-name="ce2">
            <text:p>24/01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3" table:style-name="ce1">
            <text:p>4475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17" table:style-name="ce1">
            <text:p>13217</text:p>
          </table:table-cell>
          <table:table-cell office:value-type="float" office:value="100" table:style-name="ce1">
            <text:p>100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1-22T09:00:00" table:style-name="ce2">
            <text:p>22/01/2019</text:p>
          </table:table-cell>
          <table:table-cell office:value-type="date" office:date-value="2019-01-26T14:30:00" table:style-name="ce2">
            <text:p>26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1" table:style-name="ce1">
            <text:p>4475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18" table:style-name="ce1">
            <text:p>13218</text:p>
          </table:table-cell>
          <table:table-cell office:value-type="float" office:value="101" table:style-name="ce1">
            <text:p>101</text:p>
          </table:table-cell>
          <table:table-cell office:value-type="float" office:value="2965" table:style-name="ce1">
            <text:p>2965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44" table:style-name="ce1">
            <text:p>144</text:p>
          </table:table-cell>
          <table:table-cell office:value-type="date" office:date-value="2019-01-24T16:45:00" table:style-name="ce2">
            <text:p>24/01/2019</text:p>
          </table:table-cell>
          <table:table-cell office:value-type="date" office:date-value="2019-01-26T13:00:00" table:style-name="ce2">
            <text:p>26/01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60" table:style-name="ce1">
            <text:p>4476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19" table:style-name="ce1">
            <text:p>13219</text:p>
          </table:table-cell>
          <table:table-cell office:value-type="float" office:value="102" table:style-name="ce1">
            <text:p>102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23T09:35:00" table:style-name="ce2">
            <text:p>23/01/2019</text:p>
          </table:table-cell>
          <table:table-cell office:value-type="date" office:date-value="2019-01-24T10:00:00" table:style-name="ce2">
            <text:p>24/0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4" table:style-name="ce1">
            <text:p>4475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20" table:style-name="ce1">
            <text:p>13220</text:p>
          </table:table-cell>
          <table:table-cell office:value-type="float" office:value="103" table:style-name="ce1">
            <text:p>103</text:p>
          </table:table-cell>
          <table:table-cell office:value-type="float" office:value="2613" table:style-name="ce1">
            <text:p>261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23T20:15:00" table:style-name="ce2">
            <text:p>23/01/2019</text:p>
          </table:table-cell>
          <table:table-cell office:value-type="date" office:date-value="2019-01-24T15:25:00" table:style-name="ce2">
            <text:p>24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6" table:style-name="ce1">
            <text:p>4475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21" table:style-name="ce1">
            <text:p>13221</text:p>
          </table:table-cell>
          <table:table-cell office:value-type="float" office:value="104" table:style-name="ce1">
            <text:p>104</text:p>
          </table:table-cell>
          <table:table-cell office:value-type="float" office:value="1508" table:style-name="ce1">
            <text:p>1508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23T20:15:00" table:style-name="ce2">
            <text:p>23/01/2019</text:p>
          </table:table-cell>
          <table:table-cell office:value-type="date" office:date-value="2019-01-24T15:25:00" table:style-name="ce2">
            <text:p>24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7" table:style-name="ce1">
            <text:p>4475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22" table:style-name="ce1">
            <text:p>13222</text:p>
          </table:table-cell>
          <table:table-cell office:value-type="float" office:value="105" table:style-name="ce1">
            <text:p>105</text:p>
          </table:table-cell>
          <table:table-cell office:value-type="float" office:value="2966" table:style-name="ce1">
            <text:p>2966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24T18:30:00" table:style-name="ce2">
            <text:p>24/01/2019</text:p>
          </table:table-cell>
          <table:table-cell office:value-type="date" office:date-value="2019-01-25T11:00:00" table:style-name="ce2">
            <text:p>25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59" table:style-name="ce1">
            <text:p>4475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23" table:style-name="ce1">
            <text:p>13223</text:p>
          </table:table-cell>
          <table:table-cell office:value-type="float" office:value="106" table:style-name="ce1">
            <text:p>106</text:p>
          </table:table-cell>
          <table:table-cell office:value-type="float" office:value="2165" table:style-name="ce1">
            <text:p>216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28" table:style-name="ce1">
            <text:p>328</text:p>
          </table:table-cell>
          <table:table-cell office:value-type="date" office:date-value="2019-01-24T10:10:00" table:style-name="ce2">
            <text:p>24/01/2019</text:p>
          </table:table-cell>
          <table:table-cell office:value-type="date" office:date-value="2019-01-25T07:40:00" table:style-name="ce2">
            <text:p>25/01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58" table:style-name="ce1">
            <text:p>4475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24" table:style-name="ce1">
            <text:p>13224</text:p>
          </table:table-cell>
          <table:table-cell office:value-type="float" office:value="107" table:style-name="ce1">
            <text:p>107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309" table:style-name="ce1">
            <text:p>309</text:p>
          </table:table-cell>
          <table:table-cell office:value-type="float" office:value="328" table:style-name="ce1">
            <text:p>328</text:p>
          </table:table-cell>
          <table:table-cell office:value-type="date" office:date-value="2019-01-24T21:40:00" table:style-name="ce2">
            <text:p>24/01/2019</text:p>
          </table:table-cell>
          <table:table-cell office:value-type="date" office:date-value="2019-01-25T21:00:00" table:style-name="ce2">
            <text:p>25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1" table:style-name="ce1">
            <text:p>4476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25" table:style-name="ce1">
            <text:p>13225</text:p>
          </table:table-cell>
          <table:table-cell office:value-type="float" office:value="108" table:style-name="ce1">
            <text:p>108</text:p>
          </table:table-cell>
          <table:table-cell office:value-type="float" office:value="2854" table:style-name="ce1">
            <text:p>2854</text:p>
          </table:table-cell>
          <table:table-cell office:value-type="float" office:value="78" table:style-name="ce1">
            <text:p>78</text:p>
          </table:table-cell>
          <table:table-cell office:value-type="float" office:value="113" table:style-name="ce1">
            <text:p>113</text:p>
          </table:table-cell>
          <table:table-cell office:value-type="float" office:value="42" table:style-name="ce1">
            <text:p>42</text:p>
          </table:table-cell>
          <table:table-cell office:value-type="date" office:date-value="2019-01-25T10:45:00" table:style-name="ce2">
            <text:p>25/01/2019</text:p>
          </table:table-cell>
          <table:table-cell office:value-type="date" office:date-value="2019-01-26T23:30:00" table:style-name="ce2">
            <text:p>26/01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65" table:style-name="ce1">
            <text:p>4476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26" table:style-name="ce1">
            <text:p>13226</text:p>
          </table:table-cell>
          <table:table-cell office:value-type="float" office:value="109" table:style-name="ce1">
            <text:p>109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25T00:40:00" table:style-name="ce2">
            <text:p>25/01/2019</text:p>
          </table:table-cell>
          <table:table-cell office:value-type="date" office:date-value="2019-01-26T13:30:00" table:style-name="ce2">
            <text:p>2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3" table:style-name="ce1">
            <text:p>4476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27" table:style-name="ce1">
            <text:p>13227</text:p>
          </table:table-cell>
          <table:table-cell office:value-type="float" office:value="110" table:style-name="ce1">
            <text:p>110</text:p>
          </table:table-cell>
          <table:table-cell office:value-type="float" office:value="2579" table:style-name="ce1">
            <text:p>257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25T00:40:00" table:style-name="ce2">
            <text:p>25/01/2019</text:p>
          </table:table-cell>
          <table:table-cell office:value-type="date" office:date-value="2019-01-26T13:30:00" table:style-name="ce2">
            <text:p>26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4" table:style-name="ce1">
            <text:p>4476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28" table:style-name="ce1">
            <text:p>13228</text:p>
          </table:table-cell>
          <table:table-cell office:value-type="float" office:value="111" table:style-name="ce1">
            <text:p>111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1-26T17:30:00" table:style-name="ce2">
            <text:p>26/01/2019</text:p>
          </table:table-cell>
          <table:table-cell office:value-type="date" office:date-value="2019-01-28T02:25:00" table:style-name="ce2">
            <text:p>28/01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9" table:style-name="ce1">
            <text:p>4476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29" table:style-name="ce1">
            <text:p>13229</text:p>
          </table:table-cell>
          <table:table-cell office:value-type="float" office:value="112" table:style-name="ce1">
            <text:p>112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office:value-type="float" office:value="464" table:style-name="ce1">
            <text:p>464</text:p>
          </table:table-cell>
          <table:table-cell office:value-type="date" office:date-value="2019-01-25T07:15:00" table:style-name="ce2">
            <text:p>25/01/2019</text:p>
          </table:table-cell>
          <table:table-cell office:value-type="date" office:date-value="2019-01-28T02:10:00" table:style-name="ce2">
            <text:p>28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2" table:style-name="ce1">
            <text:p>4476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30" table:style-name="ce1">
            <text:p>13230</text:p>
          </table:table-cell>
          <table:table-cell office:value-type="float" office:value="113" table:style-name="ce1">
            <text:p>113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56" table:style-name="ce1">
            <text:p>456</text:p>
          </table:table-cell>
          <table:table-cell office:value-type="date" office:date-value="2019-01-28T22:45:00" table:style-name="ce2">
            <text:p>28/01/2019</text:p>
          </table:table-cell>
          <table:table-cell office:value-type="date" office:date-value="2019-02-03T07:20:00" table:style-name="ce2">
            <text:p>03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1" table:style-name="ce1">
            <text:p>4477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31" table:style-name="ce1">
            <text:p>13231</text:p>
          </table:table-cell>
          <table:table-cell office:value-type="float" office:value="114" table:style-name="ce1">
            <text:p>114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232" table:style-name="ce1">
            <text:p>13232</text:p>
          </table:table-cell>
          <table:table-cell office:value-type="float" office:value="115" table:style-name="ce1">
            <text:p>115</text:p>
          </table:table-cell>
          <table:table-cell office:value-type="float" office:value="2967" table:style-name="ce1">
            <text:p>2967</text:p>
          </table:table-cell>
          <table:table-cell office:value-type="float" office:value="76" table:style-name="ce1">
            <text:p>76</text:p>
          </table:table-cell>
          <table:table-cell office:value-type="float" office:value="277" table:style-name="ce1">
            <text:p>277</text:p>
          </table:table-cell>
          <table:table-cell office:value-type="float" office:value="110" table:style-name="ce1">
            <text:p>110</text:p>
          </table:table-cell>
          <table:table-cell office:value-type="date" office:date-value="2019-01-26T05:40:00" table:style-name="ce2">
            <text:p>26/01/2019</text:p>
          </table:table-cell>
          <table:table-cell office:value-type="date" office:date-value="2019-02-02T20:50:00" table:style-name="ce2">
            <text:p>02/02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70" table:style-name="ce1">
            <text:p>4477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33" table:style-name="ce1">
            <text:p>13233</text:p>
          </table:table-cell>
          <table:table-cell office:value-type="float" office:value="116" table:style-name="ce1">
            <text:p>116</text:p>
          </table:table-cell>
          <table:table-cell office:value-type="float" office:value="1879" table:style-name="ce1">
            <text:p>1879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26T02:00:00" table:style-name="ce2">
            <text:p>26/01/2019</text:p>
          </table:table-cell>
          <table:table-cell office:value-type="date" office:date-value="2019-01-27T11:15:00" table:style-name="ce2">
            <text:p>27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67" table:style-name="ce1">
            <text:p>4476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34" table:style-name="ce1">
            <text:p>13234</text:p>
          </table:table-cell>
          <table:table-cell office:value-type="float" office:value="117" table:style-name="ce1">
            <text:p>117</text:p>
          </table:table-cell>
          <table:table-cell office:value-type="float" office:value="2492" table:style-name="ce1">
            <text:p>2492</text:p>
          </table:table-cell>
          <table:table-cell office:value-type="float" office:value="44" table:style-name="ce1">
            <text:p>44</text:p>
          </table:table-cell>
          <table:table-cell office:value-type="float" office:value="447" table:style-name="ce1">
            <text:p>447</text:p>
          </table:table-cell>
          <table:table-cell office:value-type="float" office:value="2" table:style-name="ce1">
            <text:p>2</text:p>
          </table:table-cell>
          <table:table-cell office:value-type="date" office:date-value="2019-01-28T11:10:00" table:style-name="ce2">
            <text:p>28/01/2019</text:p>
          </table:table-cell>
          <table:table-cell office:value-type="date" office:date-value="2019-01-29T11:30:00" table:style-name="ce2">
            <text:p>29/01/20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72" table:style-name="ce1">
            <text:p>4477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35" table:style-name="ce1">
            <text:p>13235</text:p>
          </table:table-cell>
          <table:table-cell office:value-type="float" office:value="118" table:style-name="ce1">
            <text:p>118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3236" table:style-name="ce1">
            <text:p>13236</text:p>
          </table:table-cell>
          <table:table-cell office:value-type="float" office:value="119" table:style-name="ce1">
            <text:p>119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3237" table:style-name="ce1">
            <text:p>13237</text:p>
          </table:table-cell>
          <table:table-cell office:value-type="float" office:value="120" table:style-name="ce1">
            <text:p>120</text:p>
          </table:table-cell>
          <table:table-cell office:value-type="float" office:value="2803" table:style-name="ce1">
            <text:p>2803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28T07:40:00" table:style-name="ce2">
            <text:p>28/01/2019</text:p>
          </table:table-cell>
          <table:table-cell office:value-type="date" office:date-value="2019-01-29T06:20:00" table:style-name="ce2">
            <text:p>29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73" table:style-name="ce1">
            <text:p>4477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38" table:style-name="ce1">
            <text:p>13238</text:p>
          </table:table-cell>
          <table:table-cell office:value-type="float" office:value="121" table:style-name="ce1">
            <text:p>121</text:p>
          </table:table-cell>
          <table:table-cell office:value-type="float" office:value="273" table:style-name="ce1">
            <text:p>27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1-28T08:30:00" table:style-name="ce2">
            <text:p>28/01/2019</text:p>
          </table:table-cell>
          <table:table-cell office:value-type="date" office:date-value="2019-01-30T19:00:00" table:style-name="ce2">
            <text:p>30/01/201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4" table:style-name="ce1">
            <text:p>4477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39" table:style-name="ce1">
            <text:p>13239</text:p>
          </table:table-cell>
          <table:table-cell office:value-type="float" office:value="122" table:style-name="ce1">
            <text:p>122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1-28T09:45:00" table:style-name="ce2">
            <text:p>28/01/2019</text:p>
          </table:table-cell>
          <table:table-cell office:value-type="date" office:date-value="2019-01-29T03:10:00" table:style-name="ce2">
            <text:p>29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6" table:style-name="ce1">
            <text:p>4477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40" table:style-name="ce1">
            <text:p>13240</text:p>
          </table:table-cell>
          <table:table-cell office:value-type="float" office:value="123" table:style-name="ce1">
            <text:p>123</text:p>
          </table:table-cell>
          <table:table-cell office:value-type="float" office:value="2918" table:style-name="ce1">
            <text:p>2918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110" table:style-name="ce1">
            <text:p>110</text:p>
          </table:table-cell>
          <table:table-cell office:value-type="date" office:date-value="2019-02-01T13:00:00" table:style-name="ce2">
            <text:p>01/02/2019</text:p>
          </table:table-cell>
          <table:table-cell office:value-type="date" office:date-value="2019-02-08T22:00:00" table:style-name="ce2">
            <text:p>08/02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41" table:style-name="ce1">
            <text:p>13241</text:p>
          </table:table-cell>
          <table:table-cell office:value-type="float" office:value="124" table:style-name="ce1">
            <text:p>124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1-26T19:25:00" table:style-name="ce2">
            <text:p>26/01/2019</text:p>
          </table:table-cell>
          <table:table-cell office:value-type="date" office:date-value="2019-01-27T08:25:00" table:style-name="ce2">
            <text:p>27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8" table:style-name="ce1">
            <text:p>447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42" table:style-name="ce1">
            <text:p>13242</text:p>
          </table:table-cell>
          <table:table-cell office:value-type="float" office:value="125" table:style-name="ce1">
            <text:p>125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26T07:50:00" table:style-name="ce2">
            <text:p>26/01/2019</text:p>
          </table:table-cell>
          <table:table-cell office:value-type="date" office:date-value="2019-01-27T00:40:00" table:style-name="ce2">
            <text:p>27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66" table:style-name="ce1">
            <text:p>4476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43" table:style-name="ce1">
            <text:p>13243</text:p>
          </table:table-cell>
          <table:table-cell office:value-type="float" office:value="126" table:style-name="ce1">
            <text:p>126</text:p>
          </table:table-cell>
          <table:table-cell office:value-type="float" office:value="1994" table:style-name="ce1">
            <text:p>1994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date" office:date-value="2019-01-28T11:25:00" table:style-name="ce2">
            <text:p>28/01/2019</text:p>
          </table:table-cell>
          <table:table-cell office:value-type="date" office:date-value="2019-02-03T10:50:00" table:style-name="ce2">
            <text:p>03/02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5" table:style-name="ce1">
            <text:p>4477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44" table:style-name="ce1">
            <text:p>13244</text:p>
          </table:table-cell>
          <table:table-cell office:value-type="float" office:value="127" table:style-name="ce1">
            <text:p>127</text:p>
          </table:table-cell>
          <table:table-cell office:value-type="float" office:value="2471" table:style-name="ce1">
            <text:p>2471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1-29T10:40:00" table:style-name="ce2">
            <text:p>29/01/2019</text:p>
          </table:table-cell>
          <table:table-cell office:value-type="date" office:date-value="2019-01-30T22:15:00" table:style-name="ce2">
            <text:p>30/0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78" table:style-name="ce1">
            <text:p>4477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45" table:style-name="ce1">
            <text:p>13245</text:p>
          </table:table-cell>
          <table:table-cell office:value-type="float" office:value="128" table:style-name="ce1">
            <text:p>128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0T12:45:00" table:style-name="ce2">
            <text:p>30/01/2019</text:p>
          </table:table-cell>
          <table:table-cell office:value-type="date" office:date-value="2019-01-31T10:15:00" table:style-name="ce2">
            <text:p>31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0" table:style-name="ce1">
            <text:p>447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46" table:style-name="ce1">
            <text:p>13246</text:p>
          </table:table-cell>
          <table:table-cell office:value-type="float" office:value="129" table:style-name="ce1">
            <text:p>129</text:p>
          </table:table-cell>
          <table:table-cell office:value-type="float" office:value="1593" table:style-name="ce1">
            <text:p>1593</text:p>
          </table:table-cell>
          <table:table-cell office:value-type="float" office:value="78" table:style-name="ce1">
            <text:p>78</text:p>
          </table:table-cell>
          <table:table-cell office:value-type="float" office:value="141" table:style-name="ce1">
            <text:p>141</text:p>
          </table:table-cell>
          <table:table-cell office:value-type="float" office:value="473" table:style-name="ce1">
            <text:p>473</text:p>
          </table:table-cell>
          <table:table-cell office:value-type="date" office:date-value="2019-01-29T18:30:00" table:style-name="ce2">
            <text:p>29/01/2019</text:p>
          </table:table-cell>
          <table:table-cell office:value-type="date" office:date-value="2019-01-31T23:00:00" table:style-name="ce2">
            <text:p>31/01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79" table:style-name="ce1">
            <text:p>4477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47" table:style-name="ce1">
            <text:p>13247</text:p>
          </table:table-cell>
          <table:table-cell office:value-type="float" office:value="130" table:style-name="ce1">
            <text:p>130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1T04:45:00" table:style-name="ce2">
            <text:p>31/01/2019</text:p>
          </table:table-cell>
          <table:table-cell office:value-type="date" office:date-value="2019-02-04T05:50:00" table:style-name="ce2">
            <text:p>04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5" table:style-name="ce1">
            <text:p>447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48" table:style-name="ce1">
            <text:p>13248</text:p>
          </table:table-cell>
          <table:table-cell office:value-type="float" office:value="131" table:style-name="ce1">
            <text:p>131</text:p>
          </table:table-cell>
          <table:table-cell office:value-type="float" office:value="2509" table:style-name="ce1">
            <text:p>250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1T04:45:00" table:style-name="ce2">
            <text:p>31/01/2019</text:p>
          </table:table-cell>
          <table:table-cell office:value-type="date" office:date-value="2019-02-04T05:50:00" table:style-name="ce2">
            <text:p>04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6" table:style-name="ce1">
            <text:p>447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49" table:style-name="ce1">
            <text:p>13249</text:p>
          </table:table-cell>
          <table:table-cell office:value-type="float" office:value="132" table:style-name="ce1">
            <text:p>132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449" table:style-name="ce1">
            <text:p>449</text:p>
          </table:table-cell>
          <table:table-cell office:value-type="float" office:value="15" table:style-name="ce1">
            <text:p>15</text:p>
          </table:table-cell>
          <table:table-cell office:value-type="date" office:date-value="2019-01-31T00:30:00" table:style-name="ce2">
            <text:p>31/01/2019</text:p>
          </table:table-cell>
          <table:table-cell office:value-type="date" office:date-value="2019-02-01T03:00:00" table:style-name="ce2">
            <text:p>01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7" table:style-name="ce1">
            <text:p>4478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50" table:style-name="ce1">
            <text:p>13250</text:p>
          </table:table-cell>
          <table:table-cell office:value-type="float" office:value="133" table:style-name="ce1">
            <text:p>13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1-29T05:00:00" table:style-name="ce2">
            <text:p>29/01/2019</text:p>
          </table:table-cell>
          <table:table-cell office:value-type="date" office:date-value="2019-01-29T17:00:00" table:style-name="ce2">
            <text:p>29/01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7" table:style-name="ce1">
            <text:p>4477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51" table:style-name="ce1">
            <text:p>13251</text:p>
          </table:table-cell>
          <table:table-cell office:value-type="float" office:value="134" table:style-name="ce1">
            <text:p>134</text:p>
          </table:table-cell>
          <table:table-cell office:value-type="float" office:value="2953" table:style-name="ce1">
            <text:p>2953</text:p>
          </table:table-cell>
          <table:table-cell office:value-type="float" office:value="131" table:style-name="ce1">
            <text:p>131</text:p>
          </table:table-cell>
          <table:table-cell office:value-type="float" office:value="249" table:style-name="ce1">
            <text:p>249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0T17:45:00" table:style-name="ce2">
            <text:p>30/01/2019</text:p>
          </table:table-cell>
          <table:table-cell office:value-type="date" office:date-value="2019-02-01T08:10:00" table:style-name="ce2">
            <text:p>01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1" table:style-name="ce1">
            <text:p>4478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52" table:style-name="ce1">
            <text:p>13252</text:p>
          </table:table-cell>
          <table:table-cell office:value-type="float" office:value="135" table:style-name="ce1">
            <text:p>135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19-01-31T05:20:00" table:style-name="ce2">
            <text:p>31/01/2019</text:p>
          </table:table-cell>
          <table:table-cell office:value-type="date" office:date-value="2019-02-01T18:20:00" table:style-name="ce2">
            <text:p>01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0" table:style-name="ce1">
            <text:p>4479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53" table:style-name="ce1">
            <text:p>13253</text:p>
          </table:table-cell>
          <table:table-cell office:value-type="float" office:value="136" table:style-name="ce1">
            <text:p>136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1T09:35:00" table:style-name="ce2">
            <text:p>31/01/2019</text:p>
          </table:table-cell>
          <table:table-cell office:value-type="date" office:date-value="2019-01-31T19:15:00" table:style-name="ce2">
            <text:p>31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3" table:style-name="ce1">
            <text:p>4478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54" table:style-name="ce1">
            <text:p>13254</text:p>
          </table:table-cell>
          <table:table-cell office:value-type="float" office:value="137" table:style-name="ce1">
            <text:p>137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1-31T09:35:00" table:style-name="ce2">
            <text:p>31/01/2019</text:p>
          </table:table-cell>
          <table:table-cell office:value-type="date" office:date-value="2019-01-31T19:15:00" table:style-name="ce2">
            <text:p>31/0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4" table:style-name="ce1">
            <text:p>447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55" table:style-name="ce1">
            <text:p>13255</text:p>
          </table:table-cell>
          <table:table-cell office:value-type="float" office:value="138" table:style-name="ce1">
            <text:p>138</text:p>
          </table:table-cell>
          <table:table-cell office:value-type="float" office:value="2558" table:style-name="ce1">
            <text:p>2558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1-31T20:40:00" table:style-name="ce2">
            <text:p>31/01/2019</text:p>
          </table:table-cell>
          <table:table-cell office:value-type="date" office:date-value="2019-02-01T12:10:00" table:style-name="ce2">
            <text:p>01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88" table:style-name="ce1">
            <text:p>4478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56" table:style-name="ce1">
            <text:p>13256</text:p>
          </table:table-cell>
          <table:table-cell office:value-type="float" office:value="139" table:style-name="ce1">
            <text:p>139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293" table:style-name="ce1">
            <text:p>293</text:p>
          </table:table-cell>
          <table:table-cell office:value-type="float" office:value="313" table:style-name="ce1">
            <text:p>313</text:p>
          </table:table-cell>
          <table:table-cell office:value-type="date" office:date-value="2019-01-28T22:45:00" table:style-name="ce2">
            <text:p>28/01/2019</text:p>
          </table:table-cell>
          <table:table-cell office:value-type="date" office:date-value="2019-02-03T07:20:00" table:style-name="ce2">
            <text:p>03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1" table:style-name="ce1">
            <text:p>4477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57" table:style-name="ce1">
            <text:p>13257</text:p>
          </table:table-cell>
          <table:table-cell office:value-type="float" office:value="140" table:style-name="ce1">
            <text:p>14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date" office:date-value="2019-01-30T22:00:00" table:style-name="ce2">
            <text:p>30/01/2019</text:p>
          </table:table-cell>
          <table:table-cell office:value-type="date" office:date-value="2019-01-31T03:00:00" table:style-name="ce2">
            <text:p>31/01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82" table:style-name="ce1">
            <text:p>4478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58" table:style-name="ce1">
            <text:p>13258</text:p>
          </table:table-cell>
          <table:table-cell office:value-type="float" office:value="141" table:style-name="ce1">
            <text:p>141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date" office:date-value="2019-01-28T22:45:00" table:style-name="ce2">
            <text:p>28/01/2019</text:p>
          </table:table-cell>
          <table:table-cell office:value-type="date" office:date-value="2019-02-03T07:20:00" table:style-name="ce2">
            <text:p>03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71" table:style-name="ce1">
            <text:p>4477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59" table:style-name="ce1">
            <text:p>13259</text:p>
          </table:table-cell>
          <table:table-cell office:value-type="float" office:value="142" table:style-name="ce1">
            <text:p>142</text:p>
          </table:table-cell>
          <table:table-cell office:value-type="float" office:value="2861" table:style-name="ce1">
            <text:p>2861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02T04:50:00" table:style-name="ce2">
            <text:p>02/02/2019</text:p>
          </table:table-cell>
          <table:table-cell office:value-type="date" office:date-value="2019-02-03T07:40:00" table:style-name="ce2">
            <text:p>03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93" table:style-name="ce1">
            <text:p>4479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60" table:style-name="ce1">
            <text:p>13260</text:p>
          </table:table-cell>
          <table:table-cell office:value-type="float" office:value="143" table:style-name="ce1">
            <text:p>143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520" table:style-name="ce1">
            <text:p>520</text:p>
          </table:table-cell>
          <table:table-cell office:value-type="date" office:date-value="2019-02-04T13:30:00" table:style-name="ce2">
            <text:p>04/02/2019</text:p>
          </table:table-cell>
          <table:table-cell office:value-type="date" office:date-value="2019-02-11T03:10:00" table:style-name="ce2">
            <text:p>11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1" table:style-name="ce1">
            <text:p>4480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61" table:style-name="ce1">
            <text:p>13261</text:p>
          </table:table-cell>
          <table:table-cell office:value-type="float" office:value="144" table:style-name="ce1">
            <text:p>144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01T13:00:00" table:style-name="ce2">
            <text:p>01/02/2019</text:p>
          </table:table-cell>
          <table:table-cell office:value-type="date" office:date-value="2019-02-02T12:40:00" table:style-name="ce2">
            <text:p>02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1" table:style-name="ce1">
            <text:p>4479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62" table:style-name="ce1">
            <text:p>13262</text:p>
          </table:table-cell>
          <table:table-cell office:value-type="float" office:value="145" table:style-name="ce1">
            <text:p>14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2-03T15:00:00" table:style-name="ce2">
            <text:p>03/02/2019</text:p>
          </table:table-cell>
          <table:table-cell office:value-type="date" office:date-value="2019-02-04T01:50:00" table:style-name="ce2">
            <text:p>04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4" table:style-name="ce1">
            <text:p>4479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63" table:style-name="ce1">
            <text:p>13263</text:p>
          </table:table-cell>
          <table:table-cell office:value-type="float" office:value="146" table:style-name="ce1">
            <text:p>146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1T15:00:00" table:style-name="ce2">
            <text:p>01/02/2019</text:p>
          </table:table-cell>
          <table:table-cell office:value-type="date" office:date-value="2019-02-02T17:00:00" table:style-name="ce2">
            <text:p>0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7" table:style-name="ce1">
            <text:p>4479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64" table:style-name="ce1">
            <text:p>13264</text:p>
          </table:table-cell>
          <table:table-cell office:value-type="float" office:value="147" table:style-name="ce1">
            <text:p>147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1T15:00:00" table:style-name="ce2">
            <text:p>01/02/2019</text:p>
          </table:table-cell>
          <table:table-cell office:value-type="date" office:date-value="2019-02-02T17:00:00" table:style-name="ce2">
            <text:p>0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8" table:style-name="ce1">
            <text:p>4479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65" table:style-name="ce1">
            <text:p>13265</text:p>
          </table:table-cell>
          <table:table-cell office:value-type="float" office:value="148" table:style-name="ce1">
            <text:p>148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date" office:date-value="2019-02-04T16:05:00" table:style-name="ce2">
            <text:p>04/02/2019</text:p>
          </table:table-cell>
          <table:table-cell office:value-type="date" office:date-value="2019-02-05T18:40:00" table:style-name="ce2">
            <text:p>05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2" table:style-name="ce1">
            <text:p>4480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66" table:style-name="ce1">
            <text:p>13266</text:p>
          </table:table-cell>
          <table:table-cell office:value-type="float" office:value="149" table:style-name="ce1">
            <text:p>149</text:p>
          </table:table-cell>
          <table:table-cell office:value-type="float" office:value="2463" table:style-name="ce1">
            <text:p>2463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03T21:35:00" table:style-name="ce2">
            <text:p>03/02/2019</text:p>
          </table:table-cell>
          <table:table-cell office:value-type="date" office:date-value="2019-02-04T22:15:00" table:style-name="ce2">
            <text:p>04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796" table:style-name="ce1">
            <text:p>4479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67" table:style-name="ce1">
            <text:p>13267</text:p>
          </table:table-cell>
          <table:table-cell office:value-type="float" office:value="150" table:style-name="ce1">
            <text:p>150</text:p>
          </table:table-cell>
          <table:table-cell office:value-type="float" office:value="2968" table:style-name="ce1">
            <text:p>2968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447" table:style-name="ce1">
            <text:p>447</text:p>
          </table:table-cell>
          <table:table-cell office:value-type="date" office:date-value="2019-02-04T00:30:00" table:style-name="ce2">
            <text:p>04/02/2019</text:p>
          </table:table-cell>
          <table:table-cell office:value-type="date" office:date-value="2019-02-05T09:10:00" table:style-name="ce2">
            <text:p>05/02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00" table:style-name="ce1">
            <text:p>4480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68" table:style-name="ce1">
            <text:p>13268</text:p>
          </table:table-cell>
          <table:table-cell office:value-type="float" office:value="151" table:style-name="ce1">
            <text:p>15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2-06T17:00:00" table:style-name="ce2">
            <text:p>06/02/2019</text:p>
          </table:table-cell>
          <table:table-cell office:value-type="date" office:date-value="2019-02-07T04:50:00" table:style-name="ce2">
            <text:p>07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8" table:style-name="ce1">
            <text:p>4480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69" table:style-name="ce1">
            <text:p>13269</text:p>
          </table:table-cell>
          <table:table-cell office:value-type="float" office:value="152" table:style-name="ce1">
            <text:p>152</text:p>
          </table:table-cell>
          <table:table-cell office:value-type="float" office:value="2969" table:style-name="ce1">
            <text:p>2969</text:p>
          </table:table-cell>
          <table:table-cell office:value-type="float" office:value="136" table:style-name="ce1">
            <text:p>136</text:p>
          </table:table-cell>
          <table:table-cell office:value-type="float" office:value="263" table:style-name="ce1">
            <text:p>263</text:p>
          </table:table-cell>
          <table:table-cell office:value-type="float" office:value="263" table:style-name="ce1">
            <text:p>263</text:p>
          </table:table-cell>
          <table:table-cell office:value-type="date" office:date-value="2019-02-04T17:00:00" table:style-name="ce2">
            <text:p>04/02/2019</text:p>
          </table:table-cell>
          <table:table-cell office:value-type="date" office:date-value="2019-02-05T20:00:00" table:style-name="ce2">
            <text:p>05/02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03" table:style-name="ce1">
            <text:p>4480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70" table:style-name="ce1">
            <text:p>13270</text:p>
          </table:table-cell>
          <table:table-cell office:value-type="float" office:value="153" table:style-name="ce1">
            <text:p>153</text:p>
          </table:table-cell>
          <table:table-cell office:value-type="float" office:value="2349" table:style-name="ce1">
            <text:p>2349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06" table:style-name="ce1">
            <text:p>106</text:p>
          </table:table-cell>
          <table:table-cell office:value-type="date" office:date-value="2019-02-06T00:30:00" table:style-name="ce2">
            <text:p>06/02/2019</text:p>
          </table:table-cell>
          <table:table-cell office:value-type="date" office:date-value="2019-02-10T18:40:00" table:style-name="ce2">
            <text:p>10/02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21" table:style-name="ce1">
            <text:p>4482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71" table:style-name="ce1">
            <text:p>13271</text:p>
          </table:table-cell>
          <table:table-cell office:value-type="float" office:value="154" table:style-name="ce1">
            <text:p>154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2-04T11:50:00" table:style-name="ce2">
            <text:p>04/02/2019</text:p>
          </table:table-cell>
          <table:table-cell office:value-type="date" office:date-value="2019-02-05T12:40:00" table:style-name="ce2">
            <text:p>05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9" table:style-name="ce1">
            <text:p>4479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72" table:style-name="ce1">
            <text:p>13272</text:p>
          </table:table-cell>
          <table:table-cell office:value-type="float" office:value="155" table:style-name="ce1">
            <text:p>155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2-05T13:00:00" table:style-name="ce2">
            <text:p>05/02/2019</text:p>
          </table:table-cell>
          <table:table-cell office:value-type="date" office:date-value="2019-02-06T22:45:00" table:style-name="ce2">
            <text:p>06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4" table:style-name="ce1">
            <text:p>4480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73" table:style-name="ce1">
            <text:p>13273</text:p>
          </table:table-cell>
          <table:table-cell office:value-type="float" office:value="156" table:style-name="ce1">
            <text:p>156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2-03T16:20:00" table:style-name="ce2">
            <text:p>03/02/2019</text:p>
          </table:table-cell>
          <table:table-cell office:value-type="date" office:date-value="2019-03-05T09:50:00" table:style-name="ce2">
            <text:p>05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795" table:style-name="ce1">
            <text:p>4479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74" table:style-name="ce1">
            <text:p>13274</text:p>
          </table:table-cell>
          <table:table-cell office:value-type="float" office:value="157" table:style-name="ce1">
            <text:p>157</text:p>
          </table:table-cell>
          <table:table-cell office:value-type="float" office:value="2851" table:style-name="ce1">
            <text:p>2851</text:p>
          </table:table-cell>
          <table:table-cell office:value-type="float" office:value="105" table:style-name="ce1">
            <text:p>105</text:p>
          </table:table-cell>
          <table:table-cell office:value-type="float" office:value="513" table:style-name="ce1">
            <text:p>513</text:p>
          </table:table-cell>
          <table:table-cell office:value-type="float" office:value="328" table:style-name="ce1">
            <text:p>328</text:p>
          </table:table-cell>
          <table:table-cell office:value-type="date" office:date-value="2019-02-07T00:05:00" table:style-name="ce2">
            <text:p>07/02/2019</text:p>
          </table:table-cell>
          <table:table-cell office:value-type="date" office:date-value="2019-02-08T04:30:00" table:style-name="ce2">
            <text:p>08/02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09" table:style-name="ce1">
            <text:p>4480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75" table:style-name="ce1">
            <text:p>13275</text:p>
          </table:table-cell>
          <table:table-cell office:value-type="float" office:value="158" table:style-name="ce1">
            <text:p>158</text:p>
          </table:table-cell>
          <table:table-cell office:value-type="float" office:value="2970" table:style-name="ce1">
            <text:p>2970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2-06T00:40:00" table:style-name="ce2">
            <text:p>06/02/2019</text:p>
          </table:table-cell>
          <table:table-cell office:value-type="date" office:date-value="2019-02-07T15:15:00" table:style-name="ce2">
            <text:p>07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10" table:style-name="ce1">
            <text:p>448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76" table:style-name="ce1">
            <text:p>13276</text:p>
          </table:table-cell>
          <table:table-cell office:value-type="float" office:value="159" table:style-name="ce1">
            <text:p>159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94" table:style-name="ce1">
            <text:p>294</text:p>
          </table:table-cell>
          <table:table-cell office:value-type="date" office:date-value="2019-02-06T22:10:00" table:style-name="ce2">
            <text:p>06/02/2019</text:p>
          </table:table-cell>
          <table:table-cell office:value-type="date" office:date-value="2019-02-08T09:20:00" table:style-name="ce2">
            <text:p>08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6" table:style-name="ce1">
            <text:p>4480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77" table:style-name="ce1">
            <text:p>13277</text:p>
          </table:table-cell>
          <table:table-cell office:value-type="float" office:value="160" table:style-name="ce1">
            <text:p>160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94" table:style-name="ce1">
            <text:p>294</text:p>
          </table:table-cell>
          <table:table-cell office:value-type="date" office:date-value="2019-02-06T22:10:00" table:style-name="ce2">
            <text:p>06/02/2019</text:p>
          </table:table-cell>
          <table:table-cell office:value-type="date" office:date-value="2019-02-08T09:20:00" table:style-name="ce2">
            <text:p>08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7" table:style-name="ce1">
            <text:p>4480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78" table:style-name="ce1">
            <text:p>13278</text:p>
          </table:table-cell>
          <table:table-cell office:value-type="float" office:value="161" table:style-name="ce1">
            <text:p>161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8T12:00:00" table:style-name="ce2">
            <text:p>08/02/2019</text:p>
          </table:table-cell>
          <table:table-cell office:value-type="date" office:date-value="2019-02-09T11:20:00" table:style-name="ce2">
            <text:p>09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6" table:style-name="ce1">
            <text:p>448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79" table:style-name="ce1">
            <text:p>13279</text:p>
          </table:table-cell>
          <table:table-cell office:value-type="float" office:value="162" table:style-name="ce1">
            <text:p>162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8T12:00:00" table:style-name="ce2">
            <text:p>08/02/2019</text:p>
          </table:table-cell>
          <table:table-cell office:value-type="date" office:date-value="2019-02-09T11:20:00" table:style-name="ce2">
            <text:p>09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7" table:style-name="ce1">
            <text:p>448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80" table:style-name="ce1">
            <text:p>13280</text:p>
          </table:table-cell>
          <table:table-cell office:value-type="float" office:value="163" table:style-name="ce1">
            <text:p>163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06T23:00:00" table:style-name="ce2">
            <text:p>06/02/2019</text:p>
          </table:table-cell>
          <table:table-cell office:value-type="date" office:date-value="2019-02-08T01:15:00" table:style-name="ce2">
            <text:p>08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1" table:style-name="ce1">
            <text:p>4481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81" table:style-name="ce1">
            <text:p>13281</text:p>
          </table:table-cell>
          <table:table-cell office:value-type="float" office:value="164" table:style-name="ce1">
            <text:p>164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514" table:style-name="ce1">
            <text:p>514</text:p>
          </table:table-cell>
          <table:table-cell office:value-type="float" office:value="305" table:style-name="ce1">
            <text:p>305</text:p>
          </table:table-cell>
          <table:table-cell office:value-type="date" office:date-value="2019-02-08T15:45:00" table:style-name="ce2">
            <text:p>08/02/2019</text:p>
          </table:table-cell>
          <table:table-cell office:value-type="date" office:date-value="2019-02-10T02:15:00" table:style-name="ce2">
            <text:p>10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8" table:style-name="ce1">
            <text:p>448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82" table:style-name="ce1">
            <text:p>13282</text:p>
          </table:table-cell>
          <table:table-cell office:value-type="float" office:value="165" table:style-name="ce1">
            <text:p>165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520" table:style-name="ce1">
            <text:p>520</text:p>
          </table:table-cell>
          <table:table-cell office:value-type="float" office:value="522" table:style-name="ce1">
            <text:p>522</text:p>
          </table:table-cell>
          <table:table-cell office:value-type="date" office:date-value="2019-02-04T13:30:00" table:style-name="ce2">
            <text:p>04/02/2019</text:p>
          </table:table-cell>
          <table:table-cell office:value-type="date" office:date-value="2019-02-11T03:10:00" table:style-name="ce2">
            <text:p>11/02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1" table:style-name="ce1">
            <text:p>4480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83" table:style-name="ce1">
            <text:p>13283</text:p>
          </table:table-cell>
          <table:table-cell office:value-type="float" office:value="166" table:style-name="ce1">
            <text:p>166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5T21:30:00" table:style-name="ce2">
            <text:p>05/02/2019</text:p>
          </table:table-cell>
          <table:table-cell office:value-type="date" office:date-value="2019-02-08T00:40:00" table:style-name="ce2">
            <text:p>08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5" table:style-name="ce1">
            <text:p>448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84" table:style-name="ce1">
            <text:p>13284</text:p>
          </table:table-cell>
          <table:table-cell office:value-type="float" office:value="167" table:style-name="ce1">
            <text:p>167</text:p>
          </table:table-cell>
          <table:table-cell office:value-type="float" office:value="2623" table:style-name="ce1">
            <text:p>262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07T18:30:00" table:style-name="ce2">
            <text:p>07/02/2019</text:p>
          </table:table-cell>
          <table:table-cell office:value-type="date" office:date-value="2019-02-08T10:20:00" table:style-name="ce2">
            <text:p>08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13" table:style-name="ce1">
            <text:p>4481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85" table:style-name="ce1">
            <text:p>13285</text:p>
          </table:table-cell>
          <table:table-cell office:value-type="float" office:value="168" table:style-name="ce1">
            <text:p>168</text:p>
          </table:table-cell>
          <table:table-cell office:value-type="float" office:value="2485" table:style-name="ce1">
            <text:p>2485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08T19:10:00" table:style-name="ce2">
            <text:p>08/02/2019</text:p>
          </table:table-cell>
          <table:table-cell office:value-type="date" office:date-value="2019-02-09T22:00:00" table:style-name="ce2">
            <text:p>09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19" table:style-name="ce1">
            <text:p>4481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86" table:style-name="ce1">
            <text:p>13286</text:p>
          </table:table-cell>
          <table:table-cell office:value-type="float" office:value="169" table:style-name="ce1">
            <text:p>169</text:p>
          </table:table-cell>
          <table:table-cell office:value-type="float" office:value="972" table:style-name="ce1">
            <text:p>972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9-02-07T11:15:00" table:style-name="ce2">
            <text:p>07/02/2019</text:p>
          </table:table-cell>
          <table:table-cell office:value-type="date" office:date-value="2019-02-09T00:50:00" table:style-name="ce2">
            <text:p>09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2" table:style-name="ce1">
            <text:p>448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87" table:style-name="ce1">
            <text:p>13287</text:p>
          </table:table-cell>
          <table:table-cell office:value-type="float" office:value="170" table:style-name="ce1">
            <text:p>170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9T06:35:00" table:style-name="ce2">
            <text:p>09/02/2019</text:p>
          </table:table-cell>
          <table:table-cell office:value-type="date" office:date-value="2019-02-10T01:00:00" table:style-name="ce2">
            <text:p>10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2" table:style-name="ce1">
            <text:p>448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88" table:style-name="ce1">
            <text:p>13288</text:p>
          </table:table-cell>
          <table:table-cell office:value-type="float" office:value="171" table:style-name="ce1">
            <text:p>171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09T06:35:00" table:style-name="ce2">
            <text:p>09/02/2019</text:p>
          </table:table-cell>
          <table:table-cell office:value-type="date" office:date-value="2019-02-10T01:00:00" table:style-name="ce2">
            <text:p>10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3" table:style-name="ce1">
            <text:p>448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289" table:style-name="ce1">
            <text:p>13289</text:p>
          </table:table-cell>
          <table:table-cell office:value-type="float" office:value="172" table:style-name="ce1">
            <text:p>172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2-08T16:50:00" table:style-name="ce2">
            <text:p>08/02/2019</text:p>
          </table:table-cell>
          <table:table-cell office:value-type="date" office:date-value="2019-02-10T23:30:00" table:style-name="ce2">
            <text:p>10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0" table:style-name="ce1">
            <text:p>4482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90" table:style-name="ce1">
            <text:p>13290</text:p>
          </table:table-cell>
          <table:table-cell office:value-type="float" office:value="173" table:style-name="ce1">
            <text:p>173</text:p>
          </table:table-cell>
          <table:table-cell office:value-type="float" office:value="2681" table:style-name="ce1">
            <text:p>268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02-08T13:40:00" table:style-name="ce2">
            <text:p>08/02/2019</text:p>
          </table:table-cell>
          <table:table-cell office:value-type="date" office:date-value="2019-02-09T22:15:00" table:style-name="ce2">
            <text:p>09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5" table:style-name="ce1">
            <text:p>4481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291" table:style-name="ce1">
            <text:p>13291</text:p>
          </table:table-cell>
          <table:table-cell office:value-type="float" office:value="174" table:style-name="ce1">
            <text:p>174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520" table:style-name="ce1">
            <text:p>520</text:p>
          </table:table-cell>
          <table:table-cell office:value-type="float" office:value="3" table:style-name="ce1">
            <text:p>3</text:p>
          </table:table-cell>
          <table:table-cell office:value-type="date" office:date-value="2019-02-08T10:00:00" table:style-name="ce2">
            <text:p>08/02/2019</text:p>
          </table:table-cell>
          <table:table-cell office:value-type="date" office:date-value="2019-02-11T03:10:00" table:style-name="ce2">
            <text:p>11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01" table:style-name="ce1">
            <text:p>4480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292" table:style-name="ce1">
            <text:p>13292</text:p>
          </table:table-cell>
          <table:table-cell office:value-type="float" office:value="175" table:style-name="ce1">
            <text:p>175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08T04:30:00" table:style-name="ce2">
            <text:p>08/02/2019</text:p>
          </table:table-cell>
          <table:table-cell office:value-type="date" office:date-value="2019-02-08T12:50:00" table:style-name="ce2">
            <text:p>08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14" table:style-name="ce1">
            <text:p>4481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93" table:style-name="ce1">
            <text:p>13293</text:p>
          </table:table-cell>
          <table:table-cell office:value-type="float" office:value="176" table:style-name="ce1">
            <text:p>176</text:p>
          </table:table-cell>
          <table:table-cell office:value-type="float" office:value="2770" table:style-name="ce1">
            <text:p>2770</text:p>
          </table:table-cell>
          <table:table-cell office:value-type="float" office:value="76" table:style-name="ce1">
            <text:p>76</text:p>
          </table:table-cell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date" office:date-value="2019-02-10T14:00:00" table:style-name="ce2">
            <text:p>10/02/2019</text:p>
          </table:table-cell>
          <table:table-cell office:value-type="date" office:date-value="2019-02-11T22:00:00" table:style-name="ce2">
            <text:p>11/02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4" table:style-name="ce1">
            <text:p>4482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294" table:style-name="ce1">
            <text:p>13294</text:p>
          </table:table-cell>
          <table:table-cell office:value-type="float" office:value="177" table:style-name="ce1">
            <text:p>177</text:p>
          </table:table-cell>
          <table:table-cell office:value-type="float" office:value="2971" table:style-name="ce1">
            <text:p>2971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1T12:30:00" table:style-name="ce2">
            <text:p>11/02/2019</text:p>
          </table:table-cell>
          <table:table-cell office:value-type="date" office:date-value="2019-02-12T18:15:00" table:style-name="ce2">
            <text:p>12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25" table:style-name="ce1">
            <text:p>448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295" table:style-name="ce1">
            <text:p>13295</text:p>
          </table:table-cell>
          <table:table-cell office:value-type="float" office:value="178" table:style-name="ce1">
            <text:p>17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09T08:15:00" table:style-name="ce2">
            <text:p>09/02/2019</text:p>
          </table:table-cell>
          <table:table-cell office:value-type="date" office:date-value="2019-02-10T04:00:00" table:style-name="ce2">
            <text:p>10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6" table:style-name="ce1">
            <text:p>448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96" table:style-name="ce1">
            <text:p>13296</text:p>
          </table:table-cell>
          <table:table-cell office:value-type="float" office:value="179" table:style-name="ce1">
            <text:p>179</text:p>
          </table:table-cell>
          <table:table-cell office:value-type="float" office:value="1031" table:style-name="ce1">
            <text:p>103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2-11T14:30:00" table:style-name="ce2">
            <text:p>11/02/2019</text:p>
          </table:table-cell>
          <table:table-cell office:value-type="date" office:date-value="2019-02-19T21:30:00" table:style-name="ce2">
            <text:p>19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9" table:style-name="ce1">
            <text:p>448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97" table:style-name="ce1">
            <text:p>13297</text:p>
          </table:table-cell>
          <table:table-cell office:value-type="float" office:value="180" table:style-name="ce1">
            <text:p>180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2-11T15:00:00" table:style-name="ce2">
            <text:p>11/02/2019</text:p>
          </table:table-cell>
          <table:table-cell office:value-type="date" office:date-value="2019-02-12T18:40:00" table:style-name="ce2">
            <text:p>1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8" table:style-name="ce1">
            <text:p>4482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298" table:style-name="ce1">
            <text:p>13298</text:p>
          </table:table-cell>
          <table:table-cell office:value-type="float" office:value="181" table:style-name="ce1">
            <text:p>181</text:p>
          </table:table-cell>
          <table:table-cell office:value-type="float" office:value="1423" table:style-name="ce1">
            <text:p>142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11T14:30:00" table:style-name="ce2">
            <text:p>11/02/2019</text:p>
          </table:table-cell>
          <table:table-cell office:value-type="date" office:date-value="2019-02-19T21:30:00" table:style-name="ce2">
            <text:p>19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0" table:style-name="ce1">
            <text:p>448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299" table:style-name="ce1">
            <text:p>13299</text:p>
          </table:table-cell>
          <table:table-cell office:value-type="float" office:value="182" table:style-name="ce1">
            <text:p>182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11T10:40:00" table:style-name="ce2">
            <text:p>11/02/2019</text:p>
          </table:table-cell>
          <table:table-cell office:value-type="date" office:date-value="2019-02-12T04:00:00" table:style-name="ce2">
            <text:p>12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27" table:style-name="ce1">
            <text:p>4482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float" office:value="183" table:style-name="ce1">
            <text:p>183</text:p>
          </table:table-cell>
          <table:table-cell office:value-type="float" office:value="2111" table:style-name="ce1">
            <text:p>21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2T21:20:00" table:style-name="ce2">
            <text:p>12/02/2019</text:p>
          </table:table-cell>
          <table:table-cell office:value-type="date" office:date-value="2019-02-15T01:45:00" table:style-name="ce2">
            <text:p>15/02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6" table:style-name="ce1">
            <text:p>4483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01" table:style-name="ce1">
            <text:p>13301</text:p>
          </table:table-cell>
          <table:table-cell office:value-type="float" office:value="184" table:style-name="ce1">
            <text:p>184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1T16:20:00" table:style-name="ce2">
            <text:p>11/02/2019</text:p>
          </table:table-cell>
          <table:table-cell office:value-type="date" office:date-value="2019-02-14T07:20:00" table:style-name="ce2">
            <text:p>14/02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31" table:style-name="ce1">
            <text:p>448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02" table:style-name="ce1">
            <text:p>13302</text:p>
          </table:table-cell>
          <table:table-cell office:value-type="float" office:value="185" table:style-name="ce1">
            <text:p>185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2-11T22:40:00" table:style-name="ce2">
            <text:p>11/02/2019</text:p>
          </table:table-cell>
          <table:table-cell office:value-type="date" office:date-value="2019-02-13T00:40:00" table:style-name="ce2">
            <text:p>13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3" table:style-name="ce1">
            <text:p>448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float" office:value="186" table:style-name="ce1">
            <text:p>18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9-02-11T16:00:00" table:style-name="ce2">
            <text:p>11/02/2019</text:p>
          </table:table-cell>
          <table:table-cell office:value-type="date" office:date-value="2019-02-12T05:40:00" table:style-name="ce2">
            <text:p>12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2" table:style-name="ce1">
            <text:p>4483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04" table:style-name="ce1">
            <text:p>13304</text:p>
          </table:table-cell>
          <table:table-cell office:value-type="float" office:value="187" table:style-name="ce1">
            <text:p>187</text:p>
          </table:table-cell>
          <table:table-cell office:value-type="float" office:value="2972" table:style-name="ce1">
            <text:p>2972</text:p>
          </table:table-cell>
          <table:table-cell office:value-type="float" office:value="139" table:style-name="ce1">
            <text:p>139</text:p>
          </table:table-cell>
          <table:table-cell office:value-type="float" office:value="454" table:style-name="ce1">
            <text:p>454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2T21:45:00" table:style-name="ce2">
            <text:p>12/02/2019</text:p>
          </table:table-cell>
          <table:table-cell office:value-type="date" office:date-value="2019-02-14T03:20:00" table:style-name="ce2">
            <text:p>14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35" table:style-name="ce1">
            <text:p>448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05" table:style-name="ce1">
            <text:p>13305</text:p>
          </table:table-cell>
          <table:table-cell office:value-type="float" office:value="188" table:style-name="ce1">
            <text:p>188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2-14T17:00:00" table:style-name="ce2">
            <text:p>14/02/2019</text:p>
          </table:table-cell>
          <table:table-cell office:value-type="date" office:date-value="2019-02-18T14:00:00" table:style-name="ce2">
            <text:p>18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3" table:style-name="ce1">
            <text:p>4484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06" table:style-name="ce1">
            <text:p>13306</text:p>
          </table:table-cell>
          <table:table-cell office:value-type="float" office:value="189" table:style-name="ce1">
            <text:p>189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501" table:style-name="ce1">
            <text:p>501</text:p>
          </table:table-cell>
          <table:table-cell office:value-type="float" office:value="473" table:style-name="ce1">
            <text:p>473</text:p>
          </table:table-cell>
          <table:table-cell office:value-type="date" office:date-value="2019-02-13T15:15:00" table:style-name="ce2">
            <text:p>13/02/2019</text:p>
          </table:table-cell>
          <table:table-cell office:value-type="date" office:date-value="2019-02-14T18:00:00" table:style-name="ce2">
            <text:p>14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8" table:style-name="ce1">
            <text:p>4483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07" table:style-name="ce1">
            <text:p>13307</text:p>
          </table:table-cell>
          <table:table-cell office:value-type="float" office:value="190" table:style-name="ce1">
            <text:p>190</text:p>
          </table:table-cell>
          <table:table-cell office:value-type="float" office:value="261" table:style-name="ce1">
            <text:p>261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14T17:25:00" table:style-name="ce2">
            <text:p>14/02/2019</text:p>
          </table:table-cell>
          <table:table-cell office:value-type="date" office:date-value="2019-02-23T17:00:00" table:style-name="ce2">
            <text:p>23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5" table:style-name="ce1">
            <text:p>448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08" table:style-name="ce1">
            <text:p>13308</text:p>
          </table:table-cell>
          <table:table-cell office:value-type="float" office:value="191" table:style-name="ce1">
            <text:p>191</text:p>
          </table:table-cell>
          <table:table-cell office:value-type="float" office:value="2906" table:style-name="ce1">
            <text:p>2906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14T17:25:00" table:style-name="ce2">
            <text:p>14/02/2019</text:p>
          </table:table-cell>
          <table:table-cell office:value-type="date" office:date-value="2019-02-23T17:00:00" table:style-name="ce2">
            <text:p>23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6" table:style-name="ce1">
            <text:p>448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09" table:style-name="ce1">
            <text:p>13309</text:p>
          </table:table-cell>
          <table:table-cell office:value-type="float" office:value="192" table:style-name="ce1">
            <text:p>192</text:p>
          </table:table-cell>
          <table:table-cell office:value-type="float" office:value="2973" table:style-name="ce1">
            <text:p>2973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48" table:style-name="ce1">
            <text:p>48</text:p>
          </table:table-cell>
          <table:table-cell office:value-type="date" office:date-value="2019-02-12T23:55:00" table:style-name="ce2">
            <text:p>12/02/2019</text:p>
          </table:table-cell>
          <table:table-cell office:value-type="date" office:date-value="2019-02-17T22:30:00" table:style-name="ce2">
            <text:p>17/02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34" table:style-name="ce1">
            <text:p>4483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10" table:style-name="ce1">
            <text:p>13310</text:p>
          </table:table-cell>
          <table:table-cell office:value-type="float" office:value="193" table:style-name="ce1">
            <text:p>193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2-13T21:00:00" table:style-name="ce2">
            <text:p>13/02/2019</text:p>
          </table:table-cell>
          <table:table-cell office:value-type="date" office:date-value="2019-02-15T06:20:00" table:style-name="ce2">
            <text:p>15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37" table:style-name="ce1">
            <text:p>4483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11" table:style-name="ce1">
            <text:p>13311</text:p>
          </table:table-cell>
          <table:table-cell office:value-type="float" office:value="194" table:style-name="ce1">
            <text:p>194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date" office:date-value="2019-02-14T21:40:00" table:style-name="ce2">
            <text:p>14/02/2019</text:p>
          </table:table-cell>
          <table:table-cell office:value-type="date" office:date-value="2019-02-17T03:30:00" table:style-name="ce2">
            <text:p>17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4" table:style-name="ce1">
            <text:p>4484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12" table:style-name="ce1">
            <text:p>13312</text:p>
          </table:table-cell>
          <table:table-cell office:value-type="float" office:value="195" table:style-name="ce1">
            <text:p>195</text:p>
          </table:table-cell>
          <table:table-cell office:value-type="float" office:value="2133" table:style-name="ce1">
            <text:p>2133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4T06:30:00" table:style-name="ce2">
            <text:p>14/02/2019</text:p>
          </table:table-cell>
          <table:table-cell office:value-type="date" office:date-value="2019-02-14T19:00:00" table:style-name="ce2">
            <text:p>14/02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39" table:style-name="ce1">
            <text:p>4483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13" table:style-name="ce1">
            <text:p>13313</text:p>
          </table:table-cell>
          <table:table-cell office:value-type="float" office:value="196" table:style-name="ce1">
            <text:p>196</text:p>
          </table:table-cell>
          <table:table-cell office:value-type="float" office:value="2134" table:style-name="ce1">
            <text:p>2134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4T06:30:00" table:style-name="ce2">
            <text:p>14/02/2019</text:p>
          </table:table-cell>
          <table:table-cell office:value-type="date" office:date-value="2019-02-14T19:00:00" table:style-name="ce2">
            <text:p>14/02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40" table:style-name="ce1">
            <text:p>448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14" table:style-name="ce1">
            <text:p>13314</text:p>
          </table:table-cell>
          <table:table-cell office:value-type="float" office:value="197" table:style-name="ce1">
            <text:p>19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4T11:30:00" table:style-name="ce2">
            <text:p>14/02/2019</text:p>
          </table:table-cell>
          <table:table-cell office:value-type="date" office:date-value="2019-02-15T08:00:00" table:style-name="ce2">
            <text:p>15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2" table:style-name="ce1">
            <text:p>4484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15" table:style-name="ce1">
            <text:p>13315</text:p>
          </table:table-cell>
          <table:table-cell office:value-type="float" office:value="198" table:style-name="ce1">
            <text:p>19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3T07:30:00" table:style-name="ce2">
            <text:p>13/02/2019</text:p>
          </table:table-cell>
          <table:table-cell office:value-type="date" office:date-value="2019-02-13T21:35:00" table:style-name="ce2">
            <text:p>13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1" table:style-name="ce1">
            <text:p>4484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16" table:style-name="ce1">
            <text:p>13316</text:p>
          </table:table-cell>
          <table:table-cell office:value-type="float" office:value="199" table:style-name="ce1">
            <text:p>199</text:p>
          </table:table-cell>
          <table:table-cell office:value-type="float" office:value="2720" table:style-name="ce1">
            <text:p>2720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5T01:30:00" table:style-name="ce2">
            <text:p>15/02/2019</text:p>
          </table:table-cell>
          <table:table-cell office:value-type="date" office:date-value="2019-02-16T03:20:00" table:style-name="ce2">
            <text:p>16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47" table:style-name="ce1">
            <text:p>4484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17" table:style-name="ce1">
            <text:p>13317</text:p>
          </table:table-cell>
          <table:table-cell office:value-type="float" office:value="200" table:style-name="ce1">
            <text:p>200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date" office:date-value="2019-02-15T15:00:00" table:style-name="ce2">
            <text:p>15/02/2019</text:p>
          </table:table-cell>
          <table:table-cell office:value-type="date" office:date-value="2019-02-17T03:00:00" table:style-name="ce2">
            <text:p>17/02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4" table:style-name="ce1">
            <text:p>4484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18" table:style-name="ce1">
            <text:p>13318</text:p>
          </table:table-cell>
          <table:table-cell office:value-type="float" office:value="201" table:style-name="ce1">
            <text:p>201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date" office:date-value="2019-02-16T11:25:00" table:style-name="ce2">
            <text:p>16/02/2019</text:p>
          </table:table-cell>
          <table:table-cell office:value-type="date" office:date-value="2019-02-17T23:00:00" table:style-name="ce2">
            <text:p>17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5" table:style-name="ce1">
            <text:p>4485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19" table:style-name="ce1">
            <text:p>13319</text:p>
          </table:table-cell>
          <table:table-cell office:value-type="float" office:value="202" table:style-name="ce1">
            <text:p>202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64" table:style-name="ce1">
            <text:p>464</text:p>
          </table:table-cell>
          <table:table-cell office:value-type="date" office:date-value="2019-02-18T01:25:00" table:style-name="ce2">
            <text:p>18/02/2019</text:p>
          </table:table-cell>
          <table:table-cell office:value-type="date" office:date-value="2019-02-20T20:45:00" table:style-name="ce2">
            <text:p>20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7" table:style-name="ce1">
            <text:p>4485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20" table:style-name="ce1">
            <text:p>13320</text:p>
          </table:table-cell>
          <table:table-cell office:value-type="float" office:value="203" table:style-name="ce1">
            <text:p>203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6T10:50:00" table:style-name="ce2">
            <text:p>16/02/2019</text:p>
          </table:table-cell>
          <table:table-cell office:value-type="date" office:date-value="2019-02-17T05:50:00" table:style-name="ce2">
            <text:p>17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2" table:style-name="ce1">
            <text:p>4485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21" table:style-name="ce1">
            <text:p>13321</text:p>
          </table:table-cell>
          <table:table-cell office:value-type="float" office:value="204" table:style-name="ce1">
            <text:p>204</text:p>
          </table:table-cell>
          <table:table-cell office:value-type="float" office:value="2957" table:style-name="ce1">
            <text:p>295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6T14:10:00" table:style-name="ce2">
            <text:p>16/02/2019</text:p>
          </table:table-cell>
          <table:table-cell office:value-type="date" office:date-value="2019-02-17T06:30:00" table:style-name="ce2">
            <text:p>17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50" table:style-name="ce1">
            <text:p>4485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22" table:style-name="ce1">
            <text:p>13322</text:p>
          </table:table-cell>
          <table:table-cell office:value-type="float" office:value="205" table:style-name="ce1">
            <text:p>205</text:p>
          </table:table-cell>
          <table:table-cell office:value-type="float" office:value="2974" table:style-name="ce1">
            <text:p>2974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323" table:style-name="ce1">
            <text:p>13323</text:p>
          </table:table-cell>
          <table:table-cell office:value-type="float" office:value="206" table:style-name="ce1">
            <text:p>206</text:p>
          </table:table-cell>
          <table:table-cell office:value-type="float" office:value="2810" table:style-name="ce1">
            <text:p>2810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2-19T15:25:00" table:style-name="ce2">
            <text:p>19/02/2019</text:p>
          </table:table-cell>
          <table:table-cell office:value-type="date" office:date-value="2019-02-20T23:20:00" table:style-name="ce2">
            <text:p>20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60" table:style-name="ce1">
            <text:p>4486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24" table:style-name="ce1">
            <text:p>13324</text:p>
          </table:table-cell>
          <table:table-cell office:value-type="float" office:value="207" table:style-name="ce1">
            <text:p>207</text:p>
          </table:table-cell>
          <table:table-cell office:value-type="float" office:value="2863" table:style-name="ce1">
            <text:p>2863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18T03:30:00" table:style-name="ce2">
            <text:p>18/02/2019</text:p>
          </table:table-cell>
          <table:table-cell office:value-type="date" office:date-value="2019-02-19T11:40:00" table:style-name="ce2">
            <text:p>19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49" table:style-name="ce1">
            <text:p>4484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25" table:style-name="ce1">
            <text:p>13325</text:p>
          </table:table-cell>
          <table:table-cell office:value-type="float" office:value="208" table:style-name="ce1">
            <text:p>208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15T13:00:00" table:style-name="ce2">
            <text:p>15/02/2019</text:p>
          </table:table-cell>
          <table:table-cell office:value-type="date" office:date-value="2019-02-16T15:50:00" table:style-name="ce2">
            <text:p>16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48" table:style-name="ce1">
            <text:p>4484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26" table:style-name="ce1">
            <text:p>13326</text:p>
          </table:table-cell>
          <table:table-cell office:value-type="float" office:value="209" table:style-name="ce1">
            <text:p>209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5T13:30:00" table:style-name="ce2">
            <text:p>15/02/2019</text:p>
          </table:table-cell>
          <table:table-cell office:value-type="date" office:date-value="2019-02-16T08:20:00" table:style-name="ce2">
            <text:p>16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1" table:style-name="ce1">
            <text:p>4485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27" table:style-name="ce1">
            <text:p>13327</text:p>
          </table:table-cell>
          <table:table-cell office:value-type="float" office:value="210" table:style-name="ce1">
            <text:p>210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2-19T12:10:00" table:style-name="ce2">
            <text:p>19/02/2019</text:p>
          </table:table-cell>
          <table:table-cell office:value-type="date" office:date-value="2019-02-21T01:00:00" table:style-name="ce2">
            <text:p>21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6" table:style-name="ce1">
            <text:p>4485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28" table:style-name="ce1">
            <text:p>13328</text:p>
          </table:table-cell>
          <table:table-cell office:value-type="float" office:value="211" table:style-name="ce1">
            <text:p>211</text:p>
          </table:table-cell>
          <table:table-cell office:value-type="float" office:value="2975" table:style-name="ce1">
            <text:p>2975</text:p>
          </table:table-cell>
          <table:table-cell office:value-type="float" office:value="107" table:style-name="ce1">
            <text:p>107</text:p>
          </table:table-cell>
          <table:table-cell office:value-type="float" office:value="515" table:style-name="ce1">
            <text:p>515</text:p>
          </table:table-cell>
          <table:table-cell office:value-type="float" office:value="516" table:style-name="ce1">
            <text:p>516</text:p>
          </table:table-cell>
          <table:table-cell office:value-type="date" office:date-value="2019-02-20T06:10:00" table:style-name="ce2">
            <text:p>20/02/2019</text:p>
          </table:table-cell>
          <table:table-cell office:value-type="date" office:date-value="2019-02-22T20:00:00" table:style-name="ce2">
            <text:p>22/02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62" table:style-name="ce1">
            <text:p>4486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29" table:style-name="ce1">
            <text:p>13329</text:p>
          </table:table-cell>
          <table:table-cell office:value-type="float" office:value="212" table:style-name="ce1">
            <text:p>212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19T03:15:00" table:style-name="ce2">
            <text:p>19/02/2019</text:p>
          </table:table-cell>
          <table:table-cell office:value-type="date" office:date-value="2019-02-19T17:40:00" table:style-name="ce2">
            <text:p>19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4" table:style-name="ce1">
            <text:p>4485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30" table:style-name="ce1">
            <text:p>13330</text:p>
          </table:table-cell>
          <table:table-cell office:value-type="float" office:value="213" table:style-name="ce1">
            <text:p>213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19T17:00:00" table:style-name="ce2">
            <text:p>19/02/2019</text:p>
          </table:table-cell>
          <table:table-cell office:value-type="date" office:date-value="2019-02-21T09:20:00" table:style-name="ce2">
            <text:p>21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8" table:style-name="ce1">
            <text:p>4485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31" table:style-name="ce1">
            <text:p>13331</text:p>
          </table:table-cell>
          <table:table-cell office:value-type="float" office:value="214" table:style-name="ce1">
            <text:p>214</text:p>
          </table:table-cell>
          <table:table-cell office:value-type="float" office:value="2579" table:style-name="ce1">
            <text:p>257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19T17:00:00" table:style-name="ce2">
            <text:p>19/02/2019</text:p>
          </table:table-cell>
          <table:table-cell office:value-type="date" office:date-value="2019-02-21T09:20:00" table:style-name="ce2">
            <text:p>21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59" table:style-name="ce1">
            <text:p>4485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32" table:style-name="ce1">
            <text:p>13332</text:p>
          </table:table-cell>
          <table:table-cell office:value-type="float" office:value="215" table:style-name="ce1">
            <text:p>215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2-21T03:35:00" table:style-name="ce2">
            <text:p>21/02/2019</text:p>
          </table:table-cell>
          <table:table-cell office:value-type="date" office:date-value="2019-02-22T01:00:00" table:style-name="ce2">
            <text:p>2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5" table:style-name="ce1">
            <text:p>4486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33" table:style-name="ce1">
            <text:p>13333</text:p>
          </table:table-cell>
          <table:table-cell office:value-type="float" office:value="216" table:style-name="ce1">
            <text:p>216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21T11:40:00" table:style-name="ce2">
            <text:p>21/02/2019</text:p>
          </table:table-cell>
          <table:table-cell office:value-type="date" office:date-value="2019-02-22T09:10:00" table:style-name="ce2">
            <text:p>22/02/201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8" table:style-name="ce1">
            <text:p>448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34" table:style-name="ce1">
            <text:p>13334</text:p>
          </table:table-cell>
          <table:table-cell office:value-type="float" office:value="217" table:style-name="ce1">
            <text:p>217</text:p>
          </table:table-cell>
          <table:table-cell office:value-type="float" office:value="2550" table:style-name="ce1">
            <text:p>2550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21T19:30:00" table:style-name="ce2">
            <text:p>21/02/2019</text:p>
          </table:table-cell>
          <table:table-cell office:value-type="date" office:date-value="2019-02-22T12:00:00" table:style-name="ce2">
            <text:p>22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70" table:style-name="ce1">
            <text:p>4487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35" table:style-name="ce1">
            <text:p>13335</text:p>
          </table:table-cell>
          <table:table-cell office:value-type="float" office:value="218" table:style-name="ce1">
            <text:p>218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0T13:40:00" table:style-name="ce2">
            <text:p>20/02/2019</text:p>
          </table:table-cell>
          <table:table-cell office:value-type="date" office:date-value="2019-02-21T09:55:00" table:style-name="ce2">
            <text:p>21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3" table:style-name="ce1">
            <text:p>4486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36" table:style-name="ce1">
            <text:p>13336</text:p>
          </table:table-cell>
          <table:table-cell office:value-type="float" office:value="219" table:style-name="ce1">
            <text:p>219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0T13:45:00" table:style-name="ce2">
            <text:p>20/02/2019</text:p>
          </table:table-cell>
          <table:table-cell office:value-type="date" office:date-value="2019-02-21T09:55:00" table:style-name="ce2">
            <text:p>21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4" table:style-name="ce1">
            <text:p>4486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37" table:style-name="ce1">
            <text:p>13337</text:p>
          </table:table-cell>
          <table:table-cell office:value-type="float" office:value="220" table:style-name="ce1">
            <text:p>220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338" table:style-name="ce1">
            <text:p>13338</text:p>
          </table:table-cell>
          <table:table-cell office:value-type="float" office:value="221" table:style-name="ce1">
            <text:p>221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514" table:style-name="ce1">
            <text:p>514</text:p>
          </table:table-cell>
          <table:table-cell office:value-type="float" office:value="464" table:style-name="ce1">
            <text:p>464</text:p>
          </table:table-cell>
          <table:table-cell office:value-type="date" office:date-value="2019-02-21T14:40:00" table:style-name="ce2">
            <text:p>21/02/2019</text:p>
          </table:table-cell>
          <table:table-cell office:value-type="date" office:date-value="2019-02-26T07:45:00" table:style-name="ce2">
            <text:p>26/02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9" table:style-name="ce1">
            <text:p>4486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39" table:style-name="ce1">
            <text:p>13339</text:p>
          </table:table-cell>
          <table:table-cell office:value-type="float" office:value="222" table:style-name="ce1">
            <text:p>222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1T14:50:00" table:style-name="ce2">
            <text:p>21/02/2019</text:p>
          </table:table-cell>
          <table:table-cell office:value-type="date" office:date-value="2019-02-22T22:00:00" table:style-name="ce2">
            <text:p>2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6" table:style-name="ce1">
            <text:p>4486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40" table:style-name="ce1">
            <text:p>13340</text:p>
          </table:table-cell>
          <table:table-cell office:value-type="float" office:value="223" table:style-name="ce1">
            <text:p>223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1T14:50:00" table:style-name="ce2">
            <text:p>21/02/2019</text:p>
          </table:table-cell>
          <table:table-cell office:value-type="date" office:date-value="2019-02-22T22:00:00" table:style-name="ce2">
            <text:p>22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7" table:style-name="ce1">
            <text:p>4486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41" table:style-name="ce1">
            <text:p>13341</text:p>
          </table:table-cell>
          <table:table-cell office:value-type="float" office:value="224" table:style-name="ce1">
            <text:p>224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9-02-20T14:40:00" table:style-name="ce2">
            <text:p>20/02/2019</text:p>
          </table:table-cell>
          <table:table-cell office:value-type="date" office:date-value="2019-02-21T05:30:00" table:style-name="ce2">
            <text:p>21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61" table:style-name="ce1">
            <text:p>4486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42" table:style-name="ce1">
            <text:p>13342</text:p>
          </table:table-cell>
          <table:table-cell office:value-type="float" office:value="225" table:style-name="ce1">
            <text:p>225</text:p>
          </table:table-cell>
          <table:table-cell office:value-type="float" office:value="2818" table:style-name="ce1">
            <text:p>2818</text:p>
          </table:table-cell>
          <table:table-cell office:value-type="float" office:value="16" table:style-name="ce1">
            <text:p>16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date" office:date-value="2019-02-18T09:30:00" table:style-name="ce2">
            <text:p>18/02/2019</text:p>
          </table:table-cell>
          <table:table-cell office:value-type="date" office:date-value="2019-02-20T03:20:00" table:style-name="ce2">
            <text:p>20/02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53" table:style-name="ce1">
            <text:p>4485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43" table:style-name="ce1">
            <text:p>13343</text:p>
          </table:table-cell>
          <table:table-cell office:value-type="float" office:value="226" table:style-name="ce1">
            <text:p>226</text:p>
          </table:table-cell>
          <table:table-cell office:value-type="float" office:value="2707" table:style-name="ce1">
            <text:p>2707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22T18:00:00" table:style-name="ce2">
            <text:p>22/02/2019</text:p>
          </table:table-cell>
          <table:table-cell office:value-type="date" office:date-value="2019-02-23T15:10:00" table:style-name="ce2">
            <text:p>23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71" table:style-name="ce1">
            <text:p>4487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44" table:style-name="ce1">
            <text:p>13344</text:p>
          </table:table-cell>
          <table:table-cell office:value-type="float" office:value="227" table:style-name="ce1">
            <text:p>227</text:p>
          </table:table-cell>
          <table:table-cell office:value-type="float" office:value="2288" table:style-name="ce1">
            <text:p>2288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2T13:50:00" table:style-name="ce2">
            <text:p>22/02/2019</text:p>
          </table:table-cell>
          <table:table-cell office:value-type="date" office:date-value="2019-02-26T03:45:00" table:style-name="ce2">
            <text:p>26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72" table:style-name="ce1">
            <text:p>4487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45" table:style-name="ce1">
            <text:p>13345</text:p>
          </table:table-cell>
          <table:table-cell office:value-type="float" office:value="228" table:style-name="ce1">
            <text:p>228</text:p>
          </table:table-cell>
          <table:table-cell office:value-type="float" office:value="2976" table:style-name="ce1">
            <text:p>2976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103" table:style-name="ce1">
            <text:p>103</text:p>
          </table:table-cell>
          <table:table-cell office:value-type="date" office:date-value="2019-02-22T21:50:00" table:style-name="ce2">
            <text:p>22/02/2019</text:p>
          </table:table-cell>
          <table:table-cell office:value-type="date" office:date-value="2019-02-24T01:25:00" table:style-name="ce2">
            <text:p>24/02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73" table:style-name="ce1">
            <text:p>4487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46" table:style-name="ce1">
            <text:p>13346</text:p>
          </table:table-cell>
          <table:table-cell office:value-type="float" office:value="229" table:style-name="ce1">
            <text:p>229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date" office:date-value="2019-02-22T18:15:00" table:style-name="ce2">
            <text:p>22/02/2019</text:p>
          </table:table-cell>
          <table:table-cell office:value-type="date" office:date-value="2019-02-24T15:50:00" table:style-name="ce2">
            <text:p>24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74" table:style-name="ce1">
            <text:p>4487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47" table:style-name="ce1">
            <text:p>13347</text:p>
          </table:table-cell>
          <table:table-cell office:value-type="float" office:value="230" table:style-name="ce1">
            <text:p>230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2-22T16:15:00" table:style-name="ce2">
            <text:p>22/02/2019</text:p>
          </table:table-cell>
          <table:table-cell office:value-type="date" office:date-value="2019-02-24T01:45:00" table:style-name="ce2">
            <text:p>24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75" table:style-name="ce1">
            <text:p>4487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48" table:style-name="ce1">
            <text:p>13348</text:p>
          </table:table-cell>
          <table:table-cell office:value-type="float" office:value="231" table:style-name="ce1">
            <text:p>23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2-22T15:15:00" table:style-name="ce2">
            <text:p>22/02/2019</text:p>
          </table:table-cell>
          <table:table-cell office:value-type="date" office:date-value="2019-02-23T04:50:00" table:style-name="ce2">
            <text:p>23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76" table:style-name="ce1">
            <text:p>4487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50" table:style-name="ce1">
            <text:p>13350</text:p>
          </table:table-cell>
          <table:table-cell office:value-type="float" office:value="232" table:style-name="ce1">
            <text:p>232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date" office:date-value="2019-02-24T22:25:00" table:style-name="ce2">
            <text:p>24/02/2019</text:p>
          </table:table-cell>
          <table:table-cell office:value-type="date" office:date-value="2019-03-04T15:00:00" table:style-name="ce2">
            <text:p>04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0" table:style-name="ce1">
            <text:p>4488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51" table:style-name="ce1">
            <text:p>13351</text:p>
          </table:table-cell>
          <table:table-cell office:value-type="float" office:value="233" table:style-name="ce1">
            <text:p>233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date" office:date-value="2019-02-24T22:25:00" table:style-name="ce2">
            <text:p>24/02/2019</text:p>
          </table:table-cell>
          <table:table-cell office:value-type="date" office:date-value="2019-03-04T15:00:00" table:style-name="ce2">
            <text:p>04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0" table:style-name="ce1">
            <text:p>4488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52" table:style-name="ce1">
            <text:p>13352</text:p>
          </table:table-cell>
          <table:table-cell office:value-type="float" office:value="234" table:style-name="ce1">
            <text:p>234</text:p>
          </table:table-cell>
          <table:table-cell office:value-type="float" office:value="2974" table:style-name="ce1">
            <text:p>2974</text:p>
          </table:table-cell>
          <table:table-cell office:value-type="float" office:value="131" table:style-name="ce1">
            <text:p>131</text:p>
          </table:table-cell>
          <table:table-cell office:value-type="float" office:value="364" table:style-name="ce1">
            <text:p>364</text:p>
          </table:table-cell>
          <table:table-cell office:value-type="float" office:value="207" table:style-name="ce1">
            <text:p>207</text:p>
          </table:table-cell>
          <table:table-cell office:value-type="date" office:date-value="2019-02-24T10:10:00" table:style-name="ce2">
            <text:p>24/02/2019</text:p>
          </table:table-cell>
          <table:table-cell office:value-type="date" office:date-value="2019-02-28T02:00:00" table:style-name="ce2">
            <text:p>28/02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79" table:style-name="ce1">
            <text:p>4487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53" table:style-name="ce1">
            <text:p>13353</text:p>
          </table:table-cell>
          <table:table-cell office:value-type="float" office:value="235" table:style-name="ce1">
            <text:p>235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354" table:style-name="ce1">
            <text:p>13354</text:p>
          </table:table-cell>
          <table:table-cell office:value-type="float" office:value="236" table:style-name="ce1">
            <text:p>236</text:p>
          </table:table-cell>
          <table:table-cell office:value-type="float" office:value="2814" table:style-name="ce1">
            <text:p>2814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2-25T08:50:00" table:style-name="ce2">
            <text:p>25/02/2019</text:p>
          </table:table-cell>
          <table:table-cell office:value-type="date" office:date-value="2019-02-26T11:25:00" table:style-name="ce2">
            <text:p>26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82" table:style-name="ce1">
            <text:p>4488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55" table:style-name="ce1">
            <text:p>13355</text:p>
          </table:table-cell>
          <table:table-cell office:value-type="float" office:value="237" table:style-name="ce1">
            <text:p>237</text:p>
          </table:table-cell>
          <table:table-cell office:value-type="float" office:value="2335" table:style-name="ce1">
            <text:p>2335</text:p>
          </table:table-cell>
          <table:table-cell office:value-type="float" office:value="78" table:style-name="ce1">
            <text:p>78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date" office:date-value="2019-02-24T00:30:00" table:style-name="ce2">
            <text:p>24/02/2019</text:p>
          </table:table-cell>
          <table:table-cell office:value-type="date" office:date-value="2019-02-25T03:20:00" table:style-name="ce2">
            <text:p>25/02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78" table:style-name="ce1">
            <text:p>4487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56" table:style-name="ce1">
            <text:p>13356</text:p>
          </table:table-cell>
          <table:table-cell office:value-type="float" office:value="238" table:style-name="ce1">
            <text:p>238</text:p>
          </table:table-cell>
          <table:table-cell office:value-type="float" office:value="2977" table:style-name="ce1">
            <text:p>2977</text:p>
          </table:table-cell>
          <table:table-cell office:value-type="float" office:value="16" table:style-name="ce1">
            <text:p>16</text:p>
          </table:table-cell>
          <table:table-cell office:value-type="float" office:value="374" table:style-name="ce1">
            <text:p>374</text:p>
          </table:table-cell>
          <table:table-cell office:value-type="float" office:value="42" table:style-name="ce1">
            <text:p>42</text:p>
          </table:table-cell>
          <table:table-cell office:value-type="date" office:date-value="2019-02-26T09:30:00" table:style-name="ce2">
            <text:p>26/02/2019</text:p>
          </table:table-cell>
          <table:table-cell office:value-type="date" office:date-value="2019-03-02T09:45:00" table:style-name="ce2">
            <text:p>02/03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84" table:style-name="ce1">
            <text:p>4488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57" table:style-name="ce1">
            <text:p>13357</text:p>
          </table:table-cell>
          <table:table-cell office:value-type="float" office:value="239" table:style-name="ce1">
            <text:p>239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23T08:20:00" table:style-name="ce2">
            <text:p>23/02/2019</text:p>
          </table:table-cell>
          <table:table-cell office:value-type="date" office:date-value="2019-02-23T21:10:00" table:style-name="ce2">
            <text:p>23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77" table:style-name="ce1">
            <text:p>4487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float" office:value="240" table:style-name="ce1">
            <text:p>240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2-24T23:40:00" table:style-name="ce2">
            <text:p>24/02/2019</text:p>
          </table:table-cell>
          <table:table-cell office:value-type="date" office:date-value="2019-02-26T09:45:00" table:style-name="ce2">
            <text:p>26/02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1" table:style-name="ce1">
            <text:p>4488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59" table:style-name="ce1">
            <text:p>13359</text:p>
          </table:table-cell>
          <table:table-cell office:value-type="float" office:value="241" table:style-name="ce1">
            <text:p>241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2-26T12:00:00" table:style-name="ce2">
            <text:p>26/02/2019</text:p>
          </table:table-cell>
          <table:table-cell office:value-type="date" office:date-value="2019-03-01T12:20:00" table:style-name="ce2">
            <text:p>01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5" table:style-name="ce1">
            <text:p>4488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60" table:style-name="ce1">
            <text:p>13360</text:p>
          </table:table-cell>
          <table:table-cell office:value-type="float" office:value="242" table:style-name="ce1">
            <text:p>242</text:p>
          </table:table-cell>
          <table:table-cell office:value-type="float" office:value="678" table:style-name="ce1">
            <text:p>67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2-26T17:20:00" table:style-name="ce2">
            <text:p>26/02/2019</text:p>
          </table:table-cell>
          <table:table-cell office:value-type="date" office:date-value="2019-02-28T02:45:00" table:style-name="ce2">
            <text:p>28/02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886" table:style-name="ce1">
            <text:p>4488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61" table:style-name="ce1">
            <text:p>13361</text:p>
          </table:table-cell>
          <table:table-cell office:value-type="float" office:value="243" table:style-name="ce1">
            <text:p>243</text:p>
          </table:table-cell>
          <table:table-cell office:value-type="float" office:value="2165" table:style-name="ce1">
            <text:p>216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28" table:style-name="ce1">
            <text:p>328</text:p>
          </table:table-cell>
          <table:table-cell office:value-type="date" office:date-value="2019-02-27T03:00:00" table:style-name="ce2">
            <text:p>27/02/2019</text:p>
          </table:table-cell>
          <table:table-cell office:value-type="date" office:date-value="2019-02-28T14:25:00" table:style-name="ce2">
            <text:p>28/02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8" table:style-name="ce1">
            <text:p>4488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62" table:style-name="ce1">
            <text:p>13362</text:p>
          </table:table-cell>
          <table:table-cell office:value-type="float" office:value="244" table:style-name="ce1">
            <text:p>244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26T00:50:00" table:style-name="ce2">
            <text:p>26/02/2019</text:p>
          </table:table-cell>
          <table:table-cell office:value-type="date" office:date-value="2019-02-26T21:05:00" table:style-name="ce2">
            <text:p>26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3" table:style-name="ce1">
            <text:p>4488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63" table:style-name="ce1">
            <text:p>13363</text:p>
          </table:table-cell>
          <table:table-cell office:value-type="float" office:value="245" table:style-name="ce1">
            <text:p>245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2-26T19:40:00" table:style-name="ce2">
            <text:p>26/02/2019</text:p>
          </table:table-cell>
          <table:table-cell office:value-type="date" office:date-value="2019-02-27T17:30:00" table:style-name="ce2">
            <text:p>27/02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7" table:style-name="ce1">
            <text:p>4488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64" table:style-name="ce1">
            <text:p>13364</text:p>
          </table:table-cell>
          <table:table-cell office:value-type="float" office:value="246" table:style-name="ce1">
            <text:p>246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2-27T23:00:00" table:style-name="ce2">
            <text:p>27/02/2019</text:p>
          </table:table-cell>
          <table:table-cell office:value-type="date" office:date-value="2019-03-01T22:50:00" table:style-name="ce2">
            <text:p>01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4" table:style-name="ce1">
            <text:p>4489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65" table:style-name="ce1">
            <text:p>13365</text:p>
          </table:table-cell>
          <table:table-cell office:value-type="float" office:value="247" table:style-name="ce1">
            <text:p>247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366" table:style-name="ce1">
            <text:p>13366</text:p>
          </table:table-cell>
          <table:table-cell office:value-type="float" office:value="248" table:style-name="ce1">
            <text:p>248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date" office:date-value="2019-02-27T09:50:00" table:style-name="ce2">
            <text:p>27/02/2019</text:p>
          </table:table-cell>
          <table:table-cell office:value-type="date" office:date-value="2019-02-28T07:00:00" table:style-name="ce2">
            <text:p>28/02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9" table:style-name="ce1">
            <text:p>4488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67" table:style-name="ce1">
            <text:p>13367</text:p>
          </table:table-cell>
          <table:table-cell office:value-type="float" office:value="249" table:style-name="ce1">
            <text:p>249</text:p>
          </table:table-cell>
          <table:table-cell office:value-type="float" office:value="2953" table:style-name="ce1">
            <text:p>2953</text:p>
          </table:table-cell>
          <table:table-cell office:value-type="float" office:value="131" table:style-name="ce1">
            <text:p>131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7T12:15:00" table:style-name="ce2">
            <text:p>27/02/2019</text:p>
          </table:table-cell>
          <table:table-cell office:value-type="date" office:date-value="2019-02-28T17:30:00" table:style-name="ce2">
            <text:p>28/02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93" table:style-name="ce1">
            <text:p>4489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68" table:style-name="ce1">
            <text:p>13368</text:p>
          </table:table-cell>
          <table:table-cell office:value-type="float" office:value="250" table:style-name="ce1">
            <text:p>250</text:p>
          </table:table-cell>
          <table:table-cell office:value-type="float" office:value="1593" table:style-name="ce1">
            <text:p>1593</text:p>
          </table:table-cell>
          <table:table-cell office:value-type="float" office:value="78" table:style-name="ce1">
            <text:p>78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date" office:date-value="2019-03-02T05:10:00" table:style-name="ce2">
            <text:p>02/03/2019</text:p>
          </table:table-cell>
          <table:table-cell office:value-type="date" office:date-value="2019-03-06T01:10:00" table:style-name="ce2">
            <text:p>06/03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04" table:style-name="ce1">
            <text:p>4490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69" table:style-name="ce1">
            <text:p>13369</text:p>
          </table:table-cell>
          <table:table-cell office:value-type="float" office:value="251" table:style-name="ce1">
            <text:p>251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8T09:55:00" table:style-name="ce2">
            <text:p>28/02/2019</text:p>
          </table:table-cell>
          <table:table-cell office:value-type="date" office:date-value="2019-03-02T07:30:00" table:style-name="ce2">
            <text:p>0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5" table:style-name="ce1">
            <text:p>4489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70" table:style-name="ce1">
            <text:p>13370</text:p>
          </table:table-cell>
          <table:table-cell office:value-type="float" office:value="252" table:style-name="ce1">
            <text:p>252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8T09:55:00" table:style-name="ce2">
            <text:p>28/02/2019</text:p>
          </table:table-cell>
          <table:table-cell office:value-type="date" office:date-value="2019-03-02T07:30:00" table:style-name="ce2">
            <text:p>0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6" table:style-name="ce1">
            <text:p>4489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1" table:style-name="ce1">
            <text:p>13371</text:p>
          </table:table-cell>
          <table:table-cell office:value-type="float" office:value="253" table:style-name="ce1">
            <text:p>253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1T08:50:00" table:style-name="ce2">
            <text:p>01/03/2019</text:p>
          </table:table-cell>
          <table:table-cell office:value-type="date" office:date-value="2019-03-01T15:20:00" table:style-name="ce2">
            <text:p>0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1" table:style-name="ce1">
            <text:p>449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2" table:style-name="ce1">
            <text:p>13372</text:p>
          </table:table-cell>
          <table:table-cell office:value-type="float" office:value="254" table:style-name="ce1">
            <text:p>254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1T08:20:00" table:style-name="ce2">
            <text:p>01/03/2019</text:p>
          </table:table-cell>
          <table:table-cell office:value-type="date" office:date-value="2019-03-01T15:20:00" table:style-name="ce2">
            <text:p>0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2" table:style-name="ce1">
            <text:p>449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3" table:style-name="ce1">
            <text:p>13373</text:p>
          </table:table-cell>
          <table:table-cell office:value-type="float" office:value="255" table:style-name="ce1">
            <text:p>255</text:p>
          </table:table-cell>
          <table:table-cell office:value-type="float" office:value="2613" table:style-name="ce1">
            <text:p>261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7T17:30:00" table:style-name="ce2">
            <text:p>27/02/2019</text:p>
          </table:table-cell>
          <table:table-cell office:value-type="date" office:date-value="2019-02-28T20:00:00" table:style-name="ce2">
            <text:p>28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0" table:style-name="ce1">
            <text:p>448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4" table:style-name="ce1">
            <text:p>13374</text:p>
          </table:table-cell>
          <table:table-cell office:value-type="float" office:value="256" table:style-name="ce1">
            <text:p>256</text:p>
          </table:table-cell>
          <table:table-cell office:value-type="float" office:value="1508" table:style-name="ce1">
            <text:p>1508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7T17:30:00" table:style-name="ce2">
            <text:p>27/02/2019</text:p>
          </table:table-cell>
          <table:table-cell office:value-type="date" office:date-value="2019-02-28T20:00:00" table:style-name="ce2">
            <text:p>28/02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1" table:style-name="ce1">
            <text:p>448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5" table:style-name="ce1">
            <text:p>13375</text:p>
          </table:table-cell>
          <table:table-cell office:value-type="float" office:value="257" table:style-name="ce1">
            <text:p>257</text:p>
          </table:table-cell>
          <table:table-cell office:value-type="float" office:value="1835" table:style-name="ce1">
            <text:p>1835</text:p>
          </table:table-cell>
          <table:table-cell office:value-type="float" office:value="131" table:style-name="ce1">
            <text:p>131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2-28T10:30:00" table:style-name="ce2">
            <text:p>28/02/2019</text:p>
          </table:table-cell>
          <table:table-cell office:value-type="date" office:date-value="2019-03-01T11:30:00" table:style-name="ce2">
            <text:p>01/03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897" table:style-name="ce1">
            <text:p>4489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6" table:style-name="ce1">
            <text:p>13376</text:p>
          </table:table-cell>
          <table:table-cell office:value-type="float" office:value="258" table:style-name="ce1">
            <text:p>25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2-27T20:10:00" table:style-name="ce2">
            <text:p>27/02/2019</text:p>
          </table:table-cell>
          <table:table-cell office:value-type="date" office:date-value="2019-02-28T13:30:00" table:style-name="ce2">
            <text:p>28/02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2" table:style-name="ce1">
            <text:p>4489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77" table:style-name="ce1">
            <text:p>13377</text:p>
          </table:table-cell>
          <table:table-cell office:value-type="float" office:value="259" table:style-name="ce1">
            <text:p>259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313" table:style-name="ce1">
            <text:p>313</text:p>
          </table:table-cell>
          <table:table-cell office:value-type="float" office:value="54" table:style-name="ce1">
            <text:p>54</text:p>
          </table:table-cell>
          <table:table-cell office:value-type="date" office:date-value="2019-02-28T10:00:00" table:style-name="ce2">
            <text:p>28/02/2019</text:p>
          </table:table-cell>
          <table:table-cell office:value-type="date" office:date-value="2019-03-01T15:00:00" table:style-name="ce2">
            <text:p>01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5" table:style-name="ce1">
            <text:p>448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78" table:style-name="ce1">
            <text:p>13378</text:p>
          </table:table-cell>
          <table:table-cell office:value-type="float" office:value="260" table:style-name="ce1">
            <text:p>260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3-01T15:00:00" table:style-name="ce2">
            <text:p>01/03/2019</text:p>
          </table:table-cell>
          <table:table-cell office:value-type="date" office:date-value="2019-03-02T19:45:00" table:style-name="ce2">
            <text:p>02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3" table:style-name="ce1">
            <text:p>4490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381" table:style-name="ce1">
            <text:p>13381</text:p>
          </table:table-cell>
          <table:table-cell office:value-type="float" office:value="261" table:style-name="ce1">
            <text:p>261</text:p>
          </table:table-cell>
          <table:table-cell office:value-type="float" office:value="133" table:style-name="ce1">
            <text:p>133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1T08:15:00" table:style-name="ce2">
            <text:p>01/03/2019</text:p>
          </table:table-cell>
          <table:table-cell office:value-type="date" office:date-value="2019-03-02T06:35:00" table:style-name="ce2">
            <text:p>0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8" table:style-name="ce1">
            <text:p>4489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82" table:style-name="ce1">
            <text:p>13382</text:p>
          </table:table-cell>
          <table:table-cell office:value-type="float" office:value="262" table:style-name="ce1">
            <text:p>262</text:p>
          </table:table-cell>
          <table:table-cell office:value-type="float" office:value="2926" table:style-name="ce1">
            <text:p>2926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1T08:15:00" table:style-name="ce2">
            <text:p>01/03/2019</text:p>
          </table:table-cell>
          <table:table-cell office:value-type="date" office:date-value="2019-03-02T06:35:00" table:style-name="ce2">
            <text:p>0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99" table:style-name="ce1">
            <text:p>4489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83" table:style-name="ce1">
            <text:p>13383</text:p>
          </table:table-cell>
          <table:table-cell office:value-type="float" office:value="263" table:style-name="ce1">
            <text:p>263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date" office:date-value="2019-03-01T07:55:00" table:style-name="ce2">
            <text:p>01/03/2019</text:p>
          </table:table-cell>
          <table:table-cell office:value-type="date" office:date-value="2019-03-01T17:15:00" table:style-name="ce2">
            <text:p>0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0" table:style-name="ce1">
            <text:p>4490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84" table:style-name="ce1">
            <text:p>13384</text:p>
          </table:table-cell>
          <table:table-cell office:value-type="float" office:value="264" table:style-name="ce1">
            <text:p>264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date" office:date-value="2019-03-02T10:00:00" table:style-name="ce2">
            <text:p>02/03/2019</text:p>
          </table:table-cell>
          <table:table-cell office:value-type="date" office:date-value="2019-03-04T15:00:00" table:style-name="ce2">
            <text:p>04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880" table:style-name="ce1">
            <text:p>4488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85" table:style-name="ce1">
            <text:p>13385</text:p>
          </table:table-cell>
          <table:table-cell office:value-type="float" office:value="265" table:style-name="ce1">
            <text:p>265</text:p>
          </table:table-cell>
          <table:table-cell office:value-type="float" office:value="1937" table:style-name="ce1">
            <text:p>1937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02T17:30:00" table:style-name="ce2">
            <text:p>02/03/2019</text:p>
          </table:table-cell>
          <table:table-cell office:value-type="date" office:date-value="2019-03-08T18:15:00" table:style-name="ce2">
            <text:p>08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09" table:style-name="ce1">
            <text:p>4490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86" table:style-name="ce1">
            <text:p>13386</text:p>
          </table:table-cell>
          <table:table-cell office:value-type="float" office:value="266" table:style-name="ce1">
            <text:p>266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date" office:date-value="2019-03-02T23:40:00" table:style-name="ce2">
            <text:p>02/03/2019</text:p>
          </table:table-cell>
          <table:table-cell office:value-type="date" office:date-value="2019-03-03T22:30:00" table:style-name="ce2">
            <text:p>03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8" table:style-name="ce1">
            <text:p>4490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387" table:style-name="ce1">
            <text:p>13387</text:p>
          </table:table-cell>
          <table:table-cell office:value-type="float" office:value="267" table:style-name="ce1">
            <text:p>267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05T20:30:00" table:style-name="ce2">
            <text:p>05/03/2019</text:p>
          </table:table-cell>
          <table:table-cell office:value-type="date" office:date-value="2019-03-06T13:20:00" table:style-name="ce2">
            <text:p>06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4" table:style-name="ce1">
            <text:p>4491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88" table:style-name="ce1">
            <text:p>13388</text:p>
          </table:table-cell>
          <table:table-cell office:value-type="float" office:value="268" table:style-name="ce1">
            <text:p>268</text:p>
          </table:table-cell>
          <table:table-cell office:value-type="float" office:value="2111" table:style-name="ce1">
            <text:p>2111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19-03-06T20:30:00" table:style-name="ce2">
            <text:p>06/03/2019</text:p>
          </table:table-cell>
          <table:table-cell office:value-type="date" office:date-value="2019-03-09T14:30:00" table:style-name="ce2">
            <text:p>09/03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2" table:style-name="ce1">
            <text:p>4492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389" table:style-name="ce1">
            <text:p>13389</text:p>
          </table:table-cell>
          <table:table-cell office:value-type="float" office:value="269" table:style-name="ce1">
            <text:p>269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3-05T10:15:00" table:style-name="ce2">
            <text:p>05/03/2019</text:p>
          </table:table-cell>
          <table:table-cell office:value-type="date" office:date-value="2019-03-06T08:20:00" table:style-name="ce2">
            <text:p>06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5" table:style-name="ce1">
            <text:p>4491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390" table:style-name="ce1">
            <text:p>13390</text:p>
          </table:table-cell>
          <table:table-cell office:value-type="float" office:value="270" table:style-name="ce1">
            <text:p>27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04T23:00:00" table:style-name="ce2">
            <text:p>04/03/2019</text:p>
          </table:table-cell>
          <table:table-cell office:value-type="date" office:date-value="2019-03-05T09:00:00" table:style-name="ce2">
            <text:p>05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0" table:style-name="ce1">
            <text:p>449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float" office:value="271" table:style-name="ce1">
            <text:p>27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02T22:00:00" table:style-name="ce2">
            <text:p>02/03/2019</text:p>
          </table:table-cell>
          <table:table-cell office:value-type="date" office:date-value="2019-03-03T01:00:00" table:style-name="ce2">
            <text:p>03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7" table:style-name="ce1">
            <text:p>4490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92" table:style-name="ce1">
            <text:p>13392</text:p>
          </table:table-cell>
          <table:table-cell office:value-type="float" office:value="272" table:style-name="ce1">
            <text:p>272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5T09:20:00" table:style-name="ce2">
            <text:p>05/03/2019</text:p>
          </table:table-cell>
          <table:table-cell office:value-type="date" office:date-value="2019-03-07T15:35:00" table:style-name="ce2">
            <text:p>07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1" table:style-name="ce1">
            <text:p>449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93" table:style-name="ce1">
            <text:p>13393</text:p>
          </table:table-cell>
          <table:table-cell office:value-type="float" office:value="273" table:style-name="ce1">
            <text:p>273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5T09:20:00" table:style-name="ce2">
            <text:p>05/03/2019</text:p>
          </table:table-cell>
          <table:table-cell office:value-type="date" office:date-value="2019-03-07T15:35:00" table:style-name="ce2">
            <text:p>07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2" table:style-name="ce1">
            <text:p>449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94" table:style-name="ce1">
            <text:p>13394</text:p>
          </table:table-cell>
          <table:table-cell office:value-type="float" office:value="274" table:style-name="ce1">
            <text:p>274</text:p>
          </table:table-cell>
          <table:table-cell office:value-type="float" office:value="2978" table:style-name="ce1">
            <text:p>2978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3-05T16:25:00" table:style-name="ce2">
            <text:p>05/03/2019</text:p>
          </table:table-cell>
          <table:table-cell office:value-type="date" office:date-value="2019-03-06T21:15:00" table:style-name="ce2">
            <text:p>06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13" table:style-name="ce1">
            <text:p>4491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395" table:style-name="ce1">
            <text:p>13395</text:p>
          </table:table-cell>
          <table:table-cell office:value-type="float" office:value="275" table:style-name="ce1">
            <text:p>275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6T07:30:00" table:style-name="ce2">
            <text:p>06/03/2019</text:p>
          </table:table-cell>
          <table:table-cell office:value-type="date" office:date-value="2019-03-07T09:15:00" table:style-name="ce2">
            <text:p>07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6" table:style-name="ce1">
            <text:p>449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96" table:style-name="ce1">
            <text:p>13396</text:p>
          </table:table-cell>
          <table:table-cell office:value-type="float" office:value="276" table:style-name="ce1">
            <text:p>276</text:p>
          </table:table-cell>
          <table:table-cell office:value-type="float" office:value="2979" table:style-name="ce1">
            <text:p>297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6T07:30:00" table:style-name="ce2">
            <text:p>06/03/2019</text:p>
          </table:table-cell>
          <table:table-cell office:value-type="date" office:date-value="2019-03-07T09:15:00" table:style-name="ce2">
            <text:p>07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17" table:style-name="ce1">
            <text:p>449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397" table:style-name="ce1">
            <text:p>13397</text:p>
          </table:table-cell>
          <table:table-cell office:value-type="float" office:value="277" table:style-name="ce1">
            <text:p>277</text:p>
          </table:table-cell>
          <table:table-cell office:value-type="float" office:value="1767" table:style-name="ce1">
            <text:p>1767</text:p>
          </table:table-cell>
          <table:table-cell office:value-type="float" office:value="78" table:style-name="ce1">
            <text:p>7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398" table:style-name="ce1">
            <text:p>13398</text:p>
          </table:table-cell>
          <table:table-cell office:value-type="float" office:value="278" table:style-name="ce1">
            <text:p>278</text:p>
          </table:table-cell>
          <table:table-cell office:value-type="float" office:value="2980" table:style-name="ce1">
            <text:p>2980</text:p>
          </table:table-cell>
          <table:table-cell office:value-type="float" office:value="44" table:style-name="ce1">
            <text:p>44</text:p>
          </table:table-cell>
          <table:table-cell office:value-type="float" office:value="447" table:style-name="ce1">
            <text:p>447</text:p>
          </table:table-cell>
          <table:table-cell office:value-type="float" office:value="106" table:style-name="ce1">
            <text:p>106</text:p>
          </table:table-cell>
          <table:table-cell office:value-type="date" office:date-value="2019-03-06T06:10:00" table:style-name="ce2">
            <text:p>06/03/2019</text:p>
          </table:table-cell>
          <table:table-cell office:value-type="date" office:date-value="2019-03-06T20:25:00" table:style-name="ce2">
            <text:p>06/03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18" table:style-name="ce1">
            <text:p>4491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399" table:style-name="ce1">
            <text:p>13399</text:p>
          </table:table-cell>
          <table:table-cell office:value-type="float" office:value="279" table:style-name="ce1">
            <text:p>279</text:p>
          </table:table-cell>
          <table:table-cell office:value-type="float" office:value="2981" table:style-name="ce1">
            <text:p>2981</text:p>
          </table:table-cell>
          <table:table-cell office:value-type="float" office:value="37" table:style-name="ce1">
            <text:p>37</text:p>
          </table:table-cell>
          <table:table-cell office:value-type="float" office:value="361" table:style-name="ce1">
            <text:p>361</text:p>
          </table:table-cell>
          <table:table-cell office:value-type="float" office:value="153" table:style-name="ce1">
            <text:p>153</text:p>
          </table:table-cell>
          <table:table-cell office:value-type="date" office:date-value="2019-03-08T12:20:00" table:style-name="ce2">
            <text:p>08/03/2019</text:p>
          </table:table-cell>
          <table:table-cell office:value-type="date" office:date-value="2019-03-11T12:00:00" table:style-name="ce2">
            <text:p>11/03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27" table:style-name="ce1">
            <text:p>4492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00" table:style-name="ce1">
            <text:p>13400</text:p>
          </table:table-cell>
          <table:table-cell office:value-type="float" office:value="280" table:style-name="ce1">
            <text:p>280</text:p>
          </table:table-cell>
          <table:table-cell office:value-type="float" office:value="2982" table:style-name="ce1">
            <text:p>2982</text:p>
          </table:table-cell>
          <table:table-cell office:value-type="float" office:value="131" table:style-name="ce1">
            <text:p>131</text:p>
          </table:table-cell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date" office:date-value="2019-03-06T08:30:00" table:style-name="ce2">
            <text:p>06/03/2019</text:p>
          </table:table-cell>
          <table:table-cell office:value-type="date" office:date-value="2019-03-08T15:30:00" table:style-name="ce2">
            <text:p>08/03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919" table:style-name="ce1">
            <text:p>4491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401" table:style-name="ce1">
            <text:p>13401</text:p>
          </table:table-cell>
          <table:table-cell office:value-type="float" office:value="281" table:style-name="ce1">
            <text:p>281</text:p>
          </table:table-cell>
          <table:table-cell office:value-type="float" office:value="2819" table:style-name="ce1">
            <text:p>281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04T10:15:00" table:style-name="ce2">
            <text:p>04/03/2019</text:p>
          </table:table-cell>
          <table:table-cell office:value-type="date" office:date-value="2019-03-05T11:30:00" table:style-name="ce2">
            <text:p>05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06" table:style-name="ce1">
            <text:p>4490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02" table:style-name="ce1">
            <text:p>13402</text:p>
          </table:table-cell>
          <table:table-cell office:value-type="float" office:value="282" table:style-name="ce1">
            <text:p>282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3-01T22:00:00" table:style-name="ce2">
            <text:p>01/03/2019</text:p>
          </table:table-cell>
          <table:table-cell office:value-type="date" office:date-value="2019-03-03T10:00:00" table:style-name="ce2">
            <text:p>03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05" table:style-name="ce1">
            <text:p>4490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03" table:style-name="ce1">
            <text:p>13403</text:p>
          </table:table-cell>
          <table:table-cell office:value-type="float" office:value="283" table:style-name="ce1">
            <text:p>283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3-06T17:00:00" table:style-name="ce2">
            <text:p>06/03/2019</text:p>
          </table:table-cell>
          <table:table-cell office:value-type="date" office:date-value="2019-03-08T03:40:00" table:style-name="ce2">
            <text:p>08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0" table:style-name="ce1">
            <text:p>4492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04" table:style-name="ce1">
            <text:p>13404</text:p>
          </table:table-cell>
          <table:table-cell office:value-type="float" office:value="284" table:style-name="ce1">
            <text:p>284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05" table:style-name="ce1">
            <text:p>13405</text:p>
          </table:table-cell>
          <table:table-cell office:value-type="float" office:value="285" table:style-name="ce1">
            <text:p>285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06T23:15:00" table:style-name="ce2">
            <text:p>06/03/2019</text:p>
          </table:table-cell>
          <table:table-cell office:value-type="date" office:date-value="2019-03-07T19:50:00" table:style-name="ce2">
            <text:p>07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1" table:style-name="ce1">
            <text:p>4492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06" table:style-name="ce1">
            <text:p>13406</text:p>
          </table:table-cell>
          <table:table-cell office:value-type="float" office:value="286" table:style-name="ce1">
            <text:p>286</text:p>
          </table:table-cell>
          <table:table-cell office:value-type="float" office:value="2951" table:style-name="ce1">
            <text:p>2951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110" table:style-name="ce1">
            <text:p>110</text:p>
          </table:table-cell>
          <table:table-cell office:value-type="date" office:date-value="2019-03-10T23:10:00" table:style-name="ce2">
            <text:p>10/03/2019</text:p>
          </table:table-cell>
          <table:table-cell office:value-type="date" office:date-value="2019-03-15T16:30:00" table:style-name="ce2">
            <text:p>15/03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34" table:style-name="ce1">
            <text:p>4493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07" table:style-name="ce1">
            <text:p>13407</text:p>
          </table:table-cell>
          <table:table-cell office:value-type="float" office:value="287" table:style-name="ce1">
            <text:p>287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19-03-07T06:10:00" table:style-name="ce2">
            <text:p>07/03/2019</text:p>
          </table:table-cell>
          <table:table-cell office:value-type="date" office:date-value="2019-03-09T14:00:00" table:style-name="ce2">
            <text:p>09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3" table:style-name="ce1">
            <text:p>4492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08" table:style-name="ce1">
            <text:p>13408</text:p>
          </table:table-cell>
          <table:table-cell office:value-type="float" office:value="288" table:style-name="ce1">
            <text:p>288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09" table:style-name="ce1">
            <text:p>13409</text:p>
          </table:table-cell>
          <table:table-cell office:value-type="float" office:value="289" table:style-name="ce1">
            <text:p>289</text:p>
          </table:table-cell>
          <table:table-cell office:value-type="float" office:value="2963" table:style-name="ce1">
            <text:p>296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07T19:30:00" table:style-name="ce2">
            <text:p>07/03/2019</text:p>
          </table:table-cell>
          <table:table-cell office:value-type="date" office:date-value="2019-03-08T16:30:00" table:style-name="ce2">
            <text:p>08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25" table:style-name="ce1">
            <text:p>449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10" table:style-name="ce1">
            <text:p>13410</text:p>
          </table:table-cell>
          <table:table-cell office:value-type="float" office:value="290" table:style-name="ce1">
            <text:p>290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1T08:25:00" table:style-name="ce2">
            <text:p>11/03/2019</text:p>
          </table:table-cell>
          <table:table-cell office:value-type="date" office:date-value="2019-03-12T17:00:00" table:style-name="ce2">
            <text:p>12/03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931" table:style-name="ce1">
            <text:p>449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11" table:style-name="ce1">
            <text:p>13411</text:p>
          </table:table-cell>
          <table:table-cell office:value-type="float" office:value="291" table:style-name="ce1">
            <text:p>29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3-07T18:00:00" table:style-name="ce2">
            <text:p>07/03/2019</text:p>
          </table:table-cell>
          <table:table-cell office:value-type="date" office:date-value="2019-03-08T19:15:00" table:style-name="ce2">
            <text:p>08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4" table:style-name="ce1">
            <text:p>4493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12" table:style-name="ce1">
            <text:p>13412</text:p>
          </table:table-cell>
          <table:table-cell office:value-type="float" office:value="292" table:style-name="ce1">
            <text:p>292</text:p>
          </table:table-cell>
          <table:table-cell office:value-type="float" office:value="2874" table:style-name="ce1">
            <text:p>2874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08T05:15:00" table:style-name="ce2">
            <text:p>08/03/2019</text:p>
          </table:table-cell>
          <table:table-cell office:value-type="date" office:date-value="2019-03-09T05:00:00" table:style-name="ce2">
            <text:p>09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26" table:style-name="ce1">
            <text:p>449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13" table:style-name="ce1">
            <text:p>13413</text:p>
          </table:table-cell>
          <table:table-cell office:value-type="float" office:value="293" table:style-name="ce1">
            <text:p>293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date" office:date-value="2019-03-08T14:40:00" table:style-name="ce2">
            <text:p>08/03/2019</text:p>
          </table:table-cell>
          <table:table-cell office:value-type="date" office:date-value="2019-03-10T20:10:00" table:style-name="ce2">
            <text:p>10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8" table:style-name="ce1">
            <text:p>4492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14" table:style-name="ce1">
            <text:p>13414</text:p>
          </table:table-cell>
          <table:table-cell office:value-type="float" office:value="294" table:style-name="ce1">
            <text:p>294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3-10T10:20:00" table:style-name="ce2">
            <text:p>10/03/2019</text:p>
          </table:table-cell>
          <table:table-cell office:value-type="date" office:date-value="2019-03-11T07:10:00" table:style-name="ce2">
            <text:p>11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2" table:style-name="ce1">
            <text:p>4493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15" table:style-name="ce1">
            <text:p>13415</text:p>
          </table:table-cell>
          <table:table-cell office:value-type="float" office:value="295" table:style-name="ce1">
            <text:p>295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3-11T15:30:00" table:style-name="ce2">
            <text:p>11/03/2019</text:p>
          </table:table-cell>
          <table:table-cell office:value-type="date" office:date-value="2019-03-13T01:30:00" table:style-name="ce2">
            <text:p>13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7" table:style-name="ce1">
            <text:p>4493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16" table:style-name="ce1">
            <text:p>13416</text:p>
          </table:table-cell>
          <table:table-cell office:value-type="float" office:value="296" table:style-name="ce1">
            <text:p>296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3-10T09:30:00" table:style-name="ce2">
            <text:p>10/03/2019</text:p>
          </table:table-cell>
          <table:table-cell office:value-type="date" office:date-value="2019-03-11T22:30:00" table:style-name="ce2">
            <text:p>11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3" table:style-name="ce1">
            <text:p>449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17" table:style-name="ce1">
            <text:p>13417</text:p>
          </table:table-cell>
          <table:table-cell office:value-type="float" office:value="297" table:style-name="ce1">
            <text:p>297</text:p>
          </table:table-cell>
          <table:table-cell office:value-type="float" office:value="2409" table:style-name="ce1">
            <text:p>240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1T07:40:00" table:style-name="ce2">
            <text:p>11/03/2019</text:p>
          </table:table-cell>
          <table:table-cell office:value-type="date" office:date-value="2019-03-12T11:25:00" table:style-name="ce2">
            <text:p>12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45" table:style-name="ce1">
            <text:p>4494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18" table:style-name="ce1">
            <text:p>13418</text:p>
          </table:table-cell>
          <table:table-cell office:value-type="float" office:value="298" table:style-name="ce1">
            <text:p>29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09T08:30:00" table:style-name="ce2">
            <text:p>09/03/2019</text:p>
          </table:table-cell>
          <table:table-cell office:value-type="date" office:date-value="2019-03-09T17:10:00" table:style-name="ce2">
            <text:p>09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29" table:style-name="ce1">
            <text:p>4492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19" table:style-name="ce1">
            <text:p>13419</text:p>
          </table:table-cell>
          <table:table-cell office:value-type="float" office:value="299" table:style-name="ce1">
            <text:p>299</text:p>
          </table:table-cell>
          <table:table-cell office:value-type="float" office:value="1767" table:style-name="ce1">
            <text:p>1767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103" table:style-name="ce1">
            <text:p>103</text:p>
          </table:table-cell>
          <table:table-cell office:value-type="date" office:date-value="2019-03-09T13:45:00" table:style-name="ce2">
            <text:p>09/03/2019</text:p>
          </table:table-cell>
          <table:table-cell office:value-type="date" office:date-value="2019-03-15T08:30:00" table:style-name="ce2">
            <text:p>15/03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30" table:style-name="ce1">
            <text:p>4493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20" table:style-name="ce1">
            <text:p>13420</text:p>
          </table:table-cell>
          <table:table-cell office:value-type="float" office:value="300" table:style-name="ce1">
            <text:p>30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11T08:45:00" table:style-name="ce2">
            <text:p>11/03/2019</text:p>
          </table:table-cell>
          <table:table-cell office:value-type="date" office:date-value="2019-03-12T00:40:00" table:style-name="ce2">
            <text:p>12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6" table:style-name="ce1">
            <text:p>4493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21" table:style-name="ce1">
            <text:p>13421</text:p>
          </table:table-cell>
          <table:table-cell office:value-type="float" office:value="301" table:style-name="ce1">
            <text:p>30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12T04:20:00" table:style-name="ce2">
            <text:p>12/03/2019</text:p>
          </table:table-cell>
          <table:table-cell office:value-type="date" office:date-value="2019-03-12T20:00:00" table:style-name="ce2">
            <text:p>12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38" table:style-name="ce1">
            <text:p>4493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22" table:style-name="ce1">
            <text:p>13422</text:p>
          </table:table-cell>
          <table:table-cell office:value-type="float" office:value="302" table:style-name="ce1">
            <text:p>302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3-13T21:55:00" table:style-name="ce2">
            <text:p>13/03/2019</text:p>
          </table:table-cell>
          <table:table-cell office:value-type="date" office:date-value="2019-03-15T17:50:00" table:style-name="ce2">
            <text:p>15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2" table:style-name="ce1">
            <text:p>4494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23" table:style-name="ce1">
            <text:p>13423</text:p>
          </table:table-cell>
          <table:table-cell office:value-type="float" office:value="303" table:style-name="ce1">
            <text:p>303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3T17:20:00" table:style-name="ce2">
            <text:p>13/03/2019</text:p>
          </table:table-cell>
          <table:table-cell office:value-type="date" office:date-value="2019-03-14T23:05:00" table:style-name="ce2">
            <text:p>14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0" table:style-name="ce1">
            <text:p>4494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24" table:style-name="ce1">
            <text:p>13424</text:p>
          </table:table-cell>
          <table:table-cell office:value-type="float" office:value="304" table:style-name="ce1">
            <text:p>304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3T17:20:00" table:style-name="ce2">
            <text:p>13/03/2019</text:p>
          </table:table-cell>
          <table:table-cell office:value-type="date" office:date-value="2019-03-14T23:05:00" table:style-name="ce2">
            <text:p>14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1" table:style-name="ce1">
            <text:p>449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25" table:style-name="ce1">
            <text:p>13425</text:p>
          </table:table-cell>
          <table:table-cell office:value-type="float" office:value="305" table:style-name="ce1">
            <text:p>305</text:p>
          </table:table-cell>
          <table:table-cell office:value-type="float" office:value="2592" table:style-name="ce1">
            <text:p>2592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3-12T16:05:00" table:style-name="ce2">
            <text:p>12/03/2019</text:p>
          </table:table-cell>
          <table:table-cell office:value-type="date" office:date-value="2019-03-13T18:55:00" table:style-name="ce2">
            <text:p>13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39" table:style-name="ce1">
            <text:p>449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26" table:style-name="ce1">
            <text:p>13426</text:p>
          </table:table-cell>
          <table:table-cell office:value-type="float" office:value="306" table:style-name="ce1">
            <text:p>306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27" table:style-name="ce1">
            <text:p>13427</text:p>
          </table:table-cell>
          <table:table-cell office:value-type="float" office:value="307" table:style-name="ce1">
            <text:p>307</text:p>
          </table:table-cell>
          <table:table-cell office:value-type="float" office:value="2924" table:style-name="ce1">
            <text:p>2924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4T20:15:00" table:style-name="ce2">
            <text:p>14/03/2019</text:p>
          </table:table-cell>
          <table:table-cell office:value-type="date" office:date-value="2019-03-15T11:45:00" table:style-name="ce2">
            <text:p>15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44" table:style-name="ce1">
            <text:p>449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28" table:style-name="ce1">
            <text:p>13428</text:p>
          </table:table-cell>
          <table:table-cell office:value-type="float" office:value="308" table:style-name="ce1">
            <text:p>308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4T20:40:00" table:style-name="ce2">
            <text:p>14/03/2019</text:p>
          </table:table-cell>
          <table:table-cell office:value-type="date" office:date-value="2019-03-15T23:55:00" table:style-name="ce2">
            <text:p>15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5" table:style-name="ce1">
            <text:p>449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29" table:style-name="ce1">
            <text:p>13429</text:p>
          </table:table-cell>
          <table:table-cell office:value-type="float" office:value="309" table:style-name="ce1">
            <text:p>309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4T20:40:00" table:style-name="ce2">
            <text:p>14/03/2019</text:p>
          </table:table-cell>
          <table:table-cell office:value-type="date" office:date-value="2019-03-15T23:55:00" table:style-name="ce2">
            <text:p>15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6" table:style-name="ce1">
            <text:p>449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30" table:style-name="ce1">
            <text:p>13430</text:p>
          </table:table-cell>
          <table:table-cell office:value-type="float" office:value="310" table:style-name="ce1">
            <text:p>31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13T23:10:00" table:style-name="ce2">
            <text:p>13/03/2019</text:p>
          </table:table-cell>
          <table:table-cell office:value-type="date" office:date-value="2019-03-14T13:50:00" table:style-name="ce2">
            <text:p>14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3" table:style-name="ce1">
            <text:p>4494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31" table:style-name="ce1">
            <text:p>13431</text:p>
          </table:table-cell>
          <table:table-cell office:value-type="float" office:value="311" table:style-name="ce1">
            <text:p>311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32" table:style-name="ce1">
            <text:p>13432</text:p>
          </table:table-cell>
          <table:table-cell office:value-type="float" office:value="312" table:style-name="ce1">
            <text:p>312</text:p>
          </table:table-cell>
          <table:table-cell office:value-type="float" office:value="2925" table:style-name="ce1">
            <text:p>2925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4T22:40:00" table:style-name="ce2">
            <text:p>14/03/2019</text:p>
          </table:table-cell>
          <table:table-cell office:value-type="date" office:date-value="2019-03-16T11:35:00" table:style-name="ce2">
            <text:p>16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47" table:style-name="ce1">
            <text:p>4494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33" table:style-name="ce1">
            <text:p>13433</text:p>
          </table:table-cell>
          <table:table-cell office:value-type="float" office:value="313" table:style-name="ce1">
            <text:p>313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3-15T10:00:00" table:style-name="ce2">
            <text:p>15/03/2019</text:p>
          </table:table-cell>
          <table:table-cell office:value-type="date" office:date-value="2019-03-17T10:20:00" table:style-name="ce2">
            <text:p>17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8" table:style-name="ce1">
            <text:p>4494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34" table:style-name="ce1">
            <text:p>13434</text:p>
          </table:table-cell>
          <table:table-cell office:value-type="float" office:value="314" table:style-name="ce1">
            <text:p>314</text:p>
          </table:table-cell>
          <table:table-cell office:value-type="float" office:value="2953" table:style-name="ce1">
            <text:p>2953</text:p>
          </table:table-cell>
          <table:table-cell office:value-type="float" office:value="131" table:style-name="ce1">
            <text:p>131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5T19:15:00" table:style-name="ce2">
            <text:p>15/03/2019</text:p>
          </table:table-cell>
          <table:table-cell office:value-type="date" office:date-value="2019-03-16T13:30:00" table:style-name="ce2">
            <text:p>16/03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951" table:style-name="ce1">
            <text:p>4495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35" table:style-name="ce1">
            <text:p>13435</text:p>
          </table:table-cell>
          <table:table-cell office:value-type="float" office:value="315" table:style-name="ce1">
            <text:p>315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5T13:45:00" table:style-name="ce2">
            <text:p>15/03/2019</text:p>
          </table:table-cell>
          <table:table-cell office:value-type="date" office:date-value="2019-03-16T11:45:00" table:style-name="ce2">
            <text:p>16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49" table:style-name="ce1">
            <text:p>449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36" table:style-name="ce1">
            <text:p>13436</text:p>
          </table:table-cell>
          <table:table-cell office:value-type="float" office:value="316" table:style-name="ce1">
            <text:p>316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5T13:45:00" table:style-name="ce2">
            <text:p>15/03/2019</text:p>
          </table:table-cell>
          <table:table-cell office:value-type="date" office:date-value="2019-03-16T11:45:00" table:style-name="ce2">
            <text:p>16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0" table:style-name="ce1">
            <text:p>449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37" table:style-name="ce1">
            <text:p>13437</text:p>
          </table:table-cell>
          <table:table-cell office:value-type="float" office:value="317" table:style-name="ce1">
            <text:p>317</text:p>
          </table:table-cell>
          <table:table-cell office:value-type="float" office:value="1853" table:style-name="ce1">
            <text:p>185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8:45:00" table:style-name="ce2">
            <text:p>18/03/2019</text:p>
          </table:table-cell>
          <table:table-cell office:value-type="date" office:date-value="2019-03-20T07:05:00" table:style-name="ce2">
            <text:p>20/03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3" table:style-name="ce1">
            <text:p>4495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38" table:style-name="ce1">
            <text:p>13438</text:p>
          </table:table-cell>
          <table:table-cell office:value-type="float" office:value="318" table:style-name="ce1">
            <text:p>318</text:p>
          </table:table-cell>
          <table:table-cell office:value-type="float" office:value="2790" table:style-name="ce1">
            <text:p>2790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8T09:20:00" table:style-name="ce2">
            <text:p>18/03/2019</text:p>
          </table:table-cell>
          <table:table-cell office:value-type="date" office:date-value="2019-03-19T14:35:00" table:style-name="ce2">
            <text:p>19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54" table:style-name="ce1">
            <text:p>4495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39" table:style-name="ce1">
            <text:p>13439</text:p>
          </table:table-cell>
          <table:table-cell office:value-type="float" office:value="319" table:style-name="ce1">
            <text:p>319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3-17T17:45:00" table:style-name="ce2">
            <text:p>17/03/2019</text:p>
          </table:table-cell>
          <table:table-cell office:value-type="date" office:date-value="2019-03-18T02:20:00" table:style-name="ce2">
            <text:p>18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2" table:style-name="ce1">
            <text:p>4495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40" table:style-name="ce1">
            <text:p>13440</text:p>
          </table:table-cell>
          <table:table-cell office:value-type="float" office:value="320" table:style-name="ce1">
            <text:p>32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18T12:15:00" table:style-name="ce2">
            <text:p>18/03/2019</text:p>
          </table:table-cell>
          <table:table-cell office:value-type="date" office:date-value="2019-03-09T06:50:00" table:style-name="ce2">
            <text:p>09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7" table:style-name="ce1">
            <text:p>4495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41" table:style-name="ce1">
            <text:p>13441</text:p>
          </table:table-cell>
          <table:table-cell office:value-type="float" office:value="321" table:style-name="ce1">
            <text:p>321</text:p>
          </table:table-cell>
          <table:table-cell office:value-type="float" office:value="2259" table:style-name="ce1">
            <text:p>2259</text:p>
          </table:table-cell>
          <table:table-cell office:value-type="float" office:value="131" table:style-name="ce1">
            <text:p>131</text:p>
          </table:table-cell>
          <table:table-cell office:value-type="float" office:value="248" table:style-name="ce1">
            <text:p>248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8T11:20:00" table:style-name="ce2">
            <text:p>18/03/2019</text:p>
          </table:table-cell>
          <table:table-cell office:value-type="date" office:date-value="2019-03-19T15:50:00" table:style-name="ce2">
            <text:p>19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6" table:style-name="ce1">
            <text:p>4495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42" table:style-name="ce1">
            <text:p>13442</text:p>
          </table:table-cell>
          <table:table-cell office:value-type="float" office:value="322" table:style-name="ce1">
            <text:p>322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97" table:style-name="ce1">
            <text:p>497</text:p>
          </table:table-cell>
          <table:table-cell office:value-type="date" office:date-value="2019-03-18T09:00:00" table:style-name="ce2">
            <text:p>18/03/2019</text:p>
          </table:table-cell>
          <table:table-cell office:value-type="date" office:date-value="2019-03-19T03:20:00" table:style-name="ce2">
            <text:p>19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5" table:style-name="ce1">
            <text:p>4495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43" table:style-name="ce1">
            <text:p>13443</text:p>
          </table:table-cell>
          <table:table-cell office:value-type="float" office:value="323" table:style-name="ce1">
            <text:p>323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44" table:style-name="ce1">
            <text:p>13444</text:p>
          </table:table-cell>
          <table:table-cell office:value-type="float" office:value="324" table:style-name="ce1">
            <text:p>324</text:p>
          </table:table-cell>
          <table:table-cell office:value-type="float" office:value="1714" table:style-name="ce1">
            <text:p>1714</text:p>
          </table:table-cell>
          <table:table-cell office:value-type="float" office:value="107" table:style-name="ce1">
            <text:p>107</text:p>
          </table:table-cell>
          <table:table-cell office:value-type="float" office:value="519" table:style-name="ce1">
            <text:p>519</text:p>
          </table:table-cell>
          <table:table-cell office:value-type="float" office:value="492" table:style-name="ce1">
            <text:p>492</text:p>
          </table:table-cell>
          <table:table-cell office:value-type="date" office:date-value="2019-03-19T02:30:00" table:style-name="ce2">
            <text:p>19/03/2019</text:p>
          </table:table-cell>
          <table:table-cell office:value-type="date" office:date-value="2019-03-20T14:30:00" table:style-name="ce2">
            <text:p>20/03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59" table:style-name="ce1">
            <text:p>4495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45" table:style-name="ce1">
            <text:p>13445</text:p>
          </table:table-cell>
          <table:table-cell office:value-type="float" office:value="325" table:style-name="ce1">
            <text:p>325</text:p>
          </table:table-cell>
          <table:table-cell office:value-type="float" office:value="2983" table:style-name="ce1">
            <text:p>2983</text:p>
          </table:table-cell>
          <table:table-cell office:value-type="float" office:value="26" table:style-name="ce1">
            <text:p>2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46" table:style-name="ce1">
            <text:p>13446</text:p>
          </table:table-cell>
          <table:table-cell office:value-type="float" office:value="326" table:style-name="ce1">
            <text:p>326</text:p>
          </table:table-cell>
          <table:table-cell office:value-type="float" office:value="2984" table:style-name="ce1">
            <text:p>2984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3-19T23:40:00" table:style-name="ce2">
            <text:p>19/03/2019</text:p>
          </table:table-cell>
          <table:table-cell office:value-type="date" office:date-value="2019-03-21T03:40:00" table:style-name="ce2">
            <text:p>21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63" table:style-name="ce1">
            <text:p>4496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47" table:style-name="ce1">
            <text:p>13447</text:p>
          </table:table-cell>
          <table:table-cell office:value-type="float" office:value="327" table:style-name="ce1">
            <text:p>327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3-18T21:45:00" table:style-name="ce2">
            <text:p>18/03/2019</text:p>
          </table:table-cell>
          <table:table-cell office:value-type="date" office:date-value="2019-03-20T01:40:00" table:style-name="ce2">
            <text:p>20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8" table:style-name="ce1">
            <text:p>4495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48" table:style-name="ce1">
            <text:p>13448</text:p>
          </table:table-cell>
          <table:table-cell office:value-type="float" office:value="328" table:style-name="ce1">
            <text:p>328</text:p>
          </table:table-cell>
          <table:table-cell office:value-type="float" office:value="2613" table:style-name="ce1">
            <text:p>261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9T10:25:00" table:style-name="ce2">
            <text:p>19/03/2019</text:p>
          </table:table-cell>
          <table:table-cell office:value-type="date" office:date-value="2019-03-21T17:30:00" table:style-name="ce2">
            <text:p>2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0" table:style-name="ce1">
            <text:p>449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49" table:style-name="ce1">
            <text:p>13449</text:p>
          </table:table-cell>
          <table:table-cell office:value-type="float" office:value="329" table:style-name="ce1">
            <text:p>329</text:p>
          </table:table-cell>
          <table:table-cell office:value-type="float" office:value="1423" table:style-name="ce1">
            <text:p>142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19T10:25:00" table:style-name="ce2">
            <text:p>19/03/2019</text:p>
          </table:table-cell>
          <table:table-cell office:value-type="date" office:date-value="2019-03-21T17:30:00" table:style-name="ce2">
            <text:p>2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1" table:style-name="ce1">
            <text:p>4496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50" table:style-name="ce1">
            <text:p>13450</text:p>
          </table:table-cell>
          <table:table-cell office:value-type="float" office:value="330" table:style-name="ce1">
            <text:p>330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3-22T16:30:00" table:style-name="ce2">
            <text:p>22/03/2019</text:p>
          </table:table-cell>
          <table:table-cell office:value-type="date" office:date-value="2019-03-26T02:25:00" table:style-name="ce2">
            <text:p>26/03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8" table:style-name="ce1">
            <text:p>4497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451" table:style-name="ce1">
            <text:p>13451</text:p>
          </table:table-cell>
          <table:table-cell office:value-type="float" office:value="331" table:style-name="ce1">
            <text:p>331</text:p>
          </table:table-cell>
          <table:table-cell office:value-type="float" office:value="2259" table:style-name="ce1">
            <text:p>2259</text:p>
          </table:table-cell>
          <table:table-cell office:value-type="float" office:value="131" table:style-name="ce1">
            <text:p>131</text:p>
          </table:table-cell>
          <table:table-cell office:value-type="float" office:value="313" table:style-name="ce1">
            <text:p>313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19T16:25:00" table:style-name="ce2">
            <text:p>19/03/2019</text:p>
          </table:table-cell>
          <table:table-cell office:value-type="date" office:date-value="2019-03-20T13:15:00" table:style-name="ce2">
            <text:p>20/03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56" table:style-name="ce1">
            <text:p>4495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52" table:style-name="ce1">
            <text:p>13452</text:p>
          </table:table-cell>
          <table:table-cell office:value-type="float" office:value="332" table:style-name="ce1">
            <text:p>332</text:p>
          </table:table-cell>
          <table:table-cell office:value-type="float" office:value="261" table:style-name="ce1">
            <text:p>261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16:35:00" table:style-name="ce2">
            <text:p>21/03/2019</text:p>
          </table:table-cell>
          <table:table-cell office:value-type="date" office:date-value="2019-03-23T00:10:00" table:style-name="ce2">
            <text:p>23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2" table:style-name="ce1">
            <text:p>4497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53" table:style-name="ce1">
            <text:p>13453</text:p>
          </table:table-cell>
          <table:table-cell office:value-type="float" office:value="333" table:style-name="ce1">
            <text:p>333</text:p>
          </table:table-cell>
          <table:table-cell office:value-type="float" office:value="2906" table:style-name="ce1">
            <text:p>2906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16:35:00" table:style-name="ce2">
            <text:p>21/03/2019</text:p>
          </table:table-cell>
          <table:table-cell office:value-type="date" office:date-value="2019-03-23T00:10:00" table:style-name="ce2">
            <text:p>23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3" table:style-name="ce1">
            <text:p>4497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54" table:style-name="ce1">
            <text:p>13454</text:p>
          </table:table-cell>
          <table:table-cell office:value-type="float" office:value="334" table:style-name="ce1">
            <text:p>334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0T15:20:00" table:style-name="ce2">
            <text:p>20/03/2019</text:p>
          </table:table-cell>
          <table:table-cell office:value-type="date" office:date-value="2019-03-21T20:05:00" table:style-name="ce2">
            <text:p>2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4" table:style-name="ce1">
            <text:p>4496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55" table:style-name="ce1">
            <text:p>13455</text:p>
          </table:table-cell>
          <table:table-cell office:value-type="float" office:value="335" table:style-name="ce1">
            <text:p>335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0T15:20:00" table:style-name="ce2">
            <text:p>20/03/2019</text:p>
          </table:table-cell>
          <table:table-cell office:value-type="date" office:date-value="2019-03-21T20:05:00" table:style-name="ce2">
            <text:p>2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5" table:style-name="ce1">
            <text:p>4496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56" table:style-name="ce1">
            <text:p>13456</text:p>
          </table:table-cell>
          <table:table-cell office:value-type="float" office:value="336" table:style-name="ce1">
            <text:p>336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3-19T21:30:00" table:style-name="ce2">
            <text:p>19/03/2019</text:p>
          </table:table-cell>
          <table:table-cell office:value-type="date" office:date-value="2019-03-21T21:35:00" table:style-name="ce2">
            <text:p>21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2" table:style-name="ce1">
            <text:p>4496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57" table:style-name="ce1">
            <text:p>13457</text:p>
          </table:table-cell>
          <table:table-cell office:value-type="float" office:value="337" table:style-name="ce1">
            <text:p>337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date" office:date-value="2019-03-21T16:22:00" table:style-name="ce2">
            <text:p>21/03/2019</text:p>
          </table:table-cell>
          <table:table-cell office:value-type="date" office:date-value="2019-03-22T07:50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4" table:style-name="ce1">
            <text:p>4497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58" table:style-name="ce1">
            <text:p>13458</text:p>
          </table:table-cell>
          <table:table-cell office:value-type="float" office:value="338" table:style-name="ce1">
            <text:p>338</text:p>
          </table:table-cell>
          <table:table-cell office:value-type="float" office:value="2966" table:style-name="ce1">
            <text:p>2966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24T03:40:00" table:style-name="ce2">
            <text:p>24/03/2019</text:p>
          </table:table-cell>
          <table:table-cell office:value-type="date" office:date-value="2019-03-25T03:30:00" table:style-name="ce2">
            <text:p>25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86" table:style-name="ce1">
            <text:p>4498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59" table:style-name="ce1">
            <text:p>13459</text:p>
          </table:table-cell>
          <table:table-cell office:value-type="float" office:value="339" table:style-name="ce1">
            <text:p>339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07:45:00" table:style-name="ce2">
            <text:p>21/03/2019</text:p>
          </table:table-cell>
          <table:table-cell office:value-type="date" office:date-value="2019-03-22T09:05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6" table:style-name="ce1">
            <text:p>4496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60" table:style-name="ce1">
            <text:p>13460</text:p>
          </table:table-cell>
          <table:table-cell office:value-type="float" office:value="340" table:style-name="ce1">
            <text:p>340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07:45:00" table:style-name="ce2">
            <text:p>21/03/2019</text:p>
          </table:table-cell>
          <table:table-cell office:value-type="date" office:date-value="2019-03-22T09:05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7" table:style-name="ce1">
            <text:p>4496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61" table:style-name="ce1">
            <text:p>13461</text:p>
          </table:table-cell>
          <table:table-cell office:value-type="float" office:value="341" table:style-name="ce1">
            <text:p>341</text:p>
          </table:table-cell>
          <table:table-cell office:value-type="float" office:value="1891" table:style-name="ce1">
            <text:p>1891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14:11:00" table:style-name="ce2">
            <text:p>21/03/2019</text:p>
          </table:table-cell>
          <table:table-cell office:value-type="date" office:date-value="2019-03-22T14:50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0" table:style-name="ce1">
            <text:p>4497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62" table:style-name="ce1">
            <text:p>13462</text:p>
          </table:table-cell>
          <table:table-cell office:value-type="float" office:value="342" table:style-name="ce1">
            <text:p>342</text:p>
          </table:table-cell>
          <table:table-cell office:value-type="float" office:value="1892" table:style-name="ce1">
            <text:p>1892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1T14:10:00" table:style-name="ce2">
            <text:p>21/03/2019</text:p>
          </table:table-cell>
          <table:table-cell office:value-type="date" office:date-value="2019-03-22T14:50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1" table:style-name="ce1">
            <text:p>4497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63" table:style-name="ce1">
            <text:p>13463</text:p>
          </table:table-cell>
          <table:table-cell office:value-type="float" office:value="343" table:style-name="ce1">
            <text:p>343</text:p>
          </table:table-cell>
          <table:table-cell office:value-type="float" office:value="982" table:style-name="ce1">
            <text:p>982</text:p>
          </table:table-cell>
          <table:table-cell office:value-type="float" office:value="78" table:style-name="ce1">
            <text:p>78</text:p>
          </table:table-cell>
          <table:table-cell office:value-type="float" office:value="144" table:style-name="ce1">
            <text:p>144</text:p>
          </table:table-cell>
          <table:table-cell office:value-type="float" office:value="524" table:style-name="ce1">
            <text:p>524</text:p>
          </table:table-cell>
          <table:table-cell office:value-type="date" office:date-value="2019-03-21T04:05:00" table:style-name="ce2">
            <text:p>21/03/2019</text:p>
          </table:table-cell>
          <table:table-cell office:value-type="date" office:date-value="2019-03-22T07:00:00" table:style-name="ce2">
            <text:p>22/03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69" table:style-name="ce1">
            <text:p>4496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64" table:style-name="ce1">
            <text:p>13464</text:p>
          </table:table-cell>
          <table:table-cell office:value-type="float" office:value="344" table:style-name="ce1">
            <text:p>344</text:p>
          </table:table-cell>
          <table:table-cell office:value-type="float" office:value="982" table:style-name="ce1">
            <text:p>982</text:p>
          </table:table-cell>
          <table:table-cell office:value-type="float" office:value="78" table:style-name="ce1">
            <text:p>78</text:p>
          </table:table-cell>
          <table:table-cell office:value-type="float" office:value="525" table:style-name="ce1">
            <text:p>525</text:p>
          </table:table-cell>
          <table:table-cell office:value-type="float" office:value="42" table:style-name="ce1">
            <text:p>42</text:p>
          </table:table-cell>
          <table:table-cell office:value-type="date" office:date-value="2019-03-22T07:05:00" table:style-name="ce2">
            <text:p>22/03/2019</text:p>
          </table:table-cell>
          <table:table-cell office:value-type="date" office:date-value="2019-03-23T02:20:00" table:style-name="ce2">
            <text:p>23/03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69" table:style-name="ce1">
            <text:p>4496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465" table:style-name="ce1">
            <text:p>13465</text:p>
          </table:table-cell>
          <table:table-cell office:value-type="float" office:value="345" table:style-name="ce1">
            <text:p>345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66" table:style-name="ce1">
            <text:p>13466</text:p>
          </table:table-cell>
          <table:table-cell office:value-type="float" office:value="346" table:style-name="ce1">
            <text:p>34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1T01:20:00" table:style-name="ce2">
            <text:p>21/03/2019</text:p>
          </table:table-cell>
          <table:table-cell office:value-type="date" office:date-value="2019-03-21T14:55:00" table:style-name="ce2">
            <text:p>21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68" table:style-name="ce1">
            <text:p>449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67" table:style-name="ce1">
            <text:p>13467</text:p>
          </table:table-cell>
          <table:table-cell office:value-type="float" office:value="347" table:style-name="ce1">
            <text:p>347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date" office:date-value="2019-03-23T08:50:00" table:style-name="ce2">
            <text:p>23/03/2019</text:p>
          </table:table-cell>
          <table:table-cell office:value-type="date" office:date-value="2019-03-25T14:30:00" table:style-name="ce2">
            <text:p>25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0" table:style-name="ce1">
            <text:p>449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68" table:style-name="ce1">
            <text:p>13468</text:p>
          </table:table-cell>
          <table:table-cell office:value-type="float" office:value="348" table:style-name="ce1">
            <text:p>34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2T01:45:00" table:style-name="ce2">
            <text:p>22/03/2019</text:p>
          </table:table-cell>
          <table:table-cell office:value-type="date" office:date-value="2019-03-22T16:50:00" table:style-name="ce2">
            <text:p>22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7" table:style-name="ce1">
            <text:p>4497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69" table:style-name="ce1">
            <text:p>13469</text:p>
          </table:table-cell>
          <table:table-cell office:value-type="float" office:value="349" table:style-name="ce1">
            <text:p>349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2T13:40:00" table:style-name="ce2">
            <text:p>22/03/2019</text:p>
          </table:table-cell>
          <table:table-cell office:value-type="date" office:date-value="2019-03-22T23:40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5" table:style-name="ce1">
            <text:p>4497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70" table:style-name="ce1">
            <text:p>13470</text:p>
          </table:table-cell>
          <table:table-cell office:value-type="float" office:value="350" table:style-name="ce1">
            <text:p>350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2T13:40:00" table:style-name="ce2">
            <text:p>22/03/2019</text:p>
          </table:table-cell>
          <table:table-cell office:value-type="date" office:date-value="2019-03-22T23:40:00" table:style-name="ce2">
            <text:p>22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6" table:style-name="ce1">
            <text:p>4497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71" table:style-name="ce1">
            <text:p>13471</text:p>
          </table:table-cell>
          <table:table-cell office:value-type="float" office:value="351" table:style-name="ce1">
            <text:p>351</text:p>
          </table:table-cell>
          <table:table-cell office:value-type="float" office:value="2288" table:style-name="ce1">
            <text:p>2288</text:p>
          </table:table-cell>
          <table:table-cell office:value-type="float" office:value="76" table:style-name="ce1">
            <text:p>7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72" table:style-name="ce1">
            <text:p>13472</text:p>
          </table:table-cell>
          <table:table-cell office:value-type="float" office:value="352" table:style-name="ce1">
            <text:p>352</text:p>
          </table:table-cell>
          <table:table-cell office:value-type="float" office:value="1879" table:style-name="ce1">
            <text:p>1879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25T03:00:00" table:style-name="ce2">
            <text:p>25/03/2019</text:p>
          </table:table-cell>
          <table:table-cell office:value-type="date" office:date-value="2019-03-26T07:10:00" table:style-name="ce2">
            <text:p>26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88" table:style-name="ce1">
            <text:p>4498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73" table:style-name="ce1">
            <text:p>13473</text:p>
          </table:table-cell>
          <table:table-cell office:value-type="float" office:value="353" table:style-name="ce1">
            <text:p>353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3-24T21:25:00" table:style-name="ce2">
            <text:p>24/03/2019</text:p>
          </table:table-cell>
          <table:table-cell office:value-type="date" office:date-value="2019-03-30T01:20:00" table:style-name="ce2">
            <text:p>30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7" table:style-name="ce1">
            <text:p>4498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74" table:style-name="ce1">
            <text:p>13474</text:p>
          </table:table-cell>
          <table:table-cell office:value-type="float" office:value="354" table:style-name="ce1">
            <text:p>354</text:p>
          </table:table-cell>
          <table:table-cell office:value-type="float" office:value="2983" table:style-name="ce1">
            <text:p>2983</text:p>
          </table:table-cell>
          <table:table-cell office:value-type="float" office:value="26" table:style-name="ce1">
            <text:p>26</text:p>
          </table:table-cell>
          <table:table-cell office:value-type="float" office:value="483" table:style-name="ce1">
            <text:p>483</text:p>
          </table:table-cell>
          <table:table-cell office:value-type="float" office:value="106" table:style-name="ce1">
            <text:p>106</text:p>
          </table:table-cell>
          <table:table-cell office:value-type="date" office:date-value="2019-03-23T21:55:00" table:style-name="ce2">
            <text:p>23/03/2019</text:p>
          </table:table-cell>
          <table:table-cell office:value-type="date" office:date-value="2019-03-25T19:00:00" table:style-name="ce2">
            <text:p>25/03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85" table:style-name="ce1">
            <text:p>4498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75" table:style-name="ce1">
            <text:p>13475</text:p>
          </table:table-cell>
          <table:table-cell office:value-type="float" office:value="355" table:style-name="ce1">
            <text:p>35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3-22T22:05:00" table:style-name="ce2">
            <text:p>22/03/2019</text:p>
          </table:table-cell>
          <table:table-cell office:value-type="date" office:date-value="2019-03-23T17:00:00" table:style-name="ce2">
            <text:p>23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79" table:style-name="ce1">
            <text:p>4497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76" table:style-name="ce1">
            <text:p>13476</text:p>
          </table:table-cell>
          <table:table-cell office:value-type="float" office:value="356" table:style-name="ce1">
            <text:p>35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4T15:00:00" table:style-name="ce2">
            <text:p>24/03/2019</text:p>
          </table:table-cell>
          <table:table-cell office:value-type="date" office:date-value="2019-03-25T05:10:00" table:style-name="ce2">
            <text:p>25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2" table:style-name="ce1">
            <text:p>4498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77" table:style-name="ce1">
            <text:p>13477</text:p>
          </table:table-cell>
          <table:table-cell office:value-type="float" office:value="357" table:style-name="ce1">
            <text:p>357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3T22:10:00" table:style-name="ce2">
            <text:p>23/03/2019</text:p>
          </table:table-cell>
          <table:table-cell office:value-type="date" office:date-value="2019-03-24T04:35:00" table:style-name="ce2">
            <text:p>24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1" table:style-name="ce1">
            <text:p>4498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78" table:style-name="ce1">
            <text:p>13478</text:p>
          </table:table-cell>
          <table:table-cell office:value-type="float" office:value="358" table:style-name="ce1">
            <text:p>358</text:p>
          </table:table-cell>
          <table:table-cell office:value-type="float" office:value="1927" table:style-name="ce1">
            <text:p>1927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5T07:15:00" table:style-name="ce2">
            <text:p>25/03/2019</text:p>
          </table:table-cell>
          <table:table-cell office:value-type="date" office:date-value="2019-03-28T03:05:00" table:style-name="ce2">
            <text:p>28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4" table:style-name="ce1">
            <text:p>449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79" table:style-name="ce1">
            <text:p>13479</text:p>
          </table:table-cell>
          <table:table-cell office:value-type="float" office:value="359" table:style-name="ce1">
            <text:p>359</text:p>
          </table:table-cell>
          <table:table-cell office:value-type="float" office:value="773" table:style-name="ce1">
            <text:p>773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5T07:15:00" table:style-name="ce2">
            <text:p>25/03/2019</text:p>
          </table:table-cell>
          <table:table-cell office:value-type="date" office:date-value="2019-03-28T03:05:00" table:style-name="ce2">
            <text:p>28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3" table:style-name="ce1">
            <text:p>4498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80" table:style-name="ce1">
            <text:p>13480</text:p>
          </table:table-cell>
          <table:table-cell office:value-type="float" office:value="360" table:style-name="ce1">
            <text:p>360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3-25T15:45:00" table:style-name="ce2">
            <text:p>25/03/2019</text:p>
          </table:table-cell>
          <table:table-cell office:value-type="date" office:date-value="2019-03-26T15:45:00" table:style-name="ce2">
            <text:p>26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89" table:style-name="ce1">
            <text:p>4498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81" table:style-name="ce1">
            <text:p>13481</text:p>
          </table:table-cell>
          <table:table-cell office:value-type="float" office:value="361" table:style-name="ce1">
            <text:p>361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3-25T22:20:00" table:style-name="ce2">
            <text:p>25/03/2019</text:p>
          </table:table-cell>
          <table:table-cell office:value-type="date" office:date-value="2019-03-28T21:50:00" table:style-name="ce2">
            <text:p>28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0" table:style-name="ce1">
            <text:p>4499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82" table:style-name="ce1">
            <text:p>13482</text:p>
          </table:table-cell>
          <table:table-cell office:value-type="float" office:value="362" table:style-name="ce1">
            <text:p>362</text:p>
          </table:table-cell>
          <table:table-cell office:value-type="float" office:value="2582" table:style-name="ce1">
            <text:p>2582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26T13:15:00" table:style-name="ce2">
            <text:p>26/03/2019</text:p>
          </table:table-cell>
          <table:table-cell office:value-type="date" office:date-value="2019-03-27T12:10:00" table:style-name="ce2">
            <text:p>27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91" table:style-name="ce1">
            <text:p>4499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83" table:style-name="ce1">
            <text:p>13483</text:p>
          </table:table-cell>
          <table:table-cell office:value-type="float" office:value="363" table:style-name="ce1">
            <text:p>363</text:p>
          </table:table-cell>
          <table:table-cell office:value-type="float" office:value="2681" table:style-name="ce1">
            <text:p>268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03-27T21:15:00" table:style-name="ce2">
            <text:p>27/03/2019</text:p>
          </table:table-cell>
          <table:table-cell office:value-type="date" office:date-value="2019-03-28T16:50:00" table:style-name="ce2">
            <text:p>28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7" table:style-name="ce1">
            <text:p>4499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484" table:style-name="ce1">
            <text:p>13484</text:p>
          </table:table-cell>
          <table:table-cell office:value-type="float" office:value="364" table:style-name="ce1">
            <text:p>364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3-28T14:20:00" table:style-name="ce2">
            <text:p>28/03/2019</text:p>
          </table:table-cell>
          <table:table-cell office:value-type="date" office:date-value="2019-03-29T14:55:00" table:style-name="ce2">
            <text:p>29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" table:style-name="ce1">
            <text:p>450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85" table:style-name="ce1">
            <text:p>13485</text:p>
          </table:table-cell>
          <table:table-cell office:value-type="float" office:value="365" table:style-name="ce1">
            <text:p>365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6T14:40:00" table:style-name="ce2">
            <text:p>26/03/2019</text:p>
          </table:table-cell>
          <table:table-cell office:value-type="date" office:date-value="2019-03-28T00:30:00" table:style-name="ce2">
            <text:p>28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2" table:style-name="ce1">
            <text:p>4499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86" table:style-name="ce1">
            <text:p>13486</text:p>
          </table:table-cell>
          <table:table-cell office:value-type="float" office:value="366" table:style-name="ce1">
            <text:p>366</text:p>
          </table:table-cell>
          <table:table-cell office:value-type="float" office:value="2288" table:style-name="ce1">
            <text:p>228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6T21:15:00" table:style-name="ce2">
            <text:p>26/03/2019</text:p>
          </table:table-cell>
          <table:table-cell office:value-type="date" office:date-value="2019-03-29T01:20:00" table:style-name="ce2">
            <text:p>29/03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4995" table:style-name="ce1">
            <text:p>4499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87" table:style-name="ce1">
            <text:p>13487</text:p>
          </table:table-cell>
          <table:table-cell office:value-type="float" office:value="367" table:style-name="ce1">
            <text:p>367</text:p>
          </table:table-cell>
          <table:table-cell office:value-type="float" office:value="2389" table:style-name="ce1">
            <text:p>2389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208" table:style-name="ce1">
            <text:p>208</text:p>
          </table:table-cell>
          <table:table-cell office:value-type="date" office:date-value="2019-03-27T18:40:00" table:style-name="ce2">
            <text:p>27/03/2019</text:p>
          </table:table-cell>
          <table:table-cell office:value-type="date" office:date-value="2019-03-29T00:20:00" table:style-name="ce2">
            <text:p>29/03/20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96" table:style-name="ce1">
            <text:p>4499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88" table:style-name="ce1">
            <text:p>13488</text:p>
          </table:table-cell>
          <table:table-cell office:value-type="float" office:value="368" table:style-name="ce1">
            <text:p>368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8T12:15:00" table:style-name="ce2">
            <text:p>28/03/2019</text:p>
          </table:table-cell>
          <table:table-cell office:value-type="date" office:date-value="2019-03-29T01:30:00" table:style-name="ce2">
            <text:p>29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9" table:style-name="ce1">
            <text:p>4499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489" table:style-name="ce1">
            <text:p>13489</text:p>
          </table:table-cell>
          <table:table-cell office:value-type="float" office:value="369" table:style-name="ce1">
            <text:p>369</text:p>
          </table:table-cell>
          <table:table-cell office:value-type="float" office:value="2985" table:style-name="ce1">
            <text:p>2985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90" table:style-name="ce1">
            <text:p>13490</text:p>
          </table:table-cell>
          <table:table-cell office:value-type="float" office:value="370" table:style-name="ce1">
            <text:p>370</text:p>
          </table:table-cell>
          <table:table-cell office:value-type="float" office:value="2986" table:style-name="ce1">
            <text:p>2986</text:p>
          </table:table-cell>
          <table:table-cell office:value-type="float" office:value="131" table:style-name="ce1">
            <text:p>131</text:p>
          </table:table-cell>
          <table:table-cell office:value-type="float" office:value="350" table:style-name="ce1">
            <text:p>350</text:p>
          </table:table-cell>
          <table:table-cell office:value-type="float" office:value="346" table:style-name="ce1">
            <text:p>346</text:p>
          </table:table-cell>
          <table:table-cell office:value-type="date" office:date-value="2019-03-28T03:10:00" table:style-name="ce2">
            <text:p>28/03/2019</text:p>
          </table:table-cell>
          <table:table-cell office:value-type="date" office:date-value="2019-03-30T18:40:00" table:style-name="ce2">
            <text:p>30/03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998" table:style-name="ce1">
            <text:p>4499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91" table:style-name="ce1">
            <text:p>13491</text:p>
          </table:table-cell>
          <table:table-cell office:value-type="float" office:value="371" table:style-name="ce1">
            <text:p>37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6T17:10:00" table:style-name="ce2">
            <text:p>26/03/2019</text:p>
          </table:table-cell>
          <table:table-cell office:value-type="date" office:date-value="2019-03-27T07:00:00" table:style-name="ce2">
            <text:p>27/03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3" table:style-name="ce1">
            <text:p>4499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92" table:style-name="ce1">
            <text:p>13492</text:p>
          </table:table-cell>
          <table:table-cell office:value-type="float" office:value="372" table:style-name="ce1">
            <text:p>372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03-26T21:20:00" table:style-name="ce2">
            <text:p>26/03/2019</text:p>
          </table:table-cell>
          <table:table-cell office:value-type="date" office:date-value="2019-03-28T15:30:00" table:style-name="ce2">
            <text:p>28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994" table:style-name="ce1">
            <text:p>4499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93" table:style-name="ce1">
            <text:p>13493</text:p>
          </table:table-cell>
          <table:table-cell office:value-type="float" office:value="373" table:style-name="ce1">
            <text:p>373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3-29T14:15:00" table:style-name="ce2">
            <text:p>29/03/2019</text:p>
          </table:table-cell>
          <table:table-cell office:value-type="date" office:date-value="2019-03-30T13:30:00" table:style-name="ce2">
            <text:p>30/03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4" table:style-name="ce1">
            <text:p>4500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494" table:style-name="ce1">
            <text:p>13494</text:p>
          </table:table-cell>
          <table:table-cell office:value-type="float" office:value="374" table:style-name="ce1">
            <text:p>374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520" table:style-name="ce1">
            <text:p>520</text:p>
          </table:table-cell>
          <table:table-cell office:value-type="date" office:date-value="2019-03-31T17:10:00" table:style-name="ce2">
            <text:p>31/03/2019</text:p>
          </table:table-cell>
          <table:table-cell office:value-type="date" office:date-value="2019-04-03T05:00:00" table:style-name="ce2">
            <text:p>03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9" table:style-name="ce1">
            <text:p>450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95" table:style-name="ce1">
            <text:p>13495</text:p>
          </table:table-cell>
          <table:table-cell office:value-type="float" office:value="375" table:style-name="ce1">
            <text:p>375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522" table:style-name="ce1">
            <text:p>522</text:p>
          </table:table-cell>
          <table:table-cell office:value-type="float" office:value="3" table:style-name="ce1">
            <text:p>3</text:p>
          </table:table-cell>
          <table:table-cell office:value-type="date" office:date-value="2019-04-03T05:40:00" table:style-name="ce2">
            <text:p>03/04/2019</text:p>
          </table:table-cell>
          <table:table-cell office:value-type="date" office:date-value="2019-04-03T17:10:00" table:style-name="ce2">
            <text:p>03/04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9" table:style-name="ce1">
            <text:p>4500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496" table:style-name="ce1">
            <text:p>13496</text:p>
          </table:table-cell>
          <table:table-cell office:value-type="float" office:value="376" table:style-name="ce1">
            <text:p>376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28T22:15:00" table:style-name="ce2">
            <text:p>28/03/2019</text:p>
          </table:table-cell>
          <table:table-cell office:value-type="date" office:date-value="2019-03-29T14:30:00" table:style-name="ce2">
            <text:p>29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3" table:style-name="ce1">
            <text:p>4500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497" table:style-name="ce1">
            <text:p>13497</text:p>
          </table:table-cell>
          <table:table-cell office:value-type="float" office:value="377" table:style-name="ce1">
            <text:p>377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3-29T11:45:00" table:style-name="ce2">
            <text:p>29/03/2019</text:p>
          </table:table-cell>
          <table:table-cell office:value-type="date" office:date-value="2019-03-30T02:10:00" table:style-name="ce2">
            <text:p>30/03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6" table:style-name="ce1">
            <text:p>4500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498" table:style-name="ce1">
            <text:p>13498</text:p>
          </table:table-cell>
          <table:table-cell office:value-type="float" office:value="378" table:style-name="ce1">
            <text:p>378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499" table:style-name="ce1">
            <text:p>13499</text:p>
          </table:table-cell>
          <table:table-cell office:value-type="float" office:value="379" table:style-name="ce1">
            <text:p>379</text:p>
          </table:table-cell>
          <table:table-cell office:value-type="float" office:value="2558" table:style-name="ce1">
            <text:p>2558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29T12:30:00" table:style-name="ce2">
            <text:p>29/03/2019</text:p>
          </table:table-cell>
          <table:table-cell office:value-type="date" office:date-value="2019-03-30T11:00:00" table:style-name="ce2">
            <text:p>30/03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05" table:style-name="ce1">
            <text:p>4500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00" table:style-name="ce1">
            <text:p>13500</text:p>
          </table:table-cell>
          <table:table-cell office:value-type="float" office:value="380" table:style-name="ce1">
            <text:p>380</text:p>
          </table:table-cell>
          <table:table-cell office:value-type="float" office:value="2861" table:style-name="ce1">
            <text:p>2861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3-31T03:45:00" table:style-name="ce2">
            <text:p>31/03/2019</text:p>
          </table:table-cell>
          <table:table-cell office:value-type="date" office:date-value="2019-04-01T08:40:00" table:style-name="ce2">
            <text:p>01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12" table:style-name="ce1">
            <text:p>4501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01" table:style-name="ce1">
            <text:p>13501</text:p>
          </table:table-cell>
          <table:table-cell office:value-type="float" office:value="381" table:style-name="ce1">
            <text:p>381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9T08:50:00" table:style-name="ce2">
            <text:p>29/03/2019</text:p>
          </table:table-cell>
          <table:table-cell office:value-type="date" office:date-value="2019-03-31T21:40:00" table:style-name="ce2">
            <text:p>3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1" table:style-name="ce1">
            <text:p>450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02" table:style-name="ce1">
            <text:p>13502</text:p>
          </table:table-cell>
          <table:table-cell office:value-type="float" office:value="382" table:style-name="ce1">
            <text:p>382</text:p>
          </table:table-cell>
          <table:table-cell office:value-type="float" office:value="2509" table:style-name="ce1">
            <text:p>250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3-29T08:50:00" table:style-name="ce2">
            <text:p>29/03/2019</text:p>
          </table:table-cell>
          <table:table-cell office:value-type="date" office:date-value="2019-03-31T21:40:00" table:style-name="ce2">
            <text:p>31/03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2" table:style-name="ce1">
            <text:p>450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03" table:style-name="ce1">
            <text:p>13503</text:p>
          </table:table-cell>
          <table:table-cell office:value-type="float" office:value="383" table:style-name="ce1">
            <text:p>383</text:p>
          </table:table-cell>
          <table:table-cell office:value-type="float" office:value="2987" table:style-name="ce1">
            <text:p>2987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44" table:style-name="ce1">
            <text:p>144</text:p>
          </table:table-cell>
          <table:table-cell office:value-type="date" office:date-value="2019-03-30T03:50:00" table:style-name="ce2">
            <text:p>30/03/2019</text:p>
          </table:table-cell>
          <table:table-cell office:value-type="date" office:date-value="2019-04-01T12:20:00" table:style-name="ce2">
            <text:p>01/04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07" table:style-name="ce1">
            <text:p>4500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04" table:style-name="ce1">
            <text:p>13504</text:p>
          </table:table-cell>
          <table:table-cell office:value-type="float" office:value="384" table:style-name="ce1">
            <text:p>384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472" table:style-name="ce1">
            <text:p>472</text:p>
          </table:table-cell>
          <table:table-cell office:value-type="float" office:value="473" table:style-name="ce1">
            <text:p>473</text:p>
          </table:table-cell>
          <table:table-cell office:value-type="date" office:date-value="2019-03-31T00:30:00" table:style-name="ce2">
            <text:p>31/03/2019</text:p>
          </table:table-cell>
          <table:table-cell office:value-type="date" office:date-value="2019-04-02T09:50:00" table:style-name="ce2">
            <text:p>02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10" table:style-name="ce1">
            <text:p>4501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05" table:style-name="ce1">
            <text:p>13505</text:p>
          </table:table-cell>
          <table:table-cell office:value-type="float" office:value="385" table:style-name="ce1">
            <text:p>385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3-31T16:50:00" table:style-name="ce2">
            <text:p>31/03/2019</text:p>
          </table:table-cell>
          <table:table-cell office:value-type="date" office:date-value="2019-04-02T05:10:00" table:style-name="ce2">
            <text:p>02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11" table:style-name="ce1">
            <text:p>4501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06" table:style-name="ce1">
            <text:p>13506</text:p>
          </table:table-cell>
          <table:table-cell office:value-type="float" office:value="386" table:style-name="ce1">
            <text:p>386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3-30T15:10:00" table:style-name="ce2">
            <text:p>30/03/2019</text:p>
          </table:table-cell>
          <table:table-cell office:value-type="date" office:date-value="2019-03-31T00:10:00" table:style-name="ce2">
            <text:p>31/03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08" table:style-name="ce1">
            <text:p>4500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07" table:style-name="ce1">
            <text:p>13507</text:p>
          </table:table-cell>
          <table:table-cell office:value-type="float" office:value="387" table:style-name="ce1">
            <text:p>387</text:p>
          </table:table-cell>
          <table:table-cell office:value-type="float" office:value="2803" table:style-name="ce1">
            <text:p>2803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01T12:15:00" table:style-name="ce2">
            <text:p>01/04/2019</text:p>
          </table:table-cell>
          <table:table-cell office:value-type="date" office:date-value="2019-04-02T15:05:00" table:style-name="ce2">
            <text:p>02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14" table:style-name="ce1">
            <text:p>4501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08" table:style-name="ce1">
            <text:p>13508</text:p>
          </table:table-cell>
          <table:table-cell office:value-type="float" office:value="388" table:style-name="ce1">
            <text:p>388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3T11:20:00" table:style-name="ce2">
            <text:p>03/04/2019</text:p>
          </table:table-cell>
          <table:table-cell office:value-type="date" office:date-value="2019-04-04T04:50:00" table:style-name="ce2">
            <text:p>04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1" table:style-name="ce1">
            <text:p>4502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09" table:style-name="ce1">
            <text:p>13509</text:p>
          </table:table-cell>
          <table:table-cell office:value-type="float" office:value="389" table:style-name="ce1">
            <text:p>389</text:p>
          </table:table-cell>
          <table:table-cell office:value-type="float" office:value="2734" table:style-name="ce1">
            <text:p>2734</text:p>
          </table:table-cell>
          <table:table-cell office:value-type="float" office:value="131" table:style-name="ce1">
            <text:p>131</text:p>
          </table:table-cell>
          <table:table-cell office:value-type="float" office:value="447" table:style-name="ce1">
            <text:p>447</text:p>
          </table:table-cell>
          <table:table-cell office:value-type="float" office:value="108" table:style-name="ce1">
            <text:p>108</text:p>
          </table:table-cell>
          <table:table-cell office:value-type="date" office:date-value="2019-04-01T12:05:00" table:style-name="ce2">
            <text:p>01/04/2019</text:p>
          </table:table-cell>
          <table:table-cell office:value-type="date" office:date-value="2019-04-03T19:20:00" table:style-name="ce2">
            <text:p>03/04/20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013" table:style-name="ce1">
            <text:p>450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10" table:style-name="ce1">
            <text:p>13510</text:p>
          </table:table-cell>
          <table:table-cell office:value-type="float" office:value="390" table:style-name="ce1">
            <text:p>390</text:p>
          </table:table-cell>
          <table:table-cell office:value-type="float" office:value="2985" table:style-name="ce1">
            <text:p>2985</text:p>
          </table:table-cell>
          <table:table-cell office:value-type="float" office:value="7" table:style-name="ce1">
            <text:p>7</text:p>
          </table:table-cell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date" office:date-value="2019-04-02T05:35:00" table:style-name="ce2">
            <text:p>02/04/2019</text:p>
          </table:table-cell>
          <table:table-cell office:value-type="date" office:date-value="2019-04-03T16:45:00" table:style-name="ce2">
            <text:p>03/04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18" table:style-name="ce1">
            <text:p>450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11" table:style-name="ce1">
            <text:p>13511</text:p>
          </table:table-cell>
          <table:table-cell office:value-type="float" office:value="391" table:style-name="ce1">
            <text:p>391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12" table:style-name="ce1">
            <text:p>13512</text:p>
          </table:table-cell>
          <table:table-cell office:value-type="float" office:value="392" table:style-name="ce1">
            <text:p>392</text:p>
          </table:table-cell>
          <table:table-cell office:value-type="float" office:value="2221" table:style-name="ce1">
            <text:p>2221</text:p>
          </table:table-cell>
          <table:table-cell office:value-type="float" office:value="16" table:style-name="ce1">
            <text:p>16</text:p>
          </table:table-cell>
          <table:table-cell office:value-type="float" office:value="425" table:style-name="ce1">
            <text:p>425</text:p>
          </table:table-cell>
          <table:table-cell office:value-type="float" office:value="200" table:style-name="ce1">
            <text:p>200</text:p>
          </table:table-cell>
          <table:table-cell office:value-type="date" office:date-value="2019-04-03T21:30:00" table:style-name="ce2">
            <text:p>03/04/2019</text:p>
          </table:table-cell>
          <table:table-cell office:value-type="date" office:date-value="2019-04-07T00:10:00" table:style-name="ce2">
            <text:p>07/04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22" table:style-name="ce1">
            <text:p>4502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13" table:style-name="ce1">
            <text:p>13513</text:p>
          </table:table-cell>
          <table:table-cell office:value-type="float" office:value="393" table:style-name="ce1">
            <text:p>393</text:p>
          </table:table-cell>
          <table:table-cell office:value-type="float" office:value="2988" table:style-name="ce1">
            <text:p>2988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3T20:45:00" table:style-name="ce2">
            <text:p>03/04/2019</text:p>
          </table:table-cell>
          <table:table-cell office:value-type="date" office:date-value="2019-04-05T13:10:00" table:style-name="ce2">
            <text:p>0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3" table:style-name="ce1">
            <text:p>450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14" table:style-name="ce1">
            <text:p>13514</text:p>
          </table:table-cell>
          <table:table-cell office:value-type="float" office:value="394" table:style-name="ce1">
            <text:p>394</text:p>
          </table:table-cell>
          <table:table-cell office:value-type="float" office:value="2989" table:style-name="ce1">
            <text:p>2989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3T20:45:00" table:style-name="ce2">
            <text:p>03/04/2019</text:p>
          </table:table-cell>
          <table:table-cell office:value-type="date" office:date-value="2019-04-05T13:10:00" table:style-name="ce2">
            <text:p>0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4" table:style-name="ce1">
            <text:p>450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15" table:style-name="ce1">
            <text:p>13515</text:p>
          </table:table-cell>
          <table:table-cell office:value-type="float" office:value="395" table:style-name="ce1">
            <text:p>395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4T08:15:00" table:style-name="ce2">
            <text:p>04/04/2019</text:p>
          </table:table-cell>
          <table:table-cell office:value-type="date" office:date-value="2019-04-05T09:10:00" table:style-name="ce2">
            <text:p>0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7" table:style-name="ce1">
            <text:p>450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16" table:style-name="ce1">
            <text:p>13516</text:p>
          </table:table-cell>
          <table:table-cell office:value-type="float" office:value="396" table:style-name="ce1">
            <text:p>396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4T08:15:00" table:style-name="ce2">
            <text:p>04/04/2019</text:p>
          </table:table-cell>
          <table:table-cell office:value-type="date" office:date-value="2019-04-05T09:10:00" table:style-name="ce2">
            <text:p>0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8" table:style-name="ce1">
            <text:p>4502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17" table:style-name="ce1">
            <text:p>13517</text:p>
          </table:table-cell>
          <table:table-cell office:value-type="float" office:value="397" table:style-name="ce1">
            <text:p>397</text:p>
          </table:table-cell>
          <table:table-cell office:value-type="float" office:value="2990" table:style-name="ce1">
            <text:p>2990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04-03T09:10:00" table:style-name="ce2">
            <text:p>03/04/2019</text:p>
          </table:table-cell>
          <table:table-cell office:value-type="date" office:date-value="2019-04-05T21:30:00" table:style-name="ce2">
            <text:p>05/04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011" table:style-name="ce1">
            <text:p>4501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18" table:style-name="ce1">
            <text:p>13518</text:p>
          </table:table-cell>
          <table:table-cell office:value-type="float" office:value="398" table:style-name="ce1">
            <text:p>398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4-01T15:35:00" table:style-name="ce2">
            <text:p>01/04/2019</text:p>
          </table:table-cell>
          <table:table-cell office:value-type="date" office:date-value="2019-04-03T10:20:00" table:style-name="ce2">
            <text:p>03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15" table:style-name="ce1">
            <text:p>4501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19" table:style-name="ce1">
            <text:p>13519</text:p>
          </table:table-cell>
          <table:table-cell office:value-type="float" office:value="399" table:style-name="ce1">
            <text:p>399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03T04:05:00" table:style-name="ce2">
            <text:p>03/04/2019</text:p>
          </table:table-cell>
          <table:table-cell office:value-type="date" office:date-value="2019-04-04T02:50:00" table:style-name="ce2">
            <text:p>04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0" table:style-name="ce1">
            <text:p>4502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20" table:style-name="ce1">
            <text:p>13520</text:p>
          </table:table-cell>
          <table:table-cell office:value-type="float" office:value="400" table:style-name="ce1">
            <text:p>400</text:p>
          </table:table-cell>
          <table:table-cell office:value-type="float" office:value="2991" table:style-name="ce1">
            <text:p>2991</text:p>
          </table:table-cell>
          <table:table-cell office:value-type="float" office:value="26" table:style-name="ce1">
            <text:p>26</text:p>
          </table:table-cell>
          <table:table-cell office:value-type="float" office:value="526" table:style-name="ce1">
            <text:p>526</text:p>
          </table:table-cell>
          <table:table-cell office:value-type="float" office:value="106" table:style-name="ce1">
            <text:p>106</text:p>
          </table:table-cell>
          <table:table-cell office:value-type="date" office:date-value="2019-04-04T02:30:00" table:style-name="ce2">
            <text:p>04/04/2019</text:p>
          </table:table-cell>
          <table:table-cell office:value-type="date" office:date-value="2019-04-07T13:15:00" table:style-name="ce2">
            <text:p>07/04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26" table:style-name="ce1">
            <text:p>4502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21" table:style-name="ce1">
            <text:p>13521</text:p>
          </table:table-cell>
          <table:table-cell office:value-type="float" office:value="401" table:style-name="ce1">
            <text:p>401</text:p>
          </table:table-cell>
          <table:table-cell office:value-type="float" office:value="2751" table:style-name="ce1">
            <text:p>2751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4-02T21:30:00" table:style-name="ce2">
            <text:p>02/04/2019</text:p>
          </table:table-cell>
          <table:table-cell office:value-type="date" office:date-value="2019-04-04T02:35:00" table:style-name="ce2">
            <text:p>04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17" table:style-name="ce1">
            <text:p>450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22" table:style-name="ce1">
            <text:p>13522</text:p>
          </table:table-cell>
          <table:table-cell office:value-type="float" office:value="402" table:style-name="ce1">
            <text:p>402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04-02T13:30:00" table:style-name="ce2">
            <text:p>02/04/2019</text:p>
          </table:table-cell>
          <table:table-cell office:value-type="date" office:date-value="2019-04-03T22:25:00" table:style-name="ce2">
            <text:p>03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16" table:style-name="ce1">
            <text:p>4501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23" table:style-name="ce1">
            <text:p>13523</text:p>
          </table:table-cell>
          <table:table-cell office:value-type="float" office:value="403" table:style-name="ce1">
            <text:p>403</text:p>
          </table:table-cell>
          <table:table-cell office:value-type="float" office:value="2623" table:style-name="ce1">
            <text:p>262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05T08:15:00" table:style-name="ce2">
            <text:p>05/04/2019</text:p>
          </table:table-cell>
          <table:table-cell office:value-type="date" office:date-value="2019-04-06T00:15:00" table:style-name="ce2">
            <text:p>06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31" table:style-name="ce1">
            <text:p>4503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24" table:style-name="ce1">
            <text:p>13524</text:p>
          </table:table-cell>
          <table:table-cell office:value-type="float" office:value="404" table:style-name="ce1">
            <text:p>404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5T08:30:00" table:style-name="ce2">
            <text:p>05/04/2019</text:p>
          </table:table-cell>
          <table:table-cell office:value-type="date" office:date-value="2019-04-06T09:00:00" table:style-name="ce2">
            <text:p>06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2" table:style-name="ce1">
            <text:p>450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25" table:style-name="ce1">
            <text:p>13525</text:p>
          </table:table-cell>
          <table:table-cell office:value-type="float" office:value="405" table:style-name="ce1">
            <text:p>405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5T08:30:00" table:style-name="ce2">
            <text:p>05/04/2019</text:p>
          </table:table-cell>
          <table:table-cell office:value-type="date" office:date-value="2019-04-06T09:00:00" table:style-name="ce2">
            <text:p>06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3" table:style-name="ce1">
            <text:p>4503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26" table:style-name="ce1">
            <text:p>13526</text:p>
          </table:table-cell>
          <table:table-cell office:value-type="float" office:value="406" table:style-name="ce1">
            <text:p>406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04T04:55:00" table:style-name="ce2">
            <text:p>04/04/2019</text:p>
          </table:table-cell>
          <table:table-cell office:value-type="date" office:date-value="2019-04-04T21:50:00" table:style-name="ce2">
            <text:p>04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5" table:style-name="ce1">
            <text:p>450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27" table:style-name="ce1">
            <text:p>13527</text:p>
          </table:table-cell>
          <table:table-cell office:value-type="float" office:value="407" table:style-name="ce1">
            <text:p>407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28" table:style-name="ce1">
            <text:p>13528</text:p>
          </table:table-cell>
          <table:table-cell office:value-type="float" office:value="408" table:style-name="ce1">
            <text:p>408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4-04T22:15:00" table:style-name="ce2">
            <text:p>04/04/2019</text:p>
          </table:table-cell>
          <table:table-cell office:value-type="date" office:date-value="2019-04-06T08:10:00" table:style-name="ce2">
            <text:p>06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0" table:style-name="ce1">
            <text:p>450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29" table:style-name="ce1">
            <text:p>13529</text:p>
          </table:table-cell>
          <table:table-cell office:value-type="float" office:value="409" table:style-name="ce1">
            <text:p>409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4-04T19:40:00" table:style-name="ce2">
            <text:p>04/04/2019</text:p>
          </table:table-cell>
          <table:table-cell office:value-type="date" office:date-value="2019-04-05T03:45:00" table:style-name="ce2">
            <text:p>0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29" table:style-name="ce1">
            <text:p>4502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30" table:style-name="ce1">
            <text:p>13530</text:p>
          </table:table-cell>
          <table:table-cell office:value-type="float" office:value="410" table:style-name="ce1">
            <text:p>41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4-05T00:50:00" table:style-name="ce2">
            <text:p>05/04/2019</text:p>
          </table:table-cell>
          <table:table-cell office:value-type="date" office:date-value="2019-04-05T13:40:00" table:style-name="ce2">
            <text:p>05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4" table:style-name="ce1">
            <text:p>4503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31" table:style-name="ce1">
            <text:p>13531</text:p>
          </table:table-cell>
          <table:table-cell office:value-type="float" office:value="411" table:style-name="ce1">
            <text:p>411</text:p>
          </table:table-cell>
          <table:table-cell office:value-type="float" office:value="2485" table:style-name="ce1">
            <text:p>2485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07T02:10:00" table:style-name="ce2">
            <text:p>07/04/2019</text:p>
          </table:table-cell>
          <table:table-cell office:value-type="date" office:date-value="2019-04-08T02:30:00" table:style-name="ce2">
            <text:p>08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40" table:style-name="ce1">
            <text:p>4504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32" table:style-name="ce1">
            <text:p>13532</text:p>
          </table:table-cell>
          <table:table-cell office:value-type="float" office:value="412" table:style-name="ce1">
            <text:p>412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08T07:10:00" table:style-name="ce2">
            <text:p>08/04/2019</text:p>
          </table:table-cell>
          <table:table-cell office:value-type="date" office:date-value="2019-04-11T01:3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035" table:style-name="ce1">
            <text:p>4503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33" table:style-name="ce1">
            <text:p>13533</text:p>
          </table:table-cell>
          <table:table-cell office:value-type="float" office:value="413" table:style-name="ce1">
            <text:p>413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97" table:style-name="ce1">
            <text:p>497</text:p>
          </table:table-cell>
          <table:table-cell office:value-type="date" office:date-value="2019-04-07T16:00:00" table:style-name="ce2">
            <text:p>07/04/2019</text:p>
          </table:table-cell>
          <table:table-cell office:value-type="date" office:date-value="2019-04-08T14:30:00" table:style-name="ce2">
            <text:p>08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7" table:style-name="ce1">
            <text:p>4503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34" table:style-name="ce1">
            <text:p>13534</text:p>
          </table:table-cell>
          <table:table-cell office:value-type="float" office:value="414" table:style-name="ce1">
            <text:p>414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07T21:00:00" table:style-name="ce2">
            <text:p>07/04/2019</text:p>
          </table:table-cell>
          <table:table-cell office:value-type="date" office:date-value="2019-04-08T14:00:00" table:style-name="ce2">
            <text:p>08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8" table:style-name="ce1">
            <text:p>4503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35" table:style-name="ce1">
            <text:p>13535</text:p>
          </table:table-cell>
          <table:table-cell office:value-type="float" office:value="415" table:style-name="ce1">
            <text:p>415</text:p>
          </table:table-cell>
          <table:table-cell office:value-type="float" office:value="2975" table:style-name="ce1">
            <text:p>2975</text:p>
          </table:table-cell>
          <table:table-cell office:value-type="float" office:value="107" table:style-name="ce1">
            <text:p>107</text:p>
          </table:table-cell>
          <table:table-cell office:value-type="float" office:value="266" table:style-name="ce1">
            <text:p>266</text:p>
          </table:table-cell>
          <table:table-cell office:value-type="float" office:value="492" table:style-name="ce1">
            <text:p>492</text:p>
          </table:table-cell>
          <table:table-cell office:value-type="date" office:date-value="2019-04-07T22:00:00" table:style-name="ce2">
            <text:p>07/04/2019</text:p>
          </table:table-cell>
          <table:table-cell office:value-type="date" office:date-value="2019-04-10T10:15:00" table:style-name="ce2">
            <text:p>10/04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36" table:style-name="ce1">
            <text:p>4503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36" table:style-name="ce1">
            <text:p>13536</text:p>
          </table:table-cell>
          <table:table-cell office:value-type="float" office:value="416" table:style-name="ce1">
            <text:p>416</text:p>
          </table:table-cell>
          <table:table-cell office:value-type="float" office:value="2693" table:style-name="ce1">
            <text:p>2693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37" table:style-name="ce1">
            <text:p>13537</text:p>
          </table:table-cell>
          <table:table-cell office:value-type="float" office:value="417" table:style-name="ce1">
            <text:p>417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08T10:55:00" table:style-name="ce2">
            <text:p>08/04/2019</text:p>
          </table:table-cell>
          <table:table-cell office:value-type="date" office:date-value="2019-04-09T03:00:00" table:style-name="ce2">
            <text:p>09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2" table:style-name="ce1">
            <text:p>4504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38" table:style-name="ce1">
            <text:p>13538</text:p>
          </table:table-cell>
          <table:table-cell office:value-type="float" office:value="418" table:style-name="ce1">
            <text:p>418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4-07T13:00:00" table:style-name="ce2">
            <text:p>07/04/2019</text:p>
          </table:table-cell>
          <table:table-cell office:value-type="date" office:date-value="2019-04-07T19:30:00" table:style-name="ce2">
            <text:p>07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39" table:style-name="ce1">
            <text:p>4503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39" table:style-name="ce1">
            <text:p>13539</text:p>
          </table:table-cell>
          <table:table-cell office:value-type="float" office:value="419" table:style-name="ce1">
            <text:p>419</text:p>
          </table:table-cell>
          <table:table-cell office:value-type="float" office:value="2463" table:style-name="ce1">
            <text:p>2463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08T08:45:00" table:style-name="ce2">
            <text:p>08/04/2019</text:p>
          </table:table-cell>
          <table:table-cell office:value-type="date" office:date-value="2019-04-09T16:10:00" table:style-name="ce2">
            <text:p>09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41" table:style-name="ce1">
            <text:p>4504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40" table:style-name="ce1">
            <text:p>13540</text:p>
          </table:table-cell>
          <table:table-cell office:value-type="float" office:value="420" table:style-name="ce1">
            <text:p>420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4-10T23:25:00" table:style-name="ce2">
            <text:p>10/04/2019</text:p>
          </table:table-cell>
          <table:table-cell office:value-type="date" office:date-value="2019-04-13T13:00:00" table:style-name="ce2">
            <text:p>13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9" table:style-name="ce1">
            <text:p>4504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41" table:style-name="ce1">
            <text:p>13541</text:p>
          </table:table-cell>
          <table:table-cell office:value-type="float" office:value="421" table:style-name="ce1">
            <text:p>421</text:p>
          </table:table-cell>
          <table:table-cell office:value-type="float" office:value="2961" table:style-name="ce1">
            <text:p>2961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4-09T20:15:00" table:style-name="ce2">
            <text:p>09/04/2019</text:p>
          </table:table-cell>
          <table:table-cell office:value-type="date" office:date-value="2019-04-11T00:1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44" table:style-name="ce1">
            <text:p>450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42" table:style-name="ce1">
            <text:p>13542</text:p>
          </table:table-cell>
          <table:table-cell office:value-type="float" office:value="422" table:style-name="ce1">
            <text:p>422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4-09T16:00:00" table:style-name="ce2">
            <text:p>09/04/2019</text:p>
          </table:table-cell>
          <table:table-cell office:value-type="date" office:date-value="2019-04-13T20:00:00" table:style-name="ce2">
            <text:p>13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3" table:style-name="ce1">
            <text:p>4504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43" table:style-name="ce1">
            <text:p>13543</text:p>
          </table:table-cell>
          <table:table-cell office:value-type="float" office:value="423" table:style-name="ce1">
            <text:p>42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1T07:20:00" table:style-name="ce2">
            <text:p>11/04/2019</text:p>
          </table:table-cell>
          <table:table-cell office:value-type="date" office:date-value="2019-04-11T22:0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0" table:style-name="ce1">
            <text:p>450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44" table:style-name="ce1">
            <text:p>13544</text:p>
          </table:table-cell>
          <table:table-cell office:value-type="float" office:value="424" table:style-name="ce1">
            <text:p>424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1T07:20:00" table:style-name="ce2">
            <text:p>11/04/2019</text:p>
          </table:table-cell>
          <table:table-cell office:value-type="date" office:date-value="2019-04-11T22:0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1" table:style-name="ce1">
            <text:p>4505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45" table:style-name="ce1">
            <text:p>13545</text:p>
          </table:table-cell>
          <table:table-cell office:value-type="float" office:value="425" table:style-name="ce1">
            <text:p>425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4-11T09:30:00" table:style-name="ce2">
            <text:p>11/04/2019</text:p>
          </table:table-cell>
          <table:table-cell office:value-type="date" office:date-value="2019-04-12T13:25:00" table:style-name="ce2">
            <text:p>12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3" table:style-name="ce1">
            <text:p>4505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46" table:style-name="ce1">
            <text:p>13546</text:p>
          </table:table-cell>
          <table:table-cell office:value-type="float" office:value="426" table:style-name="ce1">
            <text:p>426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date" office:date-value="2019-04-13T16:30:00" table:style-name="ce2">
            <text:p>13/04/2019</text:p>
          </table:table-cell>
          <table:table-cell office:value-type="date" office:date-value="2019-04-16T07:00:00" table:style-name="ce2">
            <text:p>16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8" table:style-name="ce1">
            <text:p>4505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47" table:style-name="ce1">
            <text:p>13547</text:p>
          </table:table-cell>
          <table:table-cell office:value-type="float" office:value="427" table:style-name="ce1">
            <text:p>427</text:p>
          </table:table-cell>
          <table:table-cell office:value-type="float" office:value="2613" table:style-name="ce1">
            <text:p>2613</text:p>
          </table:table-cell>
          <table:table-cell office:value-type="float" office:value="32" table:style-name="ce1">
            <text:p>32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0T18:00:00" table:style-name="ce2">
            <text:p>10/04/2019</text:p>
          </table:table-cell>
          <table:table-cell office:value-type="date" office:date-value="2019-04-11T16:3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7" table:style-name="ce1">
            <text:p>4504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48" table:style-name="ce1">
            <text:p>13548</text:p>
          </table:table-cell>
          <table:table-cell office:value-type="float" office:value="428" table:style-name="ce1">
            <text:p>428</text:p>
          </table:table-cell>
          <table:table-cell office:value-type="float" office:value="1508" table:style-name="ce1">
            <text:p>1508</text:p>
          </table:table-cell>
          <table:table-cell office:value-type="float" office:value="32" table:style-name="ce1">
            <text:p>32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0T18:00:00" table:style-name="ce2">
            <text:p>10/04/2019</text:p>
          </table:table-cell>
          <table:table-cell office:value-type="date" office:date-value="2019-04-11T16:30:00" table:style-name="ce2">
            <text:p>11/04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048" table:style-name="ce1">
            <text:p>4504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49" table:style-name="ce1">
            <text:p>13549</text:p>
          </table:table-cell>
          <table:table-cell office:value-type="float" office:value="429" table:style-name="ce1">
            <text:p>429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0T16:25:00" table:style-name="ce2">
            <text:p>10/04/2019</text:p>
          </table:table-cell>
          <table:table-cell office:value-type="date" office:date-value="2019-04-12T02:05:00" table:style-name="ce2">
            <text:p>12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5" table:style-name="ce1">
            <text:p>450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50" table:style-name="ce1">
            <text:p>13550</text:p>
          </table:table-cell>
          <table:table-cell office:value-type="float" office:value="430" table:style-name="ce1">
            <text:p>430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0T16:25:00" table:style-name="ce2">
            <text:p>10/04/2019</text:p>
          </table:table-cell>
          <table:table-cell office:value-type="date" office:date-value="2019-04-12T02:05:00" table:style-name="ce2">
            <text:p>12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46" table:style-name="ce1">
            <text:p>450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51" table:style-name="ce1">
            <text:p>13551</text:p>
          </table:table-cell>
          <table:table-cell office:value-type="float" office:value="431" table:style-name="ce1">
            <text:p>431</text:p>
          </table:table-cell>
          <table:table-cell office:value-type="float" office:value="2693" table:style-name="ce1">
            <text:p>2693</text:p>
          </table:table-cell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date" office:date-value="2019-04-11T09:00:00" table:style-name="ce2">
            <text:p>11/04/2019</text:p>
          </table:table-cell>
          <table:table-cell office:value-type="date" office:date-value="2019-04-12T22:10:00" table:style-name="ce2">
            <text:p>12/04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2" table:style-name="ce1">
            <text:p>4505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52" table:style-name="ce1">
            <text:p>13552</text:p>
          </table:table-cell>
          <table:table-cell office:value-type="float" office:value="432" table:style-name="ce1">
            <text:p>432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9" table:style-name="ce1">
            <text:p>249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1T17:35:00" table:style-name="ce2">
            <text:p>11/04/2019</text:p>
          </table:table-cell>
          <table:table-cell office:value-type="date" office:date-value="2019-04-12T08:10:00" table:style-name="ce2">
            <text:p>12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5" table:style-name="ce1">
            <text:p>450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53" table:style-name="ce1">
            <text:p>13553</text:p>
          </table:table-cell>
          <table:table-cell office:value-type="float" office:value="433" table:style-name="ce1">
            <text:p>433</text:p>
          </table:table-cell>
          <table:table-cell office:value-type="float" office:value="2992" table:style-name="ce1">
            <text:p>2992</text:p>
          </table:table-cell>
          <table:table-cell office:value-type="float" office:value="136" table:style-name="ce1">
            <text:p>136</text:p>
          </table:table-cell>
          <table:table-cell office:value-type="float" office:value="263" table:style-name="ce1">
            <text:p>263</text:p>
          </table:table-cell>
          <table:table-cell office:value-type="float" office:value="263" table:style-name="ce1">
            <text:p>263</text:p>
          </table:table-cell>
          <table:table-cell office:value-type="date" office:date-value="2019-04-12T08:30:00" table:style-name="ce2">
            <text:p>12/04/2019</text:p>
          </table:table-cell>
          <table:table-cell office:value-type="date" office:date-value="2019-04-17T09:40:00" table:style-name="ce2">
            <text:p>17/04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54" table:style-name="ce1">
            <text:p>4505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54" table:style-name="ce1">
            <text:p>13554</text:p>
          </table:table-cell>
          <table:table-cell office:value-type="float" office:value="434" table:style-name="ce1">
            <text:p>434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12T19:00:00" table:style-name="ce2">
            <text:p>12/04/2019</text:p>
          </table:table-cell>
          <table:table-cell office:value-type="date" office:date-value="2019-04-13T12:00:00" table:style-name="ce2">
            <text:p>13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7" table:style-name="ce1">
            <text:p>450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55" table:style-name="ce1">
            <text:p>13555</text:p>
          </table:table-cell>
          <table:table-cell office:value-type="float" office:value="435" table:style-name="ce1">
            <text:p>435</text:p>
          </table:table-cell>
          <table:table-cell office:value-type="float" office:value="2720" table:style-name="ce1">
            <text:p>2720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12T08:35:00" table:style-name="ce2">
            <text:p>12/04/2019</text:p>
          </table:table-cell>
          <table:table-cell office:value-type="date" office:date-value="2019-04-13T04:30:00" table:style-name="ce2">
            <text:p>13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56" table:style-name="ce1">
            <text:p>450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56" table:style-name="ce1">
            <text:p>13556</text:p>
          </table:table-cell>
          <table:table-cell office:value-type="float" office:value="436" table:style-name="ce1">
            <text:p>436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57" table:style-name="ce1">
            <text:p>13557</text:p>
          </table:table-cell>
          <table:table-cell office:value-type="float" office:value="437" table:style-name="ce1">
            <text:p>437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58" table:style-name="ce1">
            <text:p>13558</text:p>
          </table:table-cell>
          <table:table-cell office:value-type="float" office:value="438" table:style-name="ce1">
            <text:p>438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4-14T23:30:00" table:style-name="ce2">
            <text:p>14/04/2019</text:p>
          </table:table-cell>
          <table:table-cell office:value-type="date" office:date-value="2019-04-16T00:40:00" table:style-name="ce2">
            <text:p>16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59" table:style-name="ce1">
            <text:p>4505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59" table:style-name="ce1">
            <text:p>13559</text:p>
          </table:table-cell>
          <table:table-cell office:value-type="float" office:value="439" table:style-name="ce1">
            <text:p>439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4-15T08:10:00" table:style-name="ce2">
            <text:p>15/04/2019</text:p>
          </table:table-cell>
          <table:table-cell office:value-type="date" office:date-value="2019-04-16T12:30:00" table:style-name="ce2">
            <text:p>16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0" table:style-name="ce1">
            <text:p>4506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60" table:style-name="ce1">
            <text:p>13560</text:p>
          </table:table-cell>
          <table:table-cell office:value-type="float" office:value="440" table:style-name="ce1">
            <text:p>440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561" table:style-name="ce1">
            <text:p>13561</text:p>
          </table:table-cell>
          <table:table-cell office:value-type="float" office:value="441" table:style-name="ce1">
            <text:p>441</text:p>
          </table:table-cell>
          <table:table-cell office:value-type="float" office:value="1360" table:style-name="ce1">
            <text:p>1360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date" office:date-value="2019-04-15T09:40:00" table:style-name="ce2">
            <text:p>15/04/2019</text:p>
          </table:table-cell>
          <table:table-cell office:value-type="date" office:date-value="2019-04-17T19:40:00" table:style-name="ce2">
            <text:p>17/04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1" table:style-name="ce1">
            <text:p>4506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62" table:style-name="ce1">
            <text:p>13562</text:p>
          </table:table-cell>
          <table:table-cell office:value-type="float" office:value="442" table:style-name="ce1">
            <text:p>44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4-15T17:45:00" table:style-name="ce2">
            <text:p>15/04/2019</text:p>
          </table:table-cell>
          <table:table-cell office:value-type="date" office:date-value="2019-04-16T05:50:00" table:style-name="ce2">
            <text:p>16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2" table:style-name="ce1">
            <text:p>4506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63" table:style-name="ce1">
            <text:p>13563</text:p>
          </table:table-cell>
          <table:table-cell office:value-type="float" office:value="443" table:style-name="ce1">
            <text:p>443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30:00" table:style-name="ce2">
            <text:p>18/04/2019</text:p>
          </table:table-cell>
          <table:table-cell office:value-type="date" office:date-value="2019-04-19T04:20:00" table:style-name="ce2">
            <text:p>19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2" table:style-name="ce1">
            <text:p>4507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64" table:style-name="ce1">
            <text:p>13564</text:p>
          </table:table-cell>
          <table:table-cell office:value-type="float" office:value="444" table:style-name="ce1">
            <text:p>444</text:p>
          </table:table-cell>
          <table:table-cell office:value-type="float" office:value="2971" table:style-name="ce1">
            <text:p>2971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16T12:00:00" table:style-name="ce2">
            <text:p>16/04/2019</text:p>
          </table:table-cell>
          <table:table-cell office:value-type="date" office:date-value="2019-04-17T12:55:00" table:style-name="ce2">
            <text:p>17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64" table:style-name="ce1">
            <text:p>4506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65" table:style-name="ce1">
            <text:p>13565</text:p>
          </table:table-cell>
          <table:table-cell office:value-type="float" office:value="445" table:style-name="ce1">
            <text:p>445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4-17T08:30:00" table:style-name="ce2">
            <text:p>17/04/2019</text:p>
          </table:table-cell>
          <table:table-cell office:value-type="date" office:date-value="2019-04-20T04:00:00" table:style-name="ce2">
            <text:p>20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6" table:style-name="ce1">
            <text:p>4506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66" table:style-name="ce1">
            <text:p>13566</text:p>
          </table:table-cell>
          <table:table-cell office:value-type="float" office:value="446" table:style-name="ce1">
            <text:p>446</text:p>
          </table:table-cell>
          <table:table-cell office:value-type="float" office:value="2993" table:style-name="ce1">
            <text:p>2993</text:p>
          </table:table-cell>
          <table:table-cell office:value-type="float" office:value="131" table:style-name="ce1">
            <text:p>131</text:p>
          </table:table-cell>
          <table:table-cell office:value-type="float" office:value="153" table:style-name="ce1">
            <text:p>153</text:p>
          </table:table-cell>
          <table:table-cell office:value-type="float" office:value="110" table:style-name="ce1">
            <text:p>110</text:p>
          </table:table-cell>
          <table:table-cell office:value-type="date" office:date-value="2019-04-16T17:30:00" table:style-name="ce2">
            <text:p>16/04/2019</text:p>
          </table:table-cell>
          <table:table-cell office:value-type="date" office:date-value="2019-04-18T21:15:00" table:style-name="ce2">
            <text:p>18/04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65" table:style-name="ce1">
            <text:p>4506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67" table:style-name="ce1">
            <text:p>13567</text:p>
          </table:table-cell>
          <table:table-cell office:value-type="float" office:value="447" table:style-name="ce1">
            <text:p>447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4-16T03:00:00" table:style-name="ce2">
            <text:p>16/04/2019</text:p>
          </table:table-cell>
          <table:table-cell office:value-type="date" office:date-value="2019-04-17T01:10:00" table:style-name="ce2">
            <text:p>17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3" table:style-name="ce1">
            <text:p>4506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68" table:style-name="ce1">
            <text:p>13568</text:p>
          </table:table-cell>
          <table:table-cell office:value-type="float" office:value="448" table:style-name="ce1">
            <text:p>448</text:p>
          </table:table-cell>
          <table:table-cell office:value-type="float" office:value="2994" table:style-name="ce1">
            <text:p>2994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17T17:30:00" table:style-name="ce2">
            <text:p>17/04/2019</text:p>
          </table:table-cell>
          <table:table-cell office:value-type="date" office:date-value="2019-04-18T20:35:00" table:style-name="ce2">
            <text:p>18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69" table:style-name="ce1">
            <text:p>4506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69" table:style-name="ce1">
            <text:p>13569</text:p>
          </table:table-cell>
          <table:table-cell office:value-type="float" office:value="449" table:style-name="ce1">
            <text:p>449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7T22:10:00" table:style-name="ce2">
            <text:p>17/04/2019</text:p>
          </table:table-cell>
          <table:table-cell office:value-type="date" office:date-value="2019-04-19T21:20:00" table:style-name="ce2">
            <text:p>19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7" table:style-name="ce1">
            <text:p>4506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70" table:style-name="ce1">
            <text:p>13570</text:p>
          </table:table-cell>
          <table:table-cell office:value-type="float" office:value="450" table:style-name="ce1">
            <text:p>450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17T22:10:00" table:style-name="ce2">
            <text:p>17/04/2019</text:p>
          </table:table-cell>
          <table:table-cell office:value-type="date" office:date-value="2019-04-19T21:20:00" table:style-name="ce2">
            <text:p>19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68" table:style-name="ce1">
            <text:p>4506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71" table:style-name="ce1">
            <text:p>13571</text:p>
          </table:table-cell>
          <table:table-cell office:value-type="float" office:value="451" table:style-name="ce1">
            <text:p>451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office:value-type="float" office:value="470" table:style-name="ce1">
            <text:p>470</text:p>
          </table:table-cell>
          <table:table-cell office:value-type="date" office:date-value="2019-04-18T09:00:00" table:style-name="ce2">
            <text:p>18/04/2019</text:p>
          </table:table-cell>
          <table:table-cell office:value-type="date" office:date-value="2019-04-20T07:40:00" table:style-name="ce2">
            <text:p>20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3" table:style-name="ce1">
            <text:p>4507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72" table:style-name="ce1">
            <text:p>13572</text:p>
          </table:table-cell>
          <table:table-cell office:value-type="float" office:value="452" table:style-name="ce1">
            <text:p>452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4-21T16:25:00" table:style-name="ce2">
            <text:p>21/04/2019</text:p>
          </table:table-cell>
          <table:table-cell office:value-type="date" office:date-value="2019-04-22T12:10:00" table:style-name="ce2">
            <text:p>22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0" table:style-name="ce1">
            <text:p>4508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73" table:style-name="ce1">
            <text:p>13573</text:p>
          </table:table-cell>
          <table:table-cell office:value-type="float" office:value="453" table:style-name="ce1">
            <text:p>453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17T10:00:00" table:style-name="ce2">
            <text:p>17/04/2019</text:p>
          </table:table-cell>
          <table:table-cell office:value-type="date" office:date-value="2019-04-18T03:00:00" table:style-name="ce2">
            <text:p>18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0" table:style-name="ce1">
            <text:p>4507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74" table:style-name="ce1">
            <text:p>13574</text:p>
          </table:table-cell>
          <table:table-cell office:value-type="float" office:value="454" table:style-name="ce1">
            <text:p>454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1T19:35:00" table:style-name="ce2">
            <text:p>21/04/2019</text:p>
          </table:table-cell>
          <table:table-cell office:value-type="date" office:date-value="2019-04-22T16:25:00" table:style-name="ce2">
            <text:p>22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1" table:style-name="ce1">
            <text:p>4508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75" table:style-name="ce1">
            <text:p>13575</text:p>
          </table:table-cell>
          <table:table-cell office:value-type="float" office:value="455" table:style-name="ce1">
            <text:p>455</text:p>
          </table:table-cell>
          <table:table-cell office:value-type="float" office:value="2550" table:style-name="ce1">
            <text:p>2550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19T23:50:00" table:style-name="ce2">
            <text:p>19/04/2019</text:p>
          </table:table-cell>
          <table:table-cell office:value-type="date" office:date-value="2019-04-20T23:00:00" table:style-name="ce2">
            <text:p>20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76" table:style-name="ce1">
            <text:p>4507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76" table:style-name="ce1">
            <text:p>13576</text:p>
          </table:table-cell>
          <table:table-cell office:value-type="float" office:value="456" table:style-name="ce1">
            <text:p>456</text:p>
          </table:table-cell>
          <table:table-cell office:value-type="float" office:value="2707" table:style-name="ce1">
            <text:p>2707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21T06:40:00" table:style-name="ce2">
            <text:p>21/04/2019</text:p>
          </table:table-cell>
          <table:table-cell office:value-type="date" office:date-value="2019-04-22T04:20:00" table:style-name="ce2">
            <text:p>22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79" table:style-name="ce1">
            <text:p>4507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77" table:style-name="ce1">
            <text:p>13577</text:p>
          </table:table-cell>
          <table:table-cell office:value-type="float" office:value="457" table:style-name="ce1">
            <text:p>457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4-22T20:30:00" table:style-name="ce2">
            <text:p>22/04/2019</text:p>
          </table:table-cell>
          <table:table-cell office:value-type="date" office:date-value="2019-04-24T15:35:00" table:style-name="ce2">
            <text:p>24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8" table:style-name="ce1">
            <text:p>4508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78" table:style-name="ce1">
            <text:p>13578</text:p>
          </table:table-cell>
          <table:table-cell office:value-type="float" office:value="458" table:style-name="ce1">
            <text:p>458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date" office:date-value="2019-04-17T09:00:00" table:style-name="ce2">
            <text:p>17/04/2019</text:p>
          </table:table-cell>
          <table:table-cell office:value-type="date" office:date-value="2019-04-18T14:30:00" table:style-name="ce2">
            <text:p>18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1" table:style-name="ce1">
            <text:p>4507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79" table:style-name="ce1">
            <text:p>13579</text:p>
          </table:table-cell>
          <table:table-cell office:value-type="float" office:value="459" table:style-name="ce1">
            <text:p>459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18T15:30:00" table:style-name="ce2">
            <text:p>18/04/2019</text:p>
          </table:table-cell>
          <table:table-cell office:value-type="date" office:date-value="2019-04-19T05:30:00" table:style-name="ce2">
            <text:p>19/04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4" table:style-name="ce1">
            <text:p>4507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80" table:style-name="ce1">
            <text:p>13580</text:p>
          </table:table-cell>
          <table:table-cell office:value-type="float" office:value="460" table:style-name="ce1">
            <text:p>46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0T14:30:00" table:style-name="ce2">
            <text:p>20/04/2019</text:p>
          </table:table-cell>
          <table:table-cell office:value-type="date" office:date-value="2019-04-21T06:45:00" table:style-name="ce2">
            <text:p>21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8" table:style-name="ce1">
            <text:p>4507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81" table:style-name="ce1">
            <text:p>13581</text:p>
          </table:table-cell>
          <table:table-cell office:value-type="float" office:value="461" table:style-name="ce1">
            <text:p>461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464" table:style-name="ce1">
            <text:p>464</text:p>
          </table:table-cell>
          <table:table-cell office:value-type="date" office:date-value="2019-04-24T18:00:00" table:style-name="ce2">
            <text:p>24/04/2019</text:p>
          </table:table-cell>
          <table:table-cell office:value-type="date" office:date-value="2019-04-26T16:00:00" table:style-name="ce2">
            <text:p>26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8" table:style-name="ce1">
            <text:p>4509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82" table:style-name="ce1">
            <text:p>13582</text:p>
          </table:table-cell>
          <table:table-cell office:value-type="float" office:value="462" table:style-name="ce1">
            <text:p>462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4-20T13:10:00" table:style-name="ce2">
            <text:p>20/04/2019</text:p>
          </table:table-cell>
          <table:table-cell office:value-type="date" office:date-value="2019-04-21T17:30:00" table:style-name="ce2">
            <text:p>21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7" table:style-name="ce1">
            <text:p>4507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83" table:style-name="ce1">
            <text:p>13583</text:p>
          </table:table-cell>
          <table:table-cell office:value-type="float" office:value="463" table:style-name="ce1">
            <text:p>463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date" office:date-value="2019-04-20T08:15:00" table:style-name="ce2">
            <text:p>20/04/2019</text:p>
          </table:table-cell>
          <table:table-cell office:value-type="date" office:date-value="2019-04-21T14:00:00" table:style-name="ce2">
            <text:p>21/04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75" table:style-name="ce1">
            <text:p>4507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84" table:style-name="ce1">
            <text:p>13584</text:p>
          </table:table-cell>
          <table:table-cell office:value-type="float" office:value="464" table:style-name="ce1">
            <text:p>464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4-22T14:30:00" table:style-name="ce2">
            <text:p>22/04/2019</text:p>
          </table:table-cell>
          <table:table-cell office:value-type="date" office:date-value="2019-04-23T19:40:00" table:style-name="ce2">
            <text:p>23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6" table:style-name="ce1">
            <text:p>4508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585" table:style-name="ce1">
            <text:p>13585</text:p>
          </table:table-cell>
          <table:table-cell office:value-type="float" office:value="465" table:style-name="ce1">
            <text:p>465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2T05:20:00" table:style-name="ce2">
            <text:p>22/04/2019</text:p>
          </table:table-cell>
          <table:table-cell office:value-type="date" office:date-value="2019-04-22T20:40:00" table:style-name="ce2">
            <text:p>22/04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4" table:style-name="ce1">
            <text:p>4508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86" table:style-name="ce1">
            <text:p>13586</text:p>
          </table:table-cell>
          <table:table-cell office:value-type="float" office:value="466" table:style-name="ce1">
            <text:p>466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3T10:00:00" table:style-name="ce2">
            <text:p>23/04/2019</text:p>
          </table:table-cell>
          <table:table-cell office:value-type="date" office:date-value="2019-04-24T17:50:00" table:style-name="ce2">
            <text:p>24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0" table:style-name="ce1">
            <text:p>450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87" table:style-name="ce1">
            <text:p>13587</text:p>
          </table:table-cell>
          <table:table-cell office:value-type="float" office:value="467" table:style-name="ce1">
            <text:p>467</text:p>
          </table:table-cell>
          <table:table-cell office:value-type="float" office:value="2509" table:style-name="ce1">
            <text:p>250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3T10:00:00" table:style-name="ce2">
            <text:p>23/04/2019</text:p>
          </table:table-cell>
          <table:table-cell office:value-type="date" office:date-value="2019-04-24T17:50:00" table:style-name="ce2">
            <text:p>24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1" table:style-name="ce1">
            <text:p>450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88" table:style-name="ce1">
            <text:p>13588</text:p>
          </table:table-cell>
          <table:table-cell office:value-type="float" office:value="468" table:style-name="ce1">
            <text:p>468</text:p>
          </table:table-cell>
          <table:table-cell office:value-type="float" office:value="2288" table:style-name="ce1">
            <text:p>228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2T10:00:00" table:style-name="ce2">
            <text:p>22/04/2019</text:p>
          </table:table-cell>
          <table:table-cell office:value-type="date" office:date-value="2019-04-24T15:30:00" table:style-name="ce2">
            <text:p>24/04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082" table:style-name="ce1">
            <text:p>4508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89" table:style-name="ce1">
            <text:p>13589</text:p>
          </table:table-cell>
          <table:table-cell office:value-type="float" office:value="469" table:style-name="ce1">
            <text:p>469</text:p>
          </table:table-cell>
          <table:table-cell office:value-type="float" office:value="2863" table:style-name="ce1">
            <text:p>2863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22T18:50:00" table:style-name="ce2">
            <text:p>22/04/2019</text:p>
          </table:table-cell>
          <table:table-cell office:value-type="date" office:date-value="2019-04-23T22:45:00" table:style-name="ce2">
            <text:p>23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87" table:style-name="ce1">
            <text:p>4508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90" table:style-name="ce1">
            <text:p>13590</text:p>
          </table:table-cell>
          <table:table-cell office:value-type="float" office:value="470" table:style-name="ce1">
            <text:p>470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22T10:25:00" table:style-name="ce2">
            <text:p>22/04/2019</text:p>
          </table:table-cell>
          <table:table-cell office:value-type="date" office:date-value="2019-04-23T06:30:00" table:style-name="ce2">
            <text:p>23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5" table:style-name="ce1">
            <text:p>4508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91" table:style-name="ce1">
            <text:p>13591</text:p>
          </table:table-cell>
          <table:table-cell office:value-type="float" office:value="471" table:style-name="ce1">
            <text:p>471</text:p>
          </table:table-cell>
          <table:table-cell office:value-type="float" office:value="2995" table:style-name="ce1">
            <text:p>2995</text:p>
          </table:table-cell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144" table:style-name="ce1">
            <text:p>144</text:p>
          </table:table-cell>
          <table:table-cell office:value-type="date" office:date-value="2019-04-24T19:00:00" table:style-name="ce2">
            <text:p>24/04/2019</text:p>
          </table:table-cell>
          <table:table-cell office:value-type="date" office:date-value="2019-04-27T00:30:00" table:style-name="ce2">
            <text:p>27/04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00" table:style-name="ce1">
            <text:p>4510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92" table:style-name="ce1">
            <text:p>13592</text:p>
          </table:table-cell>
          <table:table-cell office:value-type="float" office:value="472" table:style-name="ce1">
            <text:p>472</text:p>
          </table:table-cell>
          <table:table-cell office:value-type="float" office:value="2996" table:style-name="ce1">
            <text:p>2996</text:p>
          </table:table-cell>
          <table:table-cell office:value-type="float" office:value="78" table:style-name="ce1">
            <text:p>78</text:p>
          </table:table-cell>
          <table:table-cell office:value-type="float" office:value="103" table:style-name="ce1">
            <text:p>103</text:p>
          </table:table-cell>
          <table:table-cell office:value-type="float" office:value="42" table:style-name="ce1">
            <text:p>42</text:p>
          </table:table-cell>
          <table:table-cell office:value-type="date" office:date-value="2019-04-24T20:55:00" table:style-name="ce2">
            <text:p>24/04/2019</text:p>
          </table:table-cell>
          <table:table-cell office:value-type="date" office:date-value="2019-04-25T16:05:00" table:style-name="ce2">
            <text:p>25/04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01" table:style-name="ce1">
            <text:p>451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593" table:style-name="ce1">
            <text:p>13593</text:p>
          </table:table-cell>
          <table:table-cell office:value-type="float" office:value="473" table:style-name="ce1">
            <text:p>473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2T09:00:00" table:style-name="ce2">
            <text:p>22/04/2019</text:p>
          </table:table-cell>
          <table:table-cell office:value-type="date" office:date-value="2019-04-22T21:15:00" table:style-name="ce2">
            <text:p>22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3" table:style-name="ce1">
            <text:p>4508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594" table:style-name="ce1">
            <text:p>13594</text:p>
          </table:table-cell>
          <table:table-cell office:value-type="float" office:value="474" table:style-name="ce1">
            <text:p>474</text:p>
          </table:table-cell>
          <table:table-cell office:value-type="float" office:value="2599" table:style-name="ce1">
            <text:p>2599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4-24T21:35:00" table:style-name="ce2">
            <text:p>24/04/2019</text:p>
          </table:table-cell>
          <table:table-cell office:value-type="date" office:date-value="2019-04-26T13:35:00" table:style-name="ce2">
            <text:p>26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02" table:style-name="ce1">
            <text:p>4510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595" table:style-name="ce1">
            <text:p>13595</text:p>
          </table:table-cell>
          <table:table-cell office:value-type="float" office:value="475" table:style-name="ce1">
            <text:p>475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4T11:40:00" table:style-name="ce2">
            <text:p>24/04/2019</text:p>
          </table:table-cell>
          <table:table-cell office:value-type="date" office:date-value="2019-04-25T13:15:00" table:style-name="ce2">
            <text:p>2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5" table:style-name="ce1">
            <text:p>4509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96" table:style-name="ce1">
            <text:p>13596</text:p>
          </table:table-cell>
          <table:table-cell office:value-type="float" office:value="476" table:style-name="ce1">
            <text:p>47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4T11:40:00" table:style-name="ce2">
            <text:p>24/04/2019</text:p>
          </table:table-cell>
          <table:table-cell office:value-type="date" office:date-value="2019-04-25T13:15:00" table:style-name="ce2">
            <text:p>25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6" table:style-name="ce1">
            <text:p>4509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597" table:style-name="ce1">
            <text:p>13597</text:p>
          </table:table-cell>
          <table:table-cell office:value-type="float" office:value="477" table:style-name="ce1">
            <text:p>47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2T22:25:00" table:style-name="ce2">
            <text:p>22/04/2019</text:p>
          </table:table-cell>
          <table:table-cell office:value-type="date" office:date-value="2019-04-23T17:30:00" table:style-name="ce2">
            <text:p>23/04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89" table:style-name="ce1">
            <text:p>4508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598" table:style-name="ce1">
            <text:p>13598</text:p>
          </table:table-cell>
          <table:table-cell office:value-type="float" office:value="478" table:style-name="ce1">
            <text:p>478</text:p>
          </table:table-cell>
          <table:table-cell office:value-type="float" office:value="2693" table:style-name="ce1">
            <text:p>2693</text:p>
          </table:table-cell>
          <table:table-cell office:value-type="float" office:value="131" table:style-name="ce1">
            <text:p>131</text:p>
          </table:table-cell>
          <table:table-cell office:value-type="float" office:value="48" table:style-name="ce1">
            <text:p>48</text:p>
          </table:table-cell>
          <table:table-cell office:value-type="float" office:value="110" table:style-name="ce1">
            <text:p>110</text:p>
          </table:table-cell>
          <table:table-cell office:value-type="date" office:date-value="2019-04-23T19:00:00" table:style-name="ce2">
            <text:p>23/04/2019</text:p>
          </table:table-cell>
          <table:table-cell office:value-type="date" office:date-value="2019-04-24T21:35:00" table:style-name="ce2">
            <text:p>24/04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092" table:style-name="ce1">
            <text:p>4509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599" table:style-name="ce1">
            <text:p>13599</text:p>
          </table:table-cell>
          <table:table-cell office:value-type="float" office:value="479" table:style-name="ce1">
            <text:p>479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4-23T22:45:00" table:style-name="ce2">
            <text:p>23/04/2019</text:p>
          </table:table-cell>
          <table:table-cell office:value-type="date" office:date-value="2019-04-25T09:45:00" table:style-name="ce2">
            <text:p>25/04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3" table:style-name="ce1">
            <text:p>4509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float" office:value="480" table:style-name="ce1">
            <text:p>480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4-27T19:00:00" table:style-name="ce2">
            <text:p>27/04/2019</text:p>
          </table:table-cell>
          <table:table-cell office:value-type="date" office:date-value="2019-05-02T16:25:00" table:style-name="ce2">
            <text:p>02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09" table:style-name="ce1">
            <text:p>4510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01" table:style-name="ce1">
            <text:p>13601</text:p>
          </table:table-cell>
          <table:table-cell office:value-type="float" office:value="481" table:style-name="ce1">
            <text:p>481</text:p>
          </table:table-cell>
          <table:table-cell office:value-type="float" office:value="2681" table:style-name="ce1">
            <text:p>268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04-23T19:15:00" table:style-name="ce2">
            <text:p>23/04/2019</text:p>
          </table:table-cell>
          <table:table-cell office:value-type="date" office:date-value="2019-04-24T11:15:00" table:style-name="ce2">
            <text:p>24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4" table:style-name="ce1">
            <text:p>4509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02" table:style-name="ce1">
            <text:p>13602</text:p>
          </table:table-cell>
          <table:table-cell office:value-type="float" office:value="482" table:style-name="ce1">
            <text:p>482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5T15:45:00" table:style-name="ce2">
            <text:p>25/04/2019</text:p>
          </table:table-cell>
          <table:table-cell office:value-type="date" office:date-value="2019-04-28T11:00:00" table:style-name="ce2">
            <text:p>28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03" table:style-name="ce1">
            <text:p>451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03" table:style-name="ce1">
            <text:p>13603</text:p>
          </table:table-cell>
          <table:table-cell office:value-type="float" office:value="483" table:style-name="ce1">
            <text:p>483</text:p>
          </table:table-cell>
          <table:table-cell office:value-type="float" office:value="2614" table:style-name="ce1">
            <text:p>261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4-25T15:45:00" table:style-name="ce2">
            <text:p>25/04/2019</text:p>
          </table:table-cell>
          <table:table-cell office:value-type="date" office:date-value="2019-04-28T11:00:00" table:style-name="ce2">
            <text:p>28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04" table:style-name="ce1">
            <text:p>4510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04" table:style-name="ce1">
            <text:p>13604</text:p>
          </table:table-cell>
          <table:table-cell office:value-type="float" office:value="484" table:style-name="ce1">
            <text:p>484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5T01:00:00" table:style-name="ce2">
            <text:p>25/04/2019</text:p>
          </table:table-cell>
          <table:table-cell office:value-type="date" office:date-value="2019-04-25T21:30:00" table:style-name="ce2">
            <text:p>25/04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9" table:style-name="ce1">
            <text:p>4509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05" table:style-name="ce1">
            <text:p>13605</text:p>
          </table:table-cell>
          <table:table-cell office:value-type="float" office:value="485" table:style-name="ce1">
            <text:p>485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4-24T11:00:00" table:style-name="ce2">
            <text:p>24/04/2019</text:p>
          </table:table-cell>
          <table:table-cell office:value-type="date" office:date-value="2019-04-26T00:10:00" table:style-name="ce2">
            <text:p>26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097" table:style-name="ce1">
            <text:p>4509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06" table:style-name="ce1">
            <text:p>13606</text:p>
          </table:table-cell>
          <table:table-cell office:value-type="float" office:value="486" table:style-name="ce1">
            <text:p>486</text:p>
          </table:table-cell>
          <table:table-cell office:value-type="float" office:value="2997" table:style-name="ce1">
            <text:p>299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26T18:45:00" table:style-name="ce2">
            <text:p>26/04/2019</text:p>
          </table:table-cell>
          <table:table-cell office:value-type="date" office:date-value="2019-04-27T15:30:00" table:style-name="ce2">
            <text:p>27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07" table:style-name="ce1">
            <text:p>4510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07" table:style-name="ce1">
            <text:p>13607</text:p>
          </table:table-cell>
          <table:table-cell office:value-type="float" office:value="487" table:style-name="ce1">
            <text:p>487</text:p>
          </table:table-cell>
          <table:table-cell office:value-type="float" office:value="1937" table:style-name="ce1">
            <text:p>1937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26T23:30:00" table:style-name="ce2">
            <text:p>26/04/2019</text:p>
          </table:table-cell>
          <table:table-cell office:value-type="date" office:date-value="2019-04-28T00:35:00" table:style-name="ce2">
            <text:p>28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05" table:style-name="ce1">
            <text:p>4510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08" table:style-name="ce1">
            <text:p>13608</text:p>
          </table:table-cell>
          <table:table-cell office:value-type="float" office:value="488" table:style-name="ce1">
            <text:p>48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09" table:style-name="ce1">
            <text:p>13609</text:p>
          </table:table-cell>
          <table:table-cell office:value-type="float" office:value="489" table:style-name="ce1">
            <text:p>489</text:p>
          </table:table-cell>
          <table:table-cell office:value-type="float" office:value="1876" table:style-name="ce1">
            <text:p>1876</text:p>
          </table:table-cell>
          <table:table-cell office:value-type="float" office:value="49" table:style-name="ce1">
            <text:p>49</text:p>
          </table:table-cell>
          <table:table-cell office:value-type="float" office:value="469" table:style-name="ce1">
            <text:p>469</text:p>
          </table:table-cell>
          <table:table-cell office:value-type="float" office:value="473" table:style-name="ce1">
            <text:p>473</text:p>
          </table:table-cell>
          <table:table-cell office:value-type="date" office:date-value="2019-04-28T06:50:00" table:style-name="ce2">
            <text:p>28/04/2019</text:p>
          </table:table-cell>
          <table:table-cell office:value-type="date" office:date-value="2019-04-30T14:20:00" table:style-name="ce2">
            <text:p>30/04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0" table:style-name="ce1">
            <text:p>451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10" table:style-name="ce1">
            <text:p>13610</text:p>
          </table:table-cell>
          <table:table-cell office:value-type="float" office:value="490" table:style-name="ce1">
            <text:p>490</text:p>
          </table:table-cell>
          <table:table-cell office:value-type="float" office:value="2998" table:style-name="ce1">
            <text:p>2998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date" office:date-value="2019-04-28T07:15:00" table:style-name="ce2">
            <text:p>28/04/2019</text:p>
          </table:table-cell>
          <table:table-cell office:value-type="date" office:date-value="2019-04-29T11:20:00" table:style-name="ce2">
            <text:p>29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1" table:style-name="ce1">
            <text:p>451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11" table:style-name="ce1">
            <text:p>13611</text:p>
          </table:table-cell>
          <table:table-cell office:value-type="float" office:value="491" table:style-name="ce1">
            <text:p>491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4-26T20:00:00" table:style-name="ce2">
            <text:p>26/04/2019</text:p>
          </table:table-cell>
          <table:table-cell office:value-type="date" office:date-value="2019-04-27T19:50:00" table:style-name="ce2">
            <text:p>27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06" table:style-name="ce1">
            <text:p>4510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12" table:style-name="ce1">
            <text:p>13612</text:p>
          </table:table-cell>
          <table:table-cell office:value-type="float" office:value="492" table:style-name="ce1">
            <text:p>492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13" table:style-name="ce1">
            <text:p>13613</text:p>
          </table:table-cell>
          <table:table-cell office:value-type="float" office:value="493" table:style-name="ce1">
            <text:p>493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4-28T19:50:00" table:style-name="ce2">
            <text:p>28/04/2019</text:p>
          </table:table-cell>
          <table:table-cell office:value-type="date" office:date-value="2019-04-29T15:20:00" table:style-name="ce2">
            <text:p>29/04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3" table:style-name="ce1">
            <text:p>4511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14" table:style-name="ce1">
            <text:p>13614</text:p>
          </table:table-cell>
          <table:table-cell office:value-type="float" office:value="494" table:style-name="ce1">
            <text:p>494</text:p>
          </table:table-cell>
          <table:table-cell office:value-type="float" office:value="2814" table:style-name="ce1">
            <text:p>2814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4-28T23:35:00" table:style-name="ce2">
            <text:p>28/04/2019</text:p>
          </table:table-cell>
          <table:table-cell office:value-type="date" office:date-value="2019-04-29T21:30:00" table:style-name="ce2">
            <text:p>29/04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12" table:style-name="ce1">
            <text:p>4511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15" table:style-name="ce1">
            <text:p>13615</text:p>
          </table:table-cell>
          <table:table-cell office:value-type="float" office:value="495" table:style-name="ce1">
            <text:p>49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7T20:30:00" table:style-name="ce2">
            <text:p>27/04/2019</text:p>
          </table:table-cell>
          <table:table-cell office:value-type="date" office:date-value="2019-04-28T09:30:00" table:style-name="ce2">
            <text:p>28/04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08" table:style-name="ce1">
            <text:p>4510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16" table:style-name="ce1">
            <text:p>13616</text:p>
          </table:table-cell>
          <table:table-cell office:value-type="float" office:value="496" table:style-name="ce1">
            <text:p>496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520" table:style-name="ce1">
            <text:p>520</text:p>
          </table:table-cell>
          <table:table-cell office:value-type="date" office:date-value="2019-05-02T02:10:00" table:style-name="ce2">
            <text:p>02/05/2019</text:p>
          </table:table-cell>
          <table:table-cell office:value-type="date" office:date-value="2019-05-04T09:00:00" table:style-name="ce2">
            <text:p>04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6" table:style-name="ce1">
            <text:p>451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17" table:style-name="ce1">
            <text:p>13617</text:p>
          </table:table-cell>
          <table:table-cell office:value-type="float" office:value="497" table:style-name="ce1">
            <text:p>497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4-29T17:10:00" table:style-name="ce2">
            <text:p>29/04/2019</text:p>
          </table:table-cell>
          <table:table-cell office:value-type="date" office:date-value="2019-04-30T14:40:00" table:style-name="ce2">
            <text:p>30/04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4" table:style-name="ce1">
            <text:p>4511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18" table:style-name="ce1">
            <text:p>13618</text:p>
          </table:table-cell>
          <table:table-cell office:value-type="float" office:value="498" table:style-name="ce1">
            <text:p>498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date" office:date-value="2019-05-04T09:10:00" table:style-name="ce2">
            <text:p>04/05/2019</text:p>
          </table:table-cell>
          <table:table-cell office:value-type="date" office:date-value="2019-05-07T02:00:00" table:style-name="ce2">
            <text:p>07/05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6" table:style-name="ce1">
            <text:p>4511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19" table:style-name="ce1">
            <text:p>13619</text:p>
          </table:table-cell>
          <table:table-cell office:value-type="float" office:value="499" table:style-name="ce1">
            <text:p>499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527" table:style-name="ce1">
            <text:p>527</text:p>
          </table:table-cell>
          <table:table-cell office:value-type="float" office:value="3" table:style-name="ce1">
            <text:p>3</text:p>
          </table:table-cell>
          <table:table-cell office:value-type="date" office:date-value="2019-05-07T02:30:00" table:style-name="ce2">
            <text:p>07/05/2019</text:p>
          </table:table-cell>
          <table:table-cell office:value-type="date" office:date-value="2019-05-10T11:00:00" table:style-name="ce2">
            <text:p>10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6" table:style-name="ce1">
            <text:p>4511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float" office:value="500" table:style-name="ce1">
            <text:p>500</text:p>
          </table:table-cell>
          <table:table-cell office:value-type="float" office:value="2999" table:style-name="ce1">
            <text:p>2999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21" table:style-name="ce1">
            <text:p>13621</text:p>
          </table:table-cell>
          <table:table-cell office:value-type="float" office:value="501" table:style-name="ce1">
            <text:p>501</text:p>
          </table:table-cell>
          <table:table-cell office:value-type="float" office:value="3000" table:style-name="ce1">
            <text:p>3000</text:p>
          </table:table-cell>
          <table:table-cell office:value-type="float" office:value="78" table:style-name="ce1">
            <text:p>7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22" table:style-name="ce1">
            <text:p>13622</text:p>
          </table:table-cell>
          <table:table-cell office:value-type="float" office:value="502" table:style-name="ce1">
            <text:p>502</text:p>
          </table:table-cell>
          <table:table-cell office:value-type="float" office:value="2471" table:style-name="ce1">
            <text:p>2471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03T05:45:00" table:style-name="ce2">
            <text:p>03/05/2019</text:p>
          </table:table-cell>
          <table:table-cell office:value-type="date" office:date-value="2019-05-04T11:15:00" table:style-name="ce2">
            <text:p>04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22" table:style-name="ce1">
            <text:p>4512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23" table:style-name="ce1">
            <text:p>13623</text:p>
          </table:table-cell>
          <table:table-cell office:value-type="float" office:value="503" table:style-name="ce1">
            <text:p>503</text:p>
          </table:table-cell>
          <table:table-cell office:value-type="float" office:value="2697" table:style-name="ce1">
            <text:p>2697</text:p>
          </table:table-cell>
          <table:table-cell office:value-type="float" office:value="26" table:style-name="ce1">
            <text:p>2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24" table:style-name="ce1">
            <text:p>13624</text:p>
          </table:table-cell>
          <table:table-cell office:value-type="float" office:value="504" table:style-name="ce1">
            <text:p>504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5-07T07:30:00" table:style-name="ce2">
            <text:p>07/05/2019</text:p>
          </table:table-cell>
          <table:table-cell office:value-type="date" office:date-value="2019-05-09T17:00:00" table:style-name="ce2">
            <text:p>09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4" table:style-name="ce1">
            <text:p>4514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25" table:style-name="ce1">
            <text:p>13625</text:p>
          </table:table-cell>
          <table:table-cell office:value-type="float" office:value="505" table:style-name="ce1">
            <text:p>505</text:p>
          </table:table-cell>
          <table:table-cell office:value-type="float" office:value="2963" table:style-name="ce1">
            <text:p>296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04T14:05:00" table:style-name="ce2">
            <text:p>04/05/2019</text:p>
          </table:table-cell>
          <table:table-cell office:value-type="date" office:date-value="2019-05-05T10:05:00" table:style-name="ce2">
            <text:p>05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35" table:style-name="ce1">
            <text:p>451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26" table:style-name="ce1">
            <text:p>13626</text:p>
          </table:table-cell>
          <table:table-cell office:value-type="float" office:value="506" table:style-name="ce1">
            <text:p>506</text:p>
          </table:table-cell>
          <table:table-cell office:value-type="float" office:value="2461" table:style-name="ce1">
            <text:p>2461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05-02T19:00:00" table:style-name="ce2">
            <text:p>02/05/2019</text:p>
          </table:table-cell>
          <table:table-cell office:value-type="date" office:date-value="2019-05-04T15:35:00" table:style-name="ce2">
            <text:p>04/05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120" table:style-name="ce1">
            <text:p>4512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27" table:style-name="ce1">
            <text:p>13627</text:p>
          </table:table-cell>
          <table:table-cell office:value-type="float" office:value="507" table:style-name="ce1">
            <text:p>50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02T09:20:00" table:style-name="ce2">
            <text:p>02/05/2019</text:p>
          </table:table-cell>
          <table:table-cell office:value-type="date" office:date-value="2019-05-03T05:10:00" table:style-name="ce2">
            <text:p>03/05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7" table:style-name="ce1">
            <text:p>4511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28" table:style-name="ce1">
            <text:p>13628</text:p>
          </table:table-cell>
          <table:table-cell office:value-type="float" office:value="508" table:style-name="ce1">
            <text:p>508</text:p>
          </table:table-cell>
          <table:table-cell office:value-type="float" office:value="3000" table:style-name="ce1">
            <text:p>3000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103" table:style-name="ce1">
            <text:p>103</text:p>
          </table:table-cell>
          <table:table-cell office:value-type="date" office:date-value="2019-05-02T07:25:00" table:style-name="ce2">
            <text:p>02/05/2019</text:p>
          </table:table-cell>
          <table:table-cell office:value-type="date" office:date-value="2019-05-05T15:20:00" table:style-name="ce2">
            <text:p>05/05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15" table:style-name="ce1">
            <text:p>4511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29" table:style-name="ce1">
            <text:p>13629</text:p>
          </table:table-cell>
          <table:table-cell office:value-type="float" office:value="509" table:style-name="ce1">
            <text:p>509</text:p>
          </table:table-cell>
          <table:table-cell office:value-type="float" office:value="3001" table:style-name="ce1">
            <text:p>3001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03T03:40:00" table:style-name="ce2">
            <text:p>03/05/2019</text:p>
          </table:table-cell>
          <table:table-cell office:value-type="date" office:date-value="2019-05-04T11:30:00" table:style-name="ce2">
            <text:p>04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23" table:style-name="ce1">
            <text:p>4512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30" table:style-name="ce1">
            <text:p>13630</text:p>
          </table:table-cell>
          <table:table-cell office:value-type="float" office:value="510" table:style-name="ce1">
            <text:p>510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31" table:style-name="ce1">
            <text:p>13631</text:p>
          </table:table-cell>
          <table:table-cell office:value-type="float" office:value="511" table:style-name="ce1">
            <text:p>511</text:p>
          </table:table-cell>
          <table:table-cell office:value-type="float" office:value="2579" table:style-name="ce1">
            <text:p>2579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632" table:style-name="ce1">
            <text:p>13632</text:p>
          </table:table-cell>
          <table:table-cell office:value-type="float" office:value="512" table:style-name="ce1">
            <text:p>512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5-04T11:00:00" table:style-name="ce2">
            <text:p>04/05/2019</text:p>
          </table:table-cell>
          <table:table-cell office:value-type="date" office:date-value="2019-05-07T00:35:00" table:style-name="ce2">
            <text:p>07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1" table:style-name="ce1">
            <text:p>4513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33" table:style-name="ce1">
            <text:p>13633</text:p>
          </table:table-cell>
          <table:table-cell office:value-type="float" office:value="513" table:style-name="ce1">
            <text:p>513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4T13:30:00" table:style-name="ce2">
            <text:p>04/05/2019</text:p>
          </table:table-cell>
          <table:table-cell office:value-type="date" office:date-value="2019-05-05T10:15:00" table:style-name="ce2">
            <text:p>05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2" table:style-name="ce1">
            <text:p>4513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34" table:style-name="ce1">
            <text:p>13634</text:p>
          </table:table-cell>
          <table:table-cell office:value-type="float" office:value="514" table:style-name="ce1">
            <text:p>514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4T13:30:00" table:style-name="ce2">
            <text:p>04/05/2019</text:p>
          </table:table-cell>
          <table:table-cell office:value-type="date" office:date-value="2019-05-05T10:15:00" table:style-name="ce2">
            <text:p>05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3" table:style-name="ce1">
            <text:p>451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35" table:style-name="ce1">
            <text:p>13635</text:p>
          </table:table-cell>
          <table:table-cell office:value-type="float" office:value="515" table:style-name="ce1">
            <text:p>515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5-02T19:30:00" table:style-name="ce2">
            <text:p>02/05/2019</text:p>
          </table:table-cell>
          <table:table-cell office:value-type="date" office:date-value="2019-05-03T12:00:00" table:style-name="ce2">
            <text:p>03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1" table:style-name="ce1">
            <text:p>4513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36" table:style-name="ce1">
            <text:p>13636</text:p>
          </table:table-cell>
          <table:table-cell office:value-type="float" office:value="516" table:style-name="ce1">
            <text:p>516</text:p>
          </table:table-cell>
          <table:table-cell office:value-type="float" office:value="2998" table:style-name="ce1">
            <text:p>299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5-03T07:50:00" table:style-name="ce2">
            <text:p>03/05/2019</text:p>
          </table:table-cell>
          <table:table-cell office:value-type="date" office:date-value="2019-05-04T19:10:00" table:style-name="ce2">
            <text:p>04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24" table:style-name="ce1">
            <text:p>4512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37" table:style-name="ce1">
            <text:p>13637</text:p>
          </table:table-cell>
          <table:table-cell office:value-type="float" office:value="517" table:style-name="ce1">
            <text:p>517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514" table:style-name="ce1">
            <text:p>514</text:p>
          </table:table-cell>
          <table:table-cell office:value-type="float" office:value="305" table:style-name="ce1">
            <text:p>305</text:p>
          </table:table-cell>
          <table:table-cell office:value-type="date" office:date-value="2019-05-03T09:40:00" table:style-name="ce2">
            <text:p>03/05/2019</text:p>
          </table:table-cell>
          <table:table-cell office:value-type="date" office:date-value="2019-05-07T21:30:00" table:style-name="ce2">
            <text:p>07/05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25" table:style-name="ce1">
            <text:p>4512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38" table:style-name="ce1">
            <text:p>13638</text:p>
          </table:table-cell>
          <table:table-cell office:value-type="float" office:value="518" table:style-name="ce1">
            <text:p>51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03T23:30:00" table:style-name="ce2">
            <text:p>03/05/2019</text:p>
          </table:table-cell>
          <table:table-cell office:value-type="date" office:date-value="2019-05-04T10:30:00" table:style-name="ce2">
            <text:p>04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0" table:style-name="ce1">
            <text:p>451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39" table:style-name="ce1">
            <text:p>13639</text:p>
          </table:table-cell>
          <table:table-cell office:value-type="float" office:value="519" table:style-name="ce1">
            <text:p>519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date" office:date-value="2019-05-04T14:20:00" table:style-name="ce2">
            <text:p>04/05/2019</text:p>
          </table:table-cell>
          <table:table-cell office:value-type="date" office:date-value="2019-05-06T11:40:00" table:style-name="ce2">
            <text:p>06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4" table:style-name="ce1">
            <text:p>4513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40" table:style-name="ce1">
            <text:p>13640</text:p>
          </table:table-cell>
          <table:table-cell office:value-type="float" office:value="520" table:style-name="ce1">
            <text:p>520</text:p>
          </table:table-cell>
          <table:table-cell office:value-type="float" office:value="2613" table:style-name="ce1">
            <text:p>2613</text:p>
          </table:table-cell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2T13:40:00" table:style-name="ce2">
            <text:p>02/05/2019</text:p>
          </table:table-cell>
          <table:table-cell office:value-type="date" office:date-value="2019-05-03T03:40:00" table:style-name="ce2">
            <text:p>03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8" table:style-name="ce1">
            <text:p>451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41" table:style-name="ce1">
            <text:p>13641</text:p>
          </table:table-cell>
          <table:table-cell office:value-type="float" office:value="521" table:style-name="ce1">
            <text:p>521</text:p>
          </table:table-cell>
          <table:table-cell office:value-type="float" office:value="1423" table:style-name="ce1">
            <text:p>1423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2T13:40:00" table:style-name="ce2">
            <text:p>02/05/2019</text:p>
          </table:table-cell>
          <table:table-cell office:value-type="date" office:date-value="2019-05-03T03:40:00" table:style-name="ce2">
            <text:p>03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19" table:style-name="ce1">
            <text:p>451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42" table:style-name="ce1">
            <text:p>13642</text:p>
          </table:table-cell>
          <table:table-cell office:value-type="float" office:value="522" table:style-name="ce1">
            <text:p>522</text:p>
          </table:table-cell>
          <table:table-cell office:value-type="float" office:value="2999" table:style-name="ce1">
            <text:p>2999</text:p>
          </table:table-cell>
          <table:table-cell office:value-type="float" office:value="7" table:style-name="ce1">
            <text:p>7</text:p>
          </table:table-cell>
          <table:table-cell office:value-type="float" office:value="433" table:style-name="ce1">
            <text:p>433</text:p>
          </table:table-cell>
          <table:table-cell office:value-type="float" office:value="62" table:style-name="ce1">
            <text:p>62</text:p>
          </table:table-cell>
          <table:table-cell office:value-type="date" office:date-value="2019-05-03T08:20:00" table:style-name="ce2">
            <text:p>03/05/2019</text:p>
          </table:table-cell>
          <table:table-cell office:value-type="date" office:date-value="2019-05-05T16:45:00" table:style-name="ce2">
            <text:p>05/05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26" table:style-name="ce1">
            <text:p>4512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43" table:style-name="ce1">
            <text:p>13643</text:p>
          </table:table-cell>
          <table:table-cell office:value-type="float" office:value="523" table:style-name="ce1">
            <text:p>523</text:p>
          </table:table-cell>
          <table:table-cell office:value-type="float" office:value="3002" table:style-name="ce1">
            <text:p>3002</text:p>
          </table:table-cell>
          <table:table-cell office:value-type="float" office:value="44" table:style-name="ce1">
            <text:p>44</text:p>
          </table:table-cell>
          <table:table-cell office:value-type="float" office:value="293" table:style-name="ce1">
            <text:p>293</text:p>
          </table:table-cell>
          <table:table-cell office:value-type="float" office:value="103" table:style-name="ce1">
            <text:p>103</text:p>
          </table:table-cell>
          <table:table-cell office:value-type="date" office:date-value="2019-05-04T02:00:00" table:style-name="ce2">
            <text:p>04/05/2019</text:p>
          </table:table-cell>
          <table:table-cell office:value-type="date" office:date-value="2019-05-06T19:30:00" table:style-name="ce2">
            <text:p>06/05/20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29" table:style-name="ce1">
            <text:p>4512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44" table:style-name="ce1">
            <text:p>13644</text:p>
          </table:table-cell>
          <table:table-cell office:value-type="float" office:value="524" table:style-name="ce1">
            <text:p>524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date" office:date-value="2019-05-04T23:00:00" table:style-name="ce2">
            <text:p>04/05/2019</text:p>
          </table:table-cell>
          <table:table-cell office:value-type="date" office:date-value="2019-05-05T23:55:00" table:style-name="ce2">
            <text:p>05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6" table:style-name="ce1">
            <text:p>4513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45" table:style-name="ce1">
            <text:p>13645</text:p>
          </table:table-cell>
          <table:table-cell office:value-type="float" office:value="525" table:style-name="ce1">
            <text:p>525</text:p>
          </table:table-cell>
          <table:table-cell office:value-type="float" office:value="2998" table:style-name="ce1">
            <text:p>299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5-10T03:30:00" table:style-name="ce2">
            <text:p>10/05/2019</text:p>
          </table:table-cell>
          <table:table-cell office:value-type="date" office:date-value="2019-05-11T05:15:00" table:style-name="ce2">
            <text:p>11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4" table:style-name="ce1">
            <text:p>4515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46" table:style-name="ce1">
            <text:p>13646</text:p>
          </table:table-cell>
          <table:table-cell office:value-type="float" office:value="526" table:style-name="ce1">
            <text:p>526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3T16:50:00" table:style-name="ce2">
            <text:p>03/05/2019</text:p>
          </table:table-cell>
          <table:table-cell office:value-type="date" office:date-value="2019-05-05T07:00:00" table:style-name="ce2">
            <text:p>05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27" table:style-name="ce1">
            <text:p>451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47" table:style-name="ce1">
            <text:p>13647</text:p>
          </table:table-cell>
          <table:table-cell office:value-type="float" office:value="527" table:style-name="ce1">
            <text:p>527</text:p>
          </table:table-cell>
          <table:table-cell office:value-type="float" office:value="2979" table:style-name="ce1">
            <text:p>297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3T16:50:00" table:style-name="ce2">
            <text:p>03/05/2019</text:p>
          </table:table-cell>
          <table:table-cell office:value-type="date" office:date-value="2019-05-05T07:00:00" table:style-name="ce2">
            <text:p>05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28" table:style-name="ce1">
            <text:p>451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48" table:style-name="ce1">
            <text:p>13648</text:p>
          </table:table-cell>
          <table:table-cell office:value-type="float" office:value="528" table:style-name="ce1">
            <text:p>528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06T13:30:00" table:style-name="ce2">
            <text:p>06/05/2019</text:p>
          </table:table-cell>
          <table:table-cell office:value-type="date" office:date-value="2019-05-07T12:20:00" table:style-name="ce2">
            <text:p>07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39" table:style-name="ce1">
            <text:p>4513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49" table:style-name="ce1">
            <text:p>13649</text:p>
          </table:table-cell>
          <table:table-cell office:value-type="float" office:value="529" table:style-name="ce1">
            <text:p>529</text:p>
          </table:table-cell>
          <table:table-cell office:value-type="float" office:value="2819" table:style-name="ce1">
            <text:p>281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06T08:45:00" table:style-name="ce2">
            <text:p>06/05/2019</text:p>
          </table:table-cell>
          <table:table-cell office:value-type="date" office:date-value="2019-05-07T14:30:00" table:style-name="ce2">
            <text:p>07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38" table:style-name="ce1">
            <text:p>4513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50" table:style-name="ce1">
            <text:p>13650</text:p>
          </table:table-cell>
          <table:table-cell office:value-type="float" office:value="530" table:style-name="ce1">
            <text:p>530</text:p>
          </table:table-cell>
          <table:table-cell office:value-type="float" office:value="2697" table:style-name="ce1">
            <text:p>2697</text:p>
          </table:table-cell>
          <table:table-cell office:value-type="float" office:value="26" table:style-name="ce1">
            <text:p>26</text:p>
          </table:table-cell>
          <table:table-cell office:value-type="float" office:value="106" table:style-name="ce1">
            <text:p>106</text:p>
          </table:table-cell>
          <table:table-cell office:value-type="float" office:value="144" table:style-name="ce1">
            <text:p>144</text:p>
          </table:table-cell>
          <table:table-cell office:value-type="date" office:date-value="2019-05-05T02:00:00" table:style-name="ce2">
            <text:p>05/05/2019</text:p>
          </table:table-cell>
          <table:table-cell office:value-type="date" office:date-value="2019-05-08T20:25:00" table:style-name="ce2">
            <text:p>08/05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37" table:style-name="ce1">
            <text:p>451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51" table:style-name="ce1">
            <text:p>13651</text:p>
          </table:table-cell>
          <table:table-cell office:value-type="float" office:value="531" table:style-name="ce1">
            <text:p>531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5:20:00" table:style-name="ce2">
            <text:p>06/05/2019</text:p>
          </table:table-cell>
          <table:table-cell office:value-type="date" office:date-value="2019-05-07T11:30:00" table:style-name="ce2">
            <text:p>07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0" table:style-name="ce1">
            <text:p>4514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52" table:style-name="ce1">
            <text:p>13652</text:p>
          </table:table-cell>
          <table:table-cell office:value-type="float" office:value="532" table:style-name="ce1">
            <text:p>532</text:p>
          </table:table-cell>
          <table:table-cell office:value-type="float" office:value="2579" table:style-name="ce1">
            <text:p>257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5:20:00" table:style-name="ce2">
            <text:p>06/05/2019</text:p>
          </table:table-cell>
          <table:table-cell office:value-type="date" office:date-value="2019-05-07T11:30:00" table:style-name="ce2">
            <text:p>07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1" table:style-name="ce1">
            <text:p>4514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53" table:style-name="ce1">
            <text:p>13653</text:p>
          </table:table-cell>
          <table:table-cell office:value-type="float" office:value="533" table:style-name="ce1">
            <text:p>533</text:p>
          </table:table-cell>
          <table:table-cell office:value-type="float" office:value="2804" table:style-name="ce1">
            <text:p>2804</text:p>
          </table:table-cell>
          <table:table-cell office:value-type="float" office:value="26" table:style-name="ce1">
            <text:p>26</text:p>
          </table:table-cell>
          <table:table-cell office:value-type="float" office:value="528" table:style-name="ce1">
            <text:p>528</text:p>
          </table:table-cell>
          <table:table-cell office:value-type="float" office:value="144" table:style-name="ce1">
            <text:p>144</text:p>
          </table:table-cell>
          <table:table-cell office:value-type="date" office:date-value="2019-05-14T12:30:00" table:style-name="ce2">
            <text:p>14/05/2019</text:p>
          </table:table-cell>
          <table:table-cell office:value-type="date" office:date-value="2019-05-16T20:55:00" table:style-name="ce2">
            <text:p>16/05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70" table:style-name="ce1">
            <text:p>4517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54" table:style-name="ce1">
            <text:p>13654</text:p>
          </table:table-cell>
          <table:table-cell office:value-type="float" office:value="534" table:style-name="ce1">
            <text:p>534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8T19:05:00" table:style-name="ce2">
            <text:p>08/05/2019</text:p>
          </table:table-cell>
          <table:table-cell office:value-type="date" office:date-value="2019-05-10T03:30:00" table:style-name="ce2">
            <text:p>10/05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150" table:style-name="ce1">
            <text:p>451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55" table:style-name="ce1">
            <text:p>13655</text:p>
          </table:table-cell>
          <table:table-cell office:value-type="float" office:value="535" table:style-name="ce1">
            <text:p>535</text:p>
          </table:table-cell>
          <table:table-cell office:value-type="float" office:value="261" table:style-name="ce1">
            <text:p>261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7:15:00" table:style-name="ce2">
            <text:p>06/05/2019</text:p>
          </table:table-cell>
          <table:table-cell office:value-type="date" office:date-value="2019-05-08T13:10:00" table:style-name="ce2">
            <text:p>08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2" table:style-name="ce1">
            <text:p>4514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56" table:style-name="ce1">
            <text:p>13656</text:p>
          </table:table-cell>
          <table:table-cell office:value-type="float" office:value="536" table:style-name="ce1">
            <text:p>536</text:p>
          </table:table-cell>
          <table:table-cell office:value-type="float" office:value="2906" table:style-name="ce1">
            <text:p>2906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7:15:00" table:style-name="ce2">
            <text:p>06/05/2019</text:p>
          </table:table-cell>
          <table:table-cell office:value-type="date" office:date-value="2019-05-08T13:10:00" table:style-name="ce2">
            <text:p>08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3" table:style-name="ce1">
            <text:p>451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57" table:style-name="ce1">
            <text:p>13657</text:p>
          </table:table-cell>
          <table:table-cell office:value-type="float" office:value="537" table:style-name="ce1">
            <text:p>537</text:p>
          </table:table-cell>
          <table:table-cell office:value-type="float" office:value="2970" table:style-name="ce1">
            <text:p>2970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07T18:30:00" table:style-name="ce2">
            <text:p>07/05/2019</text:p>
          </table:table-cell>
          <table:table-cell office:value-type="date" office:date-value="2019-05-08T22:30:00" table:style-name="ce2">
            <text:p>08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48" table:style-name="ce1">
            <text:p>4514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58" table:style-name="ce1">
            <text:p>13658</text:p>
          </table:table-cell>
          <table:table-cell office:value-type="float" office:value="538" table:style-name="ce1">
            <text:p>538</text:p>
          </table:table-cell>
          <table:table-cell office:value-type="float" office:value="231" table:style-name="ce1">
            <text:p>231</text:p>
          </table:table-cell>
          <table:table-cell office:value-type="float" office:value="16" table:style-name="ce1">
            <text:p>16</text:p>
          </table:table-cell>
          <table:table-cell office:value-type="float" office:value="529" table:style-name="ce1">
            <text:p>529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7:10:00" table:style-name="ce2">
            <text:p>06/05/2019</text:p>
          </table:table-cell>
          <table:table-cell office:value-type="date" office:date-value="2019-05-09T17:00:00" table:style-name="ce2">
            <text:p>09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6" table:style-name="ce1">
            <text:p>451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59" table:style-name="ce1">
            <text:p>13659</text:p>
          </table:table-cell>
          <table:table-cell office:value-type="float" office:value="539" table:style-name="ce1">
            <text:p>539</text:p>
          </table:table-cell>
          <table:table-cell office:value-type="float" office:value="619" table:style-name="ce1">
            <text:p>619</text:p>
          </table:table-cell>
          <table:table-cell office:value-type="float" office:value="16" table:style-name="ce1">
            <text:p>16</text:p>
          </table:table-cell>
          <table:table-cell office:value-type="float" office:value="529" table:style-name="ce1">
            <text:p>529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6T17:10:00" table:style-name="ce2">
            <text:p>06/05/2019</text:p>
          </table:table-cell>
          <table:table-cell office:value-type="date" office:date-value="2019-05-09T17:00:00" table:style-name="ce2">
            <text:p>09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6" table:style-name="ce1">
            <text:p>451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60" table:style-name="ce1">
            <text:p>13660</text:p>
          </table:table-cell>
          <table:table-cell office:value-type="float" office:value="540" table:style-name="ce1">
            <text:p>540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5-07T23:50:00" table:style-name="ce2">
            <text:p>07/05/2019</text:p>
          </table:table-cell>
          <table:table-cell office:value-type="date" office:date-value="2019-05-08T16:30:00" table:style-name="ce2">
            <text:p>08/05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9" table:style-name="ce1">
            <text:p>4514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61" table:style-name="ce1">
            <text:p>13661</text:p>
          </table:table-cell>
          <table:table-cell office:value-type="float" office:value="541" table:style-name="ce1">
            <text:p>54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5-07T13:30:00" table:style-name="ce2">
            <text:p>07/05/2019</text:p>
          </table:table-cell>
          <table:table-cell office:value-type="date" office:date-value="2019-05-08T10:10:00" table:style-name="ce2">
            <text:p>08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7" table:style-name="ce1">
            <text:p>4514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62" table:style-name="ce1">
            <text:p>13662</text:p>
          </table:table-cell>
          <table:table-cell office:value-type="float" office:value="542" table:style-name="ce1">
            <text:p>542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0T19:50:00" table:style-name="ce2">
            <text:p>10/05/2019</text:p>
          </table:table-cell>
          <table:table-cell office:value-type="date" office:date-value="2019-05-11T18:10:00" table:style-name="ce2">
            <text:p>11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1" table:style-name="ce1">
            <text:p>451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63" table:style-name="ce1">
            <text:p>13663</text:p>
          </table:table-cell>
          <table:table-cell office:value-type="float" office:value="543" table:style-name="ce1">
            <text:p>543</text:p>
          </table:table-cell>
          <table:table-cell office:value-type="float" office:value="2755" table:style-name="ce1">
            <text:p>2755</text:p>
          </table:table-cell>
          <table:table-cell office:value-type="float" office:value="16" table:style-name="ce1">
            <text:p>1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date" office:date-value="2019-05-10T10:05:00" table:style-name="ce2">
            <text:p>10/05/2019</text:p>
          </table:table-cell>
          <table:table-cell office:value-type="date" office:date-value="2019-05-12T06:30:00" table:style-name="ce2">
            <text:p>12/05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60" table:style-name="ce1">
            <text:p>4516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64" table:style-name="ce1">
            <text:p>13664</text:p>
          </table:table-cell>
          <table:table-cell office:value-type="float" office:value="544" table:style-name="ce1">
            <text:p>544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0T07:40:00" table:style-name="ce2">
            <text:p>10/05/2019</text:p>
          </table:table-cell>
          <table:table-cell office:value-type="date" office:date-value="2019-05-11T15:00:00" table:style-name="ce2">
            <text:p>11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5" table:style-name="ce1">
            <text:p>451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65" table:style-name="ce1">
            <text:p>13665</text:p>
          </table:table-cell>
          <table:table-cell office:value-type="float" office:value="545" table:style-name="ce1">
            <text:p>545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9T00:15:00" table:style-name="ce2">
            <text:p>09/05/2019</text:p>
          </table:table-cell>
          <table:table-cell office:value-type="date" office:date-value="2019-05-10T15:30:00" table:style-name="ce2">
            <text:p>1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1" table:style-name="ce1">
            <text:p>4515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66" table:style-name="ce1">
            <text:p>13666</text:p>
          </table:table-cell>
          <table:table-cell office:value-type="float" office:value="546" table:style-name="ce1">
            <text:p>546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09T00:15:00" table:style-name="ce2">
            <text:p>09/05/2019</text:p>
          </table:table-cell>
          <table:table-cell office:value-type="date" office:date-value="2019-05-10T15:30:00" table:style-name="ce2">
            <text:p>1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2" table:style-name="ce1">
            <text:p>4515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float" office:value="547" table:style-name="ce1">
            <text:p>547</text:p>
          </table:table-cell>
          <table:table-cell office:value-type="float" office:value="2407" table:style-name="ce1">
            <text:p>240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09T23:10:00" table:style-name="ce2">
            <text:p>09/05/2019</text:p>
          </table:table-cell>
          <table:table-cell office:value-type="date" office:date-value="2019-05-10T23:20:00" table:style-name="ce2">
            <text:p>10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57" table:style-name="ce1">
            <text:p>4515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68" table:style-name="ce1">
            <text:p>13668</text:p>
          </table:table-cell>
          <table:table-cell office:value-type="float" office:value="548" table:style-name="ce1">
            <text:p>548</text:p>
          </table:table-cell>
          <table:table-cell office:value-type="float" office:value="2771" table:style-name="ce1">
            <text:p>2771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5-12T01:40:00" table:style-name="ce2">
            <text:p>12/05/2019</text:p>
          </table:table-cell>
          <table:table-cell office:value-type="date" office:date-value="2019-05-13T12:30:00" table:style-name="ce2">
            <text:p>13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5" table:style-name="ce1">
            <text:p>4516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69" table:style-name="ce1">
            <text:p>13669</text:p>
          </table:table-cell>
          <table:table-cell office:value-type="float" office:value="549" table:style-name="ce1">
            <text:p>549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09T03:40:00" table:style-name="ce2">
            <text:p>09/05/2019</text:p>
          </table:table-cell>
          <table:table-cell office:value-type="date" office:date-value="2019-05-10T00:55:00" table:style-name="ce2">
            <text:p>10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3" table:style-name="ce1">
            <text:p>4515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70" table:style-name="ce1">
            <text:p>13670</text:p>
          </table:table-cell>
          <table:table-cell office:value-type="float" office:value="550" table:style-name="ce1">
            <text:p>550</text:p>
          </table:table-cell>
          <table:table-cell office:value-type="float" office:value="231" table:style-name="ce1">
            <text:p>231</text:p>
          </table:table-cell>
          <table:table-cell office:value-type="float" office:value="16" table:style-name="ce1">
            <text:p>16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date" office:date-value="2019-05-09T17:30:00" table:style-name="ce2">
            <text:p>09/05/2019</text:p>
          </table:table-cell>
          <table:table-cell office:value-type="date" office:date-value="2019-05-15T19:00:00" table:style-name="ce2">
            <text:p>15/05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5" table:style-name="ce1">
            <text:p>451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71" table:style-name="ce1">
            <text:p>13671</text:p>
          </table:table-cell>
          <table:table-cell office:value-type="float" office:value="551" table:style-name="ce1">
            <text:p>551</text:p>
          </table:table-cell>
          <table:table-cell office:value-type="float" office:value="619" table:style-name="ce1">
            <text:p>619</text:p>
          </table:table-cell>
          <table:table-cell office:value-type="float" office:value="16" table:style-name="ce1">
            <text:p>16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office:value-type="date" office:date-value="2019-05-09T17:30:00" table:style-name="ce2">
            <text:p>09/05/2019</text:p>
          </table:table-cell>
          <table:table-cell office:value-type="date" office:date-value="2019-05-15T19:00:00" table:style-name="ce2">
            <text:p>15/05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46" table:style-name="ce1">
            <text:p>451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72" table:style-name="ce1">
            <text:p>13672</text:p>
          </table:table-cell>
          <table:table-cell office:value-type="float" office:value="552" table:style-name="ce1">
            <text:p>552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0T03:15:00" table:style-name="ce2">
            <text:p>10/05/2019</text:p>
          </table:table-cell>
          <table:table-cell office:value-type="date" office:date-value="2019-05-11T03:10:00" table:style-name="ce2">
            <text:p>11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56" table:style-name="ce1">
            <text:p>4515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float" office:value="553" table:style-name="ce1">
            <text:p>553</text:p>
          </table:table-cell>
          <table:table-cell office:value-type="float" office:value="2973" table:style-name="ce1">
            <text:p>2973</text:p>
          </table:table-cell>
          <table:table-cell office:value-type="float" office:value="76" table:style-name="ce1">
            <text:p>76</text:p>
          </table:table-cell>
          <table:table-cell office:value-type="float" office:value="103" table:style-name="ce1">
            <text:p>103</text:p>
          </table:table-cell>
          <table:table-cell office:value-type="float" office:value="48" table:style-name="ce1">
            <text:p>48</text:p>
          </table:table-cell>
          <table:table-cell office:value-type="date" office:date-value="2019-05-10T07:50:00" table:style-name="ce2">
            <text:p>10/05/2019</text:p>
          </table:table-cell>
          <table:table-cell office:value-type="date" office:date-value="2019-05-11T10:20:00" table:style-name="ce2">
            <text:p>11/05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58" table:style-name="ce1">
            <text:p>4515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74" table:style-name="ce1">
            <text:p>13674</text:p>
          </table:table-cell>
          <table:table-cell office:value-type="float" office:value="554" table:style-name="ce1">
            <text:p>554</text:p>
          </table:table-cell>
          <table:table-cell office:value-type="float" office:value="2973" table:style-name="ce1">
            <text:p>2973</text:p>
          </table:table-cell>
          <table:table-cell office:value-type="float" office:value="76" table:style-name="ce1">
            <text:p>76</text:p>
          </table:table-cell>
          <table:table-cell office:value-type="float" office:value="103" table:style-name="ce1">
            <text:p>103</text:p>
          </table:table-cell>
          <table:table-cell office:value-type="float" office:value="48" table:style-name="ce1">
            <text:p>48</text:p>
          </table:table-cell>
          <table:table-cell office:value-type="date" office:date-value="2019-05-11T10:25:00" table:style-name="ce2">
            <text:p>11/05/2019</text:p>
          </table:table-cell>
          <table:table-cell office:value-type="date" office:date-value="2019-05-12T14:10:00" table:style-name="ce2">
            <text:p>12/05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3" table:style-name="ce1">
            <text:p>451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75" table:style-name="ce1">
            <text:p>13675</text:p>
          </table:table-cell>
          <table:table-cell office:value-type="float" office:value="555" table:style-name="ce1">
            <text:p>555</text:p>
          </table:table-cell>
          <table:table-cell office:value-type="float" office:value="2925" table:style-name="ce1">
            <text:p>2925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10T09:00:00" table:style-name="ce2">
            <text:p>10/05/2019</text:p>
          </table:table-cell>
          <table:table-cell office:value-type="date" office:date-value="2019-05-11T12:30:00" table:style-name="ce2">
            <text:p>11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59" table:style-name="ce1">
            <text:p>4515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76" table:style-name="ce1">
            <text:p>13676</text:p>
          </table:table-cell>
          <table:table-cell office:value-type="float" office:value="556" table:style-name="ce1">
            <text:p>55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1T21:00:00" table:style-name="ce2">
            <text:p>11/05/2019</text:p>
          </table:table-cell>
          <table:table-cell office:value-type="date" office:date-value="2019-05-12T06:10:00" table:style-name="ce2">
            <text:p>12/05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4" table:style-name="ce1">
            <text:p>4516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77" table:style-name="ce1">
            <text:p>13677</text:p>
          </table:table-cell>
          <table:table-cell office:value-type="float" office:value="557" table:style-name="ce1">
            <text:p>557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5-11T22:30:00" table:style-name="ce2">
            <text:p>11/05/2019</text:p>
          </table:table-cell>
          <table:table-cell office:value-type="date" office:date-value="2019-05-13T13:00:00" table:style-name="ce2">
            <text:p>13/05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6" table:style-name="ce1">
            <text:p>4516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78" table:style-name="ce1">
            <text:p>13678</text:p>
          </table:table-cell>
          <table:table-cell office:value-type="float" office:value="558" table:style-name="ce1">
            <text:p>558</text:p>
          </table:table-cell>
          <table:table-cell office:value-type="float" office:value="2681" table:style-name="ce1">
            <text:p>268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5-11T01:55:00" table:style-name="ce2">
            <text:p>11/05/2019</text:p>
          </table:table-cell>
          <table:table-cell office:value-type="date" office:date-value="2019-05-11T15:30:00" table:style-name="ce2">
            <text:p>11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2" table:style-name="ce1">
            <text:p>451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79" table:style-name="ce1">
            <text:p>13679</text:p>
          </table:table-cell>
          <table:table-cell office:value-type="float" office:value="559" table:style-name="ce1">
            <text:p>559</text:p>
          </table:table-cell>
          <table:table-cell office:value-type="float" office:value="2409" table:style-name="ce1">
            <text:p>240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13T10:20:00" table:style-name="ce2">
            <text:p>13/05/2019</text:p>
          </table:table-cell>
          <table:table-cell office:value-type="date" office:date-value="2019-05-14T14:00:00" table:style-name="ce2">
            <text:p>14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67" table:style-name="ce1">
            <text:p>4516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80" table:style-name="ce1">
            <text:p>13680</text:p>
          </table:table-cell>
          <table:table-cell office:value-type="float" office:value="560" table:style-name="ce1">
            <text:p>56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5T18:15:00" table:style-name="ce2">
            <text:p>15/05/2019</text:p>
          </table:table-cell>
          <table:table-cell office:value-type="date" office:date-value="2019-05-16T16:45:00" table:style-name="ce2">
            <text:p>16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5" table:style-name="ce1">
            <text:p>4517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81" table:style-name="ce1">
            <text:p>13681</text:p>
          </table:table-cell>
          <table:table-cell office:value-type="float" office:value="561" table:style-name="ce1">
            <text:p>561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date" office:date-value="2019-05-13T18:10:00" table:style-name="ce2">
            <text:p>13/05/2019</text:p>
          </table:table-cell>
          <table:table-cell office:value-type="date" office:date-value="2019-05-16T13:00:00" table:style-name="ce2">
            <text:p>16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1" table:style-name="ce1">
            <text:p>4517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82" table:style-name="ce1">
            <text:p>13682</text:p>
          </table:table-cell>
          <table:table-cell office:value-type="float" office:value="562" table:style-name="ce1">
            <text:p>56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3T01:00:00" table:style-name="ce2">
            <text:p>13/05/2019</text:p>
          </table:table-cell>
          <table:table-cell office:value-type="date" office:date-value="2019-05-13T21:30:00" table:style-name="ce2">
            <text:p>13/05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8" table:style-name="ce1">
            <text:p>451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float" office:value="563" table:style-name="ce1">
            <text:p>563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date" office:date-value="2019-05-13T12:20:00" table:style-name="ce2">
            <text:p>13/05/2019</text:p>
          </table:table-cell>
          <table:table-cell office:value-type="date" office:date-value="2019-05-14T00:45:00" table:style-name="ce2">
            <text:p>14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69" table:style-name="ce1">
            <text:p>4516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684" table:style-name="ce1">
            <text:p>13684</text:p>
          </table:table-cell>
          <table:table-cell office:value-type="float" office:value="564" table:style-name="ce1">
            <text:p>564</text:p>
          </table:table-cell>
          <table:table-cell office:value-type="float" office:value="2972" table:style-name="ce1">
            <text:p>2972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14T22:30:00" table:style-name="ce2">
            <text:p>14/05/2019</text:p>
          </table:table-cell>
          <table:table-cell office:value-type="date" office:date-value="2019-05-16T05:20:00" table:style-name="ce2">
            <text:p>16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72" table:style-name="ce1">
            <text:p>4517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85" table:style-name="ce1">
            <text:p>13685</text:p>
          </table:table-cell>
          <table:table-cell office:value-type="float" office:value="565" table:style-name="ce1">
            <text:p>565</text:p>
          </table:table-cell>
          <table:table-cell office:value-type="float" office:value="2738" table:style-name="ce1">
            <text:p>273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5T19:40:00" table:style-name="ce2">
            <text:p>15/05/2019</text:p>
          </table:table-cell>
          <table:table-cell office:value-type="date" office:date-value="2019-05-16T13:15:00" table:style-name="ce2">
            <text:p>16/05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176" table:style-name="ce1">
            <text:p>4517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86" table:style-name="ce1">
            <text:p>13686</text:p>
          </table:table-cell>
          <table:table-cell office:value-type="float" office:value="566" table:style-name="ce1">
            <text:p>566</text:p>
          </table:table-cell>
          <table:table-cell office:value-type="float" office:value="3003" table:style-name="ce1">
            <text:p>3003</text:p>
          </table:table-cell>
          <table:table-cell office:value-type="float" office:value="26" table:style-name="ce1">
            <text:p>26</text:p>
          </table:table-cell>
          <table:table-cell office:value-type="float" office:value="144" table:style-name="ce1">
            <text:p>144</text:p>
          </table:table-cell>
          <table:table-cell office:value-type="float" office:value="110" table:style-name="ce1">
            <text:p>110</text:p>
          </table:table-cell>
          <table:table-cell office:value-type="date" office:date-value="2019-05-18T20:30:00" table:style-name="ce2">
            <text:p>18/05/2019</text:p>
          </table:table-cell>
          <table:table-cell office:value-type="date" office:date-value="2019-05-22T00:50:00" table:style-name="ce2">
            <text:p>22/05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89" table:style-name="ce1">
            <text:p>4518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87" table:style-name="ce1">
            <text:p>13687</text:p>
          </table:table-cell>
          <table:table-cell office:value-type="float" office:value="567" table:style-name="ce1">
            <text:p>567</text:p>
          </table:table-cell>
          <table:table-cell office:value-type="float" office:value="2998" table:style-name="ce1">
            <text:p>299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5-14T10:15:00" table:style-name="ce2">
            <text:p>14/05/2019</text:p>
          </table:table-cell>
          <table:table-cell office:value-type="date" office:date-value="2019-05-15T17:45:00" table:style-name="ce2">
            <text:p>15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3" table:style-name="ce1">
            <text:p>4517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688" table:style-name="ce1">
            <text:p>13688</text:p>
          </table:table-cell>
          <table:table-cell office:value-type="float" office:value="568" table:style-name="ce1">
            <text:p>568</text:p>
          </table:table-cell>
          <table:table-cell office:value-type="float" office:value="1853" table:style-name="ce1">
            <text:p>185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32" table:style-name="ce1">
            <text:p>432</text:p>
          </table:table-cell>
          <table:table-cell office:value-type="date" office:date-value="2019-05-15T12:20:00" table:style-name="ce2">
            <text:p>15/05/2019</text:p>
          </table:table-cell>
          <table:table-cell office:value-type="date" office:date-value="2019-05-16T22:00:00" table:style-name="ce2">
            <text:p>16/05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4" table:style-name="ce1">
            <text:p>4517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89" table:style-name="ce1">
            <text:p>13689</text:p>
          </table:table-cell>
          <table:table-cell office:value-type="float" office:value="569" table:style-name="ce1">
            <text:p>569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5-17T03:00:00" table:style-name="ce2">
            <text:p>17/05/2019</text:p>
          </table:table-cell>
          <table:table-cell office:value-type="date" office:date-value="2019-05-20T14:10:00" table:style-name="ce2">
            <text:p>20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3" table:style-name="ce1">
            <text:p>4518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90" table:style-name="ce1">
            <text:p>13690</text:p>
          </table:table-cell>
          <table:table-cell office:value-type="float" office:value="570" table:style-name="ce1">
            <text:p>570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6T20:20:00" table:style-name="ce2">
            <text:p>16/05/2019</text:p>
          </table:table-cell>
          <table:table-cell office:value-type="date" office:date-value="2019-05-17T16:50:00" table:style-name="ce2">
            <text:p>17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0" table:style-name="ce1">
            <text:p>451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1" table:style-name="ce1">
            <text:p>13691</text:p>
          </table:table-cell>
          <table:table-cell office:value-type="float" office:value="571" table:style-name="ce1">
            <text:p>571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6T20:20:00" table:style-name="ce2">
            <text:p>16/05/2019</text:p>
          </table:table-cell>
          <table:table-cell office:value-type="date" office:date-value="2019-05-17T16:50:00" table:style-name="ce2">
            <text:p>17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1" table:style-name="ce1">
            <text:p>4518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2" table:style-name="ce1">
            <text:p>13692</text:p>
          </table:table-cell>
          <table:table-cell office:value-type="float" office:value="572" table:style-name="ce1">
            <text:p>572</text:p>
          </table:table-cell>
          <table:table-cell office:value-type="float" office:value="1737" table:style-name="ce1">
            <text:p>1737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6T01:00:00" table:style-name="ce2">
            <text:p>16/05/2019</text:p>
          </table:table-cell>
          <table:table-cell office:value-type="date" office:date-value="2019-05-16T20:05:00" table:style-name="ce2">
            <text:p>16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7" table:style-name="ce1">
            <text:p>4517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3" table:style-name="ce1">
            <text:p>13693</text:p>
          </table:table-cell>
          <table:table-cell office:value-type="float" office:value="573" table:style-name="ce1">
            <text:p>573</text:p>
          </table:table-cell>
          <table:table-cell office:value-type="float" office:value="2509" table:style-name="ce1">
            <text:p>2509</text:p>
          </table:table-cell>
          <table:table-cell office:value-type="float" office:value="76" table:style-name="ce1">
            <text:p>7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6T01:00:00" table:style-name="ce2">
            <text:p>16/05/2019</text:p>
          </table:table-cell>
          <table:table-cell office:value-type="date" office:date-value="2019-05-16T20:05:00" table:style-name="ce2">
            <text:p>16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78" table:style-name="ce1">
            <text:p>4517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4" table:style-name="ce1">
            <text:p>13694</text:p>
          </table:table-cell>
          <table:table-cell office:value-type="float" office:value="574" table:style-name="ce1">
            <text:p>574</text:p>
          </table:table-cell>
          <table:table-cell office:value-type="float" office:value="2966" table:style-name="ce1">
            <text:p>2966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16T16:50:00" table:style-name="ce2">
            <text:p>16/05/2019</text:p>
          </table:table-cell>
          <table:table-cell office:value-type="date" office:date-value="2019-05-17T12:50:00" table:style-name="ce2">
            <text:p>17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79" table:style-name="ce1">
            <text:p>4517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695" table:style-name="ce1">
            <text:p>13695</text:p>
          </table:table-cell>
          <table:table-cell office:value-type="float" office:value="575" table:style-name="ce1">
            <text:p>575</text:p>
          </table:table-cell>
          <table:table-cell office:value-type="float" office:value="972" table:style-name="ce1">
            <text:p>972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9-05-18T20:55:00" table:style-name="ce2">
            <text:p>18/05/2019</text:p>
          </table:table-cell>
          <table:table-cell office:value-type="date" office:date-value="2019-05-20T12:40:00" table:style-name="ce2">
            <text:p>20/05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0" table:style-name="ce1">
            <text:p>4519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696" table:style-name="ce1">
            <text:p>13696</text:p>
          </table:table-cell>
          <table:table-cell office:value-type="float" office:value="576" table:style-name="ce1">
            <text:p>576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31" table:style-name="ce1">
            <text:p>531</text:p>
          </table:table-cell>
          <table:table-cell office:value-type="float" office:value="54" table:style-name="ce1">
            <text:p>54</text:p>
          </table:table-cell>
          <table:table-cell office:value-type="date" office:date-value="2019-05-17T12:10:00" table:style-name="ce2">
            <text:p>17/05/2019</text:p>
          </table:table-cell>
          <table:table-cell office:value-type="date" office:date-value="2019-05-18T16:20:00" table:style-name="ce2">
            <text:p>18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4" table:style-name="ce1">
            <text:p>4518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697" table:style-name="ce1">
            <text:p>13697</text:p>
          </table:table-cell>
          <table:table-cell office:value-type="float" office:value="577" table:style-name="ce1">
            <text:p>577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7T14:30:00" table:style-name="ce2">
            <text:p>17/05/2019</text:p>
          </table:table-cell>
          <table:table-cell office:value-type="date" office:date-value="2019-05-20T18:45:00" table:style-name="ce2">
            <text:p>2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5" table:style-name="ce1">
            <text:p>451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8" table:style-name="ce1">
            <text:p>13698</text:p>
          </table:table-cell>
          <table:table-cell office:value-type="float" office:value="578" table:style-name="ce1">
            <text:p>578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17T14:30:00" table:style-name="ce2">
            <text:p>17/05/2019</text:p>
          </table:table-cell>
          <table:table-cell office:value-type="date" office:date-value="2019-05-20T15:45:00" table:style-name="ce2">
            <text:p>2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6" table:style-name="ce1">
            <text:p>451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699" table:style-name="ce1">
            <text:p>13699</text:p>
          </table:table-cell>
          <table:table-cell office:value-type="float" office:value="579" table:style-name="ce1">
            <text:p>579</text:p>
          </table:table-cell>
          <table:table-cell office:value-type="float" office:value="1879" table:style-name="ce1">
            <text:p>1879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17T03:10:00" table:style-name="ce2">
            <text:p>17/05/2019</text:p>
          </table:table-cell>
          <table:table-cell office:value-type="date" office:date-value="2019-05-18T16:25:00" table:style-name="ce2">
            <text:p>18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82" table:style-name="ce1">
            <text:p>4518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00" table:style-name="ce1">
            <text:p>13700</text:p>
          </table:table-cell>
          <table:table-cell office:value-type="float" office:value="580" table:style-name="ce1">
            <text:p>580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01" table:style-name="ce1">
            <text:p>13701</text:p>
          </table:table-cell>
          <table:table-cell office:value-type="float" office:value="581" table:style-name="ce1">
            <text:p>58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8T12:00:00" table:style-name="ce2">
            <text:p>18/05/2019</text:p>
          </table:table-cell>
          <table:table-cell office:value-type="date" office:date-value="2019-05-19T09:10:00" table:style-name="ce2">
            <text:p>19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7" table:style-name="ce1">
            <text:p>4518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02" table:style-name="ce1">
            <text:p>13702</text:p>
          </table:table-cell>
          <table:table-cell office:value-type="float" office:value="582" table:style-name="ce1">
            <text:p>582</text:p>
          </table:table-cell>
          <table:table-cell office:value-type="float" office:value="2998" table:style-name="ce1">
            <text:p>299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5-23T14:00:00" table:style-name="ce2">
            <text:p>23/05/2019</text:p>
          </table:table-cell>
          <table:table-cell office:value-type="date" office:date-value="2019-05-25T07:30:00" table:style-name="ce2">
            <text:p>25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1" table:style-name="ce1">
            <text:p>4520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03" table:style-name="ce1">
            <text:p>13703</text:p>
          </table:table-cell>
          <table:table-cell office:value-type="float" office:value="583" table:style-name="ce1">
            <text:p>583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5-18T20:25:00" table:style-name="ce2">
            <text:p>18/05/2019</text:p>
          </table:table-cell>
          <table:table-cell office:value-type="date" office:date-value="2019-05-19T21:30:00" table:style-name="ce2">
            <text:p>19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8" table:style-name="ce1">
            <text:p>4518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04" table:style-name="ce1">
            <text:p>13704</text:p>
          </table:table-cell>
          <table:table-cell office:value-type="float" office:value="584" table:style-name="ce1">
            <text:p>584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27" table:style-name="ce1">
            <text:p>527</text:p>
          </table:table-cell>
          <table:table-cell office:value-type="date" office:date-value="2019-05-20T17:00:00" table:style-name="ce2">
            <text:p>20/05/2019</text:p>
          </table:table-cell>
          <table:table-cell office:value-type="date" office:date-value="2019-05-21T20:25:00" table:style-name="ce2">
            <text:p>21/05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3" table:style-name="ce1">
            <text:p>4519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05" table:style-name="ce1">
            <text:p>13705</text:p>
          </table:table-cell>
          <table:table-cell office:value-type="float" office:value="585" table:style-name="ce1">
            <text:p>585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0T09:30:00" table:style-name="ce2">
            <text:p>20/05/2019</text:p>
          </table:table-cell>
          <table:table-cell office:value-type="date" office:date-value="2019-05-21T04:55:00" table:style-name="ce2">
            <text:p>21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1" table:style-name="ce1">
            <text:p>451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06" table:style-name="ce1">
            <text:p>13706</text:p>
          </table:table-cell>
          <table:table-cell office:value-type="float" office:value="586" table:style-name="ce1">
            <text:p>586</text:p>
          </table:table-cell>
          <table:table-cell office:value-type="float" office:value="2790" table:style-name="ce1">
            <text:p>2790</text:p>
          </table:table-cell>
          <table:table-cell office:value-type="float" office:value="76" table:style-name="ce1">
            <text:p>7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20T11:30:00" table:style-name="ce2">
            <text:p>20/05/2019</text:p>
          </table:table-cell>
          <table:table-cell office:value-type="date" office:date-value="2019-05-21T19:00:00" table:style-name="ce2">
            <text:p>21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92" table:style-name="ce1">
            <text:p>4519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07" table:style-name="ce1">
            <text:p>13707</text:p>
          </table:table-cell>
          <table:table-cell office:value-type="float" office:value="587" table:style-name="ce1">
            <text:p>58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08" table:style-name="ce1">
            <text:p>13708</text:p>
          </table:table-cell>
          <table:table-cell office:value-type="float" office:value="588" table:style-name="ce1">
            <text:p>588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05-25T14:00:00" table:style-name="ce2">
            <text:p>25/05/2019</text:p>
          </table:table-cell>
          <table:table-cell office:value-type="date" office:date-value="2019-05-28T11:30:00" table:style-name="ce2">
            <text:p>28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9" table:style-name="ce1">
            <text:p>4520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09" table:style-name="ce1">
            <text:p>13709</text:p>
          </table:table-cell>
          <table:table-cell office:value-type="float" office:value="589" table:style-name="ce1">
            <text:p>589</text:p>
          </table:table-cell>
          <table:table-cell office:value-type="float" office:value="2881" table:style-name="ce1">
            <text:p>288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5-23T12:30:00" table:style-name="ce2">
            <text:p>23/05/2019</text:p>
          </table:table-cell>
          <table:table-cell office:value-type="date" office:date-value="2019-05-31T18:30:00" table:style-name="ce2">
            <text:p>31/05/201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5" table:style-name="ce1">
            <text:p>452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10" table:style-name="ce1">
            <text:p>13710</text:p>
          </table:table-cell>
          <table:table-cell office:value-type="float" office:value="590" table:style-name="ce1">
            <text:p>590</text:p>
          </table:table-cell>
          <table:table-cell office:value-type="float" office:value="3004" table:style-name="ce1">
            <text:p>3004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22T00:15:00" table:style-name="ce2">
            <text:p>22/05/2019</text:p>
          </table:table-cell>
          <table:table-cell office:value-type="date" office:date-value="2019-05-23T07:50:00" table:style-name="ce2">
            <text:p>23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94" table:style-name="ce1">
            <text:p>4519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11" table:style-name="ce1">
            <text:p>13711</text:p>
          </table:table-cell>
          <table:table-cell office:value-type="float" office:value="591" table:style-name="ce1">
            <text:p>591</text:p>
          </table:table-cell>
          <table:table-cell office:value-type="float" office:value="3005" table:style-name="ce1">
            <text:p>3005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12" table:style-name="ce1">
            <text:p>13712</text:p>
          </table:table-cell>
          <table:table-cell office:value-type="float" office:value="592" table:style-name="ce1">
            <text:p>592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530" table:style-name="ce1">
            <text:p>530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0T16:10:00" table:style-name="ce2">
            <text:p>20/05/2019</text:p>
          </table:table-cell>
          <table:table-cell office:value-type="date" office:date-value="2019-05-22T12:00:00" table:style-name="ce2">
            <text:p>22/05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5" table:style-name="ce1">
            <text:p>451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13" table:style-name="ce1">
            <text:p>13713</text:p>
          </table:table-cell>
          <table:table-cell office:value-type="float" office:value="593" table:style-name="ce1">
            <text:p>593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530" table:style-name="ce1">
            <text:p>530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0T16:10:00" table:style-name="ce2">
            <text:p>20/05/2019</text:p>
          </table:table-cell>
          <table:table-cell office:value-type="date" office:date-value="2019-05-22T12:00:00" table:style-name="ce2">
            <text:p>22/05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86" table:style-name="ce1">
            <text:p>451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14" table:style-name="ce1">
            <text:p>13714</text:p>
          </table:table-cell>
          <table:table-cell office:value-type="float" office:value="594" table:style-name="ce1">
            <text:p>594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522" table:style-name="ce1">
            <text:p>522</text:p>
          </table:table-cell>
          <table:table-cell office:value-type="float" office:value="14" table:style-name="ce1">
            <text:p>14</text:p>
          </table:table-cell>
          <table:table-cell office:value-type="date" office:date-value="2019-05-21T21:00:00" table:style-name="ce2">
            <text:p>21/05/2019</text:p>
          </table:table-cell>
          <table:table-cell office:value-type="date" office:date-value="2019-05-24T16:35:00" table:style-name="ce2">
            <text:p>24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3" table:style-name="ce1">
            <text:p>4519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15" table:style-name="ce1">
            <text:p>13715</text:p>
          </table:table-cell>
          <table:table-cell office:value-type="float" office:value="595" table:style-name="ce1">
            <text:p>595</text:p>
          </table:table-cell>
          <table:table-cell office:value-type="float" office:value="3006" table:style-name="ce1">
            <text:p>3006</text:p>
          </table:table-cell>
          <table:table-cell office:value-type="float" office:value="131" table:style-name="ce1">
            <text:p>131</text:p>
          </table:table-cell>
          <table:table-cell office:value-type="float" office:value="103" table:style-name="ce1">
            <text:p>103</text:p>
          </table:table-cell>
          <table:table-cell office:value-type="float" office:value="110" table:style-name="ce1">
            <text:p>110</text:p>
          </table:table-cell>
          <table:table-cell office:value-type="date" office:date-value="2019-05-23T00:35:00" table:style-name="ce2">
            <text:p>23/05/2019</text:p>
          </table:table-cell>
          <table:table-cell office:value-type="date" office:date-value="2019-05-23T22:15:00" table:style-name="ce2">
            <text:p>23/05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198" table:style-name="ce1">
            <text:p>4519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16" table:style-name="ce1">
            <text:p>13716</text:p>
          </table:table-cell>
          <table:table-cell office:value-type="float" office:value="596" table:style-name="ce1">
            <text:p>596</text:p>
          </table:table-cell>
          <table:table-cell office:value-type="float" office:value="1389" table:style-name="ce1">
            <text:p>1389</text:p>
          </table:table-cell>
          <table:table-cell office:value-type="float" office:value="49" table:style-name="ce1">
            <text:p>49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5-22T20:45:00" table:style-name="ce2">
            <text:p>22/05/2019</text:p>
          </table:table-cell>
          <table:table-cell office:value-type="date" office:date-value="2019-05-24T10:30:00" table:style-name="ce2">
            <text:p>24/05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7" table:style-name="ce1">
            <text:p>4519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17" table:style-name="ce1">
            <text:p>13717</text:p>
          </table:table-cell>
          <table:table-cell office:value-type="float" office:value="597" table:style-name="ce1">
            <text:p>597</text:p>
          </table:table-cell>
          <table:table-cell office:value-type="float" office:value="2558" table:style-name="ce1">
            <text:p>2558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24T09:00:00" table:style-name="ce2">
            <text:p>24/05/2019</text:p>
          </table:table-cell>
          <table:table-cell office:value-type="date" office:date-value="2019-05-25T03:00:00" table:style-name="ce2">
            <text:p>25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02" table:style-name="ce1">
            <text:p>4520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18" table:style-name="ce1">
            <text:p>13718</text:p>
          </table:table-cell>
          <table:table-cell office:value-type="float" office:value="598" table:style-name="ce1">
            <text:p>598</text:p>
          </table:table-cell>
          <table:table-cell office:value-type="float" office:value="972" table:style-name="ce1">
            <text:p>972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19" table:style-name="ce1">
            <text:p>13719</text:p>
          </table:table-cell>
          <table:table-cell office:value-type="float" office:value="599" table:style-name="ce1">
            <text:p>599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2T15:10:00" table:style-name="ce2">
            <text:p>22/05/2019</text:p>
          </table:table-cell>
          <table:table-cell office:value-type="date" office:date-value="2019-05-23T15:00:00" table:style-name="ce2">
            <text:p>23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2" table:style-name="ce1">
            <text:p>452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0" table:style-name="ce1">
            <text:p>13720</text:p>
          </table:table-cell>
          <table:table-cell office:value-type="float" office:value="600" table:style-name="ce1">
            <text:p>600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2T15:11:00" table:style-name="ce2">
            <text:p>22/05/2019</text:p>
          </table:table-cell>
          <table:table-cell office:value-type="date" office:date-value="2019-05-23T15:00:00" table:style-name="ce2">
            <text:p>23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6" table:style-name="ce1">
            <text:p>4519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1" table:style-name="ce1">
            <text:p>13721</text:p>
          </table:table-cell>
          <table:table-cell office:value-type="float" office:value="601" table:style-name="ce1">
            <text:p>601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3T09:35:00" table:style-name="ce2">
            <text:p>23/05/2019</text:p>
          </table:table-cell>
          <table:table-cell office:value-type="date" office:date-value="2019-05-24T00:30:00" table:style-name="ce2">
            <text:p>24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199" table:style-name="ce1">
            <text:p>4519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3" table:style-name="ce1">
            <text:p>13723</text:p>
          </table:table-cell>
          <table:table-cell office:value-type="float" office:value="602" table:style-name="ce1">
            <text:p>602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3T09:35:00" table:style-name="ce2">
            <text:p>23/05/2019</text:p>
          </table:table-cell>
          <table:table-cell office:value-type="date" office:date-value="2019-05-24T00:30:00" table:style-name="ce2">
            <text:p>24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0" table:style-name="ce1">
            <text:p>452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4" table:style-name="ce1">
            <text:p>13724</text:p>
          </table:table-cell>
          <table:table-cell office:value-type="float" office:value="603" table:style-name="ce1">
            <text:p>603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7T13:00:00" table:style-name="ce2">
            <text:p>27/05/2019</text:p>
          </table:table-cell>
          <table:table-cell office:value-type="date" office:date-value="2019-05-30T14:40:00" table:style-name="ce2">
            <text:p>3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2" table:style-name="ce1">
            <text:p>452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5" table:style-name="ce1">
            <text:p>13725</text:p>
          </table:table-cell>
          <table:table-cell office:value-type="float" office:value="604" table:style-name="ce1">
            <text:p>604</text:p>
          </table:table-cell>
          <table:table-cell office:value-type="float" office:value="2579" table:style-name="ce1">
            <text:p>257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27T13:00:00" table:style-name="ce2">
            <text:p>27/05/2019</text:p>
          </table:table-cell>
          <table:table-cell office:value-type="date" office:date-value="2019-05-30T14:40:00" table:style-name="ce2">
            <text:p>30/05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3" table:style-name="ce1">
            <text:p>4521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26" table:style-name="ce1">
            <text:p>13726</text:p>
          </table:table-cell>
          <table:table-cell office:value-type="float" office:value="605" table:style-name="ce1">
            <text:p>605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24T06:40:00" table:style-name="ce2">
            <text:p>24/05/2019</text:p>
          </table:table-cell>
          <table:table-cell office:value-type="date" office:date-value="2019-05-25T02:00:00" table:style-name="ce2">
            <text:p>25/05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03" table:style-name="ce1">
            <text:p>4520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27" table:style-name="ce1">
            <text:p>13727</text:p>
          </table:table-cell>
          <table:table-cell office:value-type="float" office:value="606" table:style-name="ce1">
            <text:p>606</text:p>
          </table:table-cell>
          <table:table-cell office:value-type="float" office:value="2861" table:style-name="ce1">
            <text:p>2861</text:p>
          </table:table-cell>
          <table:table-cell office:value-type="float" office:value="76" table:style-name="ce1">
            <text:p>7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24T07:40:00" table:style-name="ce2">
            <text:p>24/05/2019</text:p>
          </table:table-cell>
          <table:table-cell office:value-type="date" office:date-value="2019-05-25T08:50:00" table:style-name="ce2">
            <text:p>25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04" table:style-name="ce1">
            <text:p>4520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28" table:style-name="ce1">
            <text:p>13728</text:p>
          </table:table-cell>
          <table:table-cell office:value-type="float" office:value="607" table:style-name="ce1">
            <text:p>607</text:p>
          </table:table-cell>
          <table:table-cell office:value-type="float" office:value="3005" table:style-name="ce1">
            <text:p>3005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48" table:style-name="ce1">
            <text:p>48</text:p>
          </table:table-cell>
          <table:table-cell office:value-type="date" office:date-value="2019-05-25T00:05:00" table:style-name="ce2">
            <text:p>25/05/2019</text:p>
          </table:table-cell>
          <table:table-cell office:value-type="date" office:date-value="2019-05-26T23:45:00" table:style-name="ce2">
            <text:p>26/05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06" table:style-name="ce1">
            <text:p>4520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29" table:style-name="ce1">
            <text:p>13729</text:p>
          </table:table-cell>
          <table:table-cell office:value-type="float" office:value="608" table:style-name="ce1">
            <text:p>608</text:p>
          </table:table-cell>
          <table:table-cell office:value-type="float" office:value="3007" table:style-name="ce1">
            <text:p>3007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2" table:style-name="ce1">
            <text:p>2</text:p>
          </table:table-cell>
          <table:table-cell office:value-type="date" office:date-value="2019-05-27T05:20:00" table:style-name="ce2">
            <text:p>27/05/2019</text:p>
          </table:table-cell>
          <table:table-cell office:value-type="date" office:date-value="2019-05-28T13:55:00" table:style-name="ce2">
            <text:p>28/05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07" table:style-name="ce1">
            <text:p>4520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30" table:style-name="ce1">
            <text:p>13730</text:p>
          </table:table-cell>
          <table:table-cell office:value-type="float" office:value="609" table:style-name="ce1">
            <text:p>609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date" office:date-value="2019-05-30T03:30:00" table:style-name="ce2">
            <text:p>30/05/2019</text:p>
          </table:table-cell>
          <table:table-cell office:value-type="date" office:date-value="2019-05-31T15:50:00" table:style-name="ce2">
            <text:p>31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6" table:style-name="ce1">
            <text:p>4521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31" table:style-name="ce1">
            <text:p>13731</text:p>
          </table:table-cell>
          <table:table-cell office:value-type="float" office:value="610" table:style-name="ce1">
            <text:p>610</text:p>
          </table:table-cell>
          <table:table-cell office:value-type="float" office:value="2582" table:style-name="ce1">
            <text:p>2582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26T17:45:00" table:style-name="ce2">
            <text:p>26/05/2019</text:p>
          </table:table-cell>
          <table:table-cell office:value-type="date" office:date-value="2019-05-27T15:45:00" table:style-name="ce2">
            <text:p>27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08" table:style-name="ce1">
            <text:p>4520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32" table:style-name="ce1">
            <text:p>13732</text:p>
          </table:table-cell>
          <table:table-cell office:value-type="float" office:value="611" table:style-name="ce1">
            <text:p>61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5-27T13:10:00" table:style-name="ce2">
            <text:p>27/05/2019</text:p>
          </table:table-cell>
          <table:table-cell office:value-type="date" office:date-value="2019-05-28T09:10:00" table:style-name="ce2">
            <text:p>28/05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1" table:style-name="ce1">
            <text:p>452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33" table:style-name="ce1">
            <text:p>13733</text:p>
          </table:table-cell>
          <table:table-cell office:value-type="float" office:value="612" table:style-name="ce1">
            <text:p>612</text:p>
          </table:table-cell>
          <table:table-cell office:value-type="float" office:value="3008" table:style-name="ce1">
            <text:p>3008</text:p>
          </table:table-cell>
          <table:table-cell office:value-type="float" office:value="76" table:style-name="ce1">
            <text:p>7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5-28T03:00:00" table:style-name="ce2">
            <text:p>28/05/2019</text:p>
          </table:table-cell>
          <table:table-cell office:value-type="date" office:date-value="2019-05-30T11:40:00" table:style-name="ce2">
            <text:p>30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14" table:style-name="ce1">
            <text:p>4521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34" table:style-name="ce1">
            <text:p>13734</text:p>
          </table:table-cell>
          <table:table-cell office:value-type="float" office:value="613" table:style-name="ce1">
            <text:p>613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01" table:style-name="ce1">
            <text:p>501</text:p>
          </table:table-cell>
          <table:table-cell office:value-type="float" office:value="54" table:style-name="ce1">
            <text:p>54</text:p>
          </table:table-cell>
          <table:table-cell office:value-type="date" office:date-value="2019-05-27T00:20:00" table:style-name="ce2">
            <text:p>27/05/2019</text:p>
          </table:table-cell>
          <table:table-cell office:value-type="date" office:date-value="2019-05-30T07:50:00" table:style-name="ce2">
            <text:p>30/05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0" table:style-name="ce1">
            <text:p>4521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35" table:style-name="ce1">
            <text:p>13735</text:p>
          </table:table-cell>
          <table:table-cell office:value-type="float" office:value="614" table:style-name="ce1">
            <text:p>614</text:p>
          </table:table-cell>
          <table:table-cell office:value-type="float" office:value="1291" table:style-name="ce1">
            <text:p>1291</text:p>
          </table:table-cell>
          <table:table-cell office:value-type="float" office:value="49" table:style-name="ce1">
            <text:p>49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36" table:style-name="ce1">
            <text:p>13736</text:p>
          </table:table-cell>
          <table:table-cell office:value-type="float" office:value="615" table:style-name="ce1">
            <text:p>615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5-28T17:00:00" table:style-name="ce2">
            <text:p>28/05/2019</text:p>
          </table:table-cell>
          <table:table-cell office:value-type="date" office:date-value="2019-05-29T12:10:00" table:style-name="ce2">
            <text:p>29/05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5" table:style-name="ce1">
            <text:p>4521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37" table:style-name="ce1">
            <text:p>13737</text:p>
          </table:table-cell>
          <table:table-cell office:value-type="float" office:value="616" table:style-name="ce1">
            <text:p>616</text:p>
          </table:table-cell>
          <table:table-cell office:value-type="float" office:value="3009" table:style-name="ce1">
            <text:p>3009</text:p>
          </table:table-cell>
          <table:table-cell office:value-type="float" office:value="44" table:style-name="ce1">
            <text:p>44</text:p>
          </table:table-cell>
          <table:table-cell office:value-type="float" office:value="447" table:style-name="ce1">
            <text:p>447</text:p>
          </table:table-cell>
          <table:table-cell office:value-type="float" office:value="106" table:style-name="ce1">
            <text:p>106</text:p>
          </table:table-cell>
          <table:table-cell office:value-type="date" office:date-value="2019-05-30T05:00:00" table:style-name="ce2">
            <text:p>30/05/2019</text:p>
          </table:table-cell>
          <table:table-cell office:value-type="date" office:date-value="2019-06-03T21:30:00" table:style-name="ce2">
            <text:p>03/06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17" table:style-name="ce1">
            <text:p>452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38" table:style-name="ce1">
            <text:p>13738</text:p>
          </table:table-cell>
          <table:table-cell office:value-type="float" office:value="617" table:style-name="ce1">
            <text:p>617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5-30T14:30:00" table:style-name="ce2">
            <text:p>30/05/2019</text:p>
          </table:table-cell>
          <table:table-cell office:value-type="date" office:date-value="2009-05-31T05:35:00" table:style-name="ce2">
            <text:p>31/05/200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8" table:style-name="ce1">
            <text:p>452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39" table:style-name="ce1">
            <text:p>13739</text:p>
          </table:table-cell>
          <table:table-cell office:value-type="float" office:value="618" table:style-name="ce1">
            <text:p>618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5-30T17:30:00" table:style-name="ce2">
            <text:p>30/05/2019</text:p>
          </table:table-cell>
          <table:table-cell office:value-type="date" office:date-value="2019-06-01T15:40:00" table:style-name="ce2">
            <text:p>01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0" table:style-name="ce1">
            <text:p>4522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40" table:style-name="ce1">
            <text:p>13740</text:p>
          </table:table-cell>
          <table:table-cell office:value-type="float" office:value="619" table:style-name="ce1">
            <text:p>619</text:p>
          </table:table-cell>
          <table:table-cell office:value-type="float" office:value="292" table:style-name="ce1">
            <text:p>29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5-31T10:50:00" table:style-name="ce2">
            <text:p>31/05/2019</text:p>
          </table:table-cell>
          <table:table-cell office:value-type="date" office:date-value="2019-05-31T19:30:00" table:style-name="ce2">
            <text:p>31/05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3" table:style-name="ce1">
            <text:p>452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41" table:style-name="ce1">
            <text:p>13741</text:p>
          </table:table-cell>
          <table:table-cell office:value-type="float" office:value="620" table:style-name="ce1">
            <text:p>62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01T21:50:00" table:style-name="ce2">
            <text:p>01/06/2019</text:p>
          </table:table-cell>
          <table:table-cell office:value-type="date" office:date-value="2019-06-02T10:45:00" table:style-name="ce2">
            <text:p>02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5" table:style-name="ce1">
            <text:p>452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42" table:style-name="ce1">
            <text:p>13742</text:p>
          </table:table-cell>
          <table:table-cell office:value-type="float" office:value="621" table:style-name="ce1">
            <text:p>621</text:p>
          </table:table-cell>
          <table:table-cell office:value-type="float" office:value="2485" table:style-name="ce1">
            <text:p>2485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31T11:40:00" table:style-name="ce2">
            <text:p>31/05/2019</text:p>
          </table:table-cell>
          <table:table-cell office:value-type="date" office:date-value="2019-06-03T20:30:00" table:style-name="ce2">
            <text:p>03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22" table:style-name="ce1">
            <text:p>4522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43" table:style-name="ce1">
            <text:p>13743</text:p>
          </table:table-cell>
          <table:table-cell office:value-type="float" office:value="622" table:style-name="ce1">
            <text:p>622</text:p>
          </table:table-cell>
          <table:table-cell office:value-type="float" office:value="2623" table:style-name="ce1">
            <text:p>262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5-30T17:10:00" table:style-name="ce2">
            <text:p>30/05/2019</text:p>
          </table:table-cell>
          <table:table-cell office:value-type="date" office:date-value="2019-05-31T12:35:00" table:style-name="ce2">
            <text:p>31/05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19" table:style-name="ce1">
            <text:p>4521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44" table:style-name="ce1">
            <text:p>13744</text:p>
          </table:table-cell>
          <table:table-cell office:value-type="float" office:value="623" table:style-name="ce1">
            <text:p>623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5-31T17:40:00" table:style-name="ce2">
            <text:p>31/05/2019</text:p>
          </table:table-cell>
          <table:table-cell office:value-type="date" office:date-value="2019-06-04T01:10:00" table:style-name="ce2">
            <text:p>0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6" table:style-name="ce1">
            <text:p>4522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45" table:style-name="ce1">
            <text:p>13745</text:p>
          </table:table-cell>
          <table:table-cell office:value-type="float" office:value="624" table:style-name="ce1">
            <text:p>624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5-31T16:10:00" table:style-name="ce2">
            <text:p>31/05/2019</text:p>
          </table:table-cell>
          <table:table-cell office:value-type="date" office:date-value="2019-06-01T10:45:00" table:style-name="ce2">
            <text:p>01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4" table:style-name="ce1">
            <text:p>452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46" table:style-name="ce1">
            <text:p>13746</text:p>
          </table:table-cell>
          <table:table-cell office:value-type="float" office:value="625" table:style-name="ce1">
            <text:p>625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497" table:style-name="ce1">
            <text:p>497</text:p>
          </table:table-cell>
          <table:table-cell office:value-type="float" office:value="340" table:style-name="ce1">
            <text:p>340</text:p>
          </table:table-cell>
          <table:table-cell office:value-type="date" office:date-value="2019-05-31T19:15:00" table:style-name="ce2">
            <text:p>31/05/2019</text:p>
          </table:table-cell>
          <table:table-cell office:value-type="date" office:date-value="2019-06-05T18:50:00" table:style-name="ce2">
            <text:p>05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7" table:style-name="ce1">
            <text:p>4522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47" table:style-name="ce1">
            <text:p>13747</text:p>
          </table:table-cell>
          <table:table-cell office:value-type="float" office:value="626" table:style-name="ce1">
            <text:p>626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48" table:style-name="ce1">
            <text:p>13748</text:p>
          </table:table-cell>
          <table:table-cell office:value-type="float" office:value="627" table:style-name="ce1">
            <text:p>627</text:p>
          </table:table-cell>
          <table:table-cell office:value-type="float" office:value="972" table:style-name="ce1">
            <text:p>97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9-06-04T14:15:00" table:style-name="ce2">
            <text:p>04/06/2019</text:p>
          </table:table-cell>
          <table:table-cell office:value-type="date" office:date-value="2019-06-06T10:20:00" table:style-name="ce2">
            <text:p>06/06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6" table:style-name="ce1">
            <text:p>4523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49" table:style-name="ce1">
            <text:p>13749</text:p>
          </table:table-cell>
          <table:table-cell office:value-type="float" office:value="628" table:style-name="ce1">
            <text:p>628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50" table:style-name="ce1">
            <text:p>13750</text:p>
          </table:table-cell>
          <table:table-cell office:value-type="float" office:value="629" table:style-name="ce1">
            <text:p>629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5-31T08:05:00" table:style-name="ce2">
            <text:p>31/05/2019</text:p>
          </table:table-cell>
          <table:table-cell office:value-type="date" office:date-value="2019-06-01T12:20:00" table:style-name="ce2">
            <text:p>01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1" table:style-name="ce1">
            <text:p>4522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51" table:style-name="ce1">
            <text:p>13751</text:p>
          </table:table-cell>
          <table:table-cell office:value-type="float" office:value="630" table:style-name="ce1">
            <text:p>630</text:p>
          </table:table-cell>
          <table:table-cell office:value-type="float" office:value="3010" table:style-name="ce1">
            <text:p>3010</text:p>
          </table:table-cell>
          <table:table-cell office:value-type="float" office:value="26" table:style-name="ce1">
            <text:p>26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52" table:style-name="ce1">
            <text:p>13752</text:p>
          </table:table-cell>
          <table:table-cell office:value-type="float" office:value="631" table:style-name="ce1">
            <text:p>631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53" table:style-name="ce1">
            <text:p>13753</text:p>
          </table:table-cell>
          <table:table-cell office:value-type="float" office:value="632" table:style-name="ce1">
            <text:p>632</text:p>
          </table:table-cell>
          <table:table-cell office:value-type="float" office:value="2803" table:style-name="ce1">
            <text:p>2803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08T16:35:00" table:style-name="ce2">
            <text:p>08/06/2019</text:p>
          </table:table-cell>
          <table:table-cell office:value-type="date" office:date-value="2019-06-09T17:30:00" table:style-name="ce2">
            <text:p>09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44" table:style-name="ce1">
            <text:p>452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54" table:style-name="ce1">
            <text:p>13754</text:p>
          </table:table-cell>
          <table:table-cell office:value-type="float" office:value="633" table:style-name="ce1">
            <text:p>633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9-06-07T07:00:00" table:style-name="ce2">
            <text:p>07/06/2019</text:p>
          </table:table-cell>
          <table:table-cell office:value-type="date" office:date-value="2019-06-09T14:00:00" table:style-name="ce2">
            <text:p>09/06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3" table:style-name="ce1">
            <text:p>4524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55" table:style-name="ce1">
            <text:p>13755</text:p>
          </table:table-cell>
          <table:table-cell office:value-type="float" office:value="634" table:style-name="ce1">
            <text:p>634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756" table:style-name="ce1">
            <text:p>13756</text:p>
          </table:table-cell>
          <table:table-cell office:value-type="float" office:value="635" table:style-name="ce1">
            <text:p>635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6-04T08:00:00" table:style-name="ce2">
            <text:p>04/06/2019</text:p>
          </table:table-cell>
          <table:table-cell office:value-type="date" office:date-value="2019-06-07T12:45:00" table:style-name="ce2">
            <text:p>07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3" table:style-name="ce1">
            <text:p>4523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57" table:style-name="ce1">
            <text:p>13757</text:p>
          </table:table-cell>
          <table:table-cell office:value-type="float" office:value="636" table:style-name="ce1">
            <text:p>636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3T23:30:00" table:style-name="ce2">
            <text:p>03/06/2019</text:p>
          </table:table-cell>
          <table:table-cell office:value-type="date" office:date-value="2019-06-05T13:40:00" table:style-name="ce2">
            <text:p>05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9" table:style-name="ce1">
            <text:p>452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58" table:style-name="ce1">
            <text:p>13758</text:p>
          </table:table-cell>
          <table:table-cell office:value-type="float" office:value="637" table:style-name="ce1">
            <text:p>637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3T23:30:00" table:style-name="ce2">
            <text:p>03/06/2019</text:p>
          </table:table-cell>
          <table:table-cell office:value-type="date" office:date-value="2019-06-05T13:40:00" table:style-name="ce2">
            <text:p>05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0" table:style-name="ce1">
            <text:p>452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59" table:style-name="ce1">
            <text:p>13759</text:p>
          </table:table-cell>
          <table:table-cell office:value-type="float" office:value="638" table:style-name="ce1">
            <text:p>638</text:p>
          </table:table-cell>
          <table:table-cell office:value-type="float" office:value="1031" table:style-name="ce1">
            <text:p>1031</text:p>
          </table:table-cell>
          <table:table-cell office:value-type="float" office:value="140" table:style-name="ce1">
            <text:p>14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3T23:00:00" table:style-name="ce2">
            <text:p>03/06/2019</text:p>
          </table:table-cell>
          <table:table-cell office:value-type="date" office:date-value="2019-06-04T11:25:00" table:style-name="ce2">
            <text:p>0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1" table:style-name="ce1">
            <text:p>4523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float" office:value="639" table:style-name="ce1">
            <text:p>639</text:p>
          </table:table-cell>
          <table:table-cell office:value-type="float" office:value="1508" table:style-name="ce1">
            <text:p>1508</text:p>
          </table:table-cell>
          <table:table-cell office:value-type="float" office:value="140" table:style-name="ce1">
            <text:p>14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3T23:00:00" table:style-name="ce2">
            <text:p>03/06/2019</text:p>
          </table:table-cell>
          <table:table-cell office:value-type="date" office:date-value="2019-06-04T11:25:00" table:style-name="ce2">
            <text:p>0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2" table:style-name="ce1">
            <text:p>4523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61" table:style-name="ce1">
            <text:p>13761</text:p>
          </table:table-cell>
          <table:table-cell office:value-type="float" office:value="640" table:style-name="ce1">
            <text:p>640</text:p>
          </table:table-cell>
          <table:table-cell office:value-type="float" office:value="2978" table:style-name="ce1">
            <text:p>2978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6-06T21:05:00" table:style-name="ce2">
            <text:p>06/06/2019</text:p>
          </table:table-cell>
          <table:table-cell office:value-type="date" office:date-value="2019-06-08T08:20:00" table:style-name="ce2">
            <text:p>08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42" table:style-name="ce1">
            <text:p>4524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62" table:style-name="ce1">
            <text:p>13762</text:p>
          </table:table-cell>
          <table:table-cell office:value-type="float" office:value="641" table:style-name="ce1">
            <text:p>641</text:p>
          </table:table-cell>
          <table:table-cell office:value-type="float" office:value="1853" table:style-name="ce1">
            <text:p>185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9-06-06T13:50:00" table:style-name="ce2">
            <text:p>06/06/2019</text:p>
          </table:table-cell>
          <table:table-cell office:value-type="date" office:date-value="2019-06-07T22:00:00" table:style-name="ce2">
            <text:p>07/06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0" table:style-name="ce1">
            <text:p>4524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63" table:style-name="ce1">
            <text:p>13763</text:p>
          </table:table-cell>
          <table:table-cell office:value-type="float" office:value="642" table:style-name="ce1">
            <text:p>642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6-05T22:30:00" table:style-name="ce2">
            <text:p>05/06/2019</text:p>
          </table:table-cell>
          <table:table-cell office:value-type="date" office:date-value="2019-06-07T20:20:00" table:style-name="ce2">
            <text:p>07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8" table:style-name="ce1">
            <text:p>4523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64" table:style-name="ce1">
            <text:p>13764</text:p>
          </table:table-cell>
          <table:table-cell office:value-type="float" office:value="643" table:style-name="ce1">
            <text:p>64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03T21:45:00" table:style-name="ce2">
            <text:p>03/06/2019</text:p>
          </table:table-cell>
          <table:table-cell office:value-type="date" office:date-value="2019-06-04T16:10:00" table:style-name="ce2">
            <text:p>04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28" table:style-name="ce1">
            <text:p>4522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65" table:style-name="ce1">
            <text:p>13765</text:p>
          </table:table-cell>
          <table:table-cell office:value-type="float" office:value="644" table:style-name="ce1">
            <text:p>644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469" table:style-name="ce1">
            <text:p>469</text:p>
          </table:table-cell>
          <table:table-cell office:value-type="float" office:value="473" table:style-name="ce1">
            <text:p>473</text:p>
          </table:table-cell>
          <table:table-cell office:value-type="date" office:date-value="2019-06-05T17:15:00" table:style-name="ce2">
            <text:p>05/06/2019</text:p>
          </table:table-cell>
          <table:table-cell office:value-type="date" office:date-value="2019-06-08T13:00:00" table:style-name="ce2">
            <text:p>08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7" table:style-name="ce1">
            <text:p>4523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66" table:style-name="ce1">
            <text:p>13766</text:p>
          </table:table-cell>
          <table:table-cell office:value-type="float" office:value="645" table:style-name="ce1">
            <text:p>645</text:p>
          </table:table-cell>
          <table:table-cell office:value-type="float" office:value="2957" table:style-name="ce1">
            <text:p>295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06T19:55:00" table:style-name="ce2">
            <text:p>06/06/2019</text:p>
          </table:table-cell>
          <table:table-cell office:value-type="date" office:date-value="2019-06-07T12:55:00" table:style-name="ce2">
            <text:p>07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41" table:style-name="ce1">
            <text:p>4524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67" table:style-name="ce1">
            <text:p>13767</text:p>
          </table:table-cell>
          <table:table-cell office:value-type="float" office:value="646" table:style-name="ce1">
            <text:p>646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6-06T11:15:00" table:style-name="ce2">
            <text:p>06/06/2019</text:p>
          </table:table-cell>
          <table:table-cell office:value-type="date" office:date-value="2019-06-07T17:20:00" table:style-name="ce2">
            <text:p>07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9" table:style-name="ce1">
            <text:p>4523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68" table:style-name="ce1">
            <text:p>13768</text:p>
          </table:table-cell>
          <table:table-cell office:value-type="float" office:value="647" table:style-name="ce1">
            <text:p>647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6-09T17:50:00" table:style-name="ce2">
            <text:p>09/06/2019</text:p>
          </table:table-cell>
          <table:table-cell office:value-type="date" office:date-value="2019-06-12T10:20:00" table:style-name="ce2">
            <text:p>12/06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8" table:style-name="ce1">
            <text:p>4525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769" table:style-name="ce1">
            <text:p>13769</text:p>
          </table:table-cell>
          <table:table-cell office:value-type="float" office:value="648" table:style-name="ce1">
            <text:p>648</text:p>
          </table:table-cell>
          <table:table-cell office:value-type="float" office:value="1031" table:style-name="ce1">
            <text:p>1031</text:p>
          </table:table-cell>
          <table:table-cell office:value-type="float" office:value="140" table:style-name="ce1">
            <text:p>14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4T20:40:00" table:style-name="ce2">
            <text:p>04/06/2019</text:p>
          </table:table-cell>
          <table:table-cell office:value-type="date" office:date-value="2019-06-04T22:00:00" table:style-name="ce2">
            <text:p>0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4" table:style-name="ce1">
            <text:p>4523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70" table:style-name="ce1">
            <text:p>13770</text:p>
          </table:table-cell>
          <table:table-cell office:value-type="float" office:value="649" table:style-name="ce1">
            <text:p>649</text:p>
          </table:table-cell>
          <table:table-cell office:value-type="float" office:value="1508" table:style-name="ce1">
            <text:p>1508</text:p>
          </table:table-cell>
          <table:table-cell office:value-type="float" office:value="140" table:style-name="ce1">
            <text:p>14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04T20:40:00" table:style-name="ce2">
            <text:p>04/06/2019</text:p>
          </table:table-cell>
          <table:table-cell office:value-type="date" office:date-value="2019-06-04T22:00:00" table:style-name="ce2">
            <text:p>0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35" table:style-name="ce1">
            <text:p>4523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71" table:style-name="ce1">
            <text:p>13771</text:p>
          </table:table-cell>
          <table:table-cell office:value-type="float" office:value="650" table:style-name="ce1">
            <text:p>650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9" table:style-name="ce1">
            <text:p>249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0T07:40:00" table:style-name="ce2">
            <text:p>10/06/2019</text:p>
          </table:table-cell>
          <table:table-cell office:value-type="date" office:date-value="2019-06-10T17:20:00" table:style-name="ce2">
            <text:p>1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0" table:style-name="ce1">
            <text:p>4525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72" table:style-name="ce1">
            <text:p>13772</text:p>
          </table:table-cell>
          <table:table-cell office:value-type="float" office:value="651" table:style-name="ce1">
            <text:p>651</text:p>
          </table:table-cell>
          <table:table-cell office:value-type="float" office:value="3011" table:style-name="ce1">
            <text:p>301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08T13:20:00" table:style-name="ce2">
            <text:p>08/06/2019</text:p>
          </table:table-cell>
          <table:table-cell office:value-type="date" office:date-value="2019-06-10T05:15:00" table:style-name="ce2">
            <text:p>10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54" table:style-name="ce1">
            <text:p>4525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73" table:style-name="ce1">
            <text:p>13773</text:p>
          </table:table-cell>
          <table:table-cell office:value-type="float" office:value="652" table:style-name="ce1">
            <text:p>652</text:p>
          </table:table-cell>
          <table:table-cell office:value-type="float" office:value="2770" table:style-name="ce1">
            <text:p>2770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339" table:style-name="ce1">
            <text:p>339</text:p>
          </table:table-cell>
          <table:table-cell office:value-type="date" office:date-value="2019-06-15T08:00:00" table:style-name="ce2">
            <text:p>15/06/2019</text:p>
          </table:table-cell>
          <table:table-cell office:value-type="date" office:date-value="2019-06-16T04:15:00" table:style-name="ce2">
            <text:p>16/06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78" table:style-name="ce1">
            <text:p>4527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74" table:style-name="ce1">
            <text:p>13774</text:p>
          </table:table-cell>
          <table:table-cell office:value-type="float" office:value="653" table:style-name="ce1">
            <text:p>653</text:p>
          </table:table-cell>
          <table:table-cell office:value-type="float" office:value="1787" table:style-name="ce1">
            <text:p>1787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07T19:00:00" table:style-name="ce2">
            <text:p>07/06/2019</text:p>
          </table:table-cell>
          <table:table-cell office:value-type="date" office:date-value="2019-06-09T14:30:00" table:style-name="ce2">
            <text:p>09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7" table:style-name="ce1">
            <text:p>4524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75" table:style-name="ce1">
            <text:p>13775</text:p>
          </table:table-cell>
          <table:table-cell office:value-type="float" office:value="654" table:style-name="ce1">
            <text:p>654</text:p>
          </table:table-cell>
          <table:table-cell office:value-type="float" office:value="3012" table:style-name="ce1">
            <text:p>3012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07T19:00:00" table:style-name="ce2">
            <text:p>07/06/2019</text:p>
          </table:table-cell>
          <table:table-cell office:value-type="date" office:date-value="2019-06-09T14:30:00" table:style-name="ce2">
            <text:p>09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8" table:style-name="ce1">
            <text:p>4524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76" table:style-name="ce1">
            <text:p>13776</text:p>
          </table:table-cell>
          <table:table-cell office:value-type="float" office:value="655" table:style-name="ce1">
            <text:p>655</text:p>
          </table:table-cell>
          <table:table-cell office:value-type="float" office:value="3013" table:style-name="ce1">
            <text:p>3013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07T19:00:00" table:style-name="ce2">
            <text:p>07/06/2019</text:p>
          </table:table-cell>
          <table:table-cell office:value-type="date" office:date-value="2019-06-09T14:30:00" table:style-name="ce2">
            <text:p>09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9" table:style-name="ce1">
            <text:p>452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77" table:style-name="ce1">
            <text:p>13777</text:p>
          </table:table-cell>
          <table:table-cell office:value-type="float" office:value="656" table:style-name="ce1">
            <text:p>656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08T15:55:00" table:style-name="ce2">
            <text:p>08/06/2019</text:p>
          </table:table-cell>
          <table:table-cell office:value-type="date" office:date-value="2019-06-09T12:00:00" table:style-name="ce2">
            <text:p>09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5" table:style-name="ce1">
            <text:p>4524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78" table:style-name="ce1">
            <text:p>13778</text:p>
          </table:table-cell>
          <table:table-cell office:value-type="float" office:value="657" table:style-name="ce1">
            <text:p>657</text:p>
          </table:table-cell>
          <table:table-cell office:value-type="float" office:value="3010" table:style-name="ce1">
            <text:p>3010</text:p>
          </table:table-cell>
          <table:table-cell office:value-type="float" office:value="26" table:style-name="ce1">
            <text:p>26</text:p>
          </table:table-cell>
          <table:table-cell office:value-type="float" office:value="503" table:style-name="ce1">
            <text:p>503</text:p>
          </table:table-cell>
          <table:table-cell office:value-type="float" office:value="144" table:style-name="ce1">
            <text:p>144</text:p>
          </table:table-cell>
          <table:table-cell office:value-type="date" office:date-value="2019-06-10T11:30:00" table:style-name="ce2">
            <text:p>10/06/2019</text:p>
          </table:table-cell>
          <table:table-cell office:value-type="date" office:date-value="2019-06-14T19:50:00" table:style-name="ce2">
            <text:p>14/06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59" table:style-name="ce1">
            <text:p>4525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79" table:style-name="ce1">
            <text:p>13779</text:p>
          </table:table-cell>
          <table:table-cell office:value-type="float" office:value="658" table:style-name="ce1">
            <text:p>658</text:p>
          </table:table-cell>
          <table:table-cell office:value-type="float" office:value="261" table:style-name="ce1">
            <text:p>261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8T07:30:00" table:style-name="ce2">
            <text:p>18/06/2019</text:p>
          </table:table-cell>
          <table:table-cell office:value-type="date" office:date-value="2019-06-20T02:40:00" table:style-name="ce2">
            <text:p>2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3" table:style-name="ce1">
            <text:p>4528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80" table:style-name="ce1">
            <text:p>13780</text:p>
          </table:table-cell>
          <table:table-cell office:value-type="float" office:value="659" table:style-name="ce1">
            <text:p>659</text:p>
          </table:table-cell>
          <table:table-cell office:value-type="float" office:value="2906" table:style-name="ce1">
            <text:p>2906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8T07:30:00" table:style-name="ce2">
            <text:p>18/06/2019</text:p>
          </table:table-cell>
          <table:table-cell office:value-type="date" office:date-value="2019-06-20T02:40:00" table:style-name="ce2">
            <text:p>2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4" table:style-name="ce1">
            <text:p>452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81" table:style-name="ce1">
            <text:p>13781</text:p>
          </table:table-cell>
          <table:table-cell office:value-type="float" office:value="660" table:style-name="ce1">
            <text:p>660</text:p>
          </table:table-cell>
          <table:table-cell office:value-type="float" office:value="3014" table:style-name="ce1">
            <text:p>3014</text:p>
          </table:table-cell>
          <table:table-cell office:value-type="float" office:value="100" table:style-name="ce1">
            <text:p>100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06-10T04:10:00" table:style-name="ce2">
            <text:p>10/06/2019</text:p>
          </table:table-cell>
          <table:table-cell office:value-type="date" office:date-value="2019-06-11T12:00:00" table:style-name="ce2">
            <text:p>11/06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251" table:style-name="ce1">
            <text:p>4525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82" table:style-name="ce1">
            <text:p>13782</text:p>
          </table:table-cell>
          <table:table-cell office:value-type="float" office:value="661" table:style-name="ce1">
            <text:p>661</text:p>
          </table:table-cell>
          <table:table-cell office:value-type="float" office:value="2949" table:style-name="ce1">
            <text:p>294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0T08:50:00" table:style-name="ce2">
            <text:p>10/06/2019</text:p>
          </table:table-cell>
          <table:table-cell office:value-type="date" office:date-value="2019-06-11T00:50:00" table:style-name="ce2">
            <text:p>11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7" table:style-name="ce1">
            <text:p>4525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83" table:style-name="ce1">
            <text:p>13783</text:p>
          </table:table-cell>
          <table:table-cell office:value-type="float" office:value="662" table:style-name="ce1">
            <text:p>662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0T08:50:00" table:style-name="ce2">
            <text:p>10/06/2019</text:p>
          </table:table-cell>
          <table:table-cell office:value-type="date" office:date-value="2019-06-11T00:50:00" table:style-name="ce2">
            <text:p>11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6" table:style-name="ce1">
            <text:p>4525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84" table:style-name="ce1">
            <text:p>13784</text:p>
          </table:table-cell>
          <table:table-cell office:value-type="float" office:value="663" table:style-name="ce1">
            <text:p>663</text:p>
          </table:table-cell>
          <table:table-cell office:value-type="float" office:value="2463" table:style-name="ce1">
            <text:p>2463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6-11T16:55:00" table:style-name="ce2">
            <text:p>11/06/2019</text:p>
          </table:table-cell>
          <table:table-cell office:value-type="date" office:date-value="2019-06-13T01:00:00" table:style-name="ce2">
            <text:p>13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64" table:style-name="ce1">
            <text:p>4526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85" table:style-name="ce1">
            <text:p>13785</text:p>
          </table:table-cell>
          <table:table-cell office:value-type="float" office:value="664" table:style-name="ce1">
            <text:p>664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6-07T16:00:00" table:style-name="ce2">
            <text:p>07/06/2019</text:p>
          </table:table-cell>
          <table:table-cell office:value-type="date" office:date-value="2019-06-09T07:50:00" table:style-name="ce2">
            <text:p>09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46" table:style-name="ce1">
            <text:p>4524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86" table:style-name="ce1">
            <text:p>13786</text:p>
          </table:table-cell>
          <table:table-cell office:value-type="float" office:value="665" table:style-name="ce1">
            <text:p>665</text:p>
          </table:table-cell>
          <table:table-cell office:value-type="float" office:value="2738" table:style-name="ce1">
            <text:p>273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2T07:30:00" table:style-name="ce2">
            <text:p>12/06/2019</text:p>
          </table:table-cell>
          <table:table-cell office:value-type="date" office:date-value="2019-06-13T13:20:00" table:style-name="ce2">
            <text:p>13/06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267" table:style-name="ce1">
            <text:p>4526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87" table:style-name="ce1">
            <text:p>13787</text:p>
          </table:table-cell>
          <table:table-cell office:value-type="float" office:value="666" table:style-name="ce1">
            <text:p>66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6-09T19:20:00" table:style-name="ce2">
            <text:p>09/06/2019</text:p>
          </table:table-cell>
          <table:table-cell office:value-type="date" office:date-value="2019-06-10T10:55:00" table:style-name="ce2">
            <text:p>10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5" table:style-name="ce1">
            <text:p>4525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88" table:style-name="ce1">
            <text:p>13788</text:p>
          </table:table-cell>
          <table:table-cell office:value-type="float" office:value="667" table:style-name="ce1">
            <text:p>667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date" office:date-value="2019-06-09T11:15:00" table:style-name="ce2">
            <text:p>09/06/2019</text:p>
          </table:table-cell>
          <table:table-cell office:value-type="date" office:date-value="2019-06-10T16:55:00" table:style-name="ce2">
            <text:p>10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2" table:style-name="ce1">
            <text:p>4525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89" table:style-name="ce1">
            <text:p>13789</text:p>
          </table:table-cell>
          <table:table-cell office:value-type="float" office:value="668" table:style-name="ce1">
            <text:p>668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6-09T11:00:00" table:style-name="ce2">
            <text:p>09/06/2019</text:p>
          </table:table-cell>
          <table:table-cell office:value-type="date" office:date-value="2019-06-10T06:20:00" table:style-name="ce2">
            <text:p>10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53" table:style-name="ce1">
            <text:p>4525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790" table:style-name="ce1">
            <text:p>13790</text:p>
          </table:table-cell>
          <table:table-cell office:value-type="float" office:value="669" table:style-name="ce1">
            <text:p>669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0T11:00:00" table:style-name="ce2">
            <text:p>10/06/2019</text:p>
          </table:table-cell>
          <table:table-cell office:value-type="date" office:date-value="2019-06-10T13:00:00" table:style-name="ce2">
            <text:p>1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0" table:style-name="ce1">
            <text:p>452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91" table:style-name="ce1">
            <text:p>13791</text:p>
          </table:table-cell>
          <table:table-cell office:value-type="float" office:value="670" table:style-name="ce1">
            <text:p>670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0T11:00:00" table:style-name="ce2">
            <text:p>10/06/2019</text:p>
          </table:table-cell>
          <table:table-cell office:value-type="date" office:date-value="2019-06-10T13:00:00" table:style-name="ce2">
            <text:p>1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1" table:style-name="ce1">
            <text:p>452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92" table:style-name="ce1">
            <text:p>13792</text:p>
          </table:table-cell>
          <table:table-cell office:value-type="float" office:value="671" table:style-name="ce1">
            <text:p>671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35:00" table:style-name="ce2">
            <text:p>11/06/2019</text:p>
          </table:table-cell>
          <table:table-cell office:value-type="date" office:date-value="2019-06-11T09:45:00" table:style-name="ce2">
            <text:p>11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2" table:style-name="ce1">
            <text:p>4526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793" table:style-name="ce1">
            <text:p>13793</text:p>
          </table:table-cell>
          <table:table-cell office:value-type="float" office:value="672" table:style-name="ce1">
            <text:p>672</text:p>
          </table:table-cell>
          <table:table-cell office:value-type="float" office:value="2592" table:style-name="ce1">
            <text:p>2592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6-13T09:00:00" table:style-name="ce2">
            <text:p>13/06/2019</text:p>
          </table:table-cell>
          <table:table-cell office:value-type="date" office:date-value="2019-06-14T17:00:00" table:style-name="ce2">
            <text:p>14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68" table:style-name="ce1">
            <text:p>4526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794" table:style-name="ce1">
            <text:p>13794</text:p>
          </table:table-cell>
          <table:table-cell office:value-type="float" office:value="673" table:style-name="ce1">
            <text:p>67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11T15:35:00" table:style-name="ce2">
            <text:p>11/06/2019</text:p>
          </table:table-cell>
          <table:table-cell office:value-type="date" office:date-value="2019-06-12T05:00:00" table:style-name="ce2">
            <text:p>12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3" table:style-name="ce1">
            <text:p>4526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795" table:style-name="ce1">
            <text:p>13795</text:p>
          </table:table-cell>
          <table:table-cell office:value-type="float" office:value="674" table:style-name="ce1">
            <text:p>674</text:p>
          </table:table-cell>
          <table:table-cell office:value-type="float" office:value="3015" table:style-name="ce1">
            <text:p>3015</text:p>
          </table:table-cell>
          <table:table-cell office:value-type="float" office:value="136" table:style-name="ce1">
            <text:p>136</text:p>
          </table:table-cell>
          <table:table-cell office:value-type="float" office:value="532" table:style-name="ce1">
            <text:p>532</text:p>
          </table:table-cell>
          <table:table-cell office:value-type="float" office:value="263" table:style-name="ce1">
            <text:p>263</text:p>
          </table:table-cell>
          <table:table-cell office:value-type="date" office:date-value="2019-06-12T01:30:00" table:style-name="ce2">
            <text:p>12/06/2019</text:p>
          </table:table-cell>
          <table:table-cell office:value-type="date" office:date-value="2019-06-14T10:15:00" table:style-name="ce2">
            <text:p>14/06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66" table:style-name="ce1">
            <text:p>4526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96" table:style-name="ce1">
            <text:p>13796</text:p>
          </table:table-cell>
          <table:table-cell office:value-type="float" office:value="675" table:style-name="ce1">
            <text:p>675</text:p>
          </table:table-cell>
          <table:table-cell office:value-type="float" office:value="3016" table:style-name="ce1">
            <text:p>3016</text:p>
          </table:table-cell>
          <table:table-cell office:value-type="float" office:value="26" table:style-name="ce1">
            <text:p>26</text:p>
          </table:table-cell>
          <table:table-cell office:value-type="float" office:value="533" table:style-name="ce1">
            <text:p>533</text:p>
          </table:table-cell>
          <table:table-cell office:value-type="float" office:value="110" table:style-name="ce1">
            <text:p>110</text:p>
          </table:table-cell>
          <table:table-cell office:value-type="date" office:date-value="2019-06-14T06:30:00" table:style-name="ce2">
            <text:p>14/06/2019</text:p>
          </table:table-cell>
          <table:table-cell office:value-type="date" office:date-value="2019-06-15T18:00:00" table:style-name="ce2">
            <text:p>15/06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72" table:style-name="ce1">
            <text:p>4527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97" table:style-name="ce1">
            <text:p>13797</text:p>
          </table:table-cell>
          <table:table-cell office:value-type="float" office:value="676" table:style-name="ce1">
            <text:p>676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6-12T04:15:00" table:style-name="ce2">
            <text:p>12/06/2019</text:p>
          </table:table-cell>
          <table:table-cell office:value-type="date" office:date-value="2019-06-14T03:30:00" table:style-name="ce2">
            <text:p>14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5" table:style-name="ce1">
            <text:p>4526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798" table:style-name="ce1">
            <text:p>13798</text:p>
          </table:table-cell>
          <table:table-cell office:value-type="float" office:value="677" table:style-name="ce1">
            <text:p>677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3T18:55:00" table:style-name="ce2">
            <text:p>13/06/2019</text:p>
          </table:table-cell>
          <table:table-cell office:value-type="date" office:date-value="2019-06-17T06:55:00" table:style-name="ce2">
            <text:p>17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0" table:style-name="ce1">
            <text:p>4527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799" table:style-name="ce1">
            <text:p>13799</text:p>
          </table:table-cell>
          <table:table-cell office:value-type="float" office:value="678" table:style-name="ce1">
            <text:p>678</text:p>
          </table:table-cell>
          <table:table-cell office:value-type="float" office:value="2579" table:style-name="ce1">
            <text:p>2579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3T18:55:00" table:style-name="ce2">
            <text:p>13/06/2019</text:p>
          </table:table-cell>
          <table:table-cell office:value-type="date" office:date-value="2019-06-17T06:55:00" table:style-name="ce2">
            <text:p>17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1" table:style-name="ce1">
            <text:p>4527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00" table:style-name="ce1">
            <text:p>13800</text:p>
          </table:table-cell>
          <table:table-cell office:value-type="float" office:value="679" table:style-name="ce1">
            <text:p>679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date" office:date-value="2019-06-14T13:00:00" table:style-name="ce2">
            <text:p>14/06/2019</text:p>
          </table:table-cell>
          <table:table-cell office:value-type="date" office:date-value="2019-06-15T19:25:00" table:style-name="ce2">
            <text:p>15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5" table:style-name="ce1">
            <text:p>4527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01" table:style-name="ce1">
            <text:p>13801</text:p>
          </table:table-cell>
          <table:table-cell office:value-type="float" office:value="680" table:style-name="ce1">
            <text:p>680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06-13T11:20:00" table:style-name="ce2">
            <text:p>13/06/2019</text:p>
          </table:table-cell>
          <table:table-cell office:value-type="date" office:date-value="2019-06-15T04:20:00" table:style-name="ce2">
            <text:p>15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61" table:style-name="ce1">
            <text:p>4526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02" table:style-name="ce1">
            <text:p>13802</text:p>
          </table:table-cell>
          <table:table-cell office:value-type="float" office:value="681" table:style-name="ce1">
            <text:p>681</text:p>
          </table:table-cell>
          <table:table-cell office:value-type="float" office:value="2550" table:style-name="ce1">
            <text:p>2550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14T21:20:00" table:style-name="ce2">
            <text:p>14/06/2019</text:p>
          </table:table-cell>
          <table:table-cell office:value-type="date" office:date-value="2019-06-15T18:55:00" table:style-name="ce2">
            <text:p>15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81" table:style-name="ce1">
            <text:p>4528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03" table:style-name="ce1">
            <text:p>13803</text:p>
          </table:table-cell>
          <table:table-cell office:value-type="float" office:value="682" table:style-name="ce1">
            <text:p>682</text:p>
          </table:table-cell>
          <table:table-cell office:value-type="float" office:value="2707" table:style-name="ce1">
            <text:p>2707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14T09:25:00" table:style-name="ce2">
            <text:p>14/06/2019</text:p>
          </table:table-cell>
          <table:table-cell office:value-type="date" office:date-value="2019-06-15T20:45:00" table:style-name="ce2">
            <text:p>15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73" table:style-name="ce1">
            <text:p>4527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04" table:style-name="ce1">
            <text:p>13804</text:p>
          </table:table-cell>
          <table:table-cell office:value-type="float" office:value="683" table:style-name="ce1">
            <text:p>68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14T12:10:00" table:style-name="ce2">
            <text:p>14/06/2019</text:p>
          </table:table-cell>
          <table:table-cell office:value-type="date" office:date-value="2019-06-15T07:15:00" table:style-name="ce2">
            <text:p>15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4" table:style-name="ce1">
            <text:p>4527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05" table:style-name="ce1">
            <text:p>13805</text:p>
          </table:table-cell>
          <table:table-cell office:value-type="float" office:value="684" table:style-name="ce1">
            <text:p>684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6-15T08:35:00" table:style-name="ce2">
            <text:p>15/06/2019</text:p>
          </table:table-cell>
          <table:table-cell office:value-type="date" office:date-value="2019-06-16T08:35:00" table:style-name="ce2">
            <text:p>16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6" table:style-name="ce1">
            <text:p>4527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06" table:style-name="ce1">
            <text:p>13806</text:p>
          </table:table-cell>
          <table:table-cell office:value-type="float" office:value="685" table:style-name="ce1">
            <text:p>685</text:p>
          </table:table-cell>
          <table:table-cell office:value-type="float" office:value="2686" table:style-name="ce1">
            <text:p>2686</text:p>
          </table:table-cell>
          <table:table-cell office:value-type="float" office:value="136" table:style-name="ce1">
            <text:p>136</text:p>
          </table:table-cell>
          <table:table-cell office:value-type="float" office:value="263" table:style-name="ce1">
            <text:p>263</text:p>
          </table:table-cell>
          <table:table-cell office:value-type="float" office:value="263" table:style-name="ce1">
            <text:p>263</text:p>
          </table:table-cell>
          <table:table-cell office:value-type="date" office:date-value="2019-06-18T16:00:00" table:style-name="ce2">
            <text:p>18/06/2019</text:p>
          </table:table-cell>
          <table:table-cell office:value-type="date" office:date-value="2019-07-18T13:00:00" table:style-name="ce2">
            <text:p>18/07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87" table:style-name="ce1">
            <text:p>4528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07" table:style-name="ce1">
            <text:p>13807</text:p>
          </table:table-cell>
          <table:table-cell office:value-type="float" office:value="686" table:style-name="ce1">
            <text:p>686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7T08:20:00" table:style-name="ce2">
            <text:p>17/06/2019</text:p>
          </table:table-cell>
          <table:table-cell office:value-type="date" office:date-value="2019-06-17T18:10:00" table:style-name="ce2">
            <text:p>17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0" table:style-name="ce1">
            <text:p>452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08" table:style-name="ce1">
            <text:p>13808</text:p>
          </table:table-cell>
          <table:table-cell office:value-type="float" office:value="687" table:style-name="ce1">
            <text:p>687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6-20T01:40:00" table:style-name="ce2">
            <text:p>20/06/2019</text:p>
          </table:table-cell>
          <table:table-cell office:value-type="date" office:date-value="2019-06-22T03:40:00" table:style-name="ce2">
            <text:p>22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4" table:style-name="ce1">
            <text:p>4530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09" table:style-name="ce1">
            <text:p>13809</text:p>
          </table:table-cell>
          <table:table-cell office:value-type="float" office:value="688" table:style-name="ce1">
            <text:p>688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20T06:25:00" table:style-name="ce2">
            <text:p>20/06/2019</text:p>
          </table:table-cell>
          <table:table-cell office:value-type="date" office:date-value="2019-06-20T23:55:00" table:style-name="ce2">
            <text:p>20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1" table:style-name="ce1">
            <text:p>4529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10" table:style-name="ce1">
            <text:p>13810</text:p>
          </table:table-cell>
          <table:table-cell office:value-type="float" office:value="689" table:style-name="ce1">
            <text:p>689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6-25T11:55:00" table:style-name="ce2">
            <text:p>25/06/2019</text:p>
          </table:table-cell>
          <table:table-cell office:value-type="date" office:date-value="2019-06-27T23:20:00" table:style-name="ce2">
            <text:p>27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17" table:style-name="ce1">
            <text:p>4521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11" table:style-name="ce1">
            <text:p>13811</text:p>
          </table:table-cell>
          <table:table-cell office:value-type="float" office:value="690" table:style-name="ce1">
            <text:p>690</text:p>
          </table:table-cell>
          <table:table-cell office:value-type="float" office:value="2971" table:style-name="ce1">
            <text:p>2971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17T23:30:00" table:style-name="ce2">
            <text:p>17/06/2019</text:p>
          </table:table-cell>
          <table:table-cell office:value-type="date" office:date-value="2019-06-20T02:55:00" table:style-name="ce2">
            <text:p>20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82" table:style-name="ce1">
            <text:p>4528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12" table:style-name="ce1">
            <text:p>13812</text:p>
          </table:table-cell>
          <table:table-cell office:value-type="float" office:value="691" table:style-name="ce1">
            <text:p>691</text:p>
          </table:table-cell>
          <table:table-cell office:value-type="float" office:value="2984" table:style-name="ce1">
            <text:p>2984</text:p>
          </table:table-cell>
          <table:table-cell office:value-type="float" office:value="142" table:style-name="ce1">
            <text:p>142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6-20T08:30:00" table:style-name="ce2">
            <text:p>20/06/2019</text:p>
          </table:table-cell>
          <table:table-cell office:value-type="date" office:date-value="2019-06-22T02:50:00" table:style-name="ce2">
            <text:p>22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88" table:style-name="ce1">
            <text:p>4528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13" table:style-name="ce1">
            <text:p>13813</text:p>
          </table:table-cell>
          <table:table-cell office:value-type="float" office:value="692" table:style-name="ce1">
            <text:p>692</text:p>
          </table:table-cell>
          <table:table-cell office:value-type="float" office:value="1737" table:style-name="ce1">
            <text:p>1737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0T06:25:00" table:style-name="ce2">
            <text:p>20/06/2019</text:p>
          </table:table-cell>
          <table:table-cell office:value-type="date" office:date-value="2019-06-22T20:20:00" table:style-name="ce2">
            <text:p>22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9" table:style-name="ce1">
            <text:p>4528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14" table:style-name="ce1">
            <text:p>13814</text:p>
          </table:table-cell>
          <table:table-cell office:value-type="float" office:value="693" table:style-name="ce1">
            <text:p>693</text:p>
          </table:table-cell>
          <table:table-cell office:value-type="float" office:value="2509" table:style-name="ce1">
            <text:p>2509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0T06:25:00" table:style-name="ce2">
            <text:p>20/06/2019</text:p>
          </table:table-cell>
          <table:table-cell office:value-type="date" office:date-value="2019-06-22T20:20:00" table:style-name="ce2">
            <text:p>22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0" table:style-name="ce1">
            <text:p>452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15" table:style-name="ce1">
            <text:p>13815</text:p>
          </table:table-cell>
          <table:table-cell office:value-type="float" office:value="694" table:style-name="ce1">
            <text:p>694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16" table:style-name="ce1">
            <text:p>13816</text:p>
          </table:table-cell>
          <table:table-cell office:value-type="float" office:value="695" table:style-name="ce1">
            <text:p>69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date" office:date-value="2019-06-16T16:45:00" table:style-name="ce2">
            <text:p>16/06/2019</text:p>
          </table:table-cell>
          <table:table-cell office:value-type="date" office:date-value="2019-06-17T23:30:00" table:style-name="ce2">
            <text:p>17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1" table:style-name="ce1">
            <text:p>4527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17" table:style-name="ce1">
            <text:p>13817</text:p>
          </table:table-cell>
          <table:table-cell office:value-type="float" office:value="696" table:style-name="ce1">
            <text:p>696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date" office:date-value="2019-06-16T23:30:00" table:style-name="ce2">
            <text:p>16/06/2019</text:p>
          </table:table-cell>
          <table:table-cell office:value-type="date" office:date-value="2019-06-17T17:15:00" table:style-name="ce2">
            <text:p>17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77" table:style-name="ce1">
            <text:p>4527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18" table:style-name="ce1">
            <text:p>13818</text:p>
          </table:table-cell>
          <table:table-cell office:value-type="float" office:value="697" table:style-name="ce1">
            <text:p>697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date" office:date-value="2019-06-19T19:45:00" table:style-name="ce2">
            <text:p>19/06/2019</text:p>
          </table:table-cell>
          <table:table-cell office:value-type="date" office:date-value="2019-06-20T20:50:00" table:style-name="ce2">
            <text:p>20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2" table:style-name="ce1">
            <text:p>453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19" table:style-name="ce1">
            <text:p>13819</text:p>
          </table:table-cell>
          <table:table-cell office:value-type="float" office:value="698" table:style-name="ce1">
            <text:p>698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20" table:style-name="ce1">
            <text:p>13820</text:p>
          </table:table-cell>
          <table:table-cell office:value-type="float" office:value="699" table:style-name="ce1">
            <text:p>699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7T11:10:00" table:style-name="ce2">
            <text:p>17/06/2019</text:p>
          </table:table-cell>
          <table:table-cell office:value-type="date" office:date-value="2019-06-20T03:00:00" table:style-name="ce2">
            <text:p>2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5" table:style-name="ce1">
            <text:p>452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21" table:style-name="ce1">
            <text:p>13821</text:p>
          </table:table-cell>
          <table:table-cell office:value-type="float" office:value="700" table:style-name="ce1">
            <text:p>700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17T11:10:00" table:style-name="ce2">
            <text:p>17/06/2019</text:p>
          </table:table-cell>
          <table:table-cell office:value-type="date" office:date-value="2019-06-20T03:00:00" table:style-name="ce2">
            <text:p>2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86" table:style-name="ce1">
            <text:p>452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22" table:style-name="ce1">
            <text:p>13822</text:p>
          </table:table-cell>
          <table:table-cell office:value-type="float" office:value="701" table:style-name="ce1">
            <text:p>701</text:p>
          </table:table-cell>
          <table:table-cell office:value-type="float" office:value="1787" table:style-name="ce1">
            <text:p>1787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20T19:00:00" table:style-name="ce2">
            <text:p>20/06/2019</text:p>
          </table:table-cell>
          <table:table-cell office:value-type="date" office:date-value="2019-06-22T10:50:00" table:style-name="ce2">
            <text:p>22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6" table:style-name="ce1">
            <text:p>4529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23" table:style-name="ce1">
            <text:p>13823</text:p>
          </table:table-cell>
          <table:table-cell office:value-type="float" office:value="702" table:style-name="ce1">
            <text:p>702</text:p>
          </table:table-cell>
          <table:table-cell office:value-type="float" office:value="3012" table:style-name="ce1">
            <text:p>3012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20T19:00:00" table:style-name="ce2">
            <text:p>20/06/2019</text:p>
          </table:table-cell>
          <table:table-cell office:value-type="date" office:date-value="2019-06-22T10:50:00" table:style-name="ce2">
            <text:p>22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7" table:style-name="ce1">
            <text:p>4529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24" table:style-name="ce1">
            <text:p>13824</text:p>
          </table:table-cell>
          <table:table-cell office:value-type="float" office:value="703" table:style-name="ce1">
            <text:p>703</text:p>
          </table:table-cell>
          <table:table-cell office:value-type="float" office:value="3013" table:style-name="ce1">
            <text:p>3013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6-20T19:00:00" table:style-name="ce2">
            <text:p>20/06/2019</text:p>
          </table:table-cell>
          <table:table-cell office:value-type="date" office:date-value="2019-06-22T10:50:00" table:style-name="ce2">
            <text:p>22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8" table:style-name="ce1">
            <text:p>4529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25" table:style-name="ce1">
            <text:p>13825</text:p>
          </table:table-cell>
          <table:table-cell office:value-type="float" office:value="704" table:style-name="ce1">
            <text:p>704</text:p>
          </table:table-cell>
          <table:table-cell office:value-type="float" office:value="2997" table:style-name="ce1">
            <text:p>299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20T12:35:00" table:style-name="ce2">
            <text:p>20/06/2019</text:p>
          </table:table-cell>
          <table:table-cell office:value-type="date" office:date-value="2019-06-21T14:50:00" table:style-name="ce2">
            <text:p>21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2593" table:style-name="ce1">
            <text:p>4259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26" table:style-name="ce1">
            <text:p>13826</text:p>
          </table:table-cell>
          <table:table-cell office:value-type="float" office:value="705" table:style-name="ce1">
            <text:p>705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469" table:style-name="ce1">
            <text:p>469</text:p>
          </table:table-cell>
          <table:table-cell office:value-type="date" office:date-value="2019-06-23T09:00:00" table:style-name="ce2">
            <text:p>23/06/2019</text:p>
          </table:table-cell>
          <table:table-cell office:value-type="date" office:date-value="2019-06-24T15:15:00" table:style-name="ce2">
            <text:p>24/06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1" table:style-name="ce1">
            <text:p>453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27" table:style-name="ce1">
            <text:p>13827</text:p>
          </table:table-cell>
          <table:table-cell office:value-type="float" office:value="706" table:style-name="ce1">
            <text:p>706</text:p>
          </table:table-cell>
          <table:table-cell office:value-type="float" office:value="1937" table:style-name="ce1">
            <text:p>1937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21T18:25:00" table:style-name="ce2">
            <text:p>21/06/2019</text:p>
          </table:table-cell>
          <table:table-cell office:value-type="date" office:date-value="2019-06-22T20:00:00" table:style-name="ce2">
            <text:p>22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294" table:style-name="ce1">
            <text:p>4529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28" table:style-name="ce1">
            <text:p>13828</text:p>
          </table:table-cell>
          <table:table-cell office:value-type="float" office:value="707" table:style-name="ce1">
            <text:p>707</text:p>
          </table:table-cell>
          <table:table-cell office:value-type="float" office:value="2136" table:style-name="ce1">
            <text:p>2136</text:p>
          </table:table-cell>
          <table:table-cell office:value-type="float" office:value="131" table:style-name="ce1">
            <text:p>131</text:p>
          </table:table-cell>
          <table:table-cell office:value-type="float" office:value="207" table:style-name="ce1">
            <text:p>207</text:p>
          </table:table-cell>
          <table:table-cell office:value-type="float" office:value="110" table:style-name="ce1">
            <text:p>110</text:p>
          </table:table-cell>
          <table:table-cell office:value-type="date" office:date-value="2019-06-23T17:30:00" table:style-name="ce2">
            <text:p>23/06/2019</text:p>
          </table:table-cell>
          <table:table-cell office:value-type="date" office:date-value="2019-06-26T04:45:00" table:style-name="ce2">
            <text:p>26/06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10" table:style-name="ce1">
            <text:p>453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29" table:style-name="ce1">
            <text:p>13829</text:p>
          </table:table-cell>
          <table:table-cell office:value-type="float" office:value="708" table:style-name="ce1">
            <text:p>708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6-22T23:40:00" table:style-name="ce2">
            <text:p>22/06/2019</text:p>
          </table:table-cell>
          <table:table-cell office:value-type="date" office:date-value="2019-06-27T22:50:00" table:style-name="ce2">
            <text:p>27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8" table:style-name="ce1">
            <text:p>4530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30" table:style-name="ce1">
            <text:p>13830</text:p>
          </table:table-cell>
          <table:table-cell office:value-type="float" office:value="709" table:style-name="ce1">
            <text:p>709</text:p>
          </table:table-cell>
          <table:table-cell office:value-type="float" office:value="3018" table:style-name="ce1">
            <text:p>3018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24T19:15:00" table:style-name="ce2">
            <text:p>24/06/2019</text:p>
          </table:table-cell>
          <table:table-cell office:value-type="date" office:date-value="2019-06-26T08:55:00" table:style-name="ce2">
            <text:p>26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16" table:style-name="ce1">
            <text:p>4531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31" table:style-name="ce1">
            <text:p>13831</text:p>
          </table:table-cell>
          <table:table-cell office:value-type="float" office:value="710" table:style-name="ce1">
            <text:p>71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32" table:style-name="ce1">
            <text:p>13832</text:p>
          </table:table-cell>
          <table:table-cell office:value-type="float" office:value="711" table:style-name="ce1">
            <text:p>711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33" table:style-name="ce1">
            <text:p>13833</text:p>
          </table:table-cell>
          <table:table-cell office:value-type="float" office:value="712" table:style-name="ce1">
            <text:p>712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6-29T20:00:00" table:style-name="ce2">
            <text:p>29/06/2019</text:p>
          </table:table-cell>
          <table:table-cell office:value-type="date" office:date-value="2019-06-30T11:50:00" table:style-name="ce2">
            <text:p>30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1" table:style-name="ce1">
            <text:p>4533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34" table:style-name="ce1">
            <text:p>13834</text:p>
          </table:table-cell>
          <table:table-cell office:value-type="float" office:value="713" table:style-name="ce1">
            <text:p>713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date" office:date-value="2019-06-22T07:00:00" table:style-name="ce2">
            <text:p>22/06/2019</text:p>
          </table:table-cell>
          <table:table-cell office:value-type="date" office:date-value="2019-06-23T19:15:00" table:style-name="ce2">
            <text:p>23/06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5" table:style-name="ce1">
            <text:p>452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35" table:style-name="ce1">
            <text:p>13835</text:p>
          </table:table-cell>
          <table:table-cell office:value-type="float" office:value="714" table:style-name="ce1">
            <text:p>714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36" table:style-name="ce1">
            <text:p>13836</text:p>
          </table:table-cell>
          <table:table-cell office:value-type="float" office:value="715" table:style-name="ce1">
            <text:p>715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2T12:35:00" table:style-name="ce2">
            <text:p>22/06/2019</text:p>
          </table:table-cell>
          <table:table-cell office:value-type="date" office:date-value="2019-06-23T01:30:00" table:style-name="ce2">
            <text:p>23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9" table:style-name="ce1">
            <text:p>4529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37" table:style-name="ce1">
            <text:p>13837</text:p>
          </table:table-cell>
          <table:table-cell office:value-type="float" office:value="716" table:style-name="ce1">
            <text:p>716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2T12:35:00" table:style-name="ce2">
            <text:p>22/06/2019</text:p>
          </table:table-cell>
          <table:table-cell office:value-type="date" office:date-value="2019-06-23T01:30:00" table:style-name="ce2">
            <text:p>23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0" table:style-name="ce1">
            <text:p>453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38" table:style-name="ce1">
            <text:p>13838</text:p>
          </table:table-cell>
          <table:table-cell office:value-type="float" office:value="717" table:style-name="ce1">
            <text:p>717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39" table:style-name="ce1">
            <text:p>13839</text:p>
          </table:table-cell>
          <table:table-cell office:value-type="float" office:value="718" table:style-name="ce1">
            <text:p>718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6-30T16:00:00" table:style-name="ce2">
            <text:p>30/06/2019</text:p>
          </table:table-cell>
          <table:table-cell office:value-type="date" office:date-value="2019-07-02T14:00:00" table:style-name="ce2">
            <text:p>02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7" table:style-name="ce1">
            <text:p>4533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40" table:style-name="ce1">
            <text:p>13840</text:p>
          </table:table-cell>
          <table:table-cell office:value-type="float" office:value="719" table:style-name="ce1">
            <text:p>719</text:p>
          </table:table-cell>
          <table:table-cell office:value-type="float" office:value="3019" table:style-name="ce1">
            <text:p>3019</text:p>
          </table:table-cell>
          <table:table-cell office:value-type="float" office:value="7" table:style-name="ce1">
            <text:p>7</text:p>
          </table:table-cell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date" office:date-value="2019-06-24T11:20:00" table:style-name="ce2">
            <text:p>24/06/2019</text:p>
          </table:table-cell>
          <table:table-cell office:value-type="date" office:date-value="2019-06-28T00:30:00" table:style-name="ce2">
            <text:p>28/06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15" table:style-name="ce1">
            <text:p>4531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41" table:style-name="ce1">
            <text:p>13841</text:p>
          </table:table-cell>
          <table:table-cell office:value-type="float" office:value="720" table:style-name="ce1">
            <text:p>72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42" table:style-name="ce1">
            <text:p>13842</text:p>
          </table:table-cell>
          <table:table-cell office:value-type="float" office:value="721" table:style-name="ce1">
            <text:p>721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6-21T04:15:00" table:style-name="ce2">
            <text:p>21/06/2019</text:p>
          </table:table-cell>
          <table:table-cell office:value-type="date" office:date-value="2019-06-21T17:00:00" table:style-name="ce2">
            <text:p>21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292" table:style-name="ce1">
            <text:p>4529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43" table:style-name="ce1">
            <text:p>13843</text:p>
          </table:table-cell>
          <table:table-cell office:value-type="float" office:value="722" table:style-name="ce1">
            <text:p>722</text:p>
          </table:table-cell>
          <table:table-cell office:value-type="float" office:value="3020" table:style-name="ce1">
            <text:p>3020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110" table:style-name="ce1">
            <text:p>110</text:p>
          </table:table-cell>
          <table:table-cell office:value-type="date" office:date-value="2019-06-24T05:25:00" table:style-name="ce2">
            <text:p>24/06/2019</text:p>
          </table:table-cell>
          <table:table-cell office:value-type="date" office:date-value="2019-06-26T09:10:00" table:style-name="ce2">
            <text:p>26/06/20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14" table:style-name="ce1">
            <text:p>4531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44" table:style-name="ce1">
            <text:p>13844</text:p>
          </table:table-cell>
          <table:table-cell office:value-type="float" office:value="723" table:style-name="ce1">
            <text:p>72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2T11:20:00" table:style-name="ce2">
            <text:p>22/06/2019</text:p>
          </table:table-cell>
          <table:table-cell office:value-type="date" office:date-value="2019-06-24T15:40:00" table:style-name="ce2">
            <text:p>2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5" table:style-name="ce1">
            <text:p>453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45" table:style-name="ce1">
            <text:p>13845</text:p>
          </table:table-cell>
          <table:table-cell office:value-type="float" office:value="724" table:style-name="ce1">
            <text:p>72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2T11:20:00" table:style-name="ce2">
            <text:p>22/06/2019</text:p>
          </table:table-cell>
          <table:table-cell office:value-type="date" office:date-value="2019-06-24T15:40:00" table:style-name="ce2">
            <text:p>24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6" table:style-name="ce1">
            <text:p>4530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46" table:style-name="ce1">
            <text:p>13846</text:p>
          </table:table-cell>
          <table:table-cell office:value-type="float" office:value="725" table:style-name="ce1">
            <text:p>725</text:p>
          </table:table-cell>
          <table:table-cell office:value-type="float" office:value="2022" table:style-name="ce1">
            <text:p>2022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4T11:50:00" table:style-name="ce2">
            <text:p>24/06/2019</text:p>
          </table:table-cell>
          <table:table-cell office:value-type="date" office:date-value="2019-06-26T13:30:00" table:style-name="ce2">
            <text:p>26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7" table:style-name="ce1">
            <text:p>4530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47" table:style-name="ce1">
            <text:p>13847</text:p>
          </table:table-cell>
          <table:table-cell office:value-type="float" office:value="726" table:style-name="ce1">
            <text:p>72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48" table:style-name="ce1">
            <text:p>13848</text:p>
          </table:table-cell>
          <table:table-cell office:value-type="float" office:value="727" table:style-name="ce1">
            <text:p>727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6-21T21:15:00" table:style-name="ce2">
            <text:p>21/06/2019</text:p>
          </table:table-cell>
          <table:table-cell office:value-type="date" office:date-value="2019-06-22T10:10:00" table:style-name="ce2">
            <text:p>22/06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1" table:style-name="ce1">
            <text:p>4530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49" table:style-name="ce1">
            <text:p>13849</text:p>
          </table:table-cell>
          <table:table-cell office:value-type="float" office:value="728" table:style-name="ce1">
            <text:p>728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6-21T09:15:00" table:style-name="ce2">
            <text:p>21/06/2019</text:p>
          </table:table-cell>
          <table:table-cell office:value-type="date" office:date-value="2019-06-22T16:25:00" table:style-name="ce2">
            <text:p>22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03" table:style-name="ce1">
            <text:p>4530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50" table:style-name="ce1">
            <text:p>13850</text:p>
          </table:table-cell>
          <table:table-cell office:value-type="float" office:value="729" table:style-name="ce1">
            <text:p>729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6-23T16:05:00" table:style-name="ce2">
            <text:p>23/06/2019</text:p>
          </table:table-cell>
          <table:table-cell office:value-type="date" office:date-value="2019-06-25T08:40:00" table:style-name="ce2">
            <text:p>25/06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11" table:style-name="ce1">
            <text:p>4531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51" table:style-name="ce1">
            <text:p>13851</text:p>
          </table:table-cell>
          <table:table-cell office:value-type="float" office:value="730" table:style-name="ce1">
            <text:p>730</text:p>
          </table:table-cell>
          <table:table-cell office:value-type="float" office:value="3021" table:style-name="ce1">
            <text:p>3021</text:p>
          </table:table-cell>
          <table:table-cell office:value-type="float" office:value="113" table:style-name="ce1">
            <text:p>113</text:p>
          </table:table-cell>
          <table:table-cell office:value-type="float" office:value="309" table:style-name="ce1">
            <text:p>309</text:p>
          </table:table-cell>
          <table:table-cell office:value-type="float" office:value="309" table:style-name="ce1">
            <text:p>309</text:p>
          </table:table-cell>
          <table:table-cell office:value-type="date" office:date-value="2019-06-21T08:00:00" table:style-name="ce2">
            <text:p>21/06/2019</text:p>
          </table:table-cell>
          <table:table-cell office:value-type="date" office:date-value="2019-06-21T15:00:00" table:style-name="ce2">
            <text:p>21/06/2019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12" table:style-name="ce1">
            <text:p>453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52" table:style-name="ce1">
            <text:p>13852</text:p>
          </table:table-cell>
          <table:table-cell office:value-type="float" office:value="731" table:style-name="ce1">
            <text:p>731</text:p>
          </table:table-cell>
          <table:table-cell office:value-type="float" office:value="3021" table:style-name="ce1">
            <text:p>3021</text:p>
          </table:table-cell>
          <table:table-cell office:value-type="float" office:value="113" table:style-name="ce1">
            <text:p>113</text:p>
          </table:table-cell>
          <table:table-cell office:value-type="float" office:value="309" table:style-name="ce1">
            <text:p>309</text:p>
          </table:table-cell>
          <table:table-cell office:value-type="float" office:value="309" table:style-name="ce1">
            <text:p>309</text:p>
          </table:table-cell>
          <table:table-cell office:value-type="date" office:date-value="2019-06-23T08:00:00" table:style-name="ce2">
            <text:p>23/06/2019</text:p>
          </table:table-cell>
          <table:table-cell office:value-type="date" office:date-value="2019-06-23T15:00:00" table:style-name="ce2">
            <text:p>23/06/2019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13" table:style-name="ce1">
            <text:p>4531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53" table:style-name="ce1">
            <text:p>13853</text:p>
          </table:table-cell>
          <table:table-cell office:value-type="float" office:value="732" table:style-name="ce1">
            <text:p>732</text:p>
          </table:table-cell>
          <table:table-cell office:value-type="float" office:value="3022" table:style-name="ce1">
            <text:p>3022</text:p>
          </table:table-cell>
          <table:table-cell office:value-type="float" office:value="16" table:style-name="ce1">
            <text:p>16</text:p>
          </table:table-cell>
          <table:table-cell office:value-type="float" office:value="510" table:style-name="ce1">
            <text:p>510</text:p>
          </table:table-cell>
          <table:table-cell office:value-type="float" office:value="144" table:style-name="ce1">
            <text:p>144</text:p>
          </table:table-cell>
          <table:table-cell office:value-type="date" office:date-value="2019-06-26T12:15:00" table:style-name="ce2">
            <text:p>26/06/2019</text:p>
          </table:table-cell>
          <table:table-cell office:value-type="date" office:date-value="2019-06-29T08:20:00" table:style-name="ce2">
            <text:p>29/06/20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20" table:style-name="ce1">
            <text:p>4532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54" table:style-name="ce1">
            <text:p>13854</text:p>
          </table:table-cell>
          <table:table-cell office:value-type="float" office:value="733" table:style-name="ce1">
            <text:p>733</text:p>
          </table:table-cell>
          <table:table-cell office:value-type="float" office:value="2958" table:style-name="ce1">
            <text:p>2958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6-26T16:10:00" table:style-name="ce2">
            <text:p>26/06/2019</text:p>
          </table:table-cell>
          <table:table-cell office:value-type="date" office:date-value="2019-06-27T23:20:00" table:style-name="ce2">
            <text:p>27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19" table:style-name="ce1">
            <text:p>4531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55" table:style-name="ce1">
            <text:p>13855</text:p>
          </table:table-cell>
          <table:table-cell office:value-type="float" office:value="734" table:style-name="ce1">
            <text:p>734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6-26T12:40:00" table:style-name="ce2">
            <text:p>26/06/2019</text:p>
          </table:table-cell>
          <table:table-cell office:value-type="date" office:date-value="2019-06-27T01:00:00" table:style-name="ce2">
            <text:p>27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1" table:style-name="ce1">
            <text:p>4532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56" table:style-name="ce1">
            <text:p>13856</text:p>
          </table:table-cell>
          <table:table-cell office:value-type="float" office:value="735" table:style-name="ce1">
            <text:p>73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6-26T08:20:00" table:style-name="ce2">
            <text:p>26/06/2019</text:p>
          </table:table-cell>
          <table:table-cell office:value-type="date" office:date-value="2019-06-27T00:10:00" table:style-name="ce2">
            <text:p>27/06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18" table:style-name="ce1">
            <text:p>4531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57" table:style-name="ce1">
            <text:p>13857</text:p>
          </table:table-cell>
          <table:table-cell office:value-type="float" office:value="736" table:style-name="ce1">
            <text:p>736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6-27T04:00:00" table:style-name="ce2">
            <text:p>27/06/2019</text:p>
          </table:table-cell>
          <table:table-cell office:value-type="date" office:date-value="2019-06-28T21:30:00" table:style-name="ce2">
            <text:p>28/06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3" table:style-name="ce1">
            <text:p>4532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58" table:style-name="ce1">
            <text:p>13858</text:p>
          </table:table-cell>
          <table:table-cell office:value-type="float" office:value="737" table:style-name="ce1">
            <text:p>737</text:p>
          </table:table-cell>
          <table:table-cell office:value-type="float" office:value="2734" table:style-name="ce1">
            <text:p>2734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06-27T12:40:00" table:style-name="ce2">
            <text:p>27/06/2019</text:p>
          </table:table-cell>
          <table:table-cell office:value-type="date" office:date-value="2019-06-28T03:20:00" table:style-name="ce2">
            <text:p>28/06/20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324" table:style-name="ce1">
            <text:p>4532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59" table:style-name="ce1">
            <text:p>13859</text:p>
          </table:table-cell>
          <table:table-cell office:value-type="float" office:value="738" table:style-name="ce1">
            <text:p>738</text:p>
          </table:table-cell>
          <table:table-cell office:value-type="float" office:value="1130" table:style-name="ce1">
            <text:p>1130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6T21:25:00" table:style-name="ce2">
            <text:p>26/06/2019</text:p>
          </table:table-cell>
          <table:table-cell office:value-type="date" office:date-value="2019-06-29T10:30:00" table:style-name="ce2">
            <text:p>29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2" table:style-name="ce1">
            <text:p>4532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60" table:style-name="ce1">
            <text:p>13860</text:p>
          </table:table-cell>
          <table:table-cell office:value-type="float" office:value="739" table:style-name="ce1">
            <text:p>739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9T10:00:00" table:style-name="ce2">
            <text:p>29/06/2019</text:p>
          </table:table-cell>
          <table:table-cell office:value-type="date" office:date-value="2019-06-30T03:15:00" table:style-name="ce2">
            <text:p>3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8" table:style-name="ce1">
            <text:p>453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61" table:style-name="ce1">
            <text:p>13861</text:p>
          </table:table-cell>
          <table:table-cell office:value-type="float" office:value="740" table:style-name="ce1">
            <text:p>740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9T10:00:00" table:style-name="ce2">
            <text:p>29/06/2019</text:p>
          </table:table-cell>
          <table:table-cell office:value-type="date" office:date-value="2019-06-30T03:15:00" table:style-name="ce2">
            <text:p>3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7" table:style-name="ce1">
            <text:p>453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62" table:style-name="ce1">
            <text:p>13862</text:p>
          </table:table-cell>
          <table:table-cell office:value-type="float" office:value="741" table:style-name="ce1">
            <text:p>741</text:p>
          </table:table-cell>
          <table:table-cell office:value-type="float" office:value="2963" table:style-name="ce1">
            <text:p>296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28T02:15:00" table:style-name="ce2">
            <text:p>28/06/2019</text:p>
          </table:table-cell>
          <table:table-cell office:value-type="date" office:date-value="2019-06-28T20:40:00" table:style-name="ce2">
            <text:p>28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26" table:style-name="ce1">
            <text:p>453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63" table:style-name="ce1">
            <text:p>13863</text:p>
          </table:table-cell>
          <table:table-cell office:value-type="float" office:value="742" table:style-name="ce1">
            <text:p>742</text:p>
          </table:table-cell>
          <table:table-cell office:value-type="float" office:value="2510" table:style-name="ce1">
            <text:p>2510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8T22:15:00" table:style-name="ce2">
            <text:p>28/06/2019</text:p>
          </table:table-cell>
          <table:table-cell office:value-type="date" office:date-value="2019-06-29T06:50:00" table:style-name="ce2">
            <text:p>29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0" table:style-name="ce1">
            <text:p>453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64" table:style-name="ce1">
            <text:p>13864</text:p>
          </table:table-cell>
          <table:table-cell office:value-type="float" office:value="743" table:style-name="ce1">
            <text:p>743</text:p>
          </table:table-cell>
          <table:table-cell office:value-type="float" office:value="2022" table:style-name="ce1">
            <text:p>2022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1T14:30:00" table:style-name="ce2">
            <text:p>01/07/2019</text:p>
          </table:table-cell>
          <table:table-cell office:value-type="date" office:date-value="2019-07-02T15:30:00" table:style-name="ce2">
            <text:p>02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9" table:style-name="ce1">
            <text:p>4533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65" table:style-name="ce1">
            <text:p>13865</text:p>
          </table:table-cell>
          <table:table-cell office:value-type="float" office:value="744" table:style-name="ce1">
            <text:p>744</text:p>
          </table:table-cell>
          <table:table-cell office:value-type="float" office:value="2229" table:style-name="ce1">
            <text:p>2229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456" table:style-name="ce1">
            <text:p>456</text:p>
          </table:table-cell>
          <table:table-cell office:value-type="date" office:date-value="2019-06-28T07:00:00" table:style-name="ce2">
            <text:p>28/06/2019</text:p>
          </table:table-cell>
          <table:table-cell office:value-type="date" office:date-value="2019-06-28T18:00:00" table:style-name="ce2">
            <text:p>28/06/20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66" table:style-name="ce1">
            <text:p>13866</text:p>
          </table:table-cell>
          <table:table-cell office:value-type="float" office:value="745" table:style-name="ce1">
            <text:p>745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6-29T19:15:00" table:style-name="ce2">
            <text:p>29/06/2019</text:p>
          </table:table-cell>
          <table:table-cell office:value-type="date" office:date-value="2019-07-01T12:30:00" table:style-name="ce2">
            <text:p>01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6" table:style-name="ce1">
            <text:p>4533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67" table:style-name="ce1">
            <text:p>13867</text:p>
          </table:table-cell>
          <table:table-cell office:value-type="float" office:value="746" table:style-name="ce1">
            <text:p>746</text:p>
          </table:table-cell>
          <table:table-cell office:value-type="float" office:value="3001" table:style-name="ce1">
            <text:p>300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6-28T05:35:00" table:style-name="ce2">
            <text:p>28/06/2019</text:p>
          </table:table-cell>
          <table:table-cell office:value-type="date" office:date-value="2019-06-29T12:35:00" table:style-name="ce2">
            <text:p>29/06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25" table:style-name="ce1">
            <text:p>453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68" table:style-name="ce1">
            <text:p>13868</text:p>
          </table:table-cell>
          <table:table-cell office:value-type="float" office:value="747" table:style-name="ce1">
            <text:p>747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6-29T11:15:00" table:style-name="ce2">
            <text:p>29/06/2019</text:p>
          </table:table-cell>
          <table:table-cell office:value-type="date" office:date-value="2019-06-30T00:25:00" table:style-name="ce2">
            <text:p>30/06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29" table:style-name="ce1">
            <text:p>453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69" table:style-name="ce1">
            <text:p>13869</text:p>
          </table:table-cell>
          <table:table-cell office:value-type="float" office:value="748" table:style-name="ce1">
            <text:p>748</text:p>
          </table:table-cell>
          <table:table-cell office:value-type="float" office:value="972" table:style-name="ce1">
            <text:p>972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6-29T16:00:00" table:style-name="ce2">
            <text:p>29/06/2019</text:p>
          </table:table-cell>
          <table:table-cell office:value-type="date" office:date-value="2019-07-01T12:00:00" table:style-name="ce2">
            <text:p>01/07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5" table:style-name="ce1">
            <text:p>4533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70" table:style-name="ce1">
            <text:p>13870</text:p>
          </table:table-cell>
          <table:table-cell office:value-type="float" office:value="749" table:style-name="ce1">
            <text:p>749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871" table:style-name="ce1">
            <text:p>13871</text:p>
          </table:table-cell>
          <table:table-cell office:value-type="float" office:value="750" table:style-name="ce1">
            <text:p>750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1T07:10:00" table:style-name="ce2">
            <text:p>01/07/2019</text:p>
          </table:table-cell>
          <table:table-cell office:value-type="date" office:date-value="2019-07-02T00:05:00" table:style-name="ce2">
            <text:p>02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2" table:style-name="ce1">
            <text:p>453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72" table:style-name="ce1">
            <text:p>13872</text:p>
          </table:table-cell>
          <table:table-cell office:value-type="float" office:value="751" table:style-name="ce1">
            <text:p>751</text:p>
          </table:table-cell>
          <table:table-cell office:value-type="float" office:value="2979" table:style-name="ce1">
            <text:p>297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1T07:10:00" table:style-name="ce2">
            <text:p>01/07/2019</text:p>
          </table:table-cell>
          <table:table-cell office:value-type="date" office:date-value="2019-07-02T00:05:00" table:style-name="ce2">
            <text:p>02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3" table:style-name="ce1">
            <text:p>4533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float" office:value="752" table:style-name="ce1">
            <text:p>752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64" table:style-name="ce1">
            <text:p>464</text:p>
          </table:table-cell>
          <table:table-cell office:value-type="date" office:date-value="2019-07-04T19:30:00" table:style-name="ce2">
            <text:p>04/07/2019</text:p>
          </table:table-cell>
          <table:table-cell office:value-type="date" office:date-value="2019-07-06T20:30:00" table:style-name="ce2">
            <text:p>06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0" table:style-name="ce1">
            <text:p>453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74" table:style-name="ce1">
            <text:p>13874</text:p>
          </table:table-cell>
          <table:table-cell office:value-type="float" office:value="753" table:style-name="ce1">
            <text:p>753</text:p>
          </table:table-cell>
          <table:table-cell office:value-type="float" office:value="1787" table:style-name="ce1">
            <text:p>1787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7-06T14:25:00" table:style-name="ce2">
            <text:p>06/07/2019</text:p>
          </table:table-cell>
          <table:table-cell office:value-type="date" office:date-value="2019-07-08T11:05:00" table:style-name="ce2">
            <text:p>08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7" table:style-name="ce1">
            <text:p>4535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75" table:style-name="ce1">
            <text:p>13875</text:p>
          </table:table-cell>
          <table:table-cell office:value-type="float" office:value="754" table:style-name="ce1">
            <text:p>754</text:p>
          </table:table-cell>
          <table:table-cell office:value-type="float" office:value="3012" table:style-name="ce1">
            <text:p>3012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7-06T14:25:00" table:style-name="ce2">
            <text:p>06/07/2019</text:p>
          </table:table-cell>
          <table:table-cell office:value-type="date" office:date-value="2019-07-08T11:05:00" table:style-name="ce2">
            <text:p>08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8" table:style-name="ce1">
            <text:p>4535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76" table:style-name="ce1">
            <text:p>13876</text:p>
          </table:table-cell>
          <table:table-cell office:value-type="float" office:value="755" table:style-name="ce1">
            <text:p>755</text:p>
          </table:table-cell>
          <table:table-cell office:value-type="float" office:value="3013" table:style-name="ce1">
            <text:p>3013</text:p>
          </table:table-cell>
          <table:table-cell office:value-type="float" office:value="141" table:style-name="ce1">
            <text:p>141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7-06T14:25:00" table:style-name="ce2">
            <text:p>06/07/2019</text:p>
          </table:table-cell>
          <table:table-cell office:value-type="date" office:date-value="2019-07-08T11:05:00" table:style-name="ce2">
            <text:p>08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9" table:style-name="ce1">
            <text:p>4535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77" table:style-name="ce1">
            <text:p>13877</text:p>
          </table:table-cell>
          <table:table-cell office:value-type="float" office:value="756" table:style-name="ce1">
            <text:p>756</text:p>
          </table:table-cell>
          <table:table-cell office:value-type="float" office:value="3023" table:style-name="ce1">
            <text:p>3023</text:p>
          </table:table-cell>
          <table:table-cell office:value-type="float" office:value="142" table:style-name="ce1">
            <text:p>142</text:p>
          </table:table-cell>
          <table:table-cell office:value-type="float" office:value="456" table:style-name="ce1">
            <text:p>456</text:p>
          </table:table-cell>
          <table:table-cell office:value-type="float" office:value="48" table:style-name="ce1">
            <text:p>48</text:p>
          </table:table-cell>
          <table:table-cell office:value-type="date" office:date-value="2019-07-01T19:00:00" table:style-name="ce2">
            <text:p>01/07/2019</text:p>
          </table:table-cell>
          <table:table-cell office:value-type="date" office:date-value="2019-07-03T13:35:00" table:style-name="ce2">
            <text:p>03/07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38" table:style-name="ce1">
            <text:p>4533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78" table:style-name="ce1">
            <text:p>13878</text:p>
          </table:table-cell>
          <table:table-cell office:value-type="float" office:value="757" table:style-name="ce1">
            <text:p>757</text:p>
          </table:table-cell>
          <table:table-cell office:value-type="float" office:value="2814" table:style-name="ce1">
            <text:p>2814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01T10:10:00" table:style-name="ce2">
            <text:p>01/07/2019</text:p>
          </table:table-cell>
          <table:table-cell office:value-type="date" office:date-value="2019-07-02T20:35:00" table:style-name="ce2">
            <text:p>02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34" table:style-name="ce1">
            <text:p>4533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79" table:style-name="ce1">
            <text:p>13879</text:p>
          </table:table-cell>
          <table:table-cell office:value-type="float" office:value="758" table:style-name="ce1">
            <text:p>758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7-05T08:30:00" table:style-name="ce2">
            <text:p>05/07/2019</text:p>
          </table:table-cell>
          <table:table-cell office:value-type="date" office:date-value="2019-07-07T04:20:00" table:style-name="ce2">
            <text:p>07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9" table:style-name="ce1">
            <text:p>4534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80" table:style-name="ce1">
            <text:p>13880</text:p>
          </table:table-cell>
          <table:table-cell office:value-type="float" office:value="759" table:style-name="ce1">
            <text:p>759</text:p>
          </table:table-cell>
          <table:table-cell office:value-type="float" office:value="3024" table:style-name="ce1">
            <text:p>3024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07-03T09:30:00" table:style-name="ce2">
            <text:p>03/07/2019</text:p>
          </table:table-cell>
          <table:table-cell office:value-type="date" office:date-value="2019-07-05T11:15:00" table:style-name="ce2">
            <text:p>05/07/20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342" table:style-name="ce1">
            <text:p>4534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81" table:style-name="ce1">
            <text:p>13881</text:p>
          </table:table-cell>
          <table:table-cell office:value-type="float" office:value="760" table:style-name="ce1">
            <text:p>760</text:p>
          </table:table-cell>
          <table:table-cell office:value-type="float" office:value="3025" table:style-name="ce1">
            <text:p>3025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7-03T13:15:00" table:style-name="ce2">
            <text:p>03/07/2019</text:p>
          </table:table-cell>
          <table:table-cell office:value-type="date" office:date-value="2019-07-04T16:00:00" table:style-name="ce2">
            <text:p>04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41" table:style-name="ce1">
            <text:p>4534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82" table:style-name="ce1">
            <text:p>13882</text:p>
          </table:table-cell>
          <table:table-cell office:value-type="float" office:value="761" table:style-name="ce1">
            <text:p>76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02T15:00:00" table:style-name="ce2">
            <text:p>02/07/2019</text:p>
          </table:table-cell>
          <table:table-cell office:value-type="date" office:date-value="2019-07-03T03:45:00" table:style-name="ce2">
            <text:p>03/07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0" table:style-name="ce1">
            <text:p>453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83" table:style-name="ce1">
            <text:p>13883</text:p>
          </table:table-cell>
          <table:table-cell office:value-type="float" office:value="762" table:style-name="ce1">
            <text:p>762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7-04T02:50:00" table:style-name="ce2">
            <text:p>04/07/2019</text:p>
          </table:table-cell>
          <table:table-cell office:value-type="date" office:date-value="2019-07-04T12:35:00" table:style-name="ce2">
            <text:p>04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5" table:style-name="ce1">
            <text:p>4534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884" table:style-name="ce1">
            <text:p>13884</text:p>
          </table:table-cell>
          <table:table-cell office:value-type="float" office:value="763" table:style-name="ce1">
            <text:p>763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7-07T03:15:00" table:style-name="ce2">
            <text:p>07/07/2019</text:p>
          </table:table-cell>
          <table:table-cell office:value-type="date" office:date-value="2019-07-08T13:30:00" table:style-name="ce2">
            <text:p>08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6" table:style-name="ce1">
            <text:p>4535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85" table:style-name="ce1">
            <text:p>13885</text:p>
          </table:table-cell>
          <table:table-cell office:value-type="float" office:value="764" table:style-name="ce1">
            <text:p>764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7-04T09:20:00" table:style-name="ce2">
            <text:p>04/07/2019</text:p>
          </table:table-cell>
          <table:table-cell office:value-type="date" office:date-value="2019-07-04T21:15:00" table:style-name="ce2">
            <text:p>04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6" table:style-name="ce1">
            <text:p>4534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86" table:style-name="ce1">
            <text:p>13886</text:p>
          </table:table-cell>
          <table:table-cell office:value-type="float" office:value="765" table:style-name="ce1">
            <text:p>765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4T17:00:00" table:style-name="ce2">
            <text:p>04/07/2019</text:p>
          </table:table-cell>
          <table:table-cell office:value-type="date" office:date-value="2019-07-05T11:40:00" table:style-name="ce2">
            <text:p>05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7" table:style-name="ce1">
            <text:p>4534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87" table:style-name="ce1">
            <text:p>13887</text:p>
          </table:table-cell>
          <table:table-cell office:value-type="float" office:value="766" table:style-name="ce1">
            <text:p>766</text:p>
          </table:table-cell>
          <table:table-cell office:value-type="float" office:value="2407" table:style-name="ce1">
            <text:p>240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05T00:35:00" table:style-name="ce2">
            <text:p>05/07/2019</text:p>
          </table:table-cell>
          <table:table-cell office:value-type="date" office:date-value="2019-07-05T20:30:00" table:style-name="ce2">
            <text:p>05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51" table:style-name="ce1">
            <text:p>4535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88" table:style-name="ce1">
            <text:p>13888</text:p>
          </table:table-cell>
          <table:table-cell office:value-type="float" office:value="767" table:style-name="ce1">
            <text:p>767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7-04T00:15:00" table:style-name="ce2">
            <text:p>04/07/20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3" table:style-name="ce1">
            <text:p>4534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89" table:style-name="ce1">
            <text:p>13889</text:p>
          </table:table-cell>
          <table:table-cell office:value-type="float" office:value="768" table:style-name="ce1">
            <text:p>768</text:p>
          </table:table-cell>
          <table:table-cell office:value-type="float" office:value="2111" table:style-name="ce1">
            <text:p>2111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date" office:date-value="2019-07-04T07:35:00" table:style-name="ce2">
            <text:p>04/07/2019</text:p>
          </table:table-cell>
          <table:table-cell office:value-type="date" office:date-value="2019-07-07T12:30:00" table:style-name="ce2">
            <text:p>07/07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44" table:style-name="ce1">
            <text:p>4534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90" table:style-name="ce1">
            <text:p>13890</text:p>
          </table:table-cell>
          <table:table-cell office:value-type="float" office:value="769" table:style-name="ce1">
            <text:p>769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7-07T16:40:00" table:style-name="ce2">
            <text:p>07/07/2019</text:p>
          </table:table-cell>
          <table:table-cell office:value-type="date" office:date-value="2019-07-08T12:50:00" table:style-name="ce2">
            <text:p>08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65" table:style-name="ce1">
            <text:p>453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91" table:style-name="ce1">
            <text:p>13891</text:p>
          </table:table-cell>
          <table:table-cell office:value-type="float" office:value="770" table:style-name="ce1">
            <text:p>770</text:p>
          </table:table-cell>
          <table:table-cell office:value-type="float" office:value="2925" table:style-name="ce1">
            <text:p>2925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05T05:40:00" table:style-name="ce2">
            <text:p>05/07/2019</text:p>
          </table:table-cell>
          <table:table-cell office:value-type="date" office:date-value="2019-07-06T16:50:00" table:style-name="ce2">
            <text:p>06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48" table:style-name="ce1">
            <text:p>4534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92" table:style-name="ce1">
            <text:p>13892</text:p>
          </table:table-cell>
          <table:table-cell office:value-type="float" office:value="771" table:style-name="ce1">
            <text:p>77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05T21:50:00" table:style-name="ce2">
            <text:p>05/07/2019</text:p>
          </table:table-cell>
          <table:table-cell office:value-type="date" office:date-value="2019-07-06T13:00:00" table:style-name="ce2">
            <text:p>06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2" table:style-name="ce1">
            <text:p>4535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893" table:style-name="ce1">
            <text:p>13893</text:p>
          </table:table-cell>
          <table:table-cell office:value-type="float" office:value="772" table:style-name="ce1">
            <text:p>772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5T15:00:00" table:style-name="ce2">
            <text:p>05/07/2019</text:p>
          </table:table-cell>
          <table:table-cell office:value-type="date" office:date-value="2019-07-07T02:30:00" table:style-name="ce2">
            <text:p>07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3" table:style-name="ce1">
            <text:p>453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94" table:style-name="ce1">
            <text:p>13894</text:p>
          </table:table-cell>
          <table:table-cell office:value-type="float" office:value="773" table:style-name="ce1">
            <text:p>773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5T15:00:00" table:style-name="ce2">
            <text:p>05/07/2019</text:p>
          </table:table-cell>
          <table:table-cell office:value-type="date" office:date-value="2019-07-07T02:30:00" table:style-name="ce2">
            <text:p>07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4" table:style-name="ce1">
            <text:p>4535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895" table:style-name="ce1">
            <text:p>13895</text:p>
          </table:table-cell>
          <table:table-cell office:value-type="float" office:value="774" table:style-name="ce1">
            <text:p>774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7-15T00:35:00" table:style-name="ce2">
            <text:p>15/07/2019</text:p>
          </table:table-cell>
          <table:table-cell office:value-type="date" office:date-value="2019-07-16T15:35:00" table:style-name="ce2">
            <text:p>16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6" table:style-name="ce1">
            <text:p>4538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896" table:style-name="ce1">
            <text:p>13896</text:p>
          </table:table-cell>
          <table:table-cell office:value-type="float" office:value="775" table:style-name="ce1">
            <text:p>775</text:p>
          </table:table-cell>
          <table:table-cell office:value-type="float" office:value="2819" table:style-name="ce1">
            <text:p>281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08T17:35:00" table:style-name="ce2">
            <text:p>08/07/2019</text:p>
          </table:table-cell>
          <table:table-cell office:value-type="date" office:date-value="2019-07-07T22:00:00" table:style-name="ce2">
            <text:p>07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61" table:style-name="ce1">
            <text:p>4536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897" table:style-name="ce1">
            <text:p>13897</text:p>
          </table:table-cell>
          <table:table-cell office:value-type="float" office:value="776" table:style-name="ce1">
            <text:p>776</text:p>
          </table:table-cell>
          <table:table-cell office:value-type="float" office:value="972" table:style-name="ce1">
            <text:p>972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432" table:style-name="ce1">
            <text:p>432</text:p>
          </table:table-cell>
          <table:table-cell office:value-type="date" office:date-value="2019-07-09T21:00:00" table:style-name="ce2">
            <text:p>09/07/2019</text:p>
          </table:table-cell>
          <table:table-cell office:value-type="date" office:date-value="2019-07-12T13:20:00" table:style-name="ce2">
            <text:p>12/07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69" table:style-name="ce1">
            <text:p>4536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898" table:style-name="ce1">
            <text:p>13898</text:p>
          </table:table-cell>
          <table:table-cell office:value-type="float" office:value="777" table:style-name="ce1">
            <text:p>777</text:p>
          </table:table-cell>
          <table:table-cell office:value-type="float" office:value="2359" table:style-name="ce1">
            <text:p>2359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date" office:date-value="2019-07-11T00:55:00" table:style-name="ce2">
            <text:p>11/07/2019</text:p>
          </table:table-cell>
          <table:table-cell office:value-type="date" office:date-value="2019-07-14T12:00:00" table:style-name="ce2">
            <text:p>14/07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6" table:style-name="ce1">
            <text:p>4537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899" table:style-name="ce1">
            <text:p>13899</text:p>
          </table:table-cell>
          <table:table-cell office:value-type="float" office:value="778" table:style-name="ce1">
            <text:p>778</text:p>
          </table:table-cell>
          <table:table-cell office:value-type="float" office:value="1853" table:style-name="ce1">
            <text:p>1853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900" table:style-name="ce1">
            <text:p>13900</text:p>
          </table:table-cell>
          <table:table-cell office:value-type="float" office:value="779" table:style-name="ce1">
            <text:p>779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469" table:style-name="ce1">
            <text:p>469</text:p>
          </table:table-cell>
          <table:table-cell office:value-type="float" office:value="473" table:style-name="ce1">
            <text:p>473</text:p>
          </table:table-cell>
          <table:table-cell office:value-type="date" office:date-value="2019-07-10T09:20:00" table:style-name="ce2">
            <text:p>10/07/2019</text:p>
          </table:table-cell>
          <table:table-cell office:value-type="date" office:date-value="2019-07-11T10:00:00" table:style-name="ce2">
            <text:p>11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0" table:style-name="ce1">
            <text:p>4537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01" table:style-name="ce1">
            <text:p>13901</text:p>
          </table:table-cell>
          <table:table-cell office:value-type="float" office:value="780" table:style-name="ce1">
            <text:p>780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8T11:50:00" table:style-name="ce2">
            <text:p>08/07/2019</text:p>
          </table:table-cell>
          <table:table-cell office:value-type="date" office:date-value="2019-07-08T17:20:00" table:style-name="ce2">
            <text:p>08/07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362" table:style-name="ce1">
            <text:p>4536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02" table:style-name="ce1">
            <text:p>13902</text:p>
          </table:table-cell>
          <table:table-cell office:value-type="float" office:value="781" table:style-name="ce1">
            <text:p>781</text:p>
          </table:table-cell>
          <table:table-cell office:value-type="float" office:value="1508" table:style-name="ce1">
            <text:p>1508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8T11:50:00" table:style-name="ce2">
            <text:p>08/07/2019</text:p>
          </table:table-cell>
          <table:table-cell office:value-type="date" office:date-value="2019-07-08T17:20:00" table:style-name="ce2">
            <text:p>08/07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363" table:style-name="ce1">
            <text:p>4536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03" table:style-name="ce1">
            <text:p>13903</text:p>
          </table:table-cell>
          <table:table-cell office:value-type="float" office:value="782" table:style-name="ce1">
            <text:p>782</text:p>
          </table:table-cell>
          <table:table-cell office:value-type="float" office:value="3026" table:style-name="ce1">
            <text:p>3026</text:p>
          </table:table-cell>
          <table:table-cell office:value-type="float" office:value="26" table:style-name="ce1">
            <text:p>26</text:p>
          </table:table-cell>
          <table:table-cell office:value-type="float" office:value="489" table:style-name="ce1">
            <text:p>489</text:p>
          </table:table-cell>
          <table:table-cell office:value-type="float" office:value="535" table:style-name="ce1">
            <text:p>535</text:p>
          </table:table-cell>
          <table:table-cell office:value-type="date" office:date-value="2019-07-07T08:00:00" table:style-name="ce2">
            <text:p>07/07/2019</text:p>
          </table:table-cell>
          <table:table-cell office:value-type="date" office:date-value="2019-07-09T07:50:00" table:style-name="ce2">
            <text:p>09/07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64" table:style-name="ce1">
            <text:p>4536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04" table:style-name="ce1">
            <text:p>13904</text:p>
          </table:table-cell>
          <table:table-cell office:value-type="float" office:value="783" table:style-name="ce1">
            <text:p>783</text:p>
          </table:table-cell>
          <table:table-cell office:value-type="float" office:value="359" table:style-name="ce1">
            <text:p>359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103" table:style-name="ce1">
            <text:p>103</text:p>
          </table:table-cell>
          <table:table-cell office:value-type="date" office:date-value="2019-07-09T01:25:00" table:style-name="ce2">
            <text:p>09/07/2019</text:p>
          </table:table-cell>
          <table:table-cell office:value-type="date" office:date-value="2019-07-10T07:15:00" table:style-name="ce2">
            <text:p>10/07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68" table:style-name="ce1">
            <text:p>4536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05" table:style-name="ce1">
            <text:p>13905</text:p>
          </table:table-cell>
          <table:table-cell office:value-type="float" office:value="784" table:style-name="ce1">
            <text:p>784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5T11:30:00" table:style-name="ce2">
            <text:p>15/07/2019</text:p>
          </table:table-cell>
          <table:table-cell office:value-type="date" office:date-value="2019-07-15T20:40:00" table:style-name="ce2">
            <text:p>15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2" table:style-name="ce1">
            <text:p>4539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06" table:style-name="ce1">
            <text:p>13906</text:p>
          </table:table-cell>
          <table:table-cell office:value-type="float" office:value="785" table:style-name="ce1">
            <text:p>785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date" office:date-value="2019-07-10T19:20:00" table:style-name="ce2">
            <text:p>10/07/2019</text:p>
          </table:table-cell>
          <table:table-cell office:value-type="date" office:date-value="2019-07-12T07:00:00" table:style-name="ce2">
            <text:p>12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5" table:style-name="ce1">
            <text:p>4537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07" table:style-name="ce1">
            <text:p>13907</text:p>
          </table:table-cell>
          <table:table-cell office:value-type="float" office:value="786" table:style-name="ce1">
            <text:p>786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456" table:style-name="ce1">
            <text:p>456</text:p>
          </table:table-cell>
          <table:table-cell office:value-type="float" office:value="520" table:style-name="ce1">
            <text:p>520</text:p>
          </table:table-cell>
          <table:table-cell office:value-type="date" office:date-value="2019-07-12T09:00:00" table:style-name="ce2">
            <text:p>12/07/2019</text:p>
          </table:table-cell>
          <table:table-cell office:value-type="date" office:date-value="2019-07-14T15:55:00" table:style-name="ce2">
            <text:p>14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9" table:style-name="ce1">
            <text:p>4537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908" table:style-name="ce1">
            <text:p>13908</text:p>
          </table:table-cell>
          <table:table-cell office:value-type="float" office:value="787" table:style-name="ce1">
            <text:p>787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522" table:style-name="ce1">
            <text:p>522</text:p>
          </table:table-cell>
          <table:table-cell office:value-type="float" office:value="48" table:style-name="ce1">
            <text:p>48</text:p>
          </table:table-cell>
          <table:table-cell office:value-type="date" office:date-value="2019-07-14T17:00:00" table:style-name="ce2">
            <text:p>14/07/2019</text:p>
          </table:table-cell>
          <table:table-cell office:value-type="date" office:date-value="2019-07-15T08:40:00" table:style-name="ce2">
            <text:p>15/07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9" table:style-name="ce1">
            <text:p>4537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09" table:style-name="ce1">
            <text:p>13909</text:p>
          </table:table-cell>
          <table:table-cell office:value-type="float" office:value="788" table:style-name="ce1">
            <text:p>788</text:p>
          </table:table-cell>
          <table:table-cell office:value-type="float" office:value="3027" table:style-name="ce1">
            <text:p>3027</text:p>
          </table:table-cell>
          <table:table-cell office:value-type="float" office:value="7" table:style-name="ce1">
            <text:p>7</text:p>
          </table:table-cell>
          <table:table-cell office:value-type="float" office:value="483" table:style-name="ce1">
            <text:p>483</text:p>
          </table:table-cell>
          <table:table-cell office:value-type="float" office:value="144" table:style-name="ce1">
            <text:p>144</text:p>
          </table:table-cell>
          <table:table-cell office:value-type="date" office:date-value="2019-07-12T03:45:00" table:style-name="ce2">
            <text:p>12/07/2019</text:p>
          </table:table-cell>
          <table:table-cell office:value-type="date" office:date-value="2019-07-15T04:50:00" table:style-name="ce2">
            <text:p>15/07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78" table:style-name="ce1">
            <text:p>4537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10" table:style-name="ce1">
            <text:p>13910</text:p>
          </table:table-cell>
          <table:table-cell office:value-type="float" office:value="789" table:style-name="ce1">
            <text:p>789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7-06T09:30:00" table:style-name="ce2">
            <text:p>06/07/2019</text:p>
          </table:table-cell>
          <table:table-cell office:value-type="date" office:date-value="2019-07-07T00:25:00" table:style-name="ce2">
            <text:p>07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55" table:style-name="ce1">
            <text:p>453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11" table:style-name="ce1">
            <text:p>13911</text:p>
          </table:table-cell>
          <table:table-cell office:value-type="float" office:value="790" table:style-name="ce1">
            <text:p>790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6T21:55:00" table:style-name="ce2">
            <text:p>06/07/2019</text:p>
          </table:table-cell>
          <table:table-cell office:value-type="date" office:date-value="2019-07-11T17:05:00" table:style-name="ce2">
            <text:p>11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66" table:style-name="ce1">
            <text:p>4536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12" table:style-name="ce1">
            <text:p>13912</text:p>
          </table:table-cell>
          <table:table-cell office:value-type="float" office:value="791" table:style-name="ce1">
            <text:p>791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06T21:55:00" table:style-name="ce2">
            <text:p>06/07/2019</text:p>
          </table:table-cell>
          <table:table-cell office:value-type="date" office:date-value="2019-07-11T17:05:00" table:style-name="ce2">
            <text:p>11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67" table:style-name="ce1">
            <text:p>4536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13" table:style-name="ce1">
            <text:p>13913</text:p>
          </table:table-cell>
          <table:table-cell office:value-type="float" office:value="792" table:style-name="ce1">
            <text:p>792</text:p>
          </table:table-cell>
          <table:table-cell office:value-type="float" office:value="2961" table:style-name="ce1">
            <text:p>2961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7-10T04:30:00" table:style-name="ce2">
            <text:p>10/07/2019</text:p>
          </table:table-cell>
          <table:table-cell office:value-type="date" office:date-value="2019-07-11T08:50:00" table:style-name="ce2">
            <text:p>11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72" table:style-name="ce1">
            <text:p>4537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14" table:style-name="ce1">
            <text:p>13914</text:p>
          </table:table-cell>
          <table:table-cell office:value-type="float" office:value="793" table:style-name="ce1">
            <text:p>793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13T12:00:00" table:style-name="ce2">
            <text:p>13/07/2019</text:p>
          </table:table-cell>
          <table:table-cell office:value-type="date" office:date-value="2019-07-13T23:45:00" table:style-name="ce2">
            <text:p>13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5" table:style-name="ce1">
            <text:p>4538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15" table:style-name="ce1">
            <text:p>13915</text:p>
          </table:table-cell>
          <table:table-cell office:value-type="float" office:value="794" table:style-name="ce1">
            <text:p>794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09T09:50:00" table:style-name="ce2">
            <text:p>09/07/2019</text:p>
          </table:table-cell>
          <table:table-cell office:value-type="date" office:date-value="2019-07-09T18:40:00" table:style-name="ce2">
            <text:p>09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60" table:style-name="ce1">
            <text:p>453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16" table:style-name="ce1">
            <text:p>13916</text:p>
          </table:table-cell>
          <table:table-cell office:value-type="float" office:value="795" table:style-name="ce1">
            <text:p>795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10T13:00:00" table:style-name="ce2">
            <text:p>10/07/2019</text:p>
          </table:table-cell>
          <table:table-cell office:value-type="date" office:date-value="2019-07-10T21:30:00" table:style-name="ce2">
            <text:p>10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1" table:style-name="ce1">
            <text:p>4537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17" table:style-name="ce1">
            <text:p>13917</text:p>
          </table:table-cell>
          <table:table-cell office:value-type="float" office:value="796" table:style-name="ce1">
            <text:p>796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7-11T06:40:00" table:style-name="ce2">
            <text:p>11/07/2019</text:p>
          </table:table-cell>
          <table:table-cell office:value-type="date" office:date-value="2019-07-12T09:30:00" table:style-name="ce2">
            <text:p>12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7" table:style-name="ce1">
            <text:p>4537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float" office:value="797" table:style-name="ce1">
            <text:p>797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7-17T22:00:00" table:style-name="ce2">
            <text:p>17/07/2019</text:p>
          </table:table-cell>
          <table:table-cell office:value-type="date" office:date-value="2019-07-19T02:45:00" table:style-name="ce2">
            <text:p>19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1" table:style-name="ce1">
            <text:p>454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919" table:style-name="ce1">
            <text:p>13919</text:p>
          </table:table-cell>
          <table:table-cell office:value-type="float" office:value="798" table:style-name="ce1">
            <text:p>798</text:p>
          </table:table-cell>
          <table:table-cell office:value-type="float" office:value="2431" table:style-name="ce1">
            <text:p>2431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13T00:30:00" table:style-name="ce2">
            <text:p>13/07/2019</text:p>
          </table:table-cell>
          <table:table-cell office:value-type="date" office:date-value="2019-07-14T04:15:00" table:style-name="ce2">
            <text:p>14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83" table:style-name="ce1">
            <text:p>4538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20" table:style-name="ce1">
            <text:p>13920</text:p>
          </table:table-cell>
          <table:table-cell office:value-type="float" office:value="799" table:style-name="ce1">
            <text:p>799</text:p>
          </table:table-cell>
          <table:table-cell office:value-type="float" office:value="261" table:style-name="ce1">
            <text:p>261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1T07:10:00" table:style-name="ce2">
            <text:p>11/07/2019</text:p>
          </table:table-cell>
          <table:table-cell office:value-type="date" office:date-value="2019-07-15T21:35:00" table:style-name="ce2">
            <text:p>15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3" table:style-name="ce1">
            <text:p>4537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21" table:style-name="ce1">
            <text:p>13921</text:p>
          </table:table-cell>
          <table:table-cell office:value-type="float" office:value="800" table:style-name="ce1">
            <text:p>800</text:p>
          </table:table-cell>
          <table:table-cell office:value-type="float" office:value="2906" table:style-name="ce1">
            <text:p>2906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1T07:10:00" table:style-name="ce2">
            <text:p>11/07/2019</text:p>
          </table:table-cell>
          <table:table-cell office:value-type="date" office:date-value="2019-07-15T21:35:00" table:style-name="ce2">
            <text:p>15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74" table:style-name="ce1">
            <text:p>4537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22" table:style-name="ce1">
            <text:p>13922</text:p>
          </table:table-cell>
          <table:table-cell office:value-type="float" office:value="801" table:style-name="ce1">
            <text:p>801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7-12T11:10:00" table:style-name="ce2">
            <text:p>12/07/2019</text:p>
          </table:table-cell>
          <table:table-cell office:value-type="date" office:date-value="2019-07-13T15:20:00" table:style-name="ce2">
            <text:p>13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0" table:style-name="ce1">
            <text:p>4538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23" table:style-name="ce1">
            <text:p>13923</text:p>
          </table:table-cell>
          <table:table-cell office:value-type="float" office:value="802" table:style-name="ce1">
            <text:p>802</text:p>
          </table:table-cell>
          <table:table-cell office:value-type="float" office:value="2632" table:style-name="ce1">
            <text:p>2632</text:p>
          </table:table-cell>
          <table:table-cell office:value-type="float" office:value="142" table:style-name="ce1">
            <text:p>142</text:p>
          </table:table-cell>
          <table:table-cell office:value-type="float" office:value="536" table:style-name="ce1">
            <text:p>536</text:p>
          </table:table-cell>
          <table:table-cell office:value-type="float" office:value="103" table:style-name="ce1">
            <text:p>103</text:p>
          </table:table-cell>
          <table:table-cell office:value-type="date" office:date-value="2019-07-12T15:20:00" table:style-name="ce2">
            <text:p>12/07/2019</text:p>
          </table:table-cell>
          <table:table-cell office:value-type="date" office:date-value="2019-07-14T18:25:00" table:style-name="ce2">
            <text:p>14/07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81" table:style-name="ce1">
            <text:p>4538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24" table:style-name="ce1">
            <text:p>13924</text:p>
          </table:table-cell>
          <table:table-cell office:value-type="float" office:value="803" table:style-name="ce1">
            <text:p>803</text:p>
          </table:table-cell>
          <table:table-cell office:value-type="float" office:value="1879" table:style-name="ce1">
            <text:p>187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12T12:45:00" table:style-name="ce2">
            <text:p>12/07/2019</text:p>
          </table:table-cell>
          <table:table-cell office:value-type="date" office:date-value="2019-07-13T22:25:00" table:style-name="ce2">
            <text:p>13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82" table:style-name="ce1">
            <text:p>4538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25" table:style-name="ce1">
            <text:p>13925</text:p>
          </table:table-cell>
          <table:table-cell office:value-type="float" office:value="804" table:style-name="ce1">
            <text:p>804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40" table:style-name="ce1">
            <text:p>340</text:p>
          </table:table-cell>
          <table:table-cell office:value-type="date" office:date-value="2019-07-13T12:40:00" table:style-name="ce2">
            <text:p>13/07/2019</text:p>
          </table:table-cell>
          <table:table-cell office:value-type="date" office:date-value="2019-07-15T01:55:00" table:style-name="ce2">
            <text:p>15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4" table:style-name="ce1">
            <text:p>4538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26" table:style-name="ce1">
            <text:p>13926</text:p>
          </table:table-cell>
          <table:table-cell office:value-type="float" office:value="805" table:style-name="ce1">
            <text:p>805</text:p>
          </table:table-cell>
          <table:table-cell office:value-type="float" office:value="2634" table:style-name="ce1">
            <text:p>26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7-15T09:20:00" table:style-name="ce2">
            <text:p>15/07/2019</text:p>
          </table:table-cell>
          <table:table-cell office:value-type="date" office:date-value="2019-07-17T19:30:00" table:style-name="ce2">
            <text:p>17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8" table:style-name="ce1">
            <text:p>4538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27" table:style-name="ce1">
            <text:p>13927</text:p>
          </table:table-cell>
          <table:table-cell office:value-type="float" office:value="806" table:style-name="ce1">
            <text:p>806</text:p>
          </table:table-cell>
          <table:table-cell office:value-type="float" office:value="2409" table:style-name="ce1">
            <text:p>2409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16T13:40:00" table:style-name="ce2">
            <text:p>16/07/2019</text:p>
          </table:table-cell>
          <table:table-cell office:value-type="date" office:date-value="2019-07-18T07:05:00" table:style-name="ce2">
            <text:p>18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95" table:style-name="ce1">
            <text:p>4539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28" table:style-name="ce1">
            <text:p>13928</text:p>
          </table:table-cell>
          <table:table-cell office:value-type="float" office:value="807" table:style-name="ce1">
            <text:p>807</text:p>
          </table:table-cell>
          <table:table-cell office:value-type="float" office:value="3028" table:style-name="ce1">
            <text:p>3028</text:p>
          </table:table-cell>
          <table:table-cell office:value-type="float" office:value="105" table:style-name="ce1">
            <text:p>105</text:p>
          </table:table-cell>
          <table:table-cell office:value-type="float" office:value="328" table:style-name="ce1">
            <text:p>328</text:p>
          </table:table-cell>
          <table:table-cell office:value-type="float" office:value="305" table:style-name="ce1">
            <text:p>305</text:p>
          </table:table-cell>
          <table:table-cell office:value-type="date" office:date-value="2019-07-14T16:00:00" table:style-name="ce2">
            <text:p>14/07/2019</text:p>
          </table:table-cell>
          <table:table-cell office:value-type="date" office:date-value="2019-07-16T14:00:00" table:style-name="ce2">
            <text:p>16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7" table:style-name="ce1">
            <text:p>4538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29" table:style-name="ce1">
            <text:p>13929</text:p>
          </table:table-cell>
          <table:table-cell office:value-type="float" office:value="808" table:style-name="ce1">
            <text:p>808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473" table:style-name="ce1">
            <text:p>473</text:p>
          </table:table-cell>
          <table:table-cell office:value-type="date" office:date-value="2019-07-13T20:10:00" table:style-name="ce2">
            <text:p>13/07/2019</text:p>
          </table:table-cell>
          <table:table-cell office:value-type="date" office:date-value="2019-07-15T00:05:00" table:style-name="ce2">
            <text:p>15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89" table:style-name="ce1">
            <text:p>4538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930" table:style-name="ce1">
            <text:p>13930</text:p>
          </table:table-cell>
          <table:table-cell office:value-type="float" office:value="809" table:style-name="ce1">
            <text:p>809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5T10:30:00" table:style-name="ce2">
            <text:p>15/07/2019</text:p>
          </table:table-cell>
          <table:table-cell office:value-type="date" office:date-value="2019-07-16T01:15:00" table:style-name="ce2">
            <text:p>16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0" table:style-name="ce1">
            <text:p>4539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31" table:style-name="ce1">
            <text:p>13931</text:p>
          </table:table-cell>
          <table:table-cell office:value-type="float" office:value="810" table:style-name="ce1">
            <text:p>810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5T10:30:00" table:style-name="ce2">
            <text:p>15/07/2019</text:p>
          </table:table-cell>
          <table:table-cell office:value-type="date" office:date-value="2019-07-16T01:15:00" table:style-name="ce2">
            <text:p>16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1" table:style-name="ce1">
            <text:p>4539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32" table:style-name="ce1">
            <text:p>13932</text:p>
          </table:table-cell>
          <table:table-cell office:value-type="float" office:value="811" table:style-name="ce1">
            <text:p>811</text:p>
          </table:table-cell>
          <table:table-cell office:value-type="float" office:value="2951" table:style-name="ce1">
            <text:p>2951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office:value-type="float" office:value="106" table:style-name="ce1">
            <text:p>106</text:p>
          </table:table-cell>
          <table:table-cell office:value-type="date" office:date-value="2019-07-19T08:40:00" table:style-name="ce2">
            <text:p>19/07/2019</text:p>
          </table:table-cell>
          <table:table-cell office:value-type="date" office:date-value="2019-07-22T13:40:00" table:style-name="ce2">
            <text:p>22/07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08" table:style-name="ce1">
            <text:p>4540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33" table:style-name="ce1">
            <text:p>13933</text:p>
          </table:table-cell>
          <table:table-cell office:value-type="float" office:value="812" table:style-name="ce1">
            <text:p>81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15T20:00:00" table:style-name="ce2">
            <text:p>15/07/2019</text:p>
          </table:table-cell>
          <table:table-cell office:value-type="date" office:date-value="2019-07-16T12:50:00" table:style-name="ce2">
            <text:p>16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3" table:style-name="ce1">
            <text:p>4539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34" table:style-name="ce1">
            <text:p>13934</text:p>
          </table:table-cell>
          <table:table-cell office:value-type="float" office:value="813" table:style-name="ce1">
            <text:p>813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16T07:50:00" table:style-name="ce2">
            <text:p>16/07/2019</text:p>
          </table:table-cell>
          <table:table-cell office:value-type="date" office:date-value="2019-07-16T18:00:00" table:style-name="ce2">
            <text:p>16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4" table:style-name="ce1">
            <text:p>4539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35" table:style-name="ce1">
            <text:p>13935</text:p>
          </table:table-cell>
          <table:table-cell office:value-type="float" office:value="814" table:style-name="ce1">
            <text:p>814</text:p>
          </table:table-cell>
          <table:table-cell office:value-type="float" office:value="2994" table:style-name="ce1">
            <text:p>2994</text:p>
          </table:table-cell>
          <table:table-cell office:value-type="float" office:value="142" table:style-name="ce1">
            <text:p>142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7-16T20:45:00" table:style-name="ce2">
            <text:p>16/07/2019</text:p>
          </table:table-cell>
          <table:table-cell office:value-type="date" office:date-value="2019-07-18T03:50:00" table:style-name="ce2">
            <text:p>18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396" table:style-name="ce1">
            <text:p>4539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36" table:style-name="ce1">
            <text:p>13936</text:p>
          </table:table-cell>
          <table:table-cell office:value-type="float" office:value="815" table:style-name="ce1">
            <text:p>815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70" table:style-name="ce1">
            <text:p>470</text:p>
          </table:table-cell>
          <table:table-cell office:value-type="float" office:value="4" table:style-name="ce1">
            <text:p>4</text:p>
          </table:table-cell>
          <table:table-cell office:value-type="date" office:date-value="2019-07-17T09:30:00" table:style-name="ce2">
            <text:p>17/07/2019</text:p>
          </table:table-cell>
          <table:table-cell office:value-type="date" office:date-value="2019-07-19T23:00:00" table:style-name="ce2">
            <text:p>19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7" table:style-name="ce1">
            <text:p>4539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37" table:style-name="ce1">
            <text:p>13937</text:p>
          </table:table-cell>
          <table:table-cell office:value-type="float" office:value="816" table:style-name="ce1">
            <text:p>816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48" table:style-name="ce1">
            <text:p>48</text:p>
          </table:table-cell>
          <table:table-cell office:value-type="float" office:value="449" table:style-name="ce1">
            <text:p>449</text:p>
          </table:table-cell>
          <table:table-cell office:value-type="date" office:date-value="2019-07-19T01:40:00" table:style-name="ce2">
            <text:p>19/07/2019</text:p>
          </table:table-cell>
          <table:table-cell office:value-type="date" office:date-value="2019-07-19T22:30:00" table:style-name="ce2">
            <text:p>19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7" table:style-name="ce1">
            <text:p>4540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38" table:style-name="ce1">
            <text:p>13938</text:p>
          </table:table-cell>
          <table:table-cell office:value-type="float" office:value="817" table:style-name="ce1">
            <text:p>817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469" table:style-name="ce1">
            <text:p>469</text:p>
          </table:table-cell>
          <table:table-cell office:value-type="date" office:date-value="2019-07-17T20:15:00" table:style-name="ce2">
            <text:p>17/07/2019</text:p>
          </table:table-cell>
          <table:table-cell office:value-type="date" office:date-value="2019-07-18T19:15:00" table:style-name="ce2">
            <text:p>18/07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0" table:style-name="ce1">
            <text:p>4540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39" table:style-name="ce1">
            <text:p>13939</text:p>
          </table:table-cell>
          <table:table-cell office:value-type="float" office:value="818" table:style-name="ce1">
            <text:p>818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473" table:style-name="ce1">
            <text:p>473</text:p>
          </table:table-cell>
          <table:table-cell office:value-type="float" office:value="63" table:style-name="ce1">
            <text:p>63</text:p>
          </table:table-cell>
          <table:table-cell office:value-type="date" office:date-value="2019-07-17T00:20:00" table:style-name="ce2">
            <text:p>17/07/2019</text:p>
          </table:table-cell>
          <table:table-cell office:value-type="date" office:date-value="2019-07-17T17:30:00" table:style-name="ce2">
            <text:p>17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398" table:style-name="ce1">
            <text:p>4539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40" table:style-name="ce1">
            <text:p>13940</text:p>
          </table:table-cell>
          <table:table-cell office:value-type="float" office:value="819" table:style-name="ce1">
            <text:p>819</text:p>
          </table:table-cell>
          <table:table-cell office:value-type="float" office:value="2738" table:style-name="ce1">
            <text:p>273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7T10:00:00" table:style-name="ce2">
            <text:p>17/07/2019</text:p>
          </table:table-cell>
          <table:table-cell office:value-type="date" office:date-value="2019-07-20T15:20:00" table:style-name="ce2">
            <text:p>20/07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399" table:style-name="ce1">
            <text:p>453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41" table:style-name="ce1">
            <text:p>13941</text:p>
          </table:table-cell>
          <table:table-cell office:value-type="float" office:value="820" table:style-name="ce1">
            <text:p>82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20T00:15:00" table:style-name="ce2">
            <text:p>20/07/2019</text:p>
          </table:table-cell>
          <table:table-cell office:value-type="date" office:date-value="2019-07-20T15:00:00" table:style-name="ce2">
            <text:p>20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0" table:style-name="ce1">
            <text:p>454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42" table:style-name="ce1">
            <text:p>13942</text:p>
          </table:table-cell>
          <table:table-cell office:value-type="float" office:value="821" table:style-name="ce1">
            <text:p>821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8T08:30:00" table:style-name="ce2">
            <text:p>18/07/2019</text:p>
          </table:table-cell>
          <table:table-cell office:value-type="date" office:date-value="2019-07-18T22:50:00" table:style-name="ce2">
            <text:p>18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2" table:style-name="ce1">
            <text:p>454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43" table:style-name="ce1">
            <text:p>13943</text:p>
          </table:table-cell>
          <table:table-cell office:value-type="float" office:value="822" table:style-name="ce1">
            <text:p>822</text:p>
          </table:table-cell>
          <table:table-cell office:value-type="float" office:value="1684" table:style-name="ce1">
            <text:p>1684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8T08:30:00" table:style-name="ce2">
            <text:p>18/07/2019</text:p>
          </table:table-cell>
          <table:table-cell office:value-type="date" office:date-value="2019-07-18T22:50:00" table:style-name="ce2">
            <text:p>18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3" table:style-name="ce1">
            <text:p>4540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44" table:style-name="ce1">
            <text:p>13944</text:p>
          </table:table-cell>
          <table:table-cell office:value-type="float" office:value="823" table:style-name="ce1">
            <text:p>823</text:p>
          </table:table-cell>
          <table:table-cell office:value-type="float" office:value="2558" table:style-name="ce1">
            <text:p>2558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19T03:00:00" table:style-name="ce2">
            <text:p>19/07/2019</text:p>
          </table:table-cell>
          <table:table-cell office:value-type="date" office:date-value="2019-07-20T06:00:00" table:style-name="ce2">
            <text:p>20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06" table:style-name="ce1">
            <text:p>4540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45" table:style-name="ce1">
            <text:p>13945</text:p>
          </table:table-cell>
          <table:table-cell office:value-type="float" office:value="824" table:style-name="ce1">
            <text:p>824</text:p>
          </table:table-cell>
          <table:table-cell office:value-type="float" office:value="2022" table:style-name="ce1">
            <text:p>2022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18T09:20:00" table:style-name="ce2">
            <text:p>18/07/2019</text:p>
          </table:table-cell>
          <table:table-cell office:value-type="date" office:date-value="2019-07-20T10:35:00" table:style-name="ce2">
            <text:p>20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4" table:style-name="ce1">
            <text:p>4540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46" table:style-name="ce1">
            <text:p>13946</text:p>
          </table:table-cell>
          <table:table-cell office:value-type="float" office:value="825" table:style-name="ce1">
            <text:p>825</text:p>
          </table:table-cell>
          <table:table-cell office:value-type="float" office:value="3029" table:style-name="ce1">
            <text:p>302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19T05:20:00" table:style-name="ce2">
            <text:p>19/07/2019</text:p>
          </table:table-cell>
          <table:table-cell office:value-type="date" office:date-value="2019-07-20T14:30:00" table:style-name="ce2">
            <text:p>20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05" table:style-name="ce1">
            <text:p>4540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47" table:style-name="ce1">
            <text:p>13947</text:p>
          </table:table-cell>
          <table:table-cell office:value-type="float" office:value="826" table:style-name="ce1">
            <text:p>826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0T08:45:00" table:style-name="ce2">
            <text:p>20/07/2019</text:p>
          </table:table-cell>
          <table:table-cell office:value-type="date" office:date-value="2019-07-21T07:00:00" table:style-name="ce2">
            <text:p>21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1" table:style-name="ce1">
            <text:p>454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48" table:style-name="ce1">
            <text:p>13948</text:p>
          </table:table-cell>
          <table:table-cell office:value-type="float" office:value="827" table:style-name="ce1">
            <text:p>827</text:p>
          </table:table-cell>
          <table:table-cell office:value-type="float" office:value="2950" table:style-name="ce1">
            <text:p>2950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0T08:45:00" table:style-name="ce2">
            <text:p>20/07/2019</text:p>
          </table:table-cell>
          <table:table-cell office:value-type="date" office:date-value="2019-07-21T07:00:00" table:style-name="ce2">
            <text:p>21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2" table:style-name="ce1">
            <text:p>454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49" table:style-name="ce1">
            <text:p>13949</text:p>
          </table:table-cell>
          <table:table-cell office:value-type="float" office:value="828" table:style-name="ce1">
            <text:p>828</text:p>
          </table:table-cell>
          <table:table-cell office:value-type="float" office:value="2387" table:style-name="ce1">
            <text:p>2387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7-22T20:10:00" table:style-name="ce2">
            <text:p>22/07/2019</text:p>
          </table:table-cell>
          <table:table-cell office:value-type="date" office:date-value="2019-07-24T12:00:00" table:style-name="ce2">
            <text:p>24/07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7" table:style-name="ce1">
            <text:p>4541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50" table:style-name="ce1">
            <text:p>13950</text:p>
          </table:table-cell>
          <table:table-cell office:value-type="float" office:value="829" table:style-name="ce1">
            <text:p>829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7-20T22:10:00" table:style-name="ce2">
            <text:p>20/07/2019</text:p>
          </table:table-cell>
          <table:table-cell office:value-type="date" office:date-value="2019-07-23T09:15:00" table:style-name="ce2">
            <text:p>23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3" table:style-name="ce1">
            <text:p>4541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51" table:style-name="ce1">
            <text:p>13951</text:p>
          </table:table-cell>
          <table:table-cell office:value-type="float" office:value="830" table:style-name="ce1">
            <text:p>830</text:p>
          </table:table-cell>
          <table:table-cell office:value-type="float" office:value="3030" table:style-name="ce1">
            <text:p>3030</text:p>
          </table:table-cell>
          <table:table-cell office:value-type="float" office:value="78" table:style-name="ce1">
            <text:p>78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date" office:date-value="2019-07-21T14:15:00" table:style-name="ce2">
            <text:p>21/07/2019</text:p>
          </table:table-cell>
          <table:table-cell office:value-type="date" office:date-value="2019-07-22T11:05:00" table:style-name="ce2">
            <text:p>22/07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15" table:style-name="ce1">
            <text:p>4541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52" table:style-name="ce1">
            <text:p>13952</text:p>
          </table:table-cell>
          <table:table-cell office:value-type="float" office:value="831" table:style-name="ce1">
            <text:p>831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7-21T12:00:00" table:style-name="ce2">
            <text:p>21/07/2019</text:p>
          </table:table-cell>
          <table:table-cell office:value-type="date" office:date-value="2019-07-23T12:35:00" table:style-name="ce2">
            <text:p>23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4" table:style-name="ce1">
            <text:p>4541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53" table:style-name="ce1">
            <text:p>13953</text:p>
          </table:table-cell>
          <table:table-cell office:value-type="float" office:value="832" table:style-name="ce1">
            <text:p>832</text:p>
          </table:table-cell>
          <table:table-cell office:value-type="float" office:value="2790" table:style-name="ce1">
            <text:p>2790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22T17:30:00" table:style-name="ce2">
            <text:p>22/07/2019</text:p>
          </table:table-cell>
          <table:table-cell office:value-type="date" office:date-value="2019-07-23T21:20:00" table:style-name="ce2">
            <text:p>23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16" table:style-name="ce1">
            <text:p>4541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54" table:style-name="ce1">
            <text:p>13954</text:p>
          </table:table-cell>
          <table:table-cell office:value-type="float" office:value="833" table:style-name="ce1">
            <text:p>83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24T05:00:00" table:style-name="ce2">
            <text:p>24/07/2019</text:p>
          </table:table-cell>
          <table:table-cell office:value-type="date" office:date-value="2019-07-25T00:30:00" table:style-name="ce2">
            <text:p>25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2" table:style-name="ce1">
            <text:p>4542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55" table:style-name="ce1">
            <text:p>13955</text:p>
          </table:table-cell>
          <table:table-cell office:value-type="float" office:value="834" table:style-name="ce1">
            <text:p>834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7-20T07:00:00" table:style-name="ce2">
            <text:p>20/07/2019</text:p>
          </table:table-cell>
          <table:table-cell office:value-type="date" office:date-value="2019-07-21T06:40:00" table:style-name="ce2">
            <text:p>21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09" table:style-name="ce1">
            <text:p>4540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56" table:style-name="ce1">
            <text:p>13956</text:p>
          </table:table-cell>
          <table:table-cell office:value-type="float" office:value="835" table:style-name="ce1">
            <text:p>835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7-26T08:40:00" table:style-name="ce2">
            <text:p>26/07/2019</text:p>
          </table:table-cell>
          <table:table-cell office:value-type="date" office:date-value="2019-07-29T19:00:00" table:style-name="ce2">
            <text:p>29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1" table:style-name="ce1">
            <text:p>4543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57" table:style-name="ce1">
            <text:p>13957</text:p>
          </table:table-cell>
          <table:table-cell office:value-type="float" office:value="836" table:style-name="ce1">
            <text:p>836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3T01:30:00" table:style-name="ce2">
            <text:p>23/07/2019</text:p>
          </table:table-cell>
          <table:table-cell office:value-type="date" office:date-value="2019-07-24T16:30:00" table:style-name="ce2">
            <text:p>24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8" table:style-name="ce1">
            <text:p>454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58" table:style-name="ce1">
            <text:p>13958</text:p>
          </table:table-cell>
          <table:table-cell office:value-type="float" office:value="837" table:style-name="ce1">
            <text:p>837</text:p>
          </table:table-cell>
          <table:table-cell office:value-type="float" office:value="2288" table:style-name="ce1">
            <text:p>228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2T21:15:00" table:style-name="ce2">
            <text:p>22/07/2019</text:p>
          </table:table-cell>
          <table:table-cell office:value-type="date" office:date-value="2019-07-24T01:05:00" table:style-name="ce2">
            <text:p>24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19" table:style-name="ce1">
            <text:p>4541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59" table:style-name="ce1">
            <text:p>13959</text:p>
          </table:table-cell>
          <table:table-cell office:value-type="float" office:value="838" table:style-name="ce1">
            <text:p>838</text:p>
          </table:table-cell>
          <table:table-cell office:value-type="float" office:value="3031" table:style-name="ce1">
            <text:p>3031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77" table:style-name="ce1">
            <text:p>477</text:p>
          </table:table-cell>
          <table:table-cell office:value-type="date" office:date-value="2019-07-24T12:30:00" table:style-name="ce2">
            <text:p>24/07/2019</text:p>
          </table:table-cell>
          <table:table-cell office:value-type="date" office:date-value="2019-07-25T19:15:00" table:style-name="ce2">
            <text:p>25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23" table:style-name="ce1">
            <text:p>4542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60" table:style-name="ce1">
            <text:p>13960</text:p>
          </table:table-cell>
          <table:table-cell office:value-type="float" office:value="839" table:style-name="ce1">
            <text:p>839</text:p>
          </table:table-cell>
          <table:table-cell office:value-type="float" office:value="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7-23T15:50:00" table:style-name="ce2">
            <text:p>23/07/2019</text:p>
          </table:table-cell>
          <table:table-cell office:value-type="date" office:date-value="2019-07-24T22:25:00" table:style-name="ce2">
            <text:p>24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0" table:style-name="ce1">
            <text:p>4542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61" table:style-name="ce1">
            <text:p>13961</text:p>
          </table:table-cell>
          <table:table-cell office:value-type="float" office:value="840" table:style-name="ce1">
            <text:p>840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7-25T18:50:00" table:style-name="ce2">
            <text:p>25/07/2019</text:p>
          </table:table-cell>
          <table:table-cell office:value-type="date" office:date-value="2019-07-26T14:30:00" table:style-name="ce2">
            <text:p>26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7" table:style-name="ce1">
            <text:p>4542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62" table:style-name="ce1">
            <text:p>13962</text:p>
          </table:table-cell>
          <table:table-cell office:value-type="float" office:value="841" table:style-name="ce1">
            <text:p>841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4T22:35:00" table:style-name="ce2">
            <text:p>24/07/2019</text:p>
          </table:table-cell>
          <table:table-cell office:value-type="date" office:date-value="2019-07-26T09:35:00" table:style-name="ce2">
            <text:p>26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4" table:style-name="ce1">
            <text:p>454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63" table:style-name="ce1">
            <text:p>13963</text:p>
          </table:table-cell>
          <table:table-cell office:value-type="float" office:value="842" table:style-name="ce1">
            <text:p>842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4T22:35:00" table:style-name="ce2">
            <text:p>24/07/2019</text:p>
          </table:table-cell>
          <table:table-cell office:value-type="date" office:date-value="2019-07-26T09:35:00" table:style-name="ce2">
            <text:p>26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5" table:style-name="ce1">
            <text:p>4542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64" table:style-name="ce1">
            <text:p>13964</text:p>
          </table:table-cell>
          <table:table-cell office:value-type="float" office:value="843" table:style-name="ce1">
            <text:p>843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date" office:date-value="2019-07-23T20:10:00" table:style-name="ce2">
            <text:p>23/07/2019</text:p>
          </table:table-cell>
          <table:table-cell office:value-type="date" office:date-value="2019-07-25T04:25:00" table:style-name="ce2">
            <text:p>25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1" table:style-name="ce1">
            <text:p>4542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65" table:style-name="ce1">
            <text:p>13965</text:p>
          </table:table-cell>
          <table:table-cell office:value-type="float" office:value="844" table:style-name="ce1">
            <text:p>844</text:p>
          </table:table-cell>
          <table:table-cell office:value-type="float" office:value="2485" table:style-name="ce1">
            <text:p>2485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26T13:00:00" table:style-name="ce2">
            <text:p>26/07/2019</text:p>
          </table:table-cell>
          <table:table-cell office:value-type="date" office:date-value="2019-07-27T22:45:00" table:style-name="ce2">
            <text:p>27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34" table:style-name="ce1">
            <text:p>4543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66" table:style-name="ce1">
            <text:p>13966</text:p>
          </table:table-cell>
          <table:table-cell office:value-type="float" office:value="845" table:style-name="ce1">
            <text:p>845</text:p>
          </table:table-cell>
          <table:table-cell office:value-type="float" office:value="1737" table:style-name="ce1">
            <text:p>1737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6T07:25:00" table:style-name="ce2">
            <text:p>26/07/2019</text:p>
          </table:table-cell>
          <table:table-cell office:value-type="date" office:date-value="2019-07-28T06:20:00" table:style-name="ce2">
            <text:p>28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8" table:style-name="ce1">
            <text:p>454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67" table:style-name="ce1">
            <text:p>13967</text:p>
          </table:table-cell>
          <table:table-cell office:value-type="float" office:value="846" table:style-name="ce1">
            <text:p>846</text:p>
          </table:table-cell>
          <table:table-cell office:value-type="float" office:value="2509" table:style-name="ce1">
            <text:p>2509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6T07:25:00" table:style-name="ce2">
            <text:p>26/07/2019</text:p>
          </table:table-cell>
          <table:table-cell office:value-type="date" office:date-value="2019-07-28T06:20:00" table:style-name="ce2">
            <text:p>28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9" table:style-name="ce1">
            <text:p>4542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68" table:style-name="ce1">
            <text:p>13968</text:p>
          </table:table-cell>
          <table:table-cell office:value-type="float" office:value="847" table:style-name="ce1">
            <text:p>847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7-26T08:10:00" table:style-name="ce2">
            <text:p>26/07/2019</text:p>
          </table:table-cell>
          <table:table-cell office:value-type="date" office:date-value="2019-07-28T08:30:00" table:style-name="ce2">
            <text:p>28/07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0" table:style-name="ce1">
            <text:p>4543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69" table:style-name="ce1">
            <text:p>13969</text:p>
          </table:table-cell>
          <table:table-cell office:value-type="float" office:value="849" table:style-name="ce1">
            <text:p>849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7-27T17:50:00" table:style-name="ce2">
            <text:p>27/07/2019</text:p>
          </table:table-cell>
          <table:table-cell office:value-type="date" office:date-value="2019-07-29T05:05:00" table:style-name="ce2">
            <text:p>29/07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7" table:style-name="ce1">
            <text:p>4543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70" table:style-name="ce1">
            <text:p>13970</text:p>
          </table:table-cell>
          <table:table-cell office:value-type="float" office:value="850" table:style-name="ce1">
            <text:p>850</text:p>
          </table:table-cell>
          <table:table-cell office:value-type="float" office:value="2632" table:style-name="ce1">
            <text:p>2632</text:p>
          </table:table-cell>
          <table:table-cell office:value-type="float" office:value="142" table:style-name="ce1">
            <text:p>142</text:p>
          </table:table-cell>
          <table:table-cell office:value-type="float" office:value="103" table:style-name="ce1">
            <text:p>103</text:p>
          </table:table-cell>
          <table:table-cell office:value-type="float" office:value="48" table:style-name="ce1">
            <text:p>48</text:p>
          </table:table-cell>
          <table:table-cell office:value-type="date" office:date-value="2019-07-27T01:50:00" table:style-name="ce2">
            <text:p>27/07/2019</text:p>
          </table:table-cell>
          <table:table-cell office:value-type="date" office:date-value="2019-07-28T09:30:00" table:style-name="ce2">
            <text:p>28/07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6" table:style-name="ce1">
            <text:p>4543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3971" table:style-name="ce1">
            <text:p>13971</text:p>
          </table:table-cell>
          <table:table-cell office:value-type="float" office:value="851" table:style-name="ce1">
            <text:p>851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9T06:40:00" table:style-name="ce2">
            <text:p>29/07/2019</text:p>
          </table:table-cell>
          <table:table-cell office:value-type="date" office:date-value="2019-07-30T01:00:00" table:style-name="ce2">
            <text:p>30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8" table:style-name="ce1">
            <text:p>4543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72" table:style-name="ce1">
            <text:p>13972</text:p>
          </table:table-cell>
          <table:table-cell office:value-type="float" office:value="852" table:style-name="ce1">
            <text:p>852</text:p>
          </table:table-cell>
          <table:table-cell office:value-type="float" office:value="2623" table:style-name="ce1">
            <text:p>262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26T22:30:00" table:style-name="ce2">
            <text:p>26/07/2019</text:p>
          </table:table-cell>
          <table:table-cell office:value-type="date" office:date-value="2019-07-27T17:20:00" table:style-name="ce2">
            <text:p>27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35" table:style-name="ce1">
            <text:p>454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73" table:style-name="ce1">
            <text:p>13973</text:p>
          </table:table-cell>
          <table:table-cell office:value-type="float" office:value="853" table:style-name="ce1">
            <text:p>853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3974" table:style-name="ce1">
            <text:p>13974</text:p>
          </table:table-cell>
          <table:table-cell office:value-type="float" office:value="854" table:style-name="ce1">
            <text:p>854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537" table:style-name="ce1">
            <text:p>537</text:p>
          </table:table-cell>
          <table:table-cell office:value-type="date" office:date-value="2019-07-27T07:20:00" table:style-name="ce2">
            <text:p>27/07/2019</text:p>
          </table:table-cell>
          <table:table-cell office:value-type="date" office:date-value="2019-07-27T09:30:00" table:style-name="ce2">
            <text:p>27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2" table:style-name="ce1">
            <text:p>454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75" table:style-name="ce1">
            <text:p>13975</text:p>
          </table:table-cell>
          <table:table-cell office:value-type="float" office:value="855" table:style-name="ce1">
            <text:p>855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530" table:style-name="ce1">
            <text:p>530</text:p>
          </table:table-cell>
          <table:table-cell office:value-type="date" office:date-value="2019-07-27T07:20:00" table:style-name="ce2">
            <text:p>27/07/2019</text:p>
          </table:table-cell>
          <table:table-cell office:value-type="date" office:date-value="2019-07-28T09:30:00" table:style-name="ce2">
            <text:p>28/07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3" table:style-name="ce1">
            <text:p>4543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76" table:style-name="ce1">
            <text:p>13976</text:p>
          </table:table-cell>
          <table:table-cell office:value-type="float" office:value="856" table:style-name="ce1">
            <text:p>856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9T12:30:00" table:style-name="ce2">
            <text:p>29/07/2019</text:p>
          </table:table-cell>
          <table:table-cell office:value-type="date" office:date-value="2019-08-01T18:25:00" table:style-name="ce2">
            <text:p>01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1" table:style-name="ce1">
            <text:p>4544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77" table:style-name="ce1">
            <text:p>13977</text:p>
          </table:table-cell>
          <table:table-cell office:value-type="float" office:value="857" table:style-name="ce1">
            <text:p>857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9T12:30:00" table:style-name="ce2">
            <text:p>29/07/2019</text:p>
          </table:table-cell>
          <table:table-cell office:value-type="date" office:date-value="2019-08-01T18:25:00" table:style-name="ce2">
            <text:p>01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2" table:style-name="ce1">
            <text:p>4544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78" table:style-name="ce1">
            <text:p>13978</text:p>
          </table:table-cell>
          <table:table-cell office:value-type="float" office:value="858" table:style-name="ce1">
            <text:p>858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7-30T15:40:00" table:style-name="ce2">
            <text:p>30/07/2019</text:p>
          </table:table-cell>
          <table:table-cell office:value-type="date" office:date-value="2019-08-01T14:05:00" table:style-name="ce2">
            <text:p>01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5" table:style-name="ce1">
            <text:p>4544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81" table:style-name="ce1">
            <text:p>13981</text:p>
          </table:table-cell>
          <table:table-cell office:value-type="float" office:value="848" table:style-name="ce1">
            <text:p>848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364" table:style-name="ce1">
            <text:p>364</text:p>
          </table:table-cell>
          <table:table-cell office:value-type="float" office:value="364" table:style-name="ce1">
            <text:p>364</text:p>
          </table:table-cell>
          <table:table-cell office:value-type="date" office:date-value="2019-07-24T23:45:00" table:style-name="ce2">
            <text:p>24/07/2019</text:p>
          </table:table-cell>
          <table:table-cell office:value-type="date" office:date-value="2019-07-25T02:10:00" table:style-name="ce2">
            <text:p>25/07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26" table:style-name="ce1">
            <text:p>454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82" table:style-name="ce1">
            <text:p>13982</text:p>
          </table:table-cell>
          <table:table-cell office:value-type="float" office:value="859" table:style-name="ce1">
            <text:p>859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364" table:style-name="ce1">
            <text:p>364</text:p>
          </table:table-cell>
          <table:table-cell office:value-type="float" office:value="364" table:style-name="ce1">
            <text:p>364</text:p>
          </table:table-cell>
          <table:table-cell office:value-type="date" office:date-value="2019-07-29T15:30:00" table:style-name="ce2">
            <text:p>29/07/2019</text:p>
          </table:table-cell>
          <table:table-cell office:value-type="date" office:date-value="2019-07-29T18:30:00" table:style-name="ce2">
            <text:p>29/07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0" table:style-name="ce1">
            <text:p>454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83" table:style-name="ce1">
            <text:p>13983</text:p>
          </table:table-cell>
          <table:table-cell office:value-type="float" office:value="860" table:style-name="ce1">
            <text:p>860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530" table:style-name="ce1">
            <text:p>530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8T09:30:00" table:style-name="ce2">
            <text:p>28/07/2019</text:p>
          </table:table-cell>
          <table:table-cell office:value-type="date" office:date-value="2019-07-29T07:25:00" table:style-name="ce2">
            <text:p>29/07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2" table:style-name="ce1">
            <text:p>454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84" table:style-name="ce1">
            <text:p>13984</text:p>
          </table:table-cell>
          <table:table-cell office:value-type="float" office:value="861" table:style-name="ce1">
            <text:p>861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530" table:style-name="ce1">
            <text:p>530</text:p>
          </table:table-cell>
          <table:table-cell office:value-type="float" office:value="248" table:style-name="ce1">
            <text:p>248</text:p>
          </table:table-cell>
          <table:table-cell office:value-type="date" office:date-value="2019-07-28T09:30:00" table:style-name="ce2">
            <text:p>28/07/2019</text:p>
          </table:table-cell>
          <table:table-cell office:value-type="date" office:date-value="2019-07-29T07:25:00" table:style-name="ce2">
            <text:p>29/07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3" table:style-name="ce1">
            <text:p>4543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85" table:style-name="ce1">
            <text:p>13985</text:p>
          </table:table-cell>
          <table:table-cell office:value-type="float" office:value="862" table:style-name="ce1">
            <text:p>862</text:p>
          </table:table-cell>
          <table:table-cell office:value-type="float" office:value="2582" table:style-name="ce1">
            <text:p>2582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7-29T23:00:00" table:style-name="ce2">
            <text:p>29/07/2019</text:p>
          </table:table-cell>
          <table:table-cell office:value-type="date" office:date-value="2019-07-31T03:45:00" table:style-name="ce2">
            <text:p>31/07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43" table:style-name="ce1">
            <text:p>4544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86" table:style-name="ce1">
            <text:p>13986</text:p>
          </table:table-cell>
          <table:table-cell office:value-type="float" office:value="863" table:style-name="ce1">
            <text:p>863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7-29T13:10:00" table:style-name="ce2">
            <text:p>29/07/2019</text:p>
          </table:table-cell>
          <table:table-cell office:value-type="date" office:date-value="2019-07-30T05:00:00" table:style-name="ce2">
            <text:p>30/07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39" table:style-name="ce1">
            <text:p>4543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87" table:style-name="ce1">
            <text:p>13987</text:p>
          </table:table-cell>
          <table:table-cell office:value-type="float" office:value="864" table:style-name="ce1">
            <text:p>864</text:p>
          </table:table-cell>
          <table:table-cell office:value-type="float" office:value="2471" table:style-name="ce1">
            <text:p>2471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7-31T09:30:00" table:style-name="ce2">
            <text:p>31/07/2019</text:p>
          </table:table-cell>
          <table:table-cell office:value-type="date" office:date-value="2019-08-01T14:15:00" table:style-name="ce2">
            <text:p>01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46" table:style-name="ce1">
            <text:p>4544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3988" table:style-name="ce1">
            <text:p>13988</text:p>
          </table:table-cell>
          <table:table-cell office:value-type="float" office:value="865" table:style-name="ce1">
            <text:p>865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525" table:style-name="ce1">
            <text:p>525</text:p>
          </table:table-cell>
          <table:table-cell office:value-type="date" office:date-value="2019-07-29T23:00:00" table:style-name="ce2">
            <text:p>29/07/2019</text:p>
          </table:table-cell>
          <table:table-cell office:value-type="date" office:date-value="2019-07-30T18:25:00" table:style-name="ce2">
            <text:p>30/07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4" table:style-name="ce1">
            <text:p>4544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89" table:style-name="ce1">
            <text:p>13989</text:p>
          </table:table-cell>
          <table:table-cell office:value-type="float" office:value="866" table:style-name="ce1">
            <text:p>866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01T16:50:00" table:style-name="ce2">
            <text:p>01/08/2019</text:p>
          </table:table-cell>
          <table:table-cell office:value-type="date" office:date-value="2019-08-02T02:45:00" table:style-name="ce2">
            <text:p>02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0" table:style-name="ce1">
            <text:p>454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90" table:style-name="ce1">
            <text:p>13990</text:p>
          </table:table-cell>
          <table:table-cell office:value-type="float" office:value="867" table:style-name="ce1">
            <text:p>867</text:p>
          </table:table-cell>
          <table:table-cell office:value-type="float" office:value="1360" table:style-name="ce1">
            <text:p>1360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date" office:date-value="2019-08-01T19:45:00" table:style-name="ce2">
            <text:p>01/08/2019</text:p>
          </table:table-cell>
          <table:table-cell office:value-type="date" office:date-value="2019-08-03T13:15:00" table:style-name="ce2">
            <text:p>03/08/201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9" table:style-name="ce1">
            <text:p>4544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92" table:style-name="ce1">
            <text:p>13992</text:p>
          </table:table-cell>
          <table:table-cell office:value-type="float" office:value="868" table:style-name="ce1">
            <text:p>868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38" table:style-name="ce1">
            <text:p>538</text:p>
          </table:table-cell>
          <table:table-cell office:value-type="float" office:value="4" table:style-name="ce1">
            <text:p>4</text:p>
          </table:table-cell>
          <table:table-cell office:value-type="date" office:date-value="2019-07-30T18:25:00" table:style-name="ce2">
            <text:p>30/07/2019</text:p>
          </table:table-cell>
          <table:table-cell office:value-type="date" office:date-value="2019-08-02T15:20:00" table:style-name="ce2">
            <text:p>02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4" table:style-name="ce1">
            <text:p>4544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93" table:style-name="ce1">
            <text:p>13993</text:p>
          </table:table-cell>
          <table:table-cell office:value-type="float" office:value="869" table:style-name="ce1">
            <text:p>869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8-01T18:20:00" table:style-name="ce2">
            <text:p>01/08/2019</text:p>
          </table:table-cell>
          <table:table-cell office:value-type="date" office:date-value="2019-08-03T19:40:00" table:style-name="ce2">
            <text:p>03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3" table:style-name="ce1">
            <text:p>4545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3994" table:style-name="ce1">
            <text:p>13994</text:p>
          </table:table-cell>
          <table:table-cell office:value-type="float" office:value="870" table:style-name="ce1">
            <text:p>870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97" table:style-name="ce1">
            <text:p>497</text:p>
          </table:table-cell>
          <table:table-cell office:value-type="float" office:value="3" table:style-name="ce1">
            <text:p>3</text:p>
          </table:table-cell>
          <table:table-cell office:value-type="date" office:date-value="2019-08-01T01:20:00" table:style-name="ce2">
            <text:p>01/08/2019</text:p>
          </table:table-cell>
          <table:table-cell office:value-type="date" office:date-value="2019-08-01T20:30:00" table:style-name="ce2">
            <text:p>01/08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47" table:style-name="ce1">
            <text:p>4544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3995" table:style-name="ce1">
            <text:p>13995</text:p>
          </table:table-cell>
          <table:table-cell office:value-type="float" office:value="871" table:style-name="ce1">
            <text:p>871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8-02T09:30:00" table:style-name="ce2">
            <text:p>02/08/2019</text:p>
          </table:table-cell>
          <table:table-cell office:value-type="date" office:date-value="2019-08-04T00:30:00" table:style-name="ce2">
            <text:p>04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1" table:style-name="ce1">
            <text:p>4545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3996" table:style-name="ce1">
            <text:p>13996</text:p>
          </table:table-cell>
          <table:table-cell office:value-type="float" office:value="872" table:style-name="ce1">
            <text:p>872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5T08:20:00" table:style-name="ce2">
            <text:p>05/08/2019</text:p>
          </table:table-cell>
          <table:table-cell office:value-type="date" office:date-value="2019-08-06T23:20:00" table:style-name="ce2">
            <text:p>06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0" table:style-name="ce1">
            <text:p>454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3997" table:style-name="ce1">
            <text:p>13997</text:p>
          </table:table-cell>
          <table:table-cell office:value-type="float" office:value="873" table:style-name="ce1">
            <text:p>873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5T08:20:00" table:style-name="ce2">
            <text:p>05/08/2019</text:p>
          </table:table-cell>
          <table:table-cell office:value-type="date" office:date-value="2019-08-06T23:20:00" table:style-name="ce2">
            <text:p>06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1" table:style-name="ce1">
            <text:p>454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98" table:style-name="ce1">
            <text:p>13998</text:p>
          </table:table-cell>
          <table:table-cell office:value-type="float" office:value="874" table:style-name="ce1">
            <text:p>874</text:p>
          </table:table-cell>
          <table:table-cell office:value-type="float" office:value="3035" table:style-name="ce1">
            <text:p>3035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144" table:style-name="ce1">
            <text:p>144</text:p>
          </table:table-cell>
          <table:table-cell office:value-type="date" office:date-value="2019-08-01T15:15:00" table:style-name="ce2">
            <text:p>01/08/2019</text:p>
          </table:table-cell>
          <table:table-cell office:value-type="date" office:date-value="2019-08-03T00:05:00" table:style-name="ce2">
            <text:p>03/08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48" table:style-name="ce1">
            <text:p>4544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3999" table:style-name="ce1">
            <text:p>13999</text:p>
          </table:table-cell>
          <table:table-cell office:value-type="float" office:value="875" table:style-name="ce1">
            <text:p>87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8-03T21:30:00" table:style-name="ce2">
            <text:p>03/08/2019</text:p>
          </table:table-cell>
          <table:table-cell office:value-type="date" office:date-value="2019-08-04T05:45:00" table:style-name="ce2">
            <text:p>04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7" table:style-name="ce1">
            <text:p>4545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876" table:style-name="ce1">
            <text:p>876</text:p>
          </table:table-cell>
          <table:table-cell office:value-type="float" office:value="3011" table:style-name="ce1">
            <text:p>301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02T10:35:00" table:style-name="ce2">
            <text:p>02/08/2019</text:p>
          </table:table-cell>
          <table:table-cell office:value-type="date" office:date-value="2019-08-03T19:30:00" table:style-name="ce2">
            <text:p>03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52" table:style-name="ce1">
            <text:p>4545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01" table:style-name="ce1">
            <text:p>14001</text:p>
          </table:table-cell>
          <table:table-cell office:value-type="float" office:value="877" table:style-name="ce1">
            <text:p>877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1T16:55:00" table:style-name="ce2">
            <text:p>01/08/2019</text:p>
          </table:table-cell>
          <table:table-cell office:value-type="date" office:date-value="2019-08-03T16:15:00" table:style-name="ce2">
            <text:p>03/08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454" table:style-name="ce1">
            <text:p>4545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02" table:style-name="ce1">
            <text:p>14002</text:p>
          </table:table-cell>
          <table:table-cell office:value-type="float" office:value="878" table:style-name="ce1">
            <text:p>878</text:p>
          </table:table-cell>
          <table:table-cell office:value-type="float" office:value="1508" table:style-name="ce1">
            <text:p>1508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1T16:55:00" table:style-name="ce2">
            <text:p>01/08/2019</text:p>
          </table:table-cell>
          <table:table-cell office:value-type="date" office:date-value="2019-08-03T16:15:00" table:style-name="ce2">
            <text:p>03/08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455" table:style-name="ce1">
            <text:p>454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03" table:style-name="ce1">
            <text:p>14003</text:p>
          </table:table-cell>
          <table:table-cell office:value-type="float" office:value="879" table:style-name="ce1">
            <text:p>879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date" office:date-value="2019-08-04T10:00:00" table:style-name="ce2">
            <text:p>04/08/2019</text:p>
          </table:table-cell>
          <table:table-cell office:value-type="date" office:date-value="2019-08-05T15:00:00" table:style-name="ce2">
            <text:p>05/08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9" table:style-name="ce1">
            <text:p>4545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04" table:style-name="ce1">
            <text:p>14004</text:p>
          </table:table-cell>
          <table:table-cell office:value-type="float" office:value="880" table:style-name="ce1">
            <text:p>880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473" table:style-name="ce1">
            <text:p>473</text:p>
          </table:table-cell>
          <table:table-cell office:value-type="date" office:date-value="2019-08-03T08:00:00" table:style-name="ce2">
            <text:p>03/08/2019</text:p>
          </table:table-cell>
          <table:table-cell office:value-type="date" office:date-value="2019-08-04T12:00:00" table:style-name="ce2">
            <text:p>04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56" table:style-name="ce1">
            <text:p>4545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05" table:style-name="ce1">
            <text:p>14005</text:p>
          </table:table-cell>
          <table:table-cell office:value-type="float" office:value="881" table:style-name="ce1">
            <text:p>881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006" table:style-name="ce1">
            <text:p>14006</text:p>
          </table:table-cell>
          <table:table-cell office:value-type="float" office:value="882" table:style-name="ce1">
            <text:p>882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08-05T22:45:00" table:style-name="ce2">
            <text:p>05/08/2019</text:p>
          </table:table-cell>
          <table:table-cell office:value-type="date" office:date-value="2019-08-06T17:00:00" table:style-name="ce2">
            <text:p>06/08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2" table:style-name="ce1">
            <text:p>4546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07" table:style-name="ce1">
            <text:p>14007</text:p>
          </table:table-cell>
          <table:table-cell office:value-type="float" office:value="883" table:style-name="ce1">
            <text:p>883</text:p>
          </table:table-cell>
          <table:table-cell office:value-type="float" office:value="2803" table:style-name="ce1">
            <text:p>2803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05T04:45:00" table:style-name="ce2">
            <text:p>05/08/2019</text:p>
          </table:table-cell>
          <table:table-cell office:value-type="date" office:date-value="2019-08-06T12:00:00" table:style-name="ce2">
            <text:p>06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58" table:style-name="ce1">
            <text:p>4545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08" table:style-name="ce1">
            <text:p>14008</text:p>
          </table:table-cell>
          <table:table-cell office:value-type="float" office:value="884" table:style-name="ce1">
            <text:p>884</text:p>
          </table:table-cell>
          <table:table-cell office:value-type="float" office:value="3036" table:style-name="ce1">
            <text:p>3036</text:p>
          </table:table-cell>
          <table:table-cell office:value-type="float" office:value="136" table:style-name="ce1">
            <text:p>136</text:p>
          </table:table-cell>
          <table:table-cell office:value-type="float" office:value="263" table:style-name="ce1">
            <text:p>263</text:p>
          </table:table-cell>
          <table:table-cell office:value-type="float" office:value="447" table:style-name="ce1">
            <text:p>447</text:p>
          </table:table-cell>
          <table:table-cell office:value-type="date" office:date-value="2019-08-06T22:15:00" table:style-name="ce2">
            <text:p>06/08/2019</text:p>
          </table:table-cell>
          <table:table-cell office:value-type="date" office:date-value="2019-08-10T08:20:00" table:style-name="ce2">
            <text:p>10/08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67" table:style-name="ce1">
            <text:p>454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09" table:style-name="ce1">
            <text:p>14009</text:p>
          </table:table-cell>
          <table:table-cell office:value-type="float" office:value="885" table:style-name="ce1">
            <text:p>885</text:p>
          </table:table-cell>
          <table:table-cell office:value-type="float" office:value="2734" table:style-name="ce1">
            <text:p>2734</text:p>
          </table:table-cell>
          <table:table-cell office:value-type="float" office:value="131" table:style-name="ce1">
            <text:p>131</text:p>
          </table:table-cell>
          <table:table-cell office:value-type="float" office:value="447" table:style-name="ce1">
            <text:p>447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07T12:45:00" table:style-name="ce2">
            <text:p>07/08/2019</text:p>
          </table:table-cell>
          <table:table-cell office:value-type="date" office:date-value="2019-08-08T03:15:00" table:style-name="ce2">
            <text:p>08/08/20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470" table:style-name="ce1">
            <text:p>4547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10" table:style-name="ce1">
            <text:p>14010</text:p>
          </table:table-cell>
          <table:table-cell office:value-type="float" office:value="886" table:style-name="ce1">
            <text:p>886</text:p>
          </table:table-cell>
          <table:table-cell office:value-type="float" office:value="2970" table:style-name="ce1">
            <text:p>2970</text:p>
          </table:table-cell>
          <table:table-cell office:value-type="float" office:value="142" table:style-name="ce1">
            <text:p>142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8-06T22:10:00" table:style-name="ce2">
            <text:p>06/08/2019</text:p>
          </table:table-cell>
          <table:table-cell office:value-type="date" office:date-value="2019-08-08T05:30:00" table:style-name="ce2">
            <text:p>08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64" table:style-name="ce1">
            <text:p>4546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11" table:style-name="ce1">
            <text:p>14011</text:p>
          </table:table-cell>
          <table:table-cell office:value-type="float" office:value="887" table:style-name="ce1">
            <text:p>887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473" table:style-name="ce1">
            <text:p>473</text:p>
          </table:table-cell>
          <table:table-cell office:value-type="float" office:value="3" table:style-name="ce1">
            <text:p>3</text:p>
          </table:table-cell>
          <table:table-cell office:value-type="date" office:date-value="2019-08-06T03:50:00" table:style-name="ce2">
            <text:p>06/08/2019</text:p>
          </table:table-cell>
          <table:table-cell office:value-type="date" office:date-value="2019-08-06T13:15:00" table:style-name="ce2">
            <text:p>06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3" table:style-name="ce1">
            <text:p>4546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12" table:style-name="ce1">
            <text:p>14012</text:p>
          </table:table-cell>
          <table:table-cell office:value-type="float" office:value="888" table:style-name="ce1">
            <text:p>888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7T10:25:00" table:style-name="ce2">
            <text:p>07/08/2019</text:p>
          </table:table-cell>
          <table:table-cell office:value-type="date" office:date-value="2019-08-08T15:45:00" table:style-name="ce2">
            <text:p>08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8" table:style-name="ce1">
            <text:p>4546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13" table:style-name="ce1">
            <text:p>14013</text:p>
          </table:table-cell>
          <table:table-cell office:value-type="float" office:value="889" table:style-name="ce1">
            <text:p>889</text:p>
          </table:table-cell>
          <table:table-cell office:value-type="float" office:value="2979" table:style-name="ce1">
            <text:p>297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7T10:25:00" table:style-name="ce2">
            <text:p>07/08/2019</text:p>
          </table:table-cell>
          <table:table-cell office:value-type="date" office:date-value="2019-08-08T15:45:00" table:style-name="ce2">
            <text:p>08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9" table:style-name="ce1">
            <text:p>4546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14" table:style-name="ce1">
            <text:p>14014</text:p>
          </table:table-cell>
          <table:table-cell office:value-type="float" office:value="890" table:style-name="ce1">
            <text:p>89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06T16:20:00" table:style-name="ce2">
            <text:p>06/08/2019</text:p>
          </table:table-cell>
          <table:table-cell office:value-type="date" office:date-value="2019-08-07T04:20:00" table:style-name="ce2">
            <text:p>07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6" table:style-name="ce1">
            <text:p>4546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15" table:style-name="ce1">
            <text:p>14015</text:p>
          </table:table-cell>
          <table:table-cell office:value-type="float" office:value="891" table:style-name="ce1">
            <text:p>891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07T06:45:00" table:style-name="ce2">
            <text:p>07/08/2019</text:p>
          </table:table-cell>
          <table:table-cell office:value-type="date" office:date-value="2019-08-07T22:00:00" table:style-name="ce2">
            <text:p>07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65" table:style-name="ce1">
            <text:p>4546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16" table:style-name="ce1">
            <text:p>14016</text:p>
          </table:table-cell>
          <table:table-cell office:value-type="float" office:value="892" table:style-name="ce1">
            <text:p>892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8-09T20:30:00" table:style-name="ce2">
            <text:p>09/08/2019</text:p>
          </table:table-cell>
          <table:table-cell office:value-type="date" office:date-value="2019-08-11T13:55:00" table:style-name="ce2">
            <text:p>11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6" table:style-name="ce1">
            <text:p>4547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17" table:style-name="ce1">
            <text:p>14017</text:p>
          </table:table-cell>
          <table:table-cell office:value-type="float" office:value="893" table:style-name="ce1">
            <text:p>893</text:p>
          </table:table-cell>
          <table:table-cell office:value-type="float" office:value="2550" table:style-name="ce1">
            <text:p>2550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09T06:45:00" table:style-name="ce2">
            <text:p>09/08/2019</text:p>
          </table:table-cell>
          <table:table-cell office:value-type="date" office:date-value="2019-08-10T06:30:00" table:style-name="ce2">
            <text:p>10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74" table:style-name="ce1">
            <text:p>4547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18" table:style-name="ce1">
            <text:p>14018</text:p>
          </table:table-cell>
          <table:table-cell office:value-type="float" office:value="894" table:style-name="ce1">
            <text:p>894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8-08T19:40:00" table:style-name="ce2">
            <text:p>08/08/2019</text:p>
          </table:table-cell>
          <table:table-cell office:value-type="date" office:date-value="2019-08-10T05:15:00" table:style-name="ce2">
            <text:p>10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5" table:style-name="ce1">
            <text:p>4547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19" table:style-name="ce1">
            <text:p>14019</text:p>
          </table:table-cell>
          <table:table-cell office:value-type="float" office:value="895" table:style-name="ce1">
            <text:p>895</text:p>
          </table:table-cell>
          <table:table-cell office:value-type="float" office:value="261" table:style-name="ce1">
            <text:p>261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8T07:45:00" table:style-name="ce2">
            <text:p>08/08/2019</text:p>
          </table:table-cell>
          <table:table-cell office:value-type="date" office:date-value="2019-08-09T00:25:00" table:style-name="ce2">
            <text:p>0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1" table:style-name="ce1">
            <text:p>4547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20" table:style-name="ce1">
            <text:p>14020</text:p>
          </table:table-cell>
          <table:table-cell office:value-type="float" office:value="896" table:style-name="ce1">
            <text:p>896</text:p>
          </table:table-cell>
          <table:table-cell office:value-type="float" office:value="2906" table:style-name="ce1">
            <text:p>2906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08T07:45:00" table:style-name="ce2">
            <text:p>08/08/2019</text:p>
          </table:table-cell>
          <table:table-cell office:value-type="date" office:date-value="2019-08-09T00:25:00" table:style-name="ce2">
            <text:p>0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2" table:style-name="ce1">
            <text:p>4547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21" table:style-name="ce1">
            <text:p>14021</text:p>
          </table:table-cell>
          <table:table-cell office:value-type="float" office:value="897" table:style-name="ce1">
            <text:p>89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11T18:20:00" table:style-name="ce2">
            <text:p>11/08/2019</text:p>
          </table:table-cell>
          <table:table-cell office:value-type="date" office:date-value="2019-08-12T08:10:00" table:style-name="ce2">
            <text:p>12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9" table:style-name="ce1">
            <text:p>4547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22" table:style-name="ce1">
            <text:p>14022</text:p>
          </table:table-cell>
          <table:table-cell office:value-type="float" office:value="898" table:style-name="ce1">
            <text:p>898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8-08T20:10:00" table:style-name="ce2">
            <text:p>08/08/2019</text:p>
          </table:table-cell>
          <table:table-cell office:value-type="date" office:date-value="2019-08-12T01:30:00" table:style-name="ce2">
            <text:p>12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3" table:style-name="ce1">
            <text:p>4547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23" table:style-name="ce1">
            <text:p>14023</text:p>
          </table:table-cell>
          <table:table-cell office:value-type="float" office:value="899" table:style-name="ce1">
            <text:p>899</text:p>
          </table:table-cell>
          <table:table-cell office:value-type="float" office:value="2707" table:style-name="ce1">
            <text:p>2707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10T03:10:00" table:style-name="ce2">
            <text:p>10/08/2019</text:p>
          </table:table-cell>
          <table:table-cell office:value-type="date" office:date-value="2019-08-11T05:05:00" table:style-name="ce2">
            <text:p>11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77" table:style-name="ce1">
            <text:p>4547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24" table:style-name="ce1">
            <text:p>14024</text:p>
          </table:table-cell>
          <table:table-cell office:value-type="float" office:value="900" table:style-name="ce1">
            <text:p>90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10T09:10:00" table:style-name="ce2">
            <text:p>10/08/2019</text:p>
          </table:table-cell>
          <table:table-cell office:value-type="date" office:date-value="2019-08-10T17:15:00" table:style-name="ce2">
            <text:p>10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78" table:style-name="ce1">
            <text:p>4547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25" table:style-name="ce1">
            <text:p>14025</text:p>
          </table:table-cell>
          <table:table-cell office:value-type="float" office:value="901" table:style-name="ce1">
            <text:p>901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2T07:45:00" table:style-name="ce2">
            <text:p>12/08/2019</text:p>
          </table:table-cell>
          <table:table-cell office:value-type="date" office:date-value="2019-08-14T07:15:00" table:style-name="ce2">
            <text:p>14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0" table:style-name="ce1">
            <text:p>454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26" table:style-name="ce1">
            <text:p>14026</text:p>
          </table:table-cell>
          <table:table-cell office:value-type="float" office:value="902" table:style-name="ce1">
            <text:p>902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2T07:45:00" table:style-name="ce2">
            <text:p>12/08/2019</text:p>
          </table:table-cell>
          <table:table-cell office:value-type="date" office:date-value="2019-08-14T07:15:00" table:style-name="ce2">
            <text:p>14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1" table:style-name="ce1">
            <text:p>4548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27" table:style-name="ce1">
            <text:p>14027</text:p>
          </table:table-cell>
          <table:table-cell office:value-type="float" office:value="903" table:style-name="ce1">
            <text:p>903</text:p>
          </table:table-cell>
          <table:table-cell office:value-type="float" office:value="2463" table:style-name="ce1">
            <text:p>2463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12T15:40:00" table:style-name="ce2">
            <text:p>12/08/2019</text:p>
          </table:table-cell>
          <table:table-cell office:value-type="date" office:date-value="2019-08-13T20:20:00" table:style-name="ce2">
            <text:p>13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83" table:style-name="ce1">
            <text:p>4548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28" table:style-name="ce1">
            <text:p>14028</text:p>
          </table:table-cell>
          <table:table-cell office:value-type="float" office:value="904" table:style-name="ce1">
            <text:p>904</text:p>
          </table:table-cell>
          <table:table-cell office:value-type="float" office:value="3037" table:style-name="ce1">
            <text:p>3037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10" table:style-name="ce1">
            <text:p>110</text:p>
          </table:table-cell>
          <table:table-cell office:value-type="date" office:date-value="2019-08-21T23:55:00" table:style-name="ce2">
            <text:p>21/08/2019</text:p>
          </table:table-cell>
          <table:table-cell office:value-type="date" office:date-value="2019-08-24T12:25:00" table:style-name="ce2">
            <text:p>24/08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513" table:style-name="ce1">
            <text:p>4551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29" table:style-name="ce1">
            <text:p>14029</text:p>
          </table:table-cell>
          <table:table-cell office:value-type="float" office:value="905" table:style-name="ce1">
            <text:p>905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4T10:15:00" table:style-name="ce2">
            <text:p>14/08/2019</text:p>
          </table:table-cell>
          <table:table-cell office:value-type="date" office:date-value="2019-08-16T08:10:00" table:style-name="ce2">
            <text:p>16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5" table:style-name="ce1">
            <text:p>4548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30" table:style-name="ce1">
            <text:p>14030</text:p>
          </table:table-cell>
          <table:table-cell office:value-type="float" office:value="906" table:style-name="ce1">
            <text:p>906</text:p>
          </table:table-cell>
          <table:table-cell office:value-type="float" office:value="2521" table:style-name="ce1">
            <text:p>252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48" table:style-name="ce1">
            <text:p>48</text:p>
          </table:table-cell>
          <table:table-cell office:value-type="date" office:date-value="2019-08-14T15:50:00" table:style-name="ce2">
            <text:p>14/08/2019</text:p>
          </table:table-cell>
          <table:table-cell office:value-type="date" office:date-value="2019-08-16T04:10:00" table:style-name="ce2">
            <text:p>16/08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7" table:style-name="ce1">
            <text:p>4548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31" table:style-name="ce1">
            <text:p>14031</text:p>
          </table:table-cell>
          <table:table-cell office:value-type="float" office:value="907" table:style-name="ce1">
            <text:p>907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12T14:00:00" table:style-name="ce2">
            <text:p>12/08/2019</text:p>
          </table:table-cell>
          <table:table-cell office:value-type="date" office:date-value="2019-08-13T14:50:00" table:style-name="ce2">
            <text:p>13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2" table:style-name="ce1">
            <text:p>4548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32" table:style-name="ce1">
            <text:p>14032</text:p>
          </table:table-cell>
          <table:table-cell office:value-type="float" office:value="908" table:style-name="ce1">
            <text:p>908</text:p>
          </table:table-cell>
          <table:table-cell office:value-type="float" office:value="2972" table:style-name="ce1">
            <text:p>2972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8-14T13:05:00" table:style-name="ce2">
            <text:p>14/08/2019</text:p>
          </table:table-cell>
          <table:table-cell office:value-type="date" office:date-value="2019-08-15T23:00:00" table:style-name="ce2">
            <text:p>15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86" table:style-name="ce1">
            <text:p>4548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33" table:style-name="ce1">
            <text:p>14033</text:p>
          </table:table-cell>
          <table:table-cell office:value-type="float" office:value="909" table:style-name="ce1">
            <text:p>909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13T10:00:00" table:style-name="ce2">
            <text:p>13/08/2019</text:p>
          </table:table-cell>
          <table:table-cell office:value-type="date" office:date-value="2019-08-14T13:00:00" table:style-name="ce2">
            <text:p>14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4" table:style-name="ce1">
            <text:p>4548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34" table:style-name="ce1">
            <text:p>14034</text:p>
          </table:table-cell>
          <table:table-cell office:value-type="float" office:value="910" table:style-name="ce1">
            <text:p>910</text:p>
          </table:table-cell>
          <table:table-cell office:value-type="float" office:value="3038" table:style-name="ce1">
            <text:p>3038</text:p>
          </table:table-cell>
          <table:table-cell office:value-type="float" office:value="131" table:style-name="ce1">
            <text:p>131</text:p>
          </table:table-cell>
          <table:table-cell office:value-type="float" office:value="539" table:style-name="ce1">
            <text:p>539</text:p>
          </table:table-cell>
          <table:table-cell office:value-type="float" office:value="110" table:style-name="ce1">
            <text:p>110</text:p>
          </table:table-cell>
          <table:table-cell office:value-type="date" office:date-value="2019-08-15T22:30:00" table:style-name="ce2">
            <text:p>15/08/2019</text:p>
          </table:table-cell>
          <table:table-cell office:value-type="date" office:date-value="2019-08-20T09:45:00" table:style-name="ce2">
            <text:p>20/08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491" table:style-name="ce1">
            <text:p>4549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35" table:style-name="ce1">
            <text:p>14035</text:p>
          </table:table-cell>
          <table:table-cell office:value-type="float" office:value="911" table:style-name="ce1">
            <text:p>911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8-14T23:15:00" table:style-name="ce2">
            <text:p>14/08/2019</text:p>
          </table:table-cell>
          <table:table-cell office:value-type="date" office:date-value="2019-08-18T14:50:00" table:style-name="ce2">
            <text:p>18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8" table:style-name="ce1">
            <text:p>4548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36" table:style-name="ce1">
            <text:p>14036</text:p>
          </table:table-cell>
          <table:table-cell office:value-type="float" office:value="912" table:style-name="ce1">
            <text:p>91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15T02:25:00" table:style-name="ce2">
            <text:p>15/08/2019</text:p>
          </table:table-cell>
          <table:table-cell office:value-type="date" office:date-value="2019-08-15T19:00:00" table:style-name="ce2">
            <text:p>15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89" table:style-name="ce1">
            <text:p>4548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37" table:style-name="ce1">
            <text:p>14037</text:p>
          </table:table-cell>
          <table:table-cell office:value-type="float" office:value="913" table:style-name="ce1">
            <text:p>913</text:p>
          </table:table-cell>
          <table:table-cell office:value-type="float" office:value="2738" table:style-name="ce1">
            <text:p>273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5T16:00:00" table:style-name="ce2">
            <text:p>15/08/2019</text:p>
          </table:table-cell>
          <table:table-cell office:value-type="date" office:date-value="2019-08-16T11:00:00" table:style-name="ce2">
            <text:p>16/08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5490" table:style-name="ce1">
            <text:p>4549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38" table:style-name="ce1">
            <text:p>14038</text:p>
          </table:table-cell>
          <table:table-cell office:value-type="float" office:value="914" table:style-name="ce1">
            <text:p>914</text:p>
          </table:table-cell>
          <table:table-cell office:value-type="float" office:value="2997" table:style-name="ce1">
            <text:p>299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17T14:25:00" table:style-name="ce2">
            <text:p>17/08/2019</text:p>
          </table:table-cell>
          <table:table-cell office:value-type="date" office:date-value="2019-08-18T07:00:00" table:style-name="ce2">
            <text:p>18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96" table:style-name="ce1">
            <text:p>4549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39" table:style-name="ce1">
            <text:p>14039</text:p>
          </table:table-cell>
          <table:table-cell office:value-type="float" office:value="915" table:style-name="ce1">
            <text:p>915</text:p>
          </table:table-cell>
          <table:table-cell office:value-type="float" office:value="3039" table:style-name="ce1">
            <text:p>303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16T14:15:00" table:style-name="ce2">
            <text:p>16/08/2019</text:p>
          </table:table-cell>
          <table:table-cell office:value-type="date" office:date-value="2019-08-17T19:30:00" table:style-name="ce2">
            <text:p>17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493" table:style-name="ce1">
            <text:p>4549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40" table:style-name="ce1">
            <text:p>14040</text:p>
          </table:table-cell>
          <table:table-cell office:value-type="float" office:value="916" table:style-name="ce1">
            <text:p>916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9-16T21:10:00" table:style-name="ce2">
            <text:p>16/09/2019</text:p>
          </table:table-cell>
          <table:table-cell office:value-type="date" office:date-value="2019-08-19T00:05:00" table:style-name="ce2">
            <text:p>19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94" table:style-name="ce1">
            <text:p>4549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41" table:style-name="ce1">
            <text:p>14041</text:p>
          </table:table-cell>
          <table:table-cell office:value-type="float" office:value="917" table:style-name="ce1">
            <text:p>917</text:p>
          </table:table-cell>
          <table:table-cell office:value-type="float" office:value="1862" table:style-name="ce1">
            <text:p>1862</text:p>
          </table:table-cell>
          <table:table-cell office:value-type="float" office:value="37" table:style-name="ce1">
            <text:p>3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8-16T08:10:00" table:style-name="ce2">
            <text:p>16/08/2019</text:p>
          </table:table-cell>
          <table:table-cell office:value-type="date" office:date-value="2019-08-18T20:40:00" table:style-name="ce2">
            <text:p>18/08/201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92" table:style-name="ce1">
            <text:p>4549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42" table:style-name="ce1">
            <text:p>14042</text:p>
          </table:table-cell>
          <table:table-cell office:value-type="float" office:value="918" table:style-name="ce1">
            <text:p>918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043" table:style-name="ce1">
            <text:p>14043</text:p>
          </table:table-cell>
          <table:table-cell office:value-type="float" office:value="919" table:style-name="ce1">
            <text:p>919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date" office:date-value="2019-08-17T03:40:00" table:style-name="ce2">
            <text:p>17/08/2019</text:p>
          </table:table-cell>
          <table:table-cell office:value-type="date" office:date-value="2019-08-22T08:00:00" table:style-name="ce2">
            <text:p>22/08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95" table:style-name="ce1">
            <text:p>4549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44" table:style-name="ce1">
            <text:p>14044</text:p>
          </table:table-cell>
          <table:table-cell office:value-type="float" office:value="920" table:style-name="ce1">
            <text:p>920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18T16:45:00" table:style-name="ce2">
            <text:p>18/08/2019</text:p>
          </table:table-cell>
          <table:table-cell office:value-type="date" office:date-value="2019-08-19T20:00:00" table:style-name="ce2">
            <text:p>19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98" table:style-name="ce1">
            <text:p>4549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45" table:style-name="ce1">
            <text:p>14045</text:p>
          </table:table-cell>
          <table:table-cell office:value-type="float" office:value="921" table:style-name="ce1">
            <text:p>921</text:p>
          </table:table-cell>
          <table:table-cell office:value-type="float" office:value="2971" table:style-name="ce1">
            <text:p>2971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20T08:00:00" table:style-name="ce2">
            <text:p>20/08/2019</text:p>
          </table:table-cell>
          <table:table-cell office:value-type="date" office:date-value="2019-08-21T13:50:00" table:style-name="ce2">
            <text:p>21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504" table:style-name="ce1">
            <text:p>4550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46" table:style-name="ce1">
            <text:p>14046</text:p>
          </table:table-cell>
          <table:table-cell office:value-type="float" office:value="922" table:style-name="ce1">
            <text:p>922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0T06:40:00" table:style-name="ce2">
            <text:p>20/08/2019</text:p>
          </table:table-cell>
          <table:table-cell office:value-type="date" office:date-value="2019-08-22T13:20:00" table:style-name="ce2">
            <text:p>22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503" table:style-name="ce1">
            <text:p>4550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47" table:style-name="ce1">
            <text:p>14047</text:p>
          </table:table-cell>
          <table:table-cell office:value-type="float" office:value="923" table:style-name="ce1">
            <text:p>923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9T07:00:00" table:style-name="ce2">
            <text:p>19/08/2019</text:p>
          </table:table-cell>
          <table:table-cell office:value-type="date" office:date-value="2019-08-19T15:00:00" table:style-name="ce2">
            <text:p>1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5499" table:style-name="ce1">
            <text:p>454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48" table:style-name="ce1">
            <text:p>14048</text:p>
          </table:table-cell>
          <table:table-cell office:value-type="float" office:value="924" table:style-name="ce1">
            <text:p>924</text:p>
          </table:table-cell>
          <table:table-cell office:value-type="float" office:value="1508" table:style-name="ce1">
            <text:p>1508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9T07:00:00" table:style-name="ce2">
            <text:p>19/08/2019</text:p>
          </table:table-cell>
          <table:table-cell office:value-type="date" office:date-value="2019-08-19T15:00:00" table:style-name="ce2">
            <text:p>1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0" table:style-name="ce1">
            <text:p>4550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49" table:style-name="ce1">
            <text:p>14049</text:p>
          </table:table-cell>
          <table:table-cell office:value-type="float" office:value="925" table:style-name="ce1">
            <text:p>925</text:p>
          </table:table-cell>
          <table:table-cell office:value-type="float" office:value="3040" table:style-name="ce1">
            <text:p>3040</text:p>
          </table:table-cell>
          <table:table-cell office:value-type="float" office:value="37" table:style-name="ce1">
            <text:p>37</text:p>
          </table:table-cell>
          <table:table-cell office:value-type="float" office:value="486" table:style-name="ce1">
            <text:p>486</text:p>
          </table:table-cell>
          <table:table-cell office:value-type="float" office:value="144" table:style-name="ce1">
            <text:p>144</text:p>
          </table:table-cell>
          <table:table-cell office:value-type="date" office:date-value="2019-08-22T11:30:00" table:style-name="ce2">
            <text:p>22/08/2019</text:p>
          </table:table-cell>
          <table:table-cell office:value-type="date" office:date-value="2019-08-24T09:10:00" table:style-name="ce2">
            <text:p>24/08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15" table:style-name="ce1">
            <text:p>4551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50" table:style-name="ce1">
            <text:p>14050</text:p>
          </table:table-cell>
          <table:table-cell office:value-type="float" office:value="926" table:style-name="ce1">
            <text:p>926</text:p>
          </table:table-cell>
          <table:table-cell office:value-type="float" office:value="2022" table:style-name="ce1">
            <text:p>2022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19T08:00:00" table:style-name="ce2">
            <text:p>19/08/2019</text:p>
          </table:table-cell>
          <table:table-cell office:value-type="date" office:date-value="2019-08-19T16:30:00" table:style-name="ce2">
            <text:p>19/08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501" table:style-name="ce1">
            <text:p>4550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51" table:style-name="ce1">
            <text:p>14051</text:p>
          </table:table-cell>
          <table:table-cell office:value-type="float" office:value="927" table:style-name="ce1">
            <text:p>927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456" table:style-name="ce1">
            <text:p>456</text:p>
          </table:table-cell>
          <table:table-cell office:value-type="float" office:value="48" table:style-name="ce1">
            <text:p>48</text:p>
          </table:table-cell>
          <table:table-cell office:value-type="date" office:date-value="2019-08-19T11:20:00" table:style-name="ce2">
            <text:p>19/08/2019</text:p>
          </table:table-cell>
          <table:table-cell office:value-type="date" office:date-value="2019-08-20T16:15:00" table:style-name="ce2">
            <text:p>20/08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497" table:style-name="ce1">
            <text:p>4549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52" table:style-name="ce1">
            <text:p>14052</text:p>
          </table:table-cell>
          <table:table-cell office:value-type="float" office:value="928" table:style-name="ce1">
            <text:p>928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8-22T13:10:00" table:style-name="ce2">
            <text:p>22/08/2019</text:p>
          </table:table-cell>
          <table:table-cell office:value-type="date" office:date-value="2019-08-25T20:15:00" table:style-name="ce2">
            <text:p>25/08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6" table:style-name="ce1">
            <text:p>4551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53" table:style-name="ce1">
            <text:p>14053</text:p>
          </table:table-cell>
          <table:table-cell office:value-type="float" office:value="929" table:style-name="ce1">
            <text:p>929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19T14:25:00" table:style-name="ce2">
            <text:p>19/08/2019</text:p>
          </table:table-cell>
          <table:table-cell office:value-type="date" office:date-value="2019-08-20T04:45:00" table:style-name="ce2">
            <text:p>20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2" table:style-name="ce1">
            <text:p>4550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54" table:style-name="ce1">
            <text:p>14054</text:p>
          </table:table-cell>
          <table:table-cell office:value-type="float" office:value="930" table:style-name="ce1">
            <text:p>930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8-20T23:20:00" table:style-name="ce2">
            <text:p>20/08/2019</text:p>
          </table:table-cell>
          <table:table-cell office:value-type="date" office:date-value="2019-08-21T18:10:00" table:style-name="ce2">
            <text:p>21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6" table:style-name="ce1">
            <text:p>4550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55" table:style-name="ce1">
            <text:p>14055</text:p>
          </table:table-cell>
          <table:table-cell office:value-type="float" office:value="931" table:style-name="ce1">
            <text:p>931</text:p>
          </table:table-cell>
          <table:table-cell office:value-type="float" office:value="2444" table:style-name="ce1">
            <text:p>2444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77" table:style-name="ce1">
            <text:p>477</text:p>
          </table:table-cell>
          <table:table-cell office:value-type="date" office:date-value="2019-08-20T03:05:00" table:style-name="ce2">
            <text:p>20/08/2019</text:p>
          </table:table-cell>
          <table:table-cell office:value-type="date" office:date-value="2019-08-22T03:30:00" table:style-name="ce2">
            <text:p>22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05" table:style-name="ce1">
            <text:p>4550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56" table:style-name="ce1">
            <text:p>14056</text:p>
          </table:table-cell>
          <table:table-cell office:value-type="float" office:value="932" table:style-name="ce1">
            <text:p>932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057" table:style-name="ce1">
            <text:p>14057</text:p>
          </table:table-cell>
          <table:table-cell office:value-type="float" office:value="933" table:style-name="ce1">
            <text:p>933</text:p>
          </table:table-cell>
          <table:table-cell office:value-type="float" office:value="2642" table:style-name="ce1">
            <text:p>2642</text:p>
          </table:table-cell>
          <table:table-cell office:value-type="float" office:value="26" table:style-name="ce1">
            <text:p>26</text:p>
          </table:table-cell>
          <table:table-cell office:value-type="float" office:value="540" table:style-name="ce1">
            <text:p>540</text:p>
          </table:table-cell>
          <table:table-cell office:value-type="float" office:value="110" table:style-name="ce1">
            <text:p>110</text:p>
          </table:table-cell>
          <table:table-cell office:value-type="date" office:date-value="2019-08-27T16:45:00" table:style-name="ce2">
            <text:p>27/08/2019</text:p>
          </table:table-cell>
          <table:table-cell office:value-type="date" office:date-value="2019-08-30T23:55:00" table:style-name="ce2">
            <text:p>30/08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34" table:style-name="ce1">
            <text:p>4553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58" table:style-name="ce1">
            <text:p>14058</text:p>
          </table:table-cell>
          <table:table-cell office:value-type="float" office:value="934" table:style-name="ce1">
            <text:p>934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08-23T16:45:00" table:style-name="ce2">
            <text:p>23/08/2019</text:p>
          </table:table-cell>
          <table:table-cell office:value-type="date" office:date-value="2019-08-24T02:30:00" table:style-name="ce2">
            <text:p>24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1" table:style-name="ce1">
            <text:p>4552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59" table:style-name="ce1">
            <text:p>14059</text:p>
          </table:table-cell>
          <table:table-cell office:value-type="float" office:value="935" table:style-name="ce1">
            <text:p>935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1T15:50:00" table:style-name="ce2">
            <text:p>21/08/2019</text:p>
          </table:table-cell>
          <table:table-cell office:value-type="date" office:date-value="2019-08-22T15:45:00" table:style-name="ce2">
            <text:p>22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1" table:style-name="ce1">
            <text:p>455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0" table:style-name="ce1">
            <text:p>14060</text:p>
          </table:table-cell>
          <table:table-cell office:value-type="float" office:value="936" table:style-name="ce1">
            <text:p>936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1T15:40:00" table:style-name="ce2">
            <text:p>21/08/2019</text:p>
          </table:table-cell>
          <table:table-cell office:value-type="date" office:date-value="2019-08-22T15:45:00" table:style-name="ce2">
            <text:p>22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2" table:style-name="ce1">
            <text:p>455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1" table:style-name="ce1">
            <text:p>14061</text:p>
          </table:table-cell>
          <table:table-cell office:value-type="float" office:value="937" table:style-name="ce1">
            <text:p>93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1T16:10:00" table:style-name="ce2">
            <text:p>21/08/2019</text:p>
          </table:table-cell>
          <table:table-cell office:value-type="date" office:date-value="2019-08-21T23:20:00" table:style-name="ce2">
            <text:p>21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9" table:style-name="ce1">
            <text:p>4550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2" table:style-name="ce1">
            <text:p>14062</text:p>
          </table:table-cell>
          <table:table-cell office:value-type="float" office:value="938" table:style-name="ce1">
            <text:p>938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1T16:10:00" table:style-name="ce2">
            <text:p>21/08/2019</text:p>
          </table:table-cell>
          <table:table-cell office:value-type="date" office:date-value="2019-08-21T23:20:00" table:style-name="ce2">
            <text:p>21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0" table:style-name="ce1">
            <text:p>455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3" table:style-name="ce1">
            <text:p>14063</text:p>
          </table:table-cell>
          <table:table-cell office:value-type="float" office:value="939" table:style-name="ce1">
            <text:p>939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97" table:style-name="ce1">
            <text:p>497</text:p>
          </table:table-cell>
          <table:table-cell office:value-type="float" office:value="3" table:style-name="ce1">
            <text:p>3</text:p>
          </table:table-cell>
          <table:table-cell office:value-type="date" office:date-value="2019-08-24T20:55:00" table:style-name="ce2">
            <text:p>24/08/2019</text:p>
          </table:table-cell>
          <table:table-cell office:value-type="date" office:date-value="2019-08-26T14:50:00" table:style-name="ce2">
            <text:p>26/08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2" table:style-name="ce1">
            <text:p>4552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64" table:style-name="ce1">
            <text:p>14064</text:p>
          </table:table-cell>
          <table:table-cell office:value-type="float" office:value="940" table:style-name="ce1">
            <text:p>940</text:p>
          </table:table-cell>
          <table:table-cell office:value-type="float" office:value="2963" table:style-name="ce1">
            <text:p>2963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22T20:30:00" table:style-name="ce2">
            <text:p>22/08/2019</text:p>
          </table:table-cell>
          <table:table-cell office:value-type="date" office:date-value="2019-08-23T21:05:00" table:style-name="ce2">
            <text:p>23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18" table:style-name="ce1">
            <text:p>4551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65" table:style-name="ce1">
            <text:p>14065</text:p>
          </table:table-cell>
          <table:table-cell office:value-type="float" office:value="941" table:style-name="ce1">
            <text:p>941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8-23T14:30:00" table:style-name="ce2">
            <text:p>23/08/2019</text:p>
          </table:table-cell>
          <table:table-cell office:value-type="date" office:date-value="2019-08-25T17:35:00" table:style-name="ce2">
            <text:p>25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0" table:style-name="ce1">
            <text:p>4552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66" table:style-name="ce1">
            <text:p>14066</text:p>
          </table:table-cell>
          <table:table-cell office:value-type="float" office:value="942" table:style-name="ce1">
            <text:p>942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22T13:00:00" table:style-name="ce2">
            <text:p>22/08/2019</text:p>
          </table:table-cell>
          <table:table-cell office:value-type="date" office:date-value="2019-08-23T13:10:00" table:style-name="ce2">
            <text:p>23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7" table:style-name="ce1">
            <text:p>4551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67" table:style-name="ce1">
            <text:p>14067</text:p>
          </table:table-cell>
          <table:table-cell office:value-type="float" office:value="943" table:style-name="ce1">
            <text:p>943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7" table:style-name="ce1">
            <text:p>4550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8" table:style-name="ce1">
            <text:p>14068</text:p>
          </table:table-cell>
          <table:table-cell office:value-type="float" office:value="944" table:style-name="ce1">
            <text:p>944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08" table:style-name="ce1">
            <text:p>4550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69" table:style-name="ce1">
            <text:p>14069</text:p>
          </table:table-cell>
          <table:table-cell office:value-type="float" office:value="945" table:style-name="ce1">
            <text:p>945</text:p>
          </table:table-cell>
          <table:table-cell office:value-type="float" office:value="3001" table:style-name="ce1">
            <text:p>300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22T07:15:00" table:style-name="ce2">
            <text:p>22/08/2019</text:p>
          </table:table-cell>
          <table:table-cell office:value-type="date" office:date-value="2019-08-23T14:30:00" table:style-name="ce2">
            <text:p>23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14" table:style-name="ce1">
            <text:p>4551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70" table:style-name="ce1">
            <text:p>14070</text:p>
          </table:table-cell>
          <table:table-cell office:value-type="float" office:value="946" table:style-name="ce1">
            <text:p>946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23T07:20:00" table:style-name="ce2">
            <text:p>23/08/2019</text:p>
          </table:table-cell>
          <table:table-cell office:value-type="date" office:date-value="2019-08-23T21:30:00" table:style-name="ce2">
            <text:p>23/08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19" table:style-name="ce1">
            <text:p>4551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71" table:style-name="ce1">
            <text:p>14071</text:p>
          </table:table-cell>
          <table:table-cell office:value-type="float" office:value="947" table:style-name="ce1">
            <text:p>947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24T20:15:00" table:style-name="ce2">
            <text:p>24/08/2019</text:p>
          </table:table-cell>
          <table:table-cell office:value-type="date" office:date-value="2019-08-25T12:30:00" table:style-name="ce2">
            <text:p>25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3" table:style-name="ce1">
            <text:p>4552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72" table:style-name="ce1">
            <text:p>14072</text:p>
          </table:table-cell>
          <table:table-cell office:value-type="float" office:value="948" table:style-name="ce1">
            <text:p>948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073" table:style-name="ce1">
            <text:p>14073</text:p>
          </table:table-cell>
          <table:table-cell office:value-type="float" office:value="949" table:style-name="ce1">
            <text:p>949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19-08-26T02:00:00" table:style-name="ce2">
            <text:p>26/08/2019</text:p>
          </table:table-cell>
          <table:table-cell office:value-type="date" office:date-value="2019-08-28T14:50:00" table:style-name="ce2">
            <text:p>28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5" table:style-name="ce1">
            <text:p>4552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74" table:style-name="ce1">
            <text:p>14074</text:p>
          </table:table-cell>
          <table:table-cell office:value-type="float" office:value="950" table:style-name="ce1">
            <text:p>950</text:p>
          </table:table-cell>
          <table:table-cell office:value-type="float" office:value="3018" table:style-name="ce1">
            <text:p>3018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26T13:30:00" table:style-name="ce2">
            <text:p>26/08/2019</text:p>
          </table:table-cell>
          <table:table-cell office:value-type="date" office:date-value="2019-08-27T23:25:00" table:style-name="ce2">
            <text:p>27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29" table:style-name="ce1">
            <text:p>4552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75" table:style-name="ce1">
            <text:p>14075</text:p>
          </table:table-cell>
          <table:table-cell office:value-type="float" office:value="951" table:style-name="ce1">
            <text:p>951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8-26T09:30:00" table:style-name="ce2">
            <text:p>26/08/2019</text:p>
          </table:table-cell>
          <table:table-cell office:value-type="date" office:date-value="2019-08-27T09:00:00" table:style-name="ce2">
            <text:p>27/08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6" table:style-name="ce1">
            <text:p>4552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76" table:style-name="ce1">
            <text:p>14076</text:p>
          </table:table-cell>
          <table:table-cell office:value-type="float" office:value="952" table:style-name="ce1">
            <text:p>952</text:p>
          </table:table-cell>
          <table:table-cell office:value-type="float" office:value="1737" table:style-name="ce1">
            <text:p>1737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7T11:00:00" table:style-name="ce2">
            <text:p>27/08/2019</text:p>
          </table:table-cell>
          <table:table-cell office:value-type="date" office:date-value="2019-08-29T23:45:00" table:style-name="ce2">
            <text:p>2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1" table:style-name="ce1">
            <text:p>455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77" table:style-name="ce1">
            <text:p>14077</text:p>
          </table:table-cell>
          <table:table-cell office:value-type="float" office:value="953" table:style-name="ce1">
            <text:p>953</text:p>
          </table:table-cell>
          <table:table-cell office:value-type="float" office:value="2509" table:style-name="ce1">
            <text:p>2509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7T11:00:00" table:style-name="ce2">
            <text:p>27/08/2019</text:p>
          </table:table-cell>
          <table:table-cell office:value-type="date" office:date-value="2019-08-29T23:45:00" table:style-name="ce2">
            <text:p>29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2" table:style-name="ce1">
            <text:p>455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78" table:style-name="ce1">
            <text:p>14078</text:p>
          </table:table-cell>
          <table:table-cell office:value-type="float" office:value="954" table:style-name="ce1">
            <text:p>954</text:p>
          </table:table-cell>
          <table:table-cell office:value-type="float" office:value="2288" table:style-name="ce1">
            <text:p>228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6T08:00:00" table:style-name="ce2">
            <text:p>26/08/2019</text:p>
          </table:table-cell>
          <table:table-cell office:value-type="date" office:date-value="2019-08-28T00:20:00" table:style-name="ce2">
            <text:p>28/08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524" table:style-name="ce1">
            <text:p>455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79" table:style-name="ce1">
            <text:p>14079</text:p>
          </table:table-cell>
          <table:table-cell office:value-type="float" office:value="955" table:style-name="ce1">
            <text:p>955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6T08:40:00" table:style-name="ce2">
            <text:p>26/08/2019</text:p>
          </table:table-cell>
          <table:table-cell office:value-type="date" office:date-value="2019-08-27T09:30:00" table:style-name="ce2">
            <text:p>27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7" table:style-name="ce1">
            <text:p>455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81" table:style-name="ce1">
            <text:p>14081</text:p>
          </table:table-cell>
          <table:table-cell office:value-type="float" office:value="956" table:style-name="ce1">
            <text:p>956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8-26T08:40:00" table:style-name="ce2">
            <text:p>26/08/2019</text:p>
          </table:table-cell>
          <table:table-cell office:value-type="date" office:date-value="2019-08-27T09:30:00" table:style-name="ce2">
            <text:p>27/08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28" table:style-name="ce1">
            <text:p>4552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82" table:style-name="ce1">
            <text:p>14082</text:p>
          </table:table-cell>
          <table:table-cell office:value-type="float" office:value="957" table:style-name="ce1">
            <text:p>957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8-27T03:00:00" table:style-name="ce2">
            <text:p>27/08/2019</text:p>
          </table:table-cell>
          <table:table-cell office:value-type="date" office:date-value="2019-08-28T15:25:00" table:style-name="ce2">
            <text:p>28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0" table:style-name="ce1">
            <text:p>4553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83" table:style-name="ce1">
            <text:p>14083</text:p>
          </table:table-cell>
          <table:table-cell office:value-type="float" office:value="958" table:style-name="ce1">
            <text:p>958</text:p>
          </table:table-cell>
          <table:table-cell office:value-type="float" office:value="2981" table:style-name="ce1">
            <text:p>2981</text:p>
          </table:table-cell>
          <table:table-cell office:value-type="float" office:value="26" table:style-name="ce1">
            <text:p>26</text:p>
          </table:table-cell>
          <table:table-cell office:value-type="float" office:value="232" table:style-name="ce1">
            <text:p>232</text:p>
          </table:table-cell>
          <table:table-cell office:value-type="float" office:value="110" table:style-name="ce1">
            <text:p>110</text:p>
          </table:table-cell>
          <table:table-cell office:value-type="date" office:date-value="2019-08-28T17:30:00" table:style-name="ce2">
            <text:p>28/08/2019</text:p>
          </table:table-cell>
          <table:table-cell office:value-type="date" office:date-value="2019-08-31T11:20:00" table:style-name="ce2">
            <text:p>31/08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37" table:style-name="ce1">
            <text:p>4553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84" table:style-name="ce1">
            <text:p>14084</text:p>
          </table:table-cell>
          <table:table-cell office:value-type="float" office:value="959" table:style-name="ce1">
            <text:p>959</text:p>
          </table:table-cell>
          <table:table-cell office:value-type="float" office:value="3008" table:style-name="ce1">
            <text:p>3008</text:p>
          </table:table-cell>
          <table:table-cell office:value-type="float" office:value="142" table:style-name="ce1">
            <text:p>142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8-28T05:40:00" table:style-name="ce2">
            <text:p>28/08/2019</text:p>
          </table:table-cell>
          <table:table-cell office:value-type="date" office:date-value="2019-08-29T18:05:00" table:style-name="ce2">
            <text:p>29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35" table:style-name="ce1">
            <text:p>455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85" table:style-name="ce1">
            <text:p>14085</text:p>
          </table:table-cell>
          <table:table-cell office:value-type="float" office:value="960" table:style-name="ce1">
            <text:p>960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56" table:style-name="ce1">
            <text:p>456</text:p>
          </table:table-cell>
          <table:table-cell office:value-type="date" office:date-value="2019-08-27T12:50:00" table:style-name="ce2">
            <text:p>27/08/2019</text:p>
          </table:table-cell>
          <table:table-cell office:value-type="date" office:date-value="2019-08-29T00:10:00" table:style-name="ce2">
            <text:p>29/08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3" table:style-name="ce1">
            <text:p>4553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86" table:style-name="ce1">
            <text:p>14086</text:p>
          </table:table-cell>
          <table:table-cell office:value-type="float" office:value="961" table:style-name="ce1">
            <text:p>961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28T17:10:00" table:style-name="ce2">
            <text:p>28/08/2019</text:p>
          </table:table-cell>
          <table:table-cell office:value-type="date" office:date-value="2019-08-29T10:50:00" table:style-name="ce2">
            <text:p>29/08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6" table:style-name="ce1">
            <text:p>4553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087" table:style-name="ce1">
            <text:p>14087</text:p>
          </table:table-cell>
          <table:table-cell office:value-type="float" office:value="962" table:style-name="ce1">
            <text:p>96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8-29T11:55:00" table:style-name="ce2">
            <text:p>29/08/2019</text:p>
          </table:table-cell>
          <table:table-cell office:value-type="date" office:date-value="2019-08-30T13:00:00" table:style-name="ce2">
            <text:p>30/08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38" table:style-name="ce1">
            <text:p>4553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088" table:style-name="ce1">
            <text:p>14088</text:p>
          </table:table-cell>
          <table:table-cell office:value-type="float" office:value="963" table:style-name="ce1">
            <text:p>963</text:p>
          </table:table-cell>
          <table:table-cell office:value-type="float" office:value="2407" table:style-name="ce1">
            <text:p>2407</text:p>
          </table:table-cell>
          <table:table-cell office:value-type="float" office:value="126" table:style-name="ce1">
            <text:p>12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30T00:15:00" table:style-name="ce2">
            <text:p>30/08/2019</text:p>
          </table:table-cell>
          <table:table-cell office:value-type="date" office:date-value="2019-08-30T22:15:00" table:style-name="ce2">
            <text:p>30/08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39" table:style-name="ce1">
            <text:p>4553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89" table:style-name="ce1">
            <text:p>14089</text:p>
          </table:table-cell>
          <table:table-cell office:value-type="float" office:value="964" table:style-name="ce1">
            <text:p>964</text:p>
          </table:table-cell>
          <table:table-cell office:value-type="float" office:value="2925" table:style-name="ce1">
            <text:p>2925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8-31T04:30:00" table:style-name="ce2">
            <text:p>31/08/2019</text:p>
          </table:table-cell>
          <table:table-cell office:value-type="date" office:date-value="2019-09-01T08:30:00" table:style-name="ce2">
            <text:p>01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40" table:style-name="ce1">
            <text:p>4554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090" table:style-name="ce1">
            <text:p>14090</text:p>
          </table:table-cell>
          <table:table-cell office:value-type="float" office:value="965" table:style-name="ce1">
            <text:p>96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091" table:style-name="ce1">
            <text:p>14091</text:p>
          </table:table-cell>
          <table:table-cell office:value-type="float" office:value="966" table:style-name="ce1">
            <text:p>966</text:p>
          </table:table-cell>
          <table:table-cell office:value-type="float" office:value="2634" table:style-name="ce1">
            <text:p>2634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39" table:style-name="ce1">
            <text:p>239</text:p>
          </table:table-cell>
          <table:table-cell office:value-type="date" office:date-value="2019-08-31T00:15:00" table:style-name="ce2">
            <text:p>31/08/2019</text:p>
          </table:table-cell>
          <table:table-cell office:value-type="date" office:date-value="2019-09-01T07:50:00" table:style-name="ce2">
            <text:p>01/09/20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41" table:style-name="ce1">
            <text:p>4554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92" table:style-name="ce1">
            <text:p>14092</text:p>
          </table:table-cell>
          <table:table-cell office:value-type="float" office:value="967" table:style-name="ce1">
            <text:p>967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date" office:date-value="2019-08-31T02:30:00" table:style-name="ce2">
            <text:p>31/08/2019</text:p>
          </table:table-cell>
          <table:table-cell office:value-type="date" office:date-value="2019-09-01T01:15:00" table:style-name="ce2">
            <text:p>01/09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2" table:style-name="ce1">
            <text:p>4554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93" table:style-name="ce1">
            <text:p>14093</text:p>
          </table:table-cell>
          <table:table-cell office:value-type="float" office:value="968" table:style-name="ce1">
            <text:p>968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10-02T14:45:00" table:style-name="ce2">
            <text:p>02/10/2019</text:p>
          </table:table-cell>
          <table:table-cell office:value-type="date" office:date-value="2019-09-04T15:30:00" table:style-name="ce2">
            <text:p>04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8" table:style-name="ce1">
            <text:p>4554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095" table:style-name="ce1">
            <text:p>14095</text:p>
          </table:table-cell>
          <table:table-cell office:value-type="float" office:value="969" table:style-name="ce1">
            <text:p>969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9-05T09:10:00" table:style-name="ce2">
            <text:p>05/09/2019</text:p>
          </table:table-cell>
          <table:table-cell office:value-type="date" office:date-value="2019-09-07T01:45:00" table:style-name="ce2">
            <text:p>07/09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7" table:style-name="ce1">
            <text:p>4555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096" table:style-name="ce1">
            <text:p>14096</text:p>
          </table:table-cell>
          <table:table-cell office:value-type="float" office:value="970" table:style-name="ce1">
            <text:p>970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2T07:40:00" table:style-name="ce2">
            <text:p>02/09/2019</text:p>
          </table:table-cell>
          <table:table-cell office:value-type="date" office:date-value="2019-09-03T00:15:00" table:style-name="ce2">
            <text:p>03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5" table:style-name="ce1">
            <text:p>455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97" table:style-name="ce1">
            <text:p>14097</text:p>
          </table:table-cell>
          <table:table-cell office:value-type="float" office:value="971" table:style-name="ce1">
            <text:p>971</text:p>
          </table:table-cell>
          <table:table-cell office:value-type="float" office:value="2979" table:style-name="ce1">
            <text:p>297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2T07:40:00" table:style-name="ce2">
            <text:p>02/09/2019</text:p>
          </table:table-cell>
          <table:table-cell office:value-type="date" office:date-value="2019-09-03T00:15:00" table:style-name="ce2">
            <text:p>03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6" table:style-name="ce1">
            <text:p>455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098" table:style-name="ce1">
            <text:p>14098</text:p>
          </table:table-cell>
          <table:table-cell office:value-type="float" office:value="972" table:style-name="ce1">
            <text:p>972</text:p>
          </table:table-cell>
          <table:table-cell office:value-type="float" office:value="3041" table:style-name="ce1">
            <text:p>3041</text:p>
          </table:table-cell>
          <table:table-cell office:value-type="float" office:value="142" table:style-name="ce1">
            <text:p>142</text:p>
          </table:table-cell>
          <table:table-cell office:value-type="float" office:value="106" table:style-name="ce1">
            <text:p>106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03T06:15:00" table:style-name="ce2">
            <text:p>03/09/2019</text:p>
          </table:table-cell>
          <table:table-cell office:value-type="date" office:date-value="2019-09-06T04:00:00" table:style-name="ce2">
            <text:p>06/09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50" table:style-name="ce1">
            <text:p>4555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099" table:style-name="ce1">
            <text:p>14099</text:p>
          </table:table-cell>
          <table:table-cell office:value-type="float" office:value="973" table:style-name="ce1">
            <text:p>973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date" office:date-value="2019-09-01T12:50:00" table:style-name="ce2">
            <text:p>01/09/2019</text:p>
          </table:table-cell>
          <table:table-cell office:value-type="date" office:date-value="2019-09-02T07:40:00" table:style-name="ce2">
            <text:p>02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3" table:style-name="ce1">
            <text:p>4554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00" table:style-name="ce1">
            <text:p>14100</text:p>
          </table:table-cell>
          <table:table-cell office:value-type="float" office:value="974" table:style-name="ce1">
            <text:p>974</text:p>
          </table:table-cell>
          <table:table-cell office:value-type="float" office:value="2814" table:style-name="ce1">
            <text:p>2814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02T07:05:00" table:style-name="ce2">
            <text:p>02/09/2019</text:p>
          </table:table-cell>
          <table:table-cell office:value-type="date" office:date-value="2019-09-03T17:45:00" table:style-name="ce2">
            <text:p>03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44" table:style-name="ce1">
            <text:p>4554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01" table:style-name="ce1">
            <text:p>14101</text:p>
          </table:table-cell>
          <table:table-cell office:value-type="float" office:value="975" table:style-name="ce1">
            <text:p>97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02T08:15:00" table:style-name="ce2">
            <text:p>02/09/2019</text:p>
          </table:table-cell>
          <table:table-cell office:value-type="date" office:date-value="2019-09-03T03:30:00" table:style-name="ce2">
            <text:p>03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7" table:style-name="ce1">
            <text:p>4554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02" table:style-name="ce1">
            <text:p>14102</text:p>
          </table:table-cell>
          <table:table-cell office:value-type="float" office:value="976" table:style-name="ce1">
            <text:p>976</text:p>
          </table:table-cell>
          <table:table-cell office:value-type="float" office:value="2955" table:style-name="ce1">
            <text:p>2955</text:p>
          </table:table-cell>
          <table:table-cell office:value-type="float" office:value="117" table:style-name="ce1">
            <text:p>11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9-03T21:20:00" table:style-name="ce2">
            <text:p>03/09/2019</text:p>
          </table:table-cell>
          <table:table-cell office:value-type="date" office:date-value="2019-09-04T18:22:00" table:style-name="ce2">
            <text:p>04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4" table:style-name="ce1">
            <text:p>4555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03" table:style-name="ce1">
            <text:p>14103</text:p>
          </table:table-cell>
          <table:table-cell office:value-type="float" office:value="977" table:style-name="ce1">
            <text:p>977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03T08:40:00" table:style-name="ce2">
            <text:p>03/09/2019</text:p>
          </table:table-cell>
          <table:table-cell office:value-type="date" office:date-value="2019-09-04T00:15:00" table:style-name="ce2">
            <text:p>04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1" table:style-name="ce1">
            <text:p>4555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04" table:style-name="ce1">
            <text:p>14104</text:p>
          </table:table-cell>
          <table:table-cell office:value-type="float" office:value="978" table:style-name="ce1">
            <text:p>978</text:p>
          </table:table-cell>
          <table:table-cell office:value-type="float" office:value="3042" table:style-name="ce1">
            <text:p>3042</text:p>
          </table:table-cell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13T12:50:00" table:style-name="ce2">
            <text:p>13/09/2019</text:p>
          </table:table-cell>
          <table:table-cell office:value-type="date" office:date-value="2019-09-16T09:25:00" table:style-name="ce2">
            <text:p>16/09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94" table:style-name="ce1">
            <text:p>4559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05" table:style-name="ce1">
            <text:p>14105</text:p>
          </table:table-cell>
          <table:table-cell office:value-type="float" office:value="979" table:style-name="ce1">
            <text:p>979</text:p>
          </table:table-cell>
          <table:table-cell office:value-type="float" office:value="3043" table:style-name="ce1">
            <text:p>3043</text:p>
          </table:table-cell>
          <table:table-cell office:value-type="float" office:value="44" table:style-name="ce1">
            <text:p>44</text:p>
          </table:table-cell>
          <table:table-cell office:value-type="float" office:value="283" table:style-name="ce1">
            <text:p>283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04T00:05:00" table:style-name="ce2">
            <text:p>04/09/2019</text:p>
          </table:table-cell>
          <table:table-cell office:value-type="date" office:date-value="2019-09-04T17:45:00" table:style-name="ce2">
            <text:p>04/09/20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52" table:style-name="ce1">
            <text:p>4555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06" table:style-name="ce1">
            <text:p>14106</text:p>
          </table:table-cell>
          <table:table-cell office:value-type="float" office:value="980" table:style-name="ce1">
            <text:p>980</text:p>
          </table:table-cell>
          <table:table-cell office:value-type="float" office:value="2978" table:style-name="ce1">
            <text:p>2978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9-04T03:10:00" table:style-name="ce2">
            <text:p>04/09/2019</text:p>
          </table:table-cell>
          <table:table-cell office:value-type="date" office:date-value="2019-09-05T13:35:00" table:style-name="ce2">
            <text:p>05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53" table:style-name="ce1">
            <text:p>4555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07" table:style-name="ce1">
            <text:p>14107</text:p>
          </table:table-cell>
          <table:table-cell office:value-type="float" office:value="981" table:style-name="ce1">
            <text:p>981</text:p>
          </table:table-cell>
          <table:table-cell office:value-type="float" office:value="1853" table:style-name="ce1">
            <text:p>185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date" office:date-value="2019-09-03T08:15:00" table:style-name="ce2">
            <text:p>03/09/2019</text:p>
          </table:table-cell>
          <table:table-cell office:value-type="date" office:date-value="2019-09-04T20:10:00" table:style-name="ce2">
            <text:p>04/09/201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49" table:style-name="ce1">
            <text:p>4554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08" table:style-name="ce1">
            <text:p>14108</text:p>
          </table:table-cell>
          <table:table-cell office:value-type="float" office:value="982" table:style-name="ce1">
            <text:p>982</text:p>
          </table:table-cell>
          <table:table-cell office:value-type="float" office:value="3044" table:style-name="ce1">
            <text:p>3044</text:p>
          </table:table-cell>
          <table:table-cell office:value-type="float" office:value="131" table:style-name="ce1">
            <text:p>131</text:p>
          </table:table-cell>
          <table:table-cell office:value-type="float" office:value="541" table:style-name="ce1">
            <text:p>541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05T07:40:00" table:style-name="ce2">
            <text:p>05/09/2019</text:p>
          </table:table-cell>
          <table:table-cell office:value-type="date" office:date-value="2019-09-06T18:30:00" table:style-name="ce2">
            <text:p>06/09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558" table:style-name="ce1">
            <text:p>4555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09" table:style-name="ce1">
            <text:p>14109</text:p>
          </table:table-cell>
          <table:table-cell office:value-type="float" office:value="983" table:style-name="ce1">
            <text:p>983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04T04:30:00" table:style-name="ce2">
            <text:p>04/09/2019</text:p>
          </table:table-cell>
          <table:table-cell office:value-type="date" office:date-value="2019-09-04T20:50:00" table:style-name="ce2">
            <text:p>04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5" table:style-name="ce1">
            <text:p>4555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10" table:style-name="ce1">
            <text:p>14110</text:p>
          </table:table-cell>
          <table:table-cell office:value-type="float" office:value="984" table:style-name="ce1">
            <text:p>984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473" table:style-name="ce1">
            <text:p>473</text:p>
          </table:table-cell>
          <table:table-cell office:value-type="float" office:value="63" table:style-name="ce1">
            <text:p>63</text:p>
          </table:table-cell>
          <table:table-cell office:value-type="date" office:date-value="2019-09-04T22:30:00" table:style-name="ce2">
            <text:p>04/09/2019</text:p>
          </table:table-cell>
          <table:table-cell office:value-type="date" office:date-value="2019-09-05T18:30:00" table:style-name="ce2">
            <text:p>05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6" table:style-name="ce1">
            <text:p>4555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11" table:style-name="ce1">
            <text:p>14111</text:p>
          </table:table-cell>
          <table:table-cell office:value-type="float" office:value="985" table:style-name="ce1">
            <text:p>985</text:p>
          </table:table-cell>
          <table:table-cell office:value-type="float" office:value="3045" table:style-name="ce1">
            <text:p>3045</text:p>
          </table:table-cell>
          <table:table-cell office:value-type="float" office:value="7" table:style-name="ce1">
            <text:p>7</text:p>
          </table:table-cell>
          <table:table-cell office:value-type="float" office:value="386" table:style-name="ce1">
            <text:p>386</text:p>
          </table:table-cell>
          <table:table-cell office:value-type="float" office:value="364" table:style-name="ce1">
            <text:p>364</text:p>
          </table:table-cell>
          <table:table-cell office:value-type="date" office:date-value="2019-09-13T21:05:00" table:style-name="ce2">
            <text:p>13/09/2019</text:p>
          </table:table-cell>
          <table:table-cell office:value-type="date" office:date-value="2019-09-15T15:00:00" table:style-name="ce2">
            <text:p>15/09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95" table:style-name="ce1">
            <text:p>4559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12" table:style-name="ce1">
            <text:p>14112</text:p>
          </table:table-cell>
          <table:table-cell office:value-type="float" office:value="986" table:style-name="ce1">
            <text:p>986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13" table:style-name="ce1">
            <text:p>14113</text:p>
          </table:table-cell>
          <table:table-cell office:value-type="float" office:value="987" table:style-name="ce1">
            <text:p>987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9T19:00:00" table:style-name="ce2">
            <text:p>09/09/2019</text:p>
          </table:table-cell>
          <table:table-cell office:value-type="date" office:date-value="2019-09-10T09:10:00" table:style-name="ce2">
            <text:p>10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5" table:style-name="ce1">
            <text:p>4557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14" table:style-name="ce1">
            <text:p>14114</text:p>
          </table:table-cell>
          <table:table-cell office:value-type="float" office:value="988" table:style-name="ce1">
            <text:p>988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9T19:00:00" table:style-name="ce2">
            <text:p>09/09/2019</text:p>
          </table:table-cell>
          <table:table-cell office:value-type="date" office:date-value="2019-09-10T09:10:00" table:style-name="ce2">
            <text:p>10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6" table:style-name="ce1">
            <text:p>4557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15" table:style-name="ce1">
            <text:p>14115</text:p>
          </table:table-cell>
          <table:table-cell office:value-type="float" office:value="989" table:style-name="ce1">
            <text:p>989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5T11:30:00" table:style-name="ce2">
            <text:p>05/09/2019</text:p>
          </table:table-cell>
          <table:table-cell office:value-type="date" office:date-value="2019-09-06T10:00:00" table:style-name="ce2">
            <text:p>06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1" table:style-name="ce1">
            <text:p>455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16" table:style-name="ce1">
            <text:p>14116</text:p>
          </table:table-cell>
          <table:table-cell office:value-type="float" office:value="990" table:style-name="ce1">
            <text:p>990</text:p>
          </table:table-cell>
          <table:table-cell office:value-type="float" office:value="1508" table:style-name="ce1">
            <text:p>1508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5T11:30:00" table:style-name="ce2">
            <text:p>05/09/2019</text:p>
          </table:table-cell>
          <table:table-cell office:value-type="date" office:date-value="2019-09-06T07:30:00" table:style-name="ce2">
            <text:p>06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561" table:style-name="ce1">
            <text:p>455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17" table:style-name="ce1">
            <text:p>14117</text:p>
          </table:table-cell>
          <table:table-cell office:value-type="float" office:value="991" table:style-name="ce1">
            <text:p>991</text:p>
          </table:table-cell>
          <table:table-cell office:value-type="float" office:value="1032" table:style-name="ce1">
            <text:p>1032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05T11:30:00" table:style-name="ce2">
            <text:p>05/09/2019</text:p>
          </table:table-cell>
          <table:table-cell office:value-type="date" office:date-value="2019-09-06T07:30:00" table:style-name="ce2">
            <text:p>06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2" table:style-name="ce1">
            <text:p>4556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18" table:style-name="ce1">
            <text:p>14118</text:p>
          </table:table-cell>
          <table:table-cell office:value-type="float" office:value="992" table:style-name="ce1">
            <text:p>992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date" office:date-value="2019-09-06T04:00:00" table:style-name="ce2">
            <text:p>06/09/2019</text:p>
          </table:table-cell>
          <table:table-cell office:value-type="date" office:date-value="2019-09-06T18:30:00" table:style-name="ce2">
            <text:p>06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59" table:style-name="ce1">
            <text:p>4555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19" table:style-name="ce1">
            <text:p>14119</text:p>
          </table:table-cell>
          <table:table-cell office:value-type="float" office:value="993" table:style-name="ce1">
            <text:p>993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date" office:date-value="2019-09-05T20:30:00" table:style-name="ce2">
            <text:p>05/09/2019</text:p>
          </table:table-cell>
          <table:table-cell office:value-type="date" office:date-value="2019-09-06T02:20:00" table:style-name="ce2">
            <text:p>06/09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3" table:style-name="ce1">
            <text:p>4556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20" table:style-name="ce1">
            <text:p>14120</text:p>
          </table:table-cell>
          <table:table-cell office:value-type="float" office:value="994" table:style-name="ce1">
            <text:p>994</text:p>
          </table:table-cell>
          <table:table-cell office:value-type="float" office:value="261" table:style-name="ce1">
            <text:p>261</text:p>
          </table:table-cell>
          <table:table-cell office:value-type="float" office:value="142" table:style-name="ce1">
            <text:p>142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21" table:style-name="ce1">
            <text:p>14121</text:p>
          </table:table-cell>
          <table:table-cell office:value-type="float" office:value="995" table:style-name="ce1">
            <text:p>995</text:p>
          </table:table-cell>
          <table:table-cell office:value-type="float" office:value="2906" table:style-name="ce1">
            <text:p>2906</text:p>
          </table:table-cell>
          <table:table-cell office:value-type="float" office:value="142" table:style-name="ce1">
            <text:p>142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22" table:style-name="ce1">
            <text:p>14122</text:p>
          </table:table-cell>
          <table:table-cell office:value-type="float" office:value="996" table:style-name="ce1">
            <text:p>996</text:p>
          </table:table-cell>
          <table:table-cell office:value-type="float" office:value="1879" table:style-name="ce1">
            <text:p>187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06T15:30:00" table:style-name="ce2">
            <text:p>06/09/2019</text:p>
          </table:table-cell>
          <table:table-cell office:value-type="date" office:date-value="2019-09-07T22:15:00" table:style-name="ce2">
            <text:p>07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65" table:style-name="ce1">
            <text:p>4556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23" table:style-name="ce1">
            <text:p>14123</text:p>
          </table:table-cell>
          <table:table-cell office:value-type="float" office:value="997" table:style-name="ce1">
            <text:p>997</text:p>
          </table:table-cell>
          <table:table-cell office:value-type="float" office:value="982" table:style-name="ce1">
            <text:p>982</text:p>
          </table:table-cell>
          <table:table-cell office:value-type="float" office:value="144" table:style-name="ce1">
            <text:p>144</text:p>
          </table:table-cell>
          <table:table-cell office:value-type="float" office:value="265" table:style-name="ce1">
            <text:p>265</text:p>
          </table:table-cell>
          <table:table-cell office:value-type="float" office:value="144" table:style-name="ce1">
            <text:p>144</text:p>
          </table:table-cell>
          <table:table-cell office:value-type="date" office:date-value="2019-09-06T17:00:00" table:style-name="ce2">
            <text:p>06/09/2019</text:p>
          </table:table-cell>
          <table:table-cell office:value-type="date" office:date-value="2019-09-09T13:15:00" table:style-name="ce2">
            <text:p>09/09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66" table:style-name="ce1">
            <text:p>4556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24" table:style-name="ce1">
            <text:p>14124</text:p>
          </table:table-cell>
          <table:table-cell office:value-type="float" office:value="998" table:style-name="ce1">
            <text:p>998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9-06T20:40:00" table:style-name="ce2">
            <text:p>06/09/2019</text:p>
          </table:table-cell>
          <table:table-cell office:value-type="date" office:date-value="2019-09-07T11:45:00" table:style-name="ce2">
            <text:p>07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8" table:style-name="ce1">
            <text:p>4556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25" table:style-name="ce1">
            <text:p>14125</text:p>
          </table:table-cell>
          <table:table-cell office:value-type="float" office:value="999" table:style-name="ce1">
            <text:p>999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5:00:00" table:style-name="ce2">
            <text:p>06/09/2019</text:p>
          </table:table-cell>
          <table:table-cell office:value-type="date" office:date-value="2019-09-06T06:45:00" table:style-name="ce2">
            <text:p>06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4" table:style-name="ce1">
            <text:p>4556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26" table:style-name="ce1">
            <text:p>14126</text:p>
          </table:table-cell>
          <table:table-cell office:value-type="float" office:value="1000" table:style-name="ce1">
            <text:p>1000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11T01:00:00" table:style-name="ce2">
            <text:p>11/09/2019</text:p>
          </table:table-cell>
          <table:table-cell office:value-type="date" office:date-value="2019-09-11T20:40:00" table:style-name="ce2">
            <text:p>11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1" table:style-name="ce1">
            <text:p>4558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27" table:style-name="ce1">
            <text:p>14127</text:p>
          </table:table-cell>
          <table:table-cell office:value-type="float" office:value="1001" table:style-name="ce1">
            <text:p>1001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08T13:35:00" table:style-name="ce2">
            <text:p>08/09/2019</text:p>
          </table:table-cell>
          <table:table-cell office:value-type="date" office:date-value="2019-09-09T00:20:00" table:style-name="ce2">
            <text:p>09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1" table:style-name="ce1">
            <text:p>4557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28" table:style-name="ce1">
            <text:p>14128</text:p>
          </table:table-cell>
          <table:table-cell office:value-type="float" office:value="1002" table:style-name="ce1">
            <text:p>1002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9-16T11:15:00" table:style-name="ce2">
            <text:p>16/09/2019</text:p>
          </table:table-cell>
          <table:table-cell office:value-type="date" office:date-value="2019-09-17T17:05:00" table:style-name="ce2">
            <text:p>17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7" table:style-name="ce1">
            <text:p>4560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29" table:style-name="ce1">
            <text:p>14129</text:p>
          </table:table-cell>
          <table:table-cell office:value-type="float" office:value="1003" table:style-name="ce1">
            <text:p>1003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9-16T02:00:00" table:style-name="ce2">
            <text:p>16/09/2019</text:p>
          </table:table-cell>
          <table:table-cell office:value-type="date" office:date-value="2019-09-17T07:25:00" table:style-name="ce2">
            <text:p>17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5" table:style-name="ce1">
            <text:p>4560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30" table:style-name="ce1">
            <text:p>14130</text:p>
          </table:table-cell>
          <table:table-cell office:value-type="float" office:value="1004" table:style-name="ce1">
            <text:p>1004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16T12:30:00" table:style-name="ce2">
            <text:p>16/09/2019</text:p>
          </table:table-cell>
          <table:table-cell office:value-type="date" office:date-value="2019-09-17T01:40:00" table:style-name="ce2">
            <text:p>17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8" table:style-name="ce1">
            <text:p>4560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31" table:style-name="ce1">
            <text:p>14131</text:p>
          </table:table-cell>
          <table:table-cell office:value-type="float" office:value="1005" table:style-name="ce1">
            <text:p>100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9-10T01:40:00" table:style-name="ce2">
            <text:p>10/09/2019</text:p>
          </table:table-cell>
          <table:table-cell office:value-type="date" office:date-value="2019-09-10T05:00:00" table:style-name="ce2">
            <text:p>10/09/2019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7" table:style-name="ce1">
            <text:p>4557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32" table:style-name="ce1">
            <text:p>14132</text:p>
          </table:table-cell>
          <table:table-cell office:value-type="float" office:value="1006" table:style-name="ce1">
            <text:p>1006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15T10:50:00" table:style-name="ce2">
            <text:p>15/09/2019</text:p>
          </table:table-cell>
          <table:table-cell office:value-type="date" office:date-value="2019-09-15T12:35:00" table:style-name="ce2">
            <text:p>15/09/2019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1" table:style-name="ce1">
            <text:p>456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33" table:style-name="ce1">
            <text:p>14133</text:p>
          </table:table-cell>
          <table:table-cell office:value-type="float" office:value="1007" table:style-name="ce1">
            <text:p>1007</text:p>
          </table:table-cell>
          <table:table-cell office:value-type="float" office:value="1305" table:style-name="ce1">
            <text:p>1305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3T07:00:00" table:style-name="ce2">
            <text:p>13/09/2019</text:p>
          </table:table-cell>
          <table:table-cell office:value-type="date" office:date-value="2019-09-13T16:00:00" table:style-name="ce2">
            <text:p>13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0" table:style-name="ce1">
            <text:p>455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34" table:style-name="ce1">
            <text:p>14134</text:p>
          </table:table-cell>
          <table:table-cell office:value-type="float" office:value="1008" table:style-name="ce1">
            <text:p>1008</text:p>
          </table:table-cell>
          <table:table-cell office:value-type="float" office:value="2669" table:style-name="ce1">
            <text:p>266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date" office:date-value="2019-09-09T16:00:00" table:style-name="ce2">
            <text:p>09/09/2019</text:p>
          </table:table-cell>
          <table:table-cell office:value-type="date" office:date-value="2019-09-10T14:20:00" table:style-name="ce2">
            <text:p>10/09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74" table:style-name="ce1">
            <text:p>4557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35" table:style-name="ce1">
            <text:p>14135</text:p>
          </table:table-cell>
          <table:table-cell office:value-type="float" office:value="1009" table:style-name="ce1">
            <text:p>1009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06T22:15:00" table:style-name="ce2">
            <text:p>06/09/2019</text:p>
          </table:table-cell>
          <table:table-cell office:value-type="date" office:date-value="2019-09-07T13:10:00" table:style-name="ce2">
            <text:p>07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7" table:style-name="ce1">
            <text:p>4556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36" table:style-name="ce1">
            <text:p>14136</text:p>
          </table:table-cell>
          <table:table-cell office:value-type="float" office:value="1010" table:style-name="ce1">
            <text:p>1010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08T06:20:00" table:style-name="ce2">
            <text:p>08/09/2019</text:p>
          </table:table-cell>
          <table:table-cell office:value-type="date" office:date-value="2019-09-08T13:25:00" table:style-name="ce2">
            <text:p>08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0" table:style-name="ce1">
            <text:p>455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37" table:style-name="ce1">
            <text:p>14137</text:p>
          </table:table-cell>
          <table:table-cell office:value-type="float" office:value="1011" table:style-name="ce1">
            <text:p>1011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09-07T13:15:00" table:style-name="ce2">
            <text:p>07/09/2019</text:p>
          </table:table-cell>
          <table:table-cell office:value-type="date" office:date-value="2019-09-08T19:55:00" table:style-name="ce2">
            <text:p>08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69" table:style-name="ce1">
            <text:p>4556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38" table:style-name="ce1">
            <text:p>14138</text:p>
          </table:table-cell>
          <table:table-cell office:value-type="float" office:value="1012" table:style-name="ce1">
            <text:p>1012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09T08:20:00" table:style-name="ce2">
            <text:p>09/09/2019</text:p>
          </table:table-cell>
          <table:table-cell office:value-type="date" office:date-value="2019-09-09T19:15:00" table:style-name="ce2">
            <text:p>09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2" table:style-name="ce1">
            <text:p>4557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39" table:style-name="ce1">
            <text:p>14139</text:p>
          </table:table-cell>
          <table:table-cell office:value-type="float" office:value="1013" table:style-name="ce1">
            <text:p>1013</text:p>
          </table:table-cell>
          <table:table-cell office:value-type="float" office:value="3046" table:style-name="ce1">
            <text:p>3046</text:p>
          </table:table-cell>
          <table:table-cell office:value-type="float" office:value="126" table:style-name="ce1">
            <text:p>126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10T21:45:00" table:style-name="ce2">
            <text:p>10/09/2019</text:p>
          </table:table-cell>
          <table:table-cell office:value-type="date" office:date-value="2019-09-12T08:00:00" table:style-name="ce2">
            <text:p>12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80" table:style-name="ce1">
            <text:p>4558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40" table:style-name="ce1">
            <text:p>14140</text:p>
          </table:table-cell>
          <table:table-cell office:value-type="float" office:value="1014" table:style-name="ce1">
            <text:p>1014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9-11T10:40:00" table:style-name="ce2">
            <text:p>11/09/2019</text:p>
          </table:table-cell>
          <table:table-cell office:value-type="date" office:date-value="2019-09-13T01:15:00" table:style-name="ce2">
            <text:p>13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3" table:style-name="ce1">
            <text:p>4558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41" table:style-name="ce1">
            <text:p>14141</text:p>
          </table:table-cell>
          <table:table-cell office:value-type="float" office:value="1015" table:style-name="ce1">
            <text:p>1015</text:p>
          </table:table-cell>
          <table:table-cell office:value-type="float" office:value="2819" table:style-name="ce1">
            <text:p>2819</text:p>
          </table:table-cell>
          <table:table-cell office:value-type="float" office:value="126" table:style-name="ce1">
            <text:p>12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9-10T14:00:00" table:style-name="ce2">
            <text:p>10/09/2019</text:p>
          </table:table-cell>
          <table:table-cell office:value-type="date" office:date-value="2019-09-12T14:00:00" table:style-name="ce2">
            <text:p>12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79" table:style-name="ce1">
            <text:p>4557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42" table:style-name="ce1">
            <text:p>14142</text:p>
          </table:table-cell>
          <table:table-cell office:value-type="float" office:value="1016" table:style-name="ce1">
            <text:p>1016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11T22:40:00" table:style-name="ce2">
            <text:p>11/09/2019</text:p>
          </table:table-cell>
          <table:table-cell office:value-type="date" office:date-value="2019-09-12T15:30:00" table:style-name="ce2">
            <text:p>12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4" table:style-name="ce1">
            <text:p>4558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43" table:style-name="ce1">
            <text:p>14143</text:p>
          </table:table-cell>
          <table:table-cell office:value-type="float" office:value="1017" table:style-name="ce1">
            <text:p>1017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7:30:00" table:style-name="ce2">
            <text:p>10/09/2019</text:p>
          </table:table-cell>
          <table:table-cell office:value-type="date" office:date-value="2019-09-10T09:30:00" table:style-name="ce2">
            <text:p>10/09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8" table:style-name="ce1">
            <text:p>4557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44" table:style-name="ce1">
            <text:p>14144</text:p>
          </table:table-cell>
          <table:table-cell office:value-type="float" office:value="1018" table:style-name="ce1">
            <text:p>1018</text:p>
          </table:table-cell>
          <table:table-cell office:value-type="float" office:value="2540" table:style-name="ce1">
            <text:p>2540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40" table:style-name="ce1">
            <text:p>340</text:p>
          </table:table-cell>
          <table:table-cell office:value-type="date" office:date-value="2019-09-09T19:45:00" table:style-name="ce2">
            <text:p>09/09/2019</text:p>
          </table:table-cell>
          <table:table-cell office:value-type="date" office:date-value="2019-09-12T03:30:00" table:style-name="ce2">
            <text:p>12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73" table:style-name="ce1">
            <text:p>4557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45" table:style-name="ce1">
            <text:p>14145</text:p>
          </table:table-cell>
          <table:table-cell office:value-type="float" office:value="1019" table:style-name="ce1">
            <text:p>1019</text:p>
          </table:table-cell>
          <table:table-cell office:value-type="float" office:value="2229" table:style-name="ce1">
            <text:p>2229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456" table:style-name="ce1">
            <text:p>456</text:p>
          </table:table-cell>
          <table:table-cell office:value-type="date" office:date-value="2019-09-11T10:25:00" table:style-name="ce2">
            <text:p>11/09/2019</text:p>
          </table:table-cell>
          <table:table-cell office:value-type="date" office:date-value="2019-09-11T16:40:00" table:style-name="ce2">
            <text:p>11/09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2" table:style-name="ce1">
            <text:p>4558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46" table:style-name="ce1">
            <text:p>14146</text:p>
          </table:table-cell>
          <table:table-cell office:value-type="float" office:value="1020" table:style-name="ce1">
            <text:p>1020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19-09-15T02:30:00" table:style-name="ce2">
            <text:p>15/09/2019</text:p>
          </table:table-cell>
          <table:table-cell office:value-type="date" office:date-value="2019-09-17T14:45:00" table:style-name="ce2">
            <text:p>17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4" table:style-name="ce1">
            <text:p>4560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47" table:style-name="ce1">
            <text:p>14147</text:p>
          </table:table-cell>
          <table:table-cell office:value-type="float" office:value="1021" table:style-name="ce1">
            <text:p>1021</text:p>
          </table:table-cell>
          <table:table-cell office:value-type="float" office:value="2953" table:style-name="ce1">
            <text:p>2953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2T05:25:00" table:style-name="ce2">
            <text:p>12/09/2019</text:p>
          </table:table-cell>
          <table:table-cell office:value-type="date" office:date-value="2019-09-12T23:25:00" table:style-name="ce2">
            <text:p>12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5" table:style-name="ce1">
            <text:p>455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48" table:style-name="ce1">
            <text:p>14148</text:p>
          </table:table-cell>
          <table:table-cell office:value-type="float" office:value="1022" table:style-name="ce1">
            <text:p>1022</text:p>
          </table:table-cell>
          <table:table-cell office:value-type="float" office:value="3041" table:style-name="ce1">
            <text:p>3041</text:p>
          </table:table-cell>
          <table:table-cell office:value-type="float" office:value="142" table:style-name="ce1">
            <text:p>142</text:p>
          </table:table-cell>
          <table:table-cell office:value-type="float" office:value="106" table:style-name="ce1">
            <text:p>106</text:p>
          </table:table-cell>
          <table:table-cell office:value-type="float" office:value="538" table:style-name="ce1">
            <text:p>538</text:p>
          </table:table-cell>
          <table:table-cell office:value-type="date" office:date-value="2019-09-12T19:00:00" table:style-name="ce2">
            <text:p>12/09/2019</text:p>
          </table:table-cell>
          <table:table-cell office:value-type="date" office:date-value="2019-09-17T03:50:00" table:style-name="ce2">
            <text:p>17/09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88" table:style-name="ce1">
            <text:p>4558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49" table:style-name="ce1">
            <text:p>14149</text:p>
          </table:table-cell>
          <table:table-cell office:value-type="float" office:value="1023" table:style-name="ce1">
            <text:p>1023</text:p>
          </table:table-cell>
          <table:table-cell office:value-type="float" office:value="2738" table:style-name="ce1">
            <text:p>273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2T10:30:00" table:style-name="ce2">
            <text:p>12/09/2019</text:p>
          </table:table-cell>
          <table:table-cell office:value-type="date" office:date-value="2019-09-13T01:50:00" table:style-name="ce2">
            <text:p>13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86" table:style-name="ce1">
            <text:p>4558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50" table:style-name="ce1">
            <text:p>14150</text:p>
          </table:table-cell>
          <table:table-cell office:value-type="float" office:value="1024" table:style-name="ce1">
            <text:p>1024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date" office:date-value="2019-09-13T03:50:00" table:style-name="ce2">
            <text:p>13/09/2019</text:p>
          </table:table-cell>
          <table:table-cell office:value-type="date" office:date-value="2019-09-15T21:30:00" table:style-name="ce2">
            <text:p>15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9" table:style-name="ce1">
            <text:p>4558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51" table:style-name="ce1">
            <text:p>14151</text:p>
          </table:table-cell>
          <table:table-cell office:value-type="float" office:value="1025" table:style-name="ce1">
            <text:p>1025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date" office:date-value="2019-09-12T10:25:00" table:style-name="ce2">
            <text:p>12/09/2019</text:p>
          </table:table-cell>
          <table:table-cell office:value-type="date" office:date-value="2019-09-13T21:40:00" table:style-name="ce2">
            <text:p>13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87" table:style-name="ce1">
            <text:p>4558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52" table:style-name="ce1">
            <text:p>14152</text:p>
          </table:table-cell>
          <table:table-cell office:value-type="float" office:value="1026" table:style-name="ce1">
            <text:p>1026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9-13T16:10:00" table:style-name="ce2">
            <text:p>13/09/2019</text:p>
          </table:table-cell>
          <table:table-cell office:value-type="date" office:date-value="2019-09-13T17:50:00" table:style-name="ce2">
            <text:p>13/09/201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3" table:style-name="ce1">
            <text:p>4559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53" table:style-name="ce1">
            <text:p>14153</text:p>
          </table:table-cell>
          <table:table-cell office:value-type="float" office:value="1027" table:style-name="ce1">
            <text:p>102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3T10:15:00" table:style-name="ce2">
            <text:p>13/09/2019</text:p>
          </table:table-cell>
          <table:table-cell office:value-type="date" office:date-value="2019-09-13T17:30:00" table:style-name="ce2">
            <text:p>13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1" table:style-name="ce1">
            <text:p>455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54" table:style-name="ce1">
            <text:p>14154</text:p>
          </table:table-cell>
          <table:table-cell office:value-type="float" office:value="1028" table:style-name="ce1">
            <text:p>1028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3T10:15:00" table:style-name="ce2">
            <text:p>13/09/2019</text:p>
          </table:table-cell>
          <table:table-cell office:value-type="date" office:date-value="2019-09-13T17:30:00" table:style-name="ce2">
            <text:p>13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2" table:style-name="ce1">
            <text:p>4559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55" table:style-name="ce1">
            <text:p>14155</text:p>
          </table:table-cell>
          <table:table-cell office:value-type="float" office:value="1029" table:style-name="ce1">
            <text:p>1029</text:p>
          </table:table-cell>
          <table:table-cell office:value-type="float" office:value="3029" table:style-name="ce1">
            <text:p>3029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13T15:45:00" table:style-name="ce2">
            <text:p>13/09/2019</text:p>
          </table:table-cell>
          <table:table-cell office:value-type="date" office:date-value="2019-09-15T06:10:00" table:style-name="ce2">
            <text:p>15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96" table:style-name="ce1">
            <text:p>4559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56" table:style-name="ce1">
            <text:p>14156</text:p>
          </table:table-cell>
          <table:table-cell office:value-type="float" office:value="1030" table:style-name="ce1">
            <text:p>1030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18T16:45:00" table:style-name="ce2">
            <text:p>18/09/2019</text:p>
          </table:table-cell>
          <table:table-cell office:value-type="date" office:date-value="2019-09-19T22:10:00" table:style-name="ce2">
            <text:p>19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8" table:style-name="ce1">
            <text:p>4561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57" table:style-name="ce1">
            <text:p>14157</text:p>
          </table:table-cell>
          <table:table-cell office:value-type="float" office:value="1031" table:style-name="ce1">
            <text:p>1031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date" office:date-value="2019-09-14T02:25:00" table:style-name="ce2">
            <text:p>14/09/2019</text:p>
          </table:table-cell>
          <table:table-cell office:value-type="date" office:date-value="2019-09-18T09:40:00" table:style-name="ce2">
            <text:p>18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7" table:style-name="ce1">
            <text:p>4559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58" table:style-name="ce1">
            <text:p>14158</text:p>
          </table:table-cell>
          <table:table-cell office:value-type="float" office:value="1032" table:style-name="ce1">
            <text:p>1032</text:p>
          </table:table-cell>
          <table:table-cell office:value-type="float" office:value="2457" table:style-name="ce1">
            <text:p>2457</text:p>
          </table:table-cell>
          <table:table-cell office:value-type="float" office:value="26" table:style-name="ce1">
            <text:p>26</text:p>
          </table:table-cell>
          <table:table-cell office:value-type="float" office:value="410" table:style-name="ce1">
            <text:p>410</text:p>
          </table:table-cell>
          <table:table-cell office:value-type="float" office:value="144" table:style-name="ce1">
            <text:p>144</text:p>
          </table:table-cell>
          <table:table-cell office:value-type="date" office:date-value="2019-09-20T01:30:00" table:style-name="ce2">
            <text:p>20/09/2019</text:p>
          </table:table-cell>
          <table:table-cell office:value-type="date" office:date-value="2019-09-23T02:15:00" table:style-name="ce2">
            <text:p>23/09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22" table:style-name="ce1">
            <text:p>4562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59" table:style-name="ce1">
            <text:p>14159</text:p>
          </table:table-cell>
          <table:table-cell office:value-type="float" office:value="1033" table:style-name="ce1">
            <text:p>1033</text:p>
          </table:table-cell>
          <table:table-cell office:value-type="float" office:value="3047" table:style-name="ce1">
            <text:p>3047</text:p>
          </table:table-cell>
          <table:table-cell office:value-type="float" office:value="126" table:style-name="ce1">
            <text:p>126</text:p>
          </table:table-cell>
          <table:table-cell office:value-type="float" office:value="153" table:style-name="ce1">
            <text:p>153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14T00:05:00" table:style-name="ce2">
            <text:p>14/09/2019</text:p>
          </table:table-cell>
          <table:table-cell office:value-type="date" office:date-value="2019-09-14T21:20:00" table:style-name="ce2">
            <text:p>14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999" table:style-name="ce1">
            <text:p>4599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60" table:style-name="ce1">
            <text:p>14160</text:p>
          </table:table-cell>
          <table:table-cell office:value-type="float" office:value="1034" table:style-name="ce1">
            <text:p>1034</text:p>
          </table:table-cell>
          <table:table-cell office:value-type="float" office:value="3048" table:style-name="ce1">
            <text:p>3048</text:p>
          </table:table-cell>
          <table:table-cell office:value-type="float" office:value="37" table:style-name="ce1">
            <text:p>37</text:p>
          </table:table-cell>
          <table:table-cell office:value-type="float" office:value="533" table:style-name="ce1">
            <text:p>533</text:p>
          </table:table-cell>
          <table:table-cell office:value-type="float" office:value="144" table:style-name="ce1">
            <text:p>144</text:p>
          </table:table-cell>
          <table:table-cell office:value-type="date" office:date-value="2019-09-16T08:50:00" table:style-name="ce2">
            <text:p>16/09/2019</text:p>
          </table:table-cell>
          <table:table-cell office:value-type="date" office:date-value="2019-09-18T14:45:00" table:style-name="ce2">
            <text:p>18/09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06" table:style-name="ce1">
            <text:p>4560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61" table:style-name="ce1">
            <text:p>14161</text:p>
          </table:table-cell>
          <table:table-cell office:value-type="float" office:value="1035" table:style-name="ce1">
            <text:p>1035</text:p>
          </table:table-cell>
          <table:table-cell office:value-type="float" office:value="3049" table:style-name="ce1">
            <text:p>3049</text:p>
          </table:table-cell>
          <table:table-cell office:value-type="float" office:value="126" table:style-name="ce1">
            <text:p>126</text:p>
          </table:table-cell>
          <table:table-cell office:value-type="float" office:value="153" table:style-name="ce1">
            <text:p>153</text:p>
          </table:table-cell>
          <table:table-cell office:value-type="float" office:value="256" table:style-name="ce1">
            <text:p>256</text:p>
          </table:table-cell>
          <table:table-cell office:value-type="date" office:date-value="2019-09-17T02:30:00" table:style-name="ce2">
            <text:p>17/09/2019</text:p>
          </table:table-cell>
          <table:table-cell office:value-type="date" office:date-value="2019-09-18T03:15:00" table:style-name="ce2">
            <text:p>18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13" table:style-name="ce1">
            <text:p>4561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62" table:style-name="ce1">
            <text:p>14162</text:p>
          </table:table-cell>
          <table:table-cell office:value-type="float" office:value="1036" table:style-name="ce1">
            <text:p>1036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18T11:40:00" table:style-name="ce2">
            <text:p>18/09/2019</text:p>
          </table:table-cell>
          <table:table-cell office:value-type="date" office:date-value="2019-09-19T00:02:00" table:style-name="ce2">
            <text:p>19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7" table:style-name="ce1">
            <text:p>4561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63" table:style-name="ce1">
            <text:p>14163</text:p>
          </table:table-cell>
          <table:table-cell office:value-type="float" office:value="1037" table:style-name="ce1">
            <text:p>1037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4T14:55:00" table:style-name="ce2">
            <text:p>14/09/2019</text:p>
          </table:table-cell>
          <table:table-cell office:value-type="date" office:date-value="2019-09-16T09:50:00" table:style-name="ce2">
            <text:p>16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2" table:style-name="ce1">
            <text:p>456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4" table:style-name="ce1">
            <text:p>14164</text:p>
          </table:table-cell>
          <table:table-cell office:value-type="float" office:value="1038" table:style-name="ce1">
            <text:p>1038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4T14:50:00" table:style-name="ce2">
            <text:p>14/09/2019</text:p>
          </table:table-cell>
          <table:table-cell office:value-type="date" office:date-value="2019-09-16T09:50:00" table:style-name="ce2">
            <text:p>16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3" table:style-name="ce1">
            <text:p>456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5" table:style-name="ce1">
            <text:p>14165</text:p>
          </table:table-cell>
          <table:table-cell office:value-type="float" office:value="1039" table:style-name="ce1">
            <text:p>1039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date" office:date-value="2019-09-16T10:05:00" table:style-name="ce2">
            <text:p>16/09/2019</text:p>
          </table:table-cell>
          <table:table-cell office:value-type="date" office:date-value="2019-09-23T06:25:00" table:style-name="ce2">
            <text:p>23/09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2" table:style-name="ce1">
            <text:p>456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6" table:style-name="ce1">
            <text:p>14166</text:p>
          </table:table-cell>
          <table:table-cell office:value-type="float" office:value="1040" table:style-name="ce1">
            <text:p>1040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date" office:date-value="2019-09-16T10:05:00" table:style-name="ce2">
            <text:p>16/09/2019</text:p>
          </table:table-cell>
          <table:table-cell office:value-type="date" office:date-value="2019-09-23T06:25:00" table:style-name="ce2">
            <text:p>23/09/20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3" table:style-name="ce1">
            <text:p>456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7" table:style-name="ce1">
            <text:p>14167</text:p>
          </table:table-cell>
          <table:table-cell office:value-type="float" office:value="1041" table:style-name="ce1">
            <text:p>1041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date" office:date-value="2019-09-23T06:30:00" table:style-name="ce2">
            <text:p>23/09/2019</text:p>
          </table:table-cell>
          <table:table-cell office:value-type="date" office:date-value="2019-09-24T06:10:00" table:style-name="ce2">
            <text:p>24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2" table:style-name="ce1">
            <text:p>456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8" table:style-name="ce1">
            <text:p>14168</text:p>
          </table:table-cell>
          <table:table-cell office:value-type="float" office:value="1042" table:style-name="ce1">
            <text:p>1042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date" office:date-value="2019-09-23T06:30:00" table:style-name="ce2">
            <text:p>23/09/2019</text:p>
          </table:table-cell>
          <table:table-cell office:value-type="date" office:date-value="2019-09-24T06:10:00" table:style-name="ce2">
            <text:p>24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3" table:style-name="ce1">
            <text:p>456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69" table:style-name="ce1">
            <text:p>14169</text:p>
          </table:table-cell>
          <table:table-cell office:value-type="float" office:value="1043" table:style-name="ce1">
            <text:p>1043</text:p>
          </table:table-cell>
          <table:table-cell office:value-type="float" office:value="3041" table:style-name="ce1">
            <text:p>3041</text:p>
          </table:table-cell>
          <table:table-cell office:value-type="float" office:value="142" table:style-name="ce1">
            <text:p>142</text:p>
          </table:table-cell>
          <table:table-cell office:value-type="float" office:value="524" table:style-name="ce1">
            <text:p>524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17T04:00:00" table:style-name="ce2">
            <text:p>17/09/2019</text:p>
          </table:table-cell>
          <table:table-cell office:value-type="date" office:date-value="2019-09-18T14:10:00" table:style-name="ce2">
            <text:p>18/09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588" table:style-name="ce1">
            <text:p>4558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70" table:style-name="ce1">
            <text:p>14170</text:p>
          </table:table-cell>
          <table:table-cell office:value-type="float" office:value="1044" table:style-name="ce1">
            <text:p>1044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13T18:00:00" table:style-name="ce2">
            <text:p>13/09/2019</text:p>
          </table:table-cell>
          <table:table-cell office:value-type="date" office:date-value="2019-09-13T23:30:00" table:style-name="ce2">
            <text:p>13/09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00" table:style-name="ce1">
            <text:p>456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71" table:style-name="ce1">
            <text:p>14171</text:p>
          </table:table-cell>
          <table:table-cell office:value-type="float" office:value="1045" table:style-name="ce1">
            <text:p>1045</text:p>
          </table:table-cell>
          <table:table-cell office:value-type="float" office:value="3050" table:style-name="ce1">
            <text:p>3050</text:p>
          </table:table-cell>
          <table:table-cell office:value-type="float" office:value="126" table:style-name="ce1">
            <text:p>126</text:p>
          </table:table-cell>
          <table:table-cell office:value-type="float" office:value="208" table:style-name="ce1">
            <text:p>208</text:p>
          </table:table-cell>
          <table:table-cell office:value-type="float" office:value="239" table:style-name="ce1">
            <text:p>239</text:p>
          </table:table-cell>
          <table:table-cell office:value-type="date" office:date-value="2019-09-16T10:15:00" table:style-name="ce2">
            <text:p>16/09/2019</text:p>
          </table:table-cell>
          <table:table-cell office:value-type="date" office:date-value="2019-09-17T21:15:00" table:style-name="ce2">
            <text:p>17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09" table:style-name="ce1">
            <text:p>4560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72" table:style-name="ce1">
            <text:p>14172</text:p>
          </table:table-cell>
          <table:table-cell office:value-type="float" office:value="1046" table:style-name="ce1">
            <text:p>104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date" office:date-value="2019-09-14T10:30:00" table:style-name="ce2">
            <text:p>14/09/2019</text:p>
          </table:table-cell>
          <table:table-cell office:value-type="date" office:date-value="2019-09-14T12:55:00" table:style-name="ce2">
            <text:p>14/09/201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598" table:style-name="ce1">
            <text:p>4559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173" table:style-name="ce1">
            <text:p>14173</text:p>
          </table:table-cell>
          <table:table-cell office:value-type="float" office:value="1047" table:style-name="ce1">
            <text:p>1047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6T10:30:00" table:style-name="ce2">
            <text:p>16/09/2019</text:p>
          </table:table-cell>
          <table:table-cell office:value-type="date" office:date-value="2019-09-17T02:45:00" table:style-name="ce2">
            <text:p>1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0" table:style-name="ce1">
            <text:p>456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74" table:style-name="ce1">
            <text:p>14174</text:p>
          </table:table-cell>
          <table:table-cell office:value-type="float" office:value="1048" table:style-name="ce1">
            <text:p>1048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6T10:30:00" table:style-name="ce2">
            <text:p>16/09/2019</text:p>
          </table:table-cell>
          <table:table-cell office:value-type="date" office:date-value="2019-09-17T02:45:00" table:style-name="ce2">
            <text:p>1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1" table:style-name="ce1">
            <text:p>4561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75" table:style-name="ce1">
            <text:p>14175</text:p>
          </table:table-cell>
          <table:table-cell office:value-type="float" office:value="1049" table:style-name="ce1">
            <text:p>1049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16T19:05:00" table:style-name="ce2">
            <text:p>16/09/2019</text:p>
          </table:table-cell>
          <table:table-cell office:value-type="date" office:date-value="2019-09-16T22:00:00" table:style-name="ce2">
            <text:p>16/09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2" table:style-name="ce1">
            <text:p>456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76" table:style-name="ce1">
            <text:p>14176</text:p>
          </table:table-cell>
          <table:table-cell office:value-type="float" office:value="1050" table:style-name="ce1">
            <text:p>1050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date" office:date-value="2019-09-17T16:45:00" table:style-name="ce2">
            <text:p>17/09/2019</text:p>
          </table:table-cell>
          <table:table-cell office:value-type="date" office:date-value="2019-09-19T09:30:00" table:style-name="ce2">
            <text:p>19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4" table:style-name="ce1">
            <text:p>4561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77" table:style-name="ce1">
            <text:p>14177</text:p>
          </table:table-cell>
          <table:table-cell office:value-type="float" office:value="1051" table:style-name="ce1">
            <text:p>1051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64" table:style-name="ce1">
            <text:p>464</text:p>
          </table:table-cell>
          <table:table-cell office:value-type="date" office:date-value="2019-09-17T19:55:00" table:style-name="ce2">
            <text:p>17/09/2019</text:p>
          </table:table-cell>
          <table:table-cell office:value-type="date" office:date-value="2019-09-20T04:00:00" table:style-name="ce2">
            <text:p>20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5" table:style-name="ce1">
            <text:p>456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78" table:style-name="ce1">
            <text:p>14178</text:p>
          </table:table-cell>
          <table:table-cell office:value-type="float" office:value="1052" table:style-name="ce1">
            <text:p>1052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date" office:date-value="2019-09-17T20:50:00" table:style-name="ce2">
            <text:p>17/09/2019</text:p>
          </table:table-cell>
          <table:table-cell office:value-type="date" office:date-value="2019-09-19T09:40:00" table:style-name="ce2">
            <text:p>19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6" table:style-name="ce1">
            <text:p>456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79" table:style-name="ce1">
            <text:p>14179</text:p>
          </table:table-cell>
          <table:table-cell office:value-type="float" office:value="1053" table:style-name="ce1">
            <text:p>1053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8T19:10:00" table:style-name="ce2">
            <text:p>18/09/2019</text:p>
          </table:table-cell>
          <table:table-cell office:value-type="date" office:date-value="2019-09-19T13:25:00" table:style-name="ce2">
            <text:p>19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9" table:style-name="ce1">
            <text:p>456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80" table:style-name="ce1">
            <text:p>14180</text:p>
          </table:table-cell>
          <table:table-cell office:value-type="float" office:value="1054" table:style-name="ce1">
            <text:p>1054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18T19:10:00" table:style-name="ce2">
            <text:p>18/09/2019</text:p>
          </table:table-cell>
          <table:table-cell office:value-type="date" office:date-value="2019-09-19T13:25:00" table:style-name="ce2">
            <text:p>19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0" table:style-name="ce1">
            <text:p>456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81" table:style-name="ce1">
            <text:p>14181</text:p>
          </table:table-cell>
          <table:table-cell office:value-type="float" office:value="1055" table:style-name="ce1">
            <text:p>1055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date" office:date-value="2019-09-19T08:30:00" table:style-name="ce2">
            <text:p>19/09/2019</text:p>
          </table:table-cell>
          <table:table-cell office:value-type="date" office:date-value="2019-09-19T22:55:00" table:style-name="ce2">
            <text:p>19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1" table:style-name="ce1">
            <text:p>4562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82" table:style-name="ce1">
            <text:p>14182</text:p>
          </table:table-cell>
          <table:table-cell office:value-type="float" office:value="1056" table:style-name="ce1">
            <text:p>1056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09-22T16:15:00" table:style-name="ce2">
            <text:p>22/09/2019</text:p>
          </table:table-cell>
          <table:table-cell office:value-type="date" office:date-value="2019-09-23T13:30:00" table:style-name="ce2">
            <text:p>23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7" table:style-name="ce1">
            <text:p>4562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83" table:style-name="ce1">
            <text:p>14183</text:p>
          </table:table-cell>
          <table:table-cell office:value-type="float" office:value="1057" table:style-name="ce1">
            <text:p>1057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9-21T22:35:00" table:style-name="ce2">
            <text:p>21/09/2019</text:p>
          </table:table-cell>
          <table:table-cell office:value-type="date" office:date-value="2019-09-23T14:50:00" table:style-name="ce2">
            <text:p>23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5" table:style-name="ce1">
            <text:p>4562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84" table:style-name="ce1">
            <text:p>14184</text:p>
          </table:table-cell>
          <table:table-cell office:value-type="float" office:value="1058" table:style-name="ce1">
            <text:p>1058</text:p>
          </table:table-cell>
          <table:table-cell office:value-type="float" office:value="2485" table:style-name="ce1">
            <text:p>2485</text:p>
          </table:table-cell>
          <table:table-cell office:value-type="float" office:value="126" table:style-name="ce1">
            <text:p>126</text:p>
          </table:table-cell>
          <table:table-cell office:value-type="float" office:value="241" table:style-name="ce1">
            <text:p>241</text:p>
          </table:table-cell>
          <table:table-cell office:value-type="float" office:value="116" table:style-name="ce1">
            <text:p>116</text:p>
          </table:table-cell>
          <table:table-cell office:value-type="date" office:date-value="2019-09-20T07:35:00" table:style-name="ce2">
            <text:p>20/09/2019</text:p>
          </table:table-cell>
          <table:table-cell office:value-type="date" office:date-value="2019-09-21T12:10:00" table:style-name="ce2">
            <text:p>21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23" table:style-name="ce1">
            <text:p>4562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85" table:style-name="ce1">
            <text:p>14185</text:p>
          </table:table-cell>
          <table:table-cell office:value-type="float" office:value="1059" table:style-name="ce1">
            <text:p>1059</text:p>
          </table:table-cell>
          <table:table-cell office:value-type="float" office:value="2522" table:style-name="ce1">
            <text:p>2522</text:p>
          </table:table-cell>
          <table:table-cell office:value-type="float" office:value="7" table:style-name="ce1">
            <text:p>7</text:p>
          </table:table-cell>
          <table:table-cell office:value-type="float" office:value="456" table:style-name="ce1">
            <text:p>456</text:p>
          </table:table-cell>
          <table:table-cell office:value-type="float" office:value="340" table:style-name="ce1">
            <text:p>340</text:p>
          </table:table-cell>
          <table:table-cell office:value-type="date" office:date-value="2019-09-20T18:45:00" table:style-name="ce2">
            <text:p>20/09/2019</text:p>
          </table:table-cell>
          <table:table-cell office:value-type="date" office:date-value="2019-09-22T07:35:00" table:style-name="ce2">
            <text:p>22/09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4" table:style-name="ce1">
            <text:p>4562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86" table:style-name="ce1">
            <text:p>14186</text:p>
          </table:table-cell>
          <table:table-cell office:value-type="float" office:value="1060" table:style-name="ce1">
            <text:p>1060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9-22T22:15:00" table:style-name="ce2">
            <text:p>22/09/2019</text:p>
          </table:table-cell>
          <table:table-cell office:value-type="date" office:date-value="2019-09-24T21:45:00" table:style-name="ce2">
            <text:p>24/09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8" table:style-name="ce1">
            <text:p>4562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87" table:style-name="ce1">
            <text:p>14187</text:p>
          </table:table-cell>
          <table:table-cell office:value-type="float" office:value="1061" table:style-name="ce1">
            <text:p>1061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56" table:style-name="ce1">
            <text:p>456</text:p>
          </table:table-cell>
          <table:table-cell office:value-type="float" office:value="3" table:style-name="ce1">
            <text:p>3</text:p>
          </table:table-cell>
          <table:table-cell office:value-type="date" office:date-value="2019-09-24T11:10:00" table:style-name="ce2">
            <text:p>24/09/2019</text:p>
          </table:table-cell>
          <table:table-cell office:value-type="date" office:date-value="2019-09-27T19:55:00" table:style-name="ce2">
            <text:p>27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34" table:style-name="ce1">
            <text:p>4563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188" table:style-name="ce1">
            <text:p>14188</text:p>
          </table:table-cell>
          <table:table-cell office:value-type="float" office:value="1062" table:style-name="ce1">
            <text:p>1062</text:p>
          </table:table-cell>
          <table:table-cell office:value-type="float" office:value="2837" table:style-name="ce1">
            <text:p>2837</text:p>
          </table:table-cell>
          <table:table-cell office:value-type="float" office:value="7" table:style-name="ce1">
            <text:p>7</text:p>
          </table:table-cell>
          <table:table-cell office:value-type="float" office:value="483" table:style-name="ce1">
            <text:p>483</text:p>
          </table:table-cell>
          <table:table-cell office:value-type="float" office:value="364" table:style-name="ce1">
            <text:p>364</text:p>
          </table:table-cell>
          <table:table-cell office:value-type="date" office:date-value="2019-09-25T01:55:00" table:style-name="ce2">
            <text:p>25/09/2019</text:p>
          </table:table-cell>
          <table:table-cell office:value-type="date" office:date-value="2019-09-26T17:05:00" table:style-name="ce2">
            <text:p>26/09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38" table:style-name="ce1">
            <text:p>4563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189" table:style-name="ce1">
            <text:p>14189</text:p>
          </table:table-cell>
          <table:table-cell office:value-type="float" office:value="1063" table:style-name="ce1">
            <text:p>1063</text:p>
          </table:table-cell>
          <table:table-cell office:value-type="float" office:value="1254" table:style-name="ce1">
            <text:p>1254</text:p>
          </table:table-cell>
          <table:table-cell office:value-type="float" office:value="128" table:style-name="ce1">
            <text:p>128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6T07:30:00" table:style-name="ce2">
            <text:p>26/09/2019</text:p>
          </table:table-cell>
          <table:table-cell office:value-type="date" office:date-value="2019-09-26T17:05:00" table:style-name="ce2">
            <text:p>26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2" table:style-name="ce1">
            <text:p>4564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90" table:style-name="ce1">
            <text:p>14190</text:p>
          </table:table-cell>
          <table:table-cell office:value-type="float" office:value="1064" table:style-name="ce1">
            <text:p>1064</text:p>
          </table:table-cell>
          <table:table-cell office:value-type="float" office:value="2790" table:style-name="ce1">
            <text:p>2790</text:p>
          </table:table-cell>
          <table:table-cell office:value-type="float" office:value="142" table:style-name="ce1">
            <text:p>142</text:p>
          </table:table-cell>
          <table:table-cell office:value-type="float" office:value="477" table:style-name="ce1">
            <text:p>477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22T22:00:00" table:style-name="ce2">
            <text:p>22/09/2019</text:p>
          </table:table-cell>
          <table:table-cell office:value-type="date" office:date-value="2019-09-24T04:15:00" table:style-name="ce2">
            <text:p>24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29" table:style-name="ce1">
            <text:p>4562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91" table:style-name="ce1">
            <text:p>14191</text:p>
          </table:table-cell>
          <table:table-cell office:value-type="float" office:value="1065" table:style-name="ce1">
            <text:p>106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23T17:40:00" table:style-name="ce2">
            <text:p>23/09/2019</text:p>
          </table:table-cell>
          <table:table-cell office:value-type="date" office:date-value="2019-09-24T15:30:00" table:style-name="ce2">
            <text:p>24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31" table:style-name="ce1">
            <text:p>4563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192" table:style-name="ce1">
            <text:p>14192</text:p>
          </table:table-cell>
          <table:table-cell office:value-type="float" office:value="1066" table:style-name="ce1">
            <text:p>1066</text:p>
          </table:table-cell>
          <table:table-cell office:value-type="float" office:value="1787" table:style-name="ce1">
            <text:p>1787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93" table:style-name="ce1">
            <text:p>14193</text:p>
          </table:table-cell>
          <table:table-cell office:value-type="float" office:value="1067" table:style-name="ce1">
            <text:p>1067</text:p>
          </table:table-cell>
          <table:table-cell office:value-type="float" office:value="3012" table:style-name="ce1">
            <text:p>3012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94" table:style-name="ce1">
            <text:p>14194</text:p>
          </table:table-cell>
          <table:table-cell office:value-type="float" office:value="1068" table:style-name="ce1">
            <text:p>1068</text:p>
          </table:table-cell>
          <table:table-cell office:value-type="float" office:value="3013" table:style-name="ce1">
            <text:p>3013</text:p>
          </table:table-cell>
          <table:table-cell office:value-type="float" office:value="141" table:style-name="ce1">
            <text:p>141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195" table:style-name="ce1">
            <text:p>14195</text:p>
          </table:table-cell>
          <table:table-cell office:value-type="float" office:value="1069" table:style-name="ce1">
            <text:p>1069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09-21T22:55:00" table:style-name="ce2">
            <text:p>21/09/2019</text:p>
          </table:table-cell>
          <table:table-cell office:value-type="date" office:date-value="2019-09-22T01:10:00" table:style-name="ce2">
            <text:p>22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26" table:style-name="ce1">
            <text:p>456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196" table:style-name="ce1">
            <text:p>14196</text:p>
          </table:table-cell>
          <table:table-cell office:value-type="float" office:value="1070" table:style-name="ce1">
            <text:p>1070</text:p>
          </table:table-cell>
          <table:table-cell office:value-type="float" office:value="2958" table:style-name="ce1">
            <text:p>2958</text:p>
          </table:table-cell>
          <table:table-cell office:value-type="float" office:value="139" table:style-name="ce1">
            <text:p>139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09-24T08:30:00" table:style-name="ce2">
            <text:p>24/09/2019</text:p>
          </table:table-cell>
          <table:table-cell office:value-type="date" office:date-value="2019-09-25T14:50:00" table:style-name="ce2">
            <text:p>25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33" table:style-name="ce1">
            <text:p>4563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197" table:style-name="ce1">
            <text:p>14197</text:p>
          </table:table-cell>
          <table:table-cell office:value-type="float" office:value="1071" table:style-name="ce1">
            <text:p>1071</text:p>
          </table:table-cell>
          <table:table-cell office:value-type="float" office:value="2852" table:style-name="ce1">
            <text:p>2852</text:p>
          </table:table-cell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office:value-type="float" office:value="144" table:style-name="ce1">
            <text:p>144</text:p>
          </table:table-cell>
          <table:table-cell office:value-type="date" office:date-value="2019-09-23T15:05:00" table:style-name="ce2">
            <text:p>23/09/2019</text:p>
          </table:table-cell>
          <table:table-cell office:value-type="date" office:date-value="2019-09-26T02:00:00" table:style-name="ce2">
            <text:p>26/09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30" table:style-name="ce1">
            <text:p>456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98" table:style-name="ce1">
            <text:p>14198</text:p>
          </table:table-cell>
          <table:table-cell office:value-type="float" office:value="1072" table:style-name="ce1">
            <text:p>1072</text:p>
          </table:table-cell>
          <table:table-cell office:value-type="float" office:value="3051" table:style-name="ce1">
            <text:p>3051</text:p>
          </table:table-cell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53" table:style-name="ce1">
            <text:p>153</text:p>
          </table:table-cell>
          <table:table-cell office:value-type="date" office:date-value="2019-09-24T23:30:00" table:style-name="ce2">
            <text:p>24/09/2019</text:p>
          </table:table-cell>
          <table:table-cell office:value-type="date" office:date-value="2019-09-27T16:35:00" table:style-name="ce2">
            <text:p>27/09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36" table:style-name="ce1">
            <text:p>4563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199" table:style-name="ce1">
            <text:p>14199</text:p>
          </table:table-cell>
          <table:table-cell office:value-type="float" office:value="1073" table:style-name="ce1">
            <text:p>1073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date" office:date-value="2019-09-23T19:30:00" table:style-name="ce2">
            <text:p>23/09/2019</text:p>
          </table:table-cell>
          <table:table-cell office:value-type="date" office:date-value="2019-09-24T18:30:00" table:style-name="ce2">
            <text:p>24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32" table:style-name="ce1">
            <text:p>4563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00" table:style-name="ce1">
            <text:p>14200</text:p>
          </table:table-cell>
          <table:table-cell office:value-type="float" office:value="1074" table:style-name="ce1">
            <text:p>1074</text:p>
          </table:table-cell>
          <table:table-cell office:value-type="float" office:value="2288" table:style-name="ce1">
            <text:p>228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4T17:15:00" table:style-name="ce2">
            <text:p>24/09/2019</text:p>
          </table:table-cell>
          <table:table-cell office:value-type="date" office:date-value="2019-09-26T08:25:00" table:style-name="ce2">
            <text:p>26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35" table:style-name="ce1">
            <text:p>4563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1" table:style-name="ce1">
            <text:p>14201</text:p>
          </table:table-cell>
          <table:table-cell office:value-type="float" office:value="1075" table:style-name="ce1">
            <text:p>107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25T07:40:00" table:style-name="ce2">
            <text:p>25/09/2019</text:p>
          </table:table-cell>
          <table:table-cell office:value-type="date" office:date-value="2019-09-26T00:20:00" table:style-name="ce2">
            <text:p>26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37" table:style-name="ce1">
            <text:p>4563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02" table:style-name="ce1">
            <text:p>14202</text:p>
          </table:table-cell>
          <table:table-cell office:value-type="float" office:value="1076" table:style-name="ce1">
            <text:p>1076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09-26T02:00:00" table:style-name="ce2">
            <text:p>26/09/2019</text:p>
          </table:table-cell>
          <table:table-cell office:value-type="date" office:date-value="2019-09-28T09:25:00" table:style-name="ce2">
            <text:p>28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3" table:style-name="ce1">
            <text:p>4564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03" table:style-name="ce1">
            <text:p>14203</text:p>
          </table:table-cell>
          <table:table-cell office:value-type="float" office:value="1077" table:style-name="ce1">
            <text:p>1077</text:p>
          </table:table-cell>
          <table:table-cell office:value-type="float" office:value="2219" table:style-name="ce1">
            <text:p>2219</text:p>
          </table:table-cell>
          <table:table-cell office:value-type="float" office:value="57" table:style-name="ce1">
            <text:p>57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5T13:30:00" table:style-name="ce2">
            <text:p>25/09/2019</text:p>
          </table:table-cell>
          <table:table-cell office:value-type="date" office:date-value="2019-09-27T12:0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39" table:style-name="ce1">
            <text:p>4563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4" table:style-name="ce1">
            <text:p>14204</text:p>
          </table:table-cell>
          <table:table-cell office:value-type="float" office:value="1078" table:style-name="ce1">
            <text:p>1078</text:p>
          </table:table-cell>
          <table:table-cell office:value-type="float" office:value="2220" table:style-name="ce1">
            <text:p>2220</text:p>
          </table:table-cell>
          <table:table-cell office:value-type="float" office:value="57" table:style-name="ce1">
            <text:p>57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5T13:30:00" table:style-name="ce2">
            <text:p>25/09/2019</text:p>
          </table:table-cell>
          <table:table-cell office:value-type="date" office:date-value="2019-09-27T12:0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40" table:style-name="ce1">
            <text:p>456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5" table:style-name="ce1">
            <text:p>14205</text:p>
          </table:table-cell>
          <table:table-cell office:value-type="float" office:value="1079" table:style-name="ce1">
            <text:p>1079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5T19:00:00" table:style-name="ce2">
            <text:p>25/09/2019</text:p>
          </table:table-cell>
          <table:table-cell office:value-type="date" office:date-value="2019-09-27T11:4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4" table:style-name="ce1">
            <text:p>456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6" table:style-name="ce1">
            <text:p>14206</text:p>
          </table:table-cell>
          <table:table-cell office:value-type="float" office:value="1080" table:style-name="ce1">
            <text:p>1080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5T19:00:00" table:style-name="ce2">
            <text:p>25/09/2019</text:p>
          </table:table-cell>
          <table:table-cell office:value-type="date" office:date-value="2019-09-27T11:4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5" table:style-name="ce1">
            <text:p>456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7" table:style-name="ce1">
            <text:p>14207</text:p>
          </table:table-cell>
          <table:table-cell office:value-type="float" office:value="1081" table:style-name="ce1">
            <text:p>1081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6T19:45:00" table:style-name="ce2">
            <text:p>26/09/2019</text:p>
          </table:table-cell>
          <table:table-cell office:value-type="date" office:date-value="2019-09-27T18:1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6" table:style-name="ce1">
            <text:p>456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08" table:style-name="ce1">
            <text:p>14208</text:p>
          </table:table-cell>
          <table:table-cell office:value-type="float" office:value="1082" table:style-name="ce1">
            <text:p>1082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6T19:45:00" table:style-name="ce2">
            <text:p>26/09/2019</text:p>
          </table:table-cell>
          <table:table-cell office:value-type="date" office:date-value="2019-09-27T18:10:00" table:style-name="ce2">
            <text:p>27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7" table:style-name="ce1">
            <text:p>4564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09" table:style-name="ce1">
            <text:p>14209</text:p>
          </table:table-cell>
          <table:table-cell office:value-type="float" office:value="1083" table:style-name="ce1">
            <text:p>1083</text:p>
          </table:table-cell>
          <table:table-cell office:value-type="float" office:value="1737" table:style-name="ce1">
            <text:p>1737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7T11:30:00" table:style-name="ce2">
            <text:p>27/09/2019</text:p>
          </table:table-cell>
          <table:table-cell office:value-type="date" office:date-value="2019-09-28T13:30:00" table:style-name="ce2">
            <text:p>28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8" table:style-name="ce1">
            <text:p>4564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10" table:style-name="ce1">
            <text:p>14210</text:p>
          </table:table-cell>
          <table:table-cell office:value-type="float" office:value="1084" table:style-name="ce1">
            <text:p>1084</text:p>
          </table:table-cell>
          <table:table-cell office:value-type="float" office:value="2509" table:style-name="ce1">
            <text:p>2509</text:p>
          </table:table-cell>
          <table:table-cell office:value-type="float" office:value="142" table:style-name="ce1">
            <text:p>142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7T11:30:00" table:style-name="ce2">
            <text:p>27/09/2019</text:p>
          </table:table-cell>
          <table:table-cell office:value-type="date" office:date-value="2019-09-28T13:30:00" table:style-name="ce2">
            <text:p>28/09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9" table:style-name="ce1">
            <text:p>4564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11" table:style-name="ce1">
            <text:p>14211</text:p>
          </table:table-cell>
          <table:table-cell office:value-type="float" office:value="1085" table:style-name="ce1">
            <text:p>1085</text:p>
          </table:table-cell>
          <table:table-cell office:value-type="float" office:value="1360" table:style-name="ce1">
            <text:p>136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date" office:date-value="2019-09-26T01:25:00" table:style-name="ce2">
            <text:p>26/09/2019</text:p>
          </table:table-cell>
          <table:table-cell office:value-type="date" office:date-value="2019-09-28T22:35:00" table:style-name="ce2">
            <text:p>28/09/201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41" table:style-name="ce1">
            <text:p>4564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12" table:style-name="ce1">
            <text:p>14212</text:p>
          </table:table-cell>
          <table:table-cell office:value-type="float" office:value="1086" table:style-name="ce1">
            <text:p>1086</text:p>
          </table:table-cell>
          <table:table-cell office:value-type="float" office:value="2754" table:style-name="ce1">
            <text:p>2754</text:p>
          </table:table-cell>
          <table:table-cell office:value-type="float" office:value="131" table:style-name="ce1">
            <text:p>131</text:p>
          </table:table-cell>
          <table:table-cell office:value-type="float" office:value="61" table:style-name="ce1">
            <text:p>61</text:p>
          </table:table-cell>
          <table:table-cell office:value-type="float" office:value="110" table:style-name="ce1">
            <text:p>110</text:p>
          </table:table-cell>
          <table:table-cell office:value-type="date" office:date-value="2019-09-28T12:50:00" table:style-name="ce2">
            <text:p>28/09/2019</text:p>
          </table:table-cell>
          <table:table-cell office:value-type="date" office:date-value="2019-10-03T20:10:00" table:style-name="ce2">
            <text:p>03/10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55" table:style-name="ce1">
            <text:p>4565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13" table:style-name="ce1">
            <text:p>14213</text:p>
          </table:table-cell>
          <table:table-cell office:value-type="float" office:value="1087" table:style-name="ce1">
            <text:p>1087</text:p>
          </table:table-cell>
          <table:table-cell office:value-type="float" office:value="1839" table:style-name="ce1">
            <text:p>183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09-27T17:15:00" table:style-name="ce2">
            <text:p>27/09/2019</text:p>
          </table:table-cell>
          <table:table-cell office:value-type="date" office:date-value="2019-09-28T13:00:00" table:style-name="ce2">
            <text:p>28/09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53" table:style-name="ce1">
            <text:p>4565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14" table:style-name="ce1">
            <text:p>14214</text:p>
          </table:table-cell>
          <table:table-cell office:value-type="float" office:value="1088" table:style-name="ce1">
            <text:p>1088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09-29T02:00:00" table:style-name="ce2">
            <text:p>29/09/2019</text:p>
          </table:table-cell>
          <table:table-cell office:value-type="date" office:date-value="2019-10-01T02:40:00" table:style-name="ce2">
            <text:p>01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58" table:style-name="ce1">
            <text:p>4565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15" table:style-name="ce1">
            <text:p>14215</text:p>
          </table:table-cell>
          <table:table-cell office:value-type="float" office:value="1089" table:style-name="ce1">
            <text:p>1089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7T14:30:00" table:style-name="ce2">
            <text:p>27/09/2019</text:p>
          </table:table-cell>
          <table:table-cell office:value-type="date" office:date-value="2019-09-28T07:15:00" table:style-name="ce2">
            <text:p>28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50" table:style-name="ce1">
            <text:p>4565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16" table:style-name="ce1">
            <text:p>14216</text:p>
          </table:table-cell>
          <table:table-cell office:value-type="float" office:value="1090" table:style-name="ce1">
            <text:p>1090</text:p>
          </table:table-cell>
          <table:table-cell office:value-type="float" office:value="1423" table:style-name="ce1">
            <text:p>1423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7T14:30:00" table:style-name="ce2">
            <text:p>27/09/2019</text:p>
          </table:table-cell>
          <table:table-cell office:value-type="date" office:date-value="2019-09-28T07:15:00" table:style-name="ce2">
            <text:p>28/09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51" table:style-name="ce1">
            <text:p>4565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17" table:style-name="ce1">
            <text:p>14217</text:p>
          </table:table-cell>
          <table:table-cell office:value-type="float" office:value="1091" table:style-name="ce1">
            <text:p>109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525" table:style-name="ce1">
            <text:p>525</text:p>
          </table:table-cell>
          <table:table-cell office:value-type="date" office:date-value="2019-09-27T12:45:00" table:style-name="ce2">
            <text:p>27/09/2019</text:p>
          </table:table-cell>
          <table:table-cell office:value-type="date" office:date-value="2019-09-28T09:55:00" table:style-name="ce2">
            <text:p>28/09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52" table:style-name="ce1">
            <text:p>4565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18" table:style-name="ce1">
            <text:p>14218</text:p>
          </table:table-cell>
          <table:table-cell office:value-type="float" office:value="1092" table:style-name="ce1">
            <text:p>1092</text:p>
          </table:table-cell>
          <table:table-cell office:value-type="float" office:value="2036" table:style-name="ce1">
            <text:p>2036</text:p>
          </table:table-cell>
          <table:table-cell office:value-type="float" office:value="44" table:style-name="ce1">
            <text:p>44</text:p>
          </table:table-cell>
          <table:table-cell office:value-type="float" office:value="488" table:style-name="ce1">
            <text:p>488</text:p>
          </table:table-cell>
          <table:table-cell office:value-type="float" office:value="144" table:style-name="ce1">
            <text:p>144</text:p>
          </table:table-cell>
          <table:table-cell office:value-type="date" office:date-value="2019-09-29T20:45:00" table:style-name="ce2">
            <text:p>29/09/2019</text:p>
          </table:table-cell>
          <table:table-cell office:value-type="date" office:date-value="2019-10-02T19:30:00" table:style-name="ce2">
            <text:p>02/10/20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59" table:style-name="ce1">
            <text:p>4565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19" table:style-name="ce1">
            <text:p>14219</text:p>
          </table:table-cell>
          <table:table-cell office:value-type="float" office:value="1093" table:style-name="ce1">
            <text:p>1093</text:p>
          </table:table-cell>
          <table:table-cell office:value-type="float" office:value="2259" table:style-name="ce1">
            <text:p>2259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09-29T08:40:00" table:style-name="ce2">
            <text:p>29/09/2019</text:p>
          </table:table-cell>
          <table:table-cell office:value-type="date" office:date-value="2019-10-03T07:10:00" table:style-name="ce2">
            <text:p>03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60" table:style-name="ce1">
            <text:p>456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20" table:style-name="ce1">
            <text:p>14220</text:p>
          </table:table-cell>
          <table:table-cell office:value-type="float" office:value="1094" table:style-name="ce1">
            <text:p>1094</text:p>
          </table:table-cell>
          <table:table-cell office:value-type="float" office:value="3011" table:style-name="ce1">
            <text:p>3011</text:p>
          </table:table-cell>
          <table:table-cell office:value-type="float" office:value="142" table:style-name="ce1">
            <text:p>142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09-28T13:40:00" table:style-name="ce2">
            <text:p>28/09/2019</text:p>
          </table:table-cell>
          <table:table-cell office:value-type="date" office:date-value="2019-09-30T10:20:00" table:style-name="ce2">
            <text:p>30/09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56" table:style-name="ce1">
            <text:p>4565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21" table:style-name="ce1">
            <text:p>14221</text:p>
          </table:table-cell>
          <table:table-cell office:value-type="float" office:value="1095" table:style-name="ce1">
            <text:p>1095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date" office:date-value="2019-09-28T11:40:00" table:style-name="ce2">
            <text:p>28/09/2019</text:p>
          </table:table-cell>
          <table:table-cell office:value-type="date" office:date-value="2019-09-30T13:30:00" table:style-name="ce2">
            <text:p>30/09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54" table:style-name="ce1">
            <text:p>4565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22" table:style-name="ce1">
            <text:p>14222</text:p>
          </table:table-cell>
          <table:table-cell office:value-type="float" office:value="1096" table:style-name="ce1">
            <text:p>1096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09-30T18:00:00" table:style-name="ce2">
            <text:p>30/09/2019</text:p>
          </table:table-cell>
          <table:table-cell office:value-type="date" office:date-value="2019-10-02T17:25:00" table:style-name="ce2">
            <text:p>02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62" table:style-name="ce1">
            <text:p>4566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23" table:style-name="ce1">
            <text:p>14223</text:p>
          </table:table-cell>
          <table:table-cell office:value-type="float" office:value="1097" table:style-name="ce1">
            <text:p>1097</text:p>
          </table:table-cell>
          <table:table-cell office:value-type="float" office:value="3052" table:style-name="ce1">
            <text:p>3052</text:p>
          </table:table-cell>
          <table:table-cell office:value-type="float" office:value="144" table:style-name="ce1">
            <text:p>144</text:p>
          </table:table-cell>
          <table:table-cell office:value-type="float" office:value="542" table:style-name="ce1">
            <text:p>542</text:p>
          </table:table-cell>
          <table:table-cell office:value-type="float" office:value="357" table:style-name="ce1">
            <text:p>357</text:p>
          </table:table-cell>
          <table:table-cell office:value-type="date" office:date-value="2019-10-01T08:40:00" table:style-name="ce2">
            <text:p>01/10/2019</text:p>
          </table:table-cell>
          <table:table-cell office:value-type="date" office:date-value="2019-10-04T18:30:00" table:style-name="ce2">
            <text:p>04/10/20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63" table:style-name="ce1">
            <text:p>4566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24" table:style-name="ce1">
            <text:p>14224</text:p>
          </table:table-cell>
          <table:table-cell office:value-type="float" office:value="1098" table:style-name="ce1">
            <text:p>1098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522" table:style-name="ce1">
            <text:p>522</text:p>
          </table:table-cell>
          <table:table-cell office:value-type="float" office:value="62" table:style-name="ce1">
            <text:p>62</text:p>
          </table:table-cell>
          <table:table-cell office:value-type="date" office:date-value="2019-09-28T10:15:00" table:style-name="ce2">
            <text:p>28/09/2019</text:p>
          </table:table-cell>
          <table:table-cell office:value-type="date" office:date-value="2019-09-28T22:15:00" table:style-name="ce2">
            <text:p>28/09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52" table:style-name="ce1">
            <text:p>4565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25" table:style-name="ce1">
            <text:p>14225</text:p>
          </table:table-cell>
          <table:table-cell office:value-type="float" office:value="1099" table:style-name="ce1">
            <text:p>1099</text:p>
          </table:table-cell>
          <table:table-cell office:value-type="float" office:value="2554" table:style-name="ce1">
            <text:p>2554</text:p>
          </table:table-cell>
          <table:table-cell office:value-type="float" office:value="117" table:style-name="ce1">
            <text:p>1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date" office:date-value="2019-09-30T12:30:00" table:style-name="ce2">
            <text:p>30/09/2019</text:p>
          </table:table-cell>
          <table:table-cell office:value-type="date" office:date-value="2019-10-01T18:25:00" table:style-name="ce2">
            <text:p>01/10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61" table:style-name="ce1">
            <text:p>4566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26" table:style-name="ce1">
            <text:p>14226</text:p>
          </table:table-cell>
          <table:table-cell office:value-type="float" office:value="1100" table:style-name="ce1">
            <text:p>1100</text:p>
          </table:table-cell>
          <table:table-cell office:value-type="float" office:value="3053" table:style-name="ce1">
            <text:p>3053</text:p>
          </table:table-cell>
          <table:table-cell office:value-type="float" office:value="126" table:style-name="ce1">
            <text:p>126</text:p>
          </table:table-cell>
          <table:table-cell office:value-type="float" office:value="152" table:style-name="ce1">
            <text:p>152</text:p>
          </table:table-cell>
          <table:table-cell office:value-type="float" office:value="141" table:style-name="ce1">
            <text:p>141</text:p>
          </table:table-cell>
          <table:table-cell office:value-type="date" office:date-value="2019-09-29T17:35:00" table:style-name="ce2">
            <text:p>29/09/2019</text:p>
          </table:table-cell>
          <table:table-cell office:value-type="date" office:date-value="2019-10-01T11:00:00" table:style-name="ce2">
            <text:p>01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57" table:style-name="ce1">
            <text:p>4565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27" table:style-name="ce1">
            <text:p>14227</text:p>
          </table:table-cell>
          <table:table-cell office:value-type="float" office:value="1101" table:style-name="ce1">
            <text:p>110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07T16:45:00" table:style-name="ce2">
            <text:p>07/10/2019</text:p>
          </table:table-cell>
          <table:table-cell office:value-type="date" office:date-value="2019-10-08T12:50:00" table:style-name="ce2">
            <text:p>08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8" table:style-name="ce1">
            <text:p>4567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28" table:style-name="ce1">
            <text:p>14228</text:p>
          </table:table-cell>
          <table:table-cell office:value-type="float" office:value="1102" table:style-name="ce1">
            <text:p>1102</text:p>
          </table:table-cell>
          <table:table-cell office:value-type="float" office:value="2582" table:style-name="ce1">
            <text:p>2582</text:p>
          </table:table-cell>
          <table:table-cell office:value-type="float" office:value="126" table:style-name="ce1">
            <text:p>126</text:p>
          </table:table-cell>
          <table:table-cell office:value-type="float" office:value="208" table:style-name="ce1">
            <text:p>208</text:p>
          </table:table-cell>
          <table:table-cell office:value-type="float" office:value="256" table:style-name="ce1">
            <text:p>256</text:p>
          </table:table-cell>
          <table:table-cell office:value-type="date" office:date-value="2019-10-01T21:00:00" table:style-name="ce2">
            <text:p>01/10/2019</text:p>
          </table:table-cell>
          <table:table-cell office:value-type="date" office:date-value="2019-10-03T07:10:00" table:style-name="ce2">
            <text:p>03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64" table:style-name="ce1">
            <text:p>4566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29" table:style-name="ce1">
            <text:p>14229</text:p>
          </table:table-cell>
          <table:table-cell office:value-type="float" office:value="1103" table:style-name="ce1">
            <text:p>1103</text:p>
          </table:table-cell>
          <table:table-cell office:value-type="float" office:value="3054" table:style-name="ce1">
            <text:p>3054</text:p>
          </table:table-cell>
          <table:table-cell office:value-type="float" office:value="126" table:style-name="ce1">
            <text:p>126</text:p>
          </table:table-cell>
          <table:table-cell office:value-type="float" office:value="262" table:style-name="ce1">
            <text:p>262</text:p>
          </table:table-cell>
          <table:table-cell office:value-type="float" office:value="208" table:style-name="ce1">
            <text:p>208</text:p>
          </table:table-cell>
          <table:table-cell office:value-type="date" office:date-value="2019-10-03T14:00:00" table:style-name="ce2">
            <text:p>03/10/2019</text:p>
          </table:table-cell>
          <table:table-cell office:value-type="date" office:date-value="2019-10-06T04:00:00" table:style-name="ce2">
            <text:p>06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65" table:style-name="ce1">
            <text:p>4566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30" table:style-name="ce1">
            <text:p>14230</text:p>
          </table:table-cell>
          <table:table-cell office:value-type="float" office:value="1104" table:style-name="ce1">
            <text:p>1104</text:p>
          </table:table-cell>
          <table:table-cell office:value-type="float" office:value="854" table:style-name="ce1">
            <text:p>854</text:p>
          </table:table-cell>
          <table:table-cell office:value-type="float" office:value="144" table:style-name="ce1">
            <text:p>144</text:p>
          </table:table-cell>
          <table:table-cell office:value-type="float" office:value="208" table:style-name="ce1">
            <text:p>208</text:p>
          </table:table-cell>
          <table:table-cell office:value-type="float" office:value="208" table:style-name="ce1">
            <text:p>208</text:p>
          </table:table-cell>
          <table:table-cell office:value-type="date" office:date-value="2019-10-04T14:40:00" table:style-name="ce2">
            <text:p>04/10/2019</text:p>
          </table:table-cell>
          <table:table-cell office:value-type="date" office:date-value="2019-10-05T10:00:00" table:style-name="ce2">
            <text:p>05/10/20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68" table:style-name="ce1">
            <text:p>4566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31" table:style-name="ce1">
            <text:p>14231</text:p>
          </table:table-cell>
          <table:table-cell office:value-type="float" office:value="1105" table:style-name="ce1">
            <text:p>110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10-05T01:30:00" table:style-name="ce2">
            <text:p>05/10/2019</text:p>
          </table:table-cell>
          <table:table-cell office:value-type="date" office:date-value="2019-10-05T16:10:00" table:style-name="ce2">
            <text:p>05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2" table:style-name="ce1">
            <text:p>4567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32" table:style-name="ce1">
            <text:p>14232</text:p>
          </table:table-cell>
          <table:table-cell office:value-type="float" office:value="1106" table:style-name="ce1">
            <text:p>1106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10-04T09:55:00" table:style-name="ce2">
            <text:p>04/10/2019</text:p>
          </table:table-cell>
          <table:table-cell office:value-type="date" office:date-value="2019-10-06T15:50:00" table:style-name="ce2">
            <text:p>06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66" table:style-name="ce1">
            <text:p>4566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33" table:style-name="ce1">
            <text:p>14233</text:p>
          </table:table-cell>
          <table:table-cell office:value-type="float" office:value="1107" table:style-name="ce1">
            <text:p>1107</text:p>
          </table:table-cell>
          <table:table-cell office:value-type="float" office:value="2997" table:style-name="ce1">
            <text:p>2997</text:p>
          </table:table-cell>
          <table:table-cell office:value-type="float" office:value="145" table:style-name="ce1">
            <text:p>145</text:p>
          </table:table-cell>
          <table:table-cell office:value-type="float" office:value="438" table:style-name="ce1">
            <text:p>438</text:p>
          </table:table-cell>
          <table:table-cell office:value-type="float" office:value="352" table:style-name="ce1">
            <text:p>352</text:p>
          </table:table-cell>
          <table:table-cell office:value-type="date" office:date-value="2019-10-04T13:00:00" table:style-name="ce2">
            <text:p>04/10/2019</text:p>
          </table:table-cell>
          <table:table-cell office:value-type="date" office:date-value="2019-10-05T03:30:00" table:style-name="ce2">
            <text:p>05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67" table:style-name="ce1">
            <text:p>4566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34" table:style-name="ce1">
            <text:p>14234</text:p>
          </table:table-cell>
          <table:table-cell office:value-type="float" office:value="1108" table:style-name="ce1">
            <text:p>1108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4T20:10:00" table:style-name="ce2">
            <text:p>04/10/2019</text:p>
          </table:table-cell>
          <table:table-cell office:value-type="date" office:date-value="2019-10-06T11:20:00" table:style-name="ce2">
            <text:p>06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69" table:style-name="ce1">
            <text:p>4566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35" table:style-name="ce1">
            <text:p>14235</text:p>
          </table:table-cell>
          <table:table-cell office:value-type="float" office:value="1109" table:style-name="ce1">
            <text:p>1109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4T20:10:00" table:style-name="ce2">
            <text:p>04/10/2019</text:p>
          </table:table-cell>
          <table:table-cell office:value-type="date" office:date-value="2019-10-04T11:20:00" table:style-name="ce2">
            <text:p>04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0" table:style-name="ce1">
            <text:p>4567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36" table:style-name="ce1">
            <text:p>14236</text:p>
          </table:table-cell>
          <table:table-cell office:value-type="float" office:value="1110" table:style-name="ce1">
            <text:p>1110</text:p>
          </table:table-cell>
          <table:table-cell office:value-type="float" office:value="2707" table:style-name="ce1">
            <text:p>2707</text:p>
          </table:table-cell>
          <table:table-cell office:value-type="float" office:value="146" table:style-name="ce1">
            <text:p>146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10-05T08:20:00" table:style-name="ce2">
            <text:p>05/10/2019</text:p>
          </table:table-cell>
          <table:table-cell office:value-type="date" office:date-value="2019-10-06T16:15:00" table:style-name="ce2">
            <text:p>06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71" table:style-name="ce1">
            <text:p>4567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37" table:style-name="ce1">
            <text:p>14237</text:p>
          </table:table-cell>
          <table:table-cell office:value-type="float" office:value="1111" table:style-name="ce1">
            <text:p>1111</text:p>
          </table:table-cell>
          <table:table-cell office:value-type="float" office:value="3055" table:style-name="ce1">
            <text:p>3055</text:p>
          </table:table-cell>
          <table:table-cell office:value-type="float" office:value="26" table:style-name="ce1">
            <text:p>26</text:p>
          </table:table-cell>
          <table:table-cell office:value-type="float" office:value="410" table:style-name="ce1">
            <text:p>410</text:p>
          </table:table-cell>
          <table:table-cell office:value-type="float" office:value="110" table:style-name="ce1">
            <text:p>110</text:p>
          </table:table-cell>
          <table:table-cell office:value-type="date" office:date-value="2019-10-08T04:30:00" table:style-name="ce2">
            <text:p>08/10/2019</text:p>
          </table:table-cell>
          <table:table-cell office:value-type="date" office:date-value="2019-10-11T22:35:00" table:style-name="ce2">
            <text:p>11/10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80" table:style-name="ce1">
            <text:p>4568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38" table:style-name="ce1">
            <text:p>14238</text:p>
          </table:table-cell>
          <table:table-cell office:value-type="float" office:value="1112" table:style-name="ce1">
            <text:p>1112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05T17:10:00" table:style-name="ce2">
            <text:p>05/10/2019</text:p>
          </table:table-cell>
          <table:table-cell office:value-type="date" office:date-value="2019-10-06T01:15:00" table:style-name="ce2">
            <text:p>06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3" table:style-name="ce1">
            <text:p>4567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39" table:style-name="ce1">
            <text:p>14239</text:p>
          </table:table-cell>
          <table:table-cell office:value-type="float" office:value="1113" table:style-name="ce1">
            <text:p>1113</text:p>
          </table:table-cell>
          <table:table-cell office:value-type="float" office:value="2041" table:style-name="ce1">
            <text:p>2041</text:p>
          </table:table-cell>
          <table:table-cell office:value-type="float" office:value="131" table:style-name="ce1">
            <text:p>131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8T11:00:00" table:style-name="ce2">
            <text:p>08/10/2019</text:p>
          </table:table-cell>
          <table:table-cell office:value-type="date" office:date-value="2019-10-10T17:00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3" table:style-name="ce1">
            <text:p>4568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40" table:style-name="ce1">
            <text:p>14240</text:p>
          </table:table-cell>
          <table:table-cell office:value-type="float" office:value="1114" table:style-name="ce1">
            <text:p>1114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10-06T08:25:00" table:style-name="ce2">
            <text:p>06/10/2019</text:p>
          </table:table-cell>
          <table:table-cell office:value-type="date" office:date-value="2019-10-06T17:20:00" table:style-name="ce2">
            <text:p>06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4" table:style-name="ce1">
            <text:p>4567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41" table:style-name="ce1">
            <text:p>14241</text:p>
          </table:table-cell>
          <table:table-cell office:value-type="float" office:value="1115" table:style-name="ce1">
            <text:p>1115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09T16:45:00" table:style-name="ce2">
            <text:p>09/10/2019</text:p>
          </table:table-cell>
          <table:table-cell office:value-type="date" office:date-value="2019-10-12T00:10:00" table:style-name="ce2">
            <text:p>12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9" table:style-name="ce1">
            <text:p>4568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42" table:style-name="ce1">
            <text:p>14242</text:p>
          </table:table-cell>
          <table:table-cell office:value-type="float" office:value="1116" table:style-name="ce1">
            <text:p>1116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6T14:00:00" table:style-name="ce2">
            <text:p>06/10/2019</text:p>
          </table:table-cell>
          <table:table-cell office:value-type="date" office:date-value="2019-10-10T13:15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5" table:style-name="ce1">
            <text:p>4567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43" table:style-name="ce1">
            <text:p>14243</text:p>
          </table:table-cell>
          <table:table-cell office:value-type="float" office:value="1117" table:style-name="ce1">
            <text:p>1117</text:p>
          </table:table-cell>
          <table:table-cell office:value-type="float" office:value="2655" table:style-name="ce1">
            <text:p>2655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6T14:00:00" table:style-name="ce2">
            <text:p>06/10/2019</text:p>
          </table:table-cell>
          <table:table-cell office:value-type="date" office:date-value="2019-10-10T13:15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6" table:style-name="ce1">
            <text:p>4567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44" table:style-name="ce1">
            <text:p>14244</text:p>
          </table:table-cell>
          <table:table-cell office:value-type="float" office:value="1118" table:style-name="ce1">
            <text:p>1118</text:p>
          </table:table-cell>
          <table:table-cell office:value-type="float" office:value="2803" table:style-name="ce1">
            <text:p>2803</text:p>
          </table:table-cell>
          <table:table-cell office:value-type="float" office:value="147" table:style-name="ce1">
            <text:p>147</text:p>
          </table:table-cell>
          <table:table-cell office:value-type="float" office:value="543" table:style-name="ce1">
            <text:p>543</text:p>
          </table:table-cell>
          <table:table-cell office:value-type="float" office:value="500" table:style-name="ce1">
            <text:p>500</text:p>
          </table:table-cell>
          <table:table-cell office:value-type="date" office:date-value="2019-10-07T11:55:00" table:style-name="ce2">
            <text:p>07/10/2019</text:p>
          </table:table-cell>
          <table:table-cell office:value-type="date" office:date-value="2019-10-08T16:45:00" table:style-name="ce2">
            <text:p>08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81" table:style-name="ce1">
            <text:p>4568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45" table:style-name="ce1">
            <text:p>14245</text:p>
          </table:table-cell>
          <table:table-cell office:value-type="float" office:value="1119" table:style-name="ce1">
            <text:p>1119</text:p>
          </table:table-cell>
          <table:table-cell office:value-type="float" office:value="3056" table:style-name="ce1">
            <text:p>3056</text:p>
          </table:table-cell>
          <table:table-cell office:value-type="float" office:value="131" table:style-name="ce1">
            <text:p>131</text:p>
          </table:table-cell>
          <table:table-cell office:value-type="float" office:value="487" table:style-name="ce1">
            <text:p>487</text:p>
          </table:table-cell>
          <table:table-cell office:value-type="float" office:value="110" table:style-name="ce1">
            <text:p>110</text:p>
          </table:table-cell>
          <table:table-cell office:value-type="date" office:date-value="2019-10-10T17:30:00" table:style-name="ce2">
            <text:p>10/10/2019</text:p>
          </table:table-cell>
          <table:table-cell office:value-type="date" office:date-value="2019-10-15T09:20:00" table:style-name="ce2">
            <text:p>15/10/20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90" table:style-name="ce1">
            <text:p>4569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246" table:style-name="ce1">
            <text:p>14246</text:p>
          </table:table-cell>
          <table:table-cell office:value-type="float" office:value="1120" table:style-name="ce1">
            <text:p>1120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01" table:style-name="ce1">
            <text:p>501</text:p>
          </table:table-cell>
          <table:table-cell office:value-type="float" office:value="2" table:style-name="ce1">
            <text:p>2</text:p>
          </table:table-cell>
          <table:table-cell office:value-type="date" office:date-value="2019-10-07T22:00:00" table:style-name="ce2">
            <text:p>07/10/2019</text:p>
          </table:table-cell>
          <table:table-cell office:value-type="date" office:date-value="2019-10-09T13:05:00" table:style-name="ce2">
            <text:p>09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2" table:style-name="ce1">
            <text:p>4568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47" table:style-name="ce1">
            <text:p>14247</text:p>
          </table:table-cell>
          <table:table-cell office:value-type="float" office:value="1121" table:style-name="ce1">
            <text:p>1121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522" table:style-name="ce1">
            <text:p>522</text:p>
          </table:table-cell>
          <table:table-cell office:value-type="date" office:date-value="2019-10-07T23:30:00" table:style-name="ce2">
            <text:p>07/10/2019</text:p>
          </table:table-cell>
          <table:table-cell office:value-type="date" office:date-value="2019-10-08T16:20:00" table:style-name="ce2">
            <text:p>08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9" table:style-name="ce1">
            <text:p>4567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49" table:style-name="ce1">
            <text:p>14249</text:p>
          </table:table-cell>
          <table:table-cell office:value-type="float" office:value="1122" table:style-name="ce1">
            <text:p>1122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527" table:style-name="ce1">
            <text:p>527</text:p>
          </table:table-cell>
          <table:table-cell office:value-type="float" office:value="3" table:style-name="ce1">
            <text:p>3</text:p>
          </table:table-cell>
          <table:table-cell office:value-type="date" office:date-value="2019-10-08T17:00:00" table:style-name="ce2">
            <text:p>08/10/2019</text:p>
          </table:table-cell>
          <table:table-cell office:value-type="date" office:date-value="2019-10-09T19:30:00" table:style-name="ce2">
            <text:p>09/10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9" table:style-name="ce1">
            <text:p>4567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50" table:style-name="ce1">
            <text:p>14250</text:p>
          </table:table-cell>
          <table:table-cell office:value-type="float" office:value="1123" table:style-name="ce1">
            <text:p>1123</text:p>
          </table:table-cell>
          <table:table-cell office:value-type="float" office:value="1623" table:style-name="ce1">
            <text:p>162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date" office:date-value="2019-10-07T09:15:00" table:style-name="ce2">
            <text:p>07/10/2019</text:p>
          </table:table-cell>
          <table:table-cell office:value-type="date" office:date-value="2019-10-08T01:55:00" table:style-name="ce2">
            <text:p>08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77" table:style-name="ce1">
            <text:p>4567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51" table:style-name="ce1">
            <text:p>14251</text:p>
          </table:table-cell>
          <table:table-cell office:value-type="float" office:value="1124" table:style-name="ce1">
            <text:p>1124</text:p>
          </table:table-cell>
          <table:table-cell office:value-type="float" office:value="2961" table:style-name="ce1">
            <text:p>2961</text:p>
          </table:table-cell>
          <table:table-cell office:value-type="float" office:value="146" table:style-name="ce1">
            <text:p>146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10-08T21:40:00" table:style-name="ce2">
            <text:p>08/10/2019</text:p>
          </table:table-cell>
          <table:table-cell office:value-type="date" office:date-value="2019-10-10T01:10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87" table:style-name="ce1">
            <text:p>4568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52" table:style-name="ce1">
            <text:p>14252</text:p>
          </table:table-cell>
          <table:table-cell office:value-type="float" office:value="1125" table:style-name="ce1">
            <text:p>1125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10-08T15:20:00" table:style-name="ce2">
            <text:p>08/10/2019</text:p>
          </table:table-cell>
          <table:table-cell office:value-type="date" office:date-value="2019-10-09T13:30:00" table:style-name="ce2">
            <text:p>09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4" table:style-name="ce1">
            <text:p>4568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53" table:style-name="ce1">
            <text:p>14253</text:p>
          </table:table-cell>
          <table:table-cell office:value-type="float" office:value="1126" table:style-name="ce1">
            <text:p>1126</text:p>
          </table:table-cell>
          <table:table-cell office:value-type="float" office:value="2493" table:style-name="ce1">
            <text:p>2493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9T07:30:00" table:style-name="ce2">
            <text:p>09/10/2019</text:p>
          </table:table-cell>
          <table:table-cell office:value-type="date" office:date-value="2019-10-10T16:50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5" table:style-name="ce1">
            <text:p>4568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54" table:style-name="ce1">
            <text:p>14254</text:p>
          </table:table-cell>
          <table:table-cell office:value-type="float" office:value="1127" table:style-name="ce1">
            <text:p>1127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09T07:30:00" table:style-name="ce2">
            <text:p>09/10/2019</text:p>
          </table:table-cell>
          <table:table-cell office:value-type="date" office:date-value="2019-10-10T16:50:00" table:style-name="ce2">
            <text:p>1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6" table:style-name="ce1">
            <text:p>456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55" table:style-name="ce1">
            <text:p>14255</text:p>
          </table:table-cell>
          <table:table-cell office:value-type="float" office:value="1128" table:style-name="ce1">
            <text:p>1128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09T17:30:00" table:style-name="ce2">
            <text:p>09/10/2019</text:p>
          </table:table-cell>
          <table:table-cell office:value-type="date" office:date-value="2019-10-10T10:45:00" table:style-name="ce2">
            <text:p>10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88" table:style-name="ce1">
            <text:p>4568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56" table:style-name="ce1">
            <text:p>14256</text:p>
          </table:table-cell>
          <table:table-cell office:value-type="float" office:value="1129" table:style-name="ce1">
            <text:p>1129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69" table:style-name="ce1">
            <text:p>469</text:p>
          </table:table-cell>
          <table:table-cell office:value-type="float" office:value="305" table:style-name="ce1">
            <text:p>305</text:p>
          </table:table-cell>
          <table:table-cell office:value-type="date" office:date-value="2019-10-11T12:40:00" table:style-name="ce2">
            <text:p>11/10/2019</text:p>
          </table:table-cell>
          <table:table-cell office:value-type="date" office:date-value="2019-10-13T09:00:00" table:style-name="ce2">
            <text:p>13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3" table:style-name="ce1">
            <text:p>4569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57" table:style-name="ce1">
            <text:p>14257</text:p>
          </table:table-cell>
          <table:table-cell office:value-type="float" office:value="1130" table:style-name="ce1">
            <text:p>1130</text:p>
          </table:table-cell>
          <table:table-cell office:value-type="float" office:value="2738" table:style-name="ce1">
            <text:p>273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10T23:50:00" table:style-name="ce2">
            <text:p>10/10/2019</text:p>
          </table:table-cell>
          <table:table-cell office:value-type="date" office:date-value="2019-10-15T08:30:00" table:style-name="ce2">
            <text:p>15/10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691" table:style-name="ce1">
            <text:p>456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58" table:style-name="ce1">
            <text:p>14258</text:p>
          </table:table-cell>
          <table:table-cell office:value-type="float" office:value="1131" table:style-name="ce1">
            <text:p>1131</text:p>
          </table:table-cell>
          <table:table-cell office:value-type="float" office:value="3039" table:style-name="ce1">
            <text:p>3039</text:p>
          </table:table-cell>
          <table:table-cell office:value-type="float" office:value="147" table:style-name="ce1">
            <text:p>147</text:p>
          </table:table-cell>
          <table:table-cell office:value-type="float" office:value="144" table:style-name="ce1">
            <text:p>144</text:p>
          </table:table-cell>
          <table:table-cell office:value-type="float" office:value="116" table:style-name="ce1">
            <text:p>116</text:p>
          </table:table-cell>
          <table:table-cell office:value-type="date" office:date-value="2019-10-11T10:10:00" table:style-name="ce2">
            <text:p>11/10/2019</text:p>
          </table:table-cell>
          <table:table-cell office:value-type="date" office:date-value="2019-10-12T23:50:00" table:style-name="ce2">
            <text:p>12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692" table:style-name="ce1">
            <text:p>4569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59" table:style-name="ce1">
            <text:p>14259</text:p>
          </table:table-cell>
          <table:table-cell office:value-type="float" office:value="1132" table:style-name="ce1">
            <text:p>1132</text:p>
          </table:table-cell>
          <table:table-cell office:value-type="float" office:value="1351" table:style-name="ce1">
            <text:p>135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date" office:date-value="2019-10-13T19:10:00" table:style-name="ce2">
            <text:p>13/10/2019</text:p>
          </table:table-cell>
          <table:table-cell office:value-type="date" office:date-value="2019-10-15T12:55:00" table:style-name="ce2">
            <text:p>15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9" table:style-name="ce1">
            <text:p>4569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260" table:style-name="ce1">
            <text:p>14260</text:p>
          </table:table-cell>
          <table:table-cell office:value-type="float" office:value="1133" table:style-name="ce1">
            <text:p>1133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19T08:10:00" table:style-name="ce2">
            <text:p>19/10/2019</text:p>
          </table:table-cell>
          <table:table-cell office:value-type="date" office:date-value="2019-10-20T02:10:00" table:style-name="ce2">
            <text:p>2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2" table:style-name="ce1">
            <text:p>457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61" table:style-name="ce1">
            <text:p>14261</text:p>
          </table:table-cell>
          <table:table-cell office:value-type="float" office:value="1134" table:style-name="ce1">
            <text:p>1134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19T08:10:00" table:style-name="ce2">
            <text:p>19/10/2019</text:p>
          </table:table-cell>
          <table:table-cell office:value-type="date" office:date-value="2019-10-20T02:10:00" table:style-name="ce2">
            <text:p>20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3" table:style-name="ce1">
            <text:p>4571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62" table:style-name="ce1">
            <text:p>14262</text:p>
          </table:table-cell>
          <table:table-cell office:value-type="float" office:value="1135" table:style-name="ce1">
            <text:p>1135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19T14:05:00" table:style-name="ce2">
            <text:p>19/10/2019</text:p>
          </table:table-cell>
          <table:table-cell office:value-type="date" office:date-value="2019-10-19T22:55:00" table:style-name="ce2">
            <text:p>19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4" table:style-name="ce1">
            <text:p>4571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63" table:style-name="ce1">
            <text:p>14263</text:p>
          </table:table-cell>
          <table:table-cell office:value-type="float" office:value="1136" table:style-name="ce1">
            <text:p>1136</text:p>
          </table:table-cell>
          <table:table-cell office:value-type="float" office:value="133" table:style-name="ce1">
            <text:p>133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15T11:10:00" table:style-name="ce2">
            <text:p>15/10/2019</text:p>
          </table:table-cell>
          <table:table-cell office:value-type="date" office:date-value="2019-10-17T09:50:00" table:style-name="ce2">
            <text:p>1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0" table:style-name="ce1">
            <text:p>4570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64" table:style-name="ce1">
            <text:p>14264</text:p>
          </table:table-cell>
          <table:table-cell office:value-type="float" office:value="1137" table:style-name="ce1">
            <text:p>1137</text:p>
          </table:table-cell>
          <table:table-cell office:value-type="float" office:value="2926" table:style-name="ce1">
            <text:p>2926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15T11:10:00" table:style-name="ce2">
            <text:p>15/10/2019</text:p>
          </table:table-cell>
          <table:table-cell office:value-type="date" office:date-value="2019-10-17T09:50:00" table:style-name="ce2">
            <text:p>1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1" table:style-name="ce1">
            <text:p>457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65" table:style-name="ce1">
            <text:p>14265</text:p>
          </table:table-cell>
          <table:table-cell office:value-type="float" office:value="1138" table:style-name="ce1">
            <text:p>1138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date" office:date-value="2019-10-11T15:30:00" table:style-name="ce2">
            <text:p>11/10/2019</text:p>
          </table:table-cell>
          <table:table-cell office:value-type="date" office:date-value="2019-10-13T16:10:00" table:style-name="ce2">
            <text:p>13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4" table:style-name="ce1">
            <text:p>4569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66" table:style-name="ce1">
            <text:p>14266</text:p>
          </table:table-cell>
          <table:table-cell office:value-type="float" office:value="1139" table:style-name="ce1">
            <text:p>1139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date" office:date-value="2019-10-13T14:00:00" table:style-name="ce2">
            <text:p>13/10/2019</text:p>
          </table:table-cell>
          <table:table-cell office:value-type="date" office:date-value="2019-10-15T07:40:00" table:style-name="ce2">
            <text:p>15/10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18" table:style-name="ce1">
            <text:p>4561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67" table:style-name="ce1">
            <text:p>14267</text:p>
          </table:table-cell>
          <table:table-cell office:value-type="float" office:value="1140" table:style-name="ce1">
            <text:p>1140</text:p>
          </table:table-cell>
          <table:table-cell office:value-type="float" office:value="1787" table:style-name="ce1">
            <text:p>1787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17T17:45:00" table:style-name="ce2">
            <text:p>17/10/2019</text:p>
          </table:table-cell>
          <table:table-cell office:value-type="date" office:date-value="2019-10-19T07:00:00" table:style-name="ce2">
            <text:p>19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7" table:style-name="ce1">
            <text:p>4570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68" table:style-name="ce1">
            <text:p>14268</text:p>
          </table:table-cell>
          <table:table-cell office:value-type="float" office:value="1141" table:style-name="ce1">
            <text:p>1141</text:p>
          </table:table-cell>
          <table:table-cell office:value-type="float" office:value="3012" table:style-name="ce1">
            <text:p>3012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17T17:45:00" table:style-name="ce2">
            <text:p>17/10/2019</text:p>
          </table:table-cell>
          <table:table-cell office:value-type="date" office:date-value="2019-10-19T07:00:00" table:style-name="ce2">
            <text:p>19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8" table:style-name="ce1">
            <text:p>4570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69" table:style-name="ce1">
            <text:p>14269</text:p>
          </table:table-cell>
          <table:table-cell office:value-type="float" office:value="1142" table:style-name="ce1">
            <text:p>1142</text:p>
          </table:table-cell>
          <table:table-cell office:value-type="float" office:value="3013" table:style-name="ce1">
            <text:p>3013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17T17:45:00" table:style-name="ce2">
            <text:p>17/10/2019</text:p>
          </table:table-cell>
          <table:table-cell office:value-type="date" office:date-value="2019-10-19T07:00:00" table:style-name="ce2">
            <text:p>19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9" table:style-name="ce1">
            <text:p>4570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70" table:style-name="ce1">
            <text:p>14270</text:p>
          </table:table-cell>
          <table:table-cell office:value-type="float" office:value="1143" table:style-name="ce1">
            <text:p>1143</text:p>
          </table:table-cell>
          <table:table-cell office:value-type="float" office:value="2524" table:style-name="ce1">
            <text:p>2524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27T23:15:00" table:style-name="ce2">
            <text:p>27/10/2019</text:p>
          </table:table-cell>
          <table:table-cell office:value-type="date" office:date-value="2019-10-28T12:30:00" table:style-name="ce2">
            <text:p>28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50" table:style-name="ce1">
            <text:p>457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71" table:style-name="ce1">
            <text:p>14271</text:p>
          </table:table-cell>
          <table:table-cell office:value-type="float" office:value="1144" table:style-name="ce1">
            <text:p>1144</text:p>
          </table:table-cell>
          <table:table-cell office:value-type="float" office:value="2613" table:style-name="ce1">
            <text:p>2613</text:p>
          </table:table-cell>
          <table:table-cell office:value-type="float" office:value="143" table:style-name="ce1">
            <text:p>143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1T20:40:00" table:style-name="ce2">
            <text:p>21/10/2019</text:p>
          </table:table-cell>
          <table:table-cell office:value-type="date" office:date-value="2019-10-22T17:50:00" table:style-name="ce2">
            <text:p>22/10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722" table:style-name="ce1">
            <text:p>457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72" table:style-name="ce1">
            <text:p>14272</text:p>
          </table:table-cell>
          <table:table-cell office:value-type="float" office:value="1145" table:style-name="ce1">
            <text:p>1145</text:p>
          </table:table-cell>
          <table:table-cell office:value-type="float" office:value="1508" table:style-name="ce1">
            <text:p>1508</text:p>
          </table:table-cell>
          <table:table-cell office:value-type="float" office:value="143" table:style-name="ce1">
            <text:p>143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1T20:40:00" table:style-name="ce2">
            <text:p>21/10/2019</text:p>
          </table:table-cell>
          <table:table-cell office:value-type="date" office:date-value="2019-10-22T17:50:00" table:style-name="ce2">
            <text:p>22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23" table:style-name="ce1">
            <text:p>4572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float" office:value="14273" table:style-name="ce1">
            <text:p>14273</text:p>
          </table:table-cell>
          <table:table-cell office:value-type="float" office:value="1146" table:style-name="ce1">
            <text:p>1146</text:p>
          </table:table-cell>
          <table:table-cell office:value-type="float" office:value="2994" table:style-name="ce1">
            <text:p>2994</text:p>
          </table:table-cell>
          <table:table-cell office:value-type="float" office:value="147" table:style-name="ce1">
            <text:p>147</text:p>
          </table:table-cell>
          <table:table-cell office:value-type="float" office:value="256" table:style-name="ce1">
            <text:p>256</text:p>
          </table:table-cell>
          <table:table-cell office:value-type="float" office:value="454" table:style-name="ce1">
            <text:p>454</text:p>
          </table:table-cell>
          <table:table-cell office:value-type="date" office:date-value="2019-10-16T13:45:00" table:style-name="ce2">
            <text:p>16/10/2019</text:p>
          </table:table-cell>
          <table:table-cell office:value-type="date" office:date-value="2019-10-17T15:20:00" table:style-name="ce2">
            <text:p>17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03" table:style-name="ce1">
            <text:p>4570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74" table:style-name="ce1">
            <text:p>14274</text:p>
          </table:table-cell>
          <table:table-cell office:value-type="float" office:value="1147" table:style-name="ce1">
            <text:p>1147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10-12T19:20:00" table:style-name="ce2">
            <text:p>12/10/2019</text:p>
          </table:table-cell>
          <table:table-cell office:value-type="date" office:date-value="2019-10-14T00:20:00" table:style-name="ce2">
            <text:p>14/10/201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6" table:style-name="ce1">
            <text:p>4569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75" table:style-name="ce1">
            <text:p>14275</text:p>
          </table:table-cell>
          <table:table-cell office:value-type="float" office:value="1148" table:style-name="ce1">
            <text:p>1148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date" office:date-value="2019-10-12T07:00:00" table:style-name="ce2">
            <text:p>12/10/2019</text:p>
          </table:table-cell>
          <table:table-cell office:value-type="date" office:date-value="2019-10-13T02:20:00" table:style-name="ce2">
            <text:p>13/10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5" table:style-name="ce1">
            <text:p>456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76" table:style-name="ce1">
            <text:p>14276</text:p>
          </table:table-cell>
          <table:table-cell office:value-type="float" office:value="1149" table:style-name="ce1">
            <text:p>1149</text:p>
          </table:table-cell>
          <table:table-cell office:value-type="float" office:value="3057" table:style-name="ce1">
            <text:p>3057</text:p>
          </table:table-cell>
          <table:table-cell office:value-type="float" office:value="147" table:style-name="ce1">
            <text:p>147</text:p>
          </table:table-cell>
          <table:table-cell office:value-type="float" office:value="277" table:style-name="ce1">
            <text:p>277</text:p>
          </table:table-cell>
          <table:table-cell office:value-type="float" office:value="525" table:style-name="ce1">
            <text:p>525</text:p>
          </table:table-cell>
          <table:table-cell office:value-type="date" office:date-value="2019-10-22T21:30:00" table:style-name="ce2">
            <text:p>22/10/2019</text:p>
          </table:table-cell>
          <table:table-cell office:value-type="date" office:date-value="2019-10-25T07:30:00" table:style-name="ce2">
            <text:p>25/10/201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26" table:style-name="ce1">
            <text:p>4572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278" table:style-name="ce1">
            <text:p>14278</text:p>
          </table:table-cell>
          <table:table-cell office:value-type="float" office:value="1150" table:style-name="ce1">
            <text:p>1150</text:p>
          </table:table-cell>
          <table:table-cell office:value-type="float" office:value="3057" table:style-name="ce1">
            <text:p>3057</text:p>
          </table:table-cell>
          <table:table-cell office:value-type="float" office:value="147" table:style-name="ce1">
            <text:p>147</text:p>
          </table:table-cell>
          <table:table-cell office:value-type="float" office:value="524" table:style-name="ce1">
            <text:p>524</text:p>
          </table:table-cell>
          <table:table-cell office:value-type="float" office:value="48" table:style-name="ce1">
            <text:p>48</text:p>
          </table:table-cell>
          <table:table-cell office:value-type="date" office:date-value="2019-10-25T08:30:00" table:style-name="ce2">
            <text:p>25/10/2019</text:p>
          </table:table-cell>
          <table:table-cell office:value-type="date" office:date-value="2019-10-26T11:00:00" table:style-name="ce2">
            <text:p>26/10/20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41" table:style-name="ce1">
            <text:p>4574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79" table:style-name="ce1">
            <text:p>14279</text:p>
          </table:table-cell>
          <table:table-cell office:value-type="float" office:value="1151" table:style-name="ce1">
            <text:p>1151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13T11:45:00" table:style-name="ce2">
            <text:p>13/10/2019</text:p>
          </table:table-cell>
          <table:table-cell office:value-type="date" office:date-value="2019-10-14T05:00:00" table:style-name="ce2">
            <text:p>14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697" table:style-name="ce1">
            <text:p>4569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80" table:style-name="ce1">
            <text:p>14280</text:p>
          </table:table-cell>
          <table:table-cell office:value-type="float" office:value="1152" table:style-name="ce1">
            <text:p>1152</text:p>
          </table:table-cell>
          <table:table-cell office:value-type="float" office:value="2558" table:style-name="ce1">
            <text:p>2558</text:p>
          </table:table-cell>
          <table:table-cell office:value-type="float" office:value="145" table:style-name="ce1">
            <text:p>145</text:p>
          </table:table-cell>
          <table:table-cell office:value-type="float" office:value="141" table:style-name="ce1">
            <text:p>141</text:p>
          </table:table-cell>
          <table:table-cell office:value-type="float" office:value="352" table:style-name="ce1">
            <text:p>352</text:p>
          </table:table-cell>
          <table:table-cell office:value-type="date" office:date-value="2019-10-15T08:20:00" table:style-name="ce2">
            <text:p>15/10/2019</text:p>
          </table:table-cell>
          <table:table-cell office:value-type="date" office:date-value="2019-10-16T10:25:00" table:style-name="ce2">
            <text:p>16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02" table:style-name="ce1">
            <text:p>4570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81" table:style-name="ce1">
            <text:p>14281</text:p>
          </table:table-cell>
          <table:table-cell office:value-type="float" office:value="1153" table:style-name="ce1">
            <text:p>1153</text:p>
          </table:table-cell>
          <table:table-cell office:value-type="float" office:value="2904" table:style-name="ce1">
            <text:p>290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10-17T06:10:00" table:style-name="ce2">
            <text:p>17/10/2019</text:p>
          </table:table-cell>
          <table:table-cell office:value-type="date" office:date-value="2019-10-17T21:20:00" table:style-name="ce2">
            <text:p>1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4" table:style-name="ce1">
            <text:p>4570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82" table:style-name="ce1">
            <text:p>14282</text:p>
          </table:table-cell>
          <table:table-cell office:value-type="float" office:value="1154" table:style-name="ce1">
            <text:p>1154</text:p>
          </table:table-cell>
          <table:table-cell office:value-type="float" office:value="1389" table:style-name="ce1">
            <text:p>1389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10-17T13:40:00" table:style-name="ce2">
            <text:p>17/10/2019</text:p>
          </table:table-cell>
          <table:table-cell office:value-type="date" office:date-value="2019-10-19T08:10:00" table:style-name="ce2">
            <text:p>19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6" table:style-name="ce1">
            <text:p>4570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283" table:style-name="ce1">
            <text:p>14283</text:p>
          </table:table-cell>
          <table:table-cell office:value-type="float" office:value="1155" table:style-name="ce1">
            <text:p>1155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17T09:45:00" table:style-name="ce2">
            <text:p>17/10/2019</text:p>
          </table:table-cell>
          <table:table-cell office:value-type="date" office:date-value="2019-10-19T11:10:00" table:style-name="ce2">
            <text:p>19/10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05" table:style-name="ce1">
            <text:p>4570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84" table:style-name="ce1">
            <text:p>14284</text:p>
          </table:table-cell>
          <table:table-cell office:value-type="float" office:value="1156" table:style-name="ce1">
            <text:p>115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20T19:00:00" table:style-name="ce2">
            <text:p>20/10/2019</text:p>
          </table:table-cell>
          <table:table-cell office:value-type="date" office:date-value="2019-10-21T04:30:00" table:style-name="ce2">
            <text:p>21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5" table:style-name="ce1">
            <text:p>457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85" table:style-name="ce1">
            <text:p>14285</text:p>
          </table:table-cell>
          <table:table-cell office:value-type="float" office:value="1157" table:style-name="ce1">
            <text:p>1157</text:p>
          </table:table-cell>
          <table:table-cell office:value-type="float" office:value="2963" table:style-name="ce1">
            <text:p>2963</text:p>
          </table:table-cell>
          <table:table-cell office:value-type="float" office:value="145" table:style-name="ce1">
            <text:p>145</text:p>
          </table:table-cell>
          <table:table-cell office:value-type="float" office:value="153" table:style-name="ce1">
            <text:p>153</text:p>
          </table:table-cell>
          <table:table-cell office:value-type="float" office:value="141" table:style-name="ce1">
            <text:p>141</text:p>
          </table:table-cell>
          <table:table-cell office:value-type="date" office:date-value="2019-10-18T15:30:00" table:style-name="ce2">
            <text:p>18/10/2019</text:p>
          </table:table-cell>
          <table:table-cell office:value-type="date" office:date-value="2019-10-19T23:05:00" table:style-name="ce2">
            <text:p>19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11" table:style-name="ce1">
            <text:p>457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86" table:style-name="ce1">
            <text:p>14286</text:p>
          </table:table-cell>
          <table:table-cell office:value-type="float" office:value="1158" table:style-name="ce1">
            <text:p>1158</text:p>
          </table:table-cell>
          <table:table-cell office:value-type="float" office:value="3058" table:style-name="ce1">
            <text:p>3058</text:p>
          </table:table-cell>
          <table:table-cell office:value-type="float" office:value="147" table:style-name="ce1">
            <text:p>147</text:p>
          </table:table-cell>
          <table:table-cell office:value-type="float" office:value="144" table:style-name="ce1">
            <text:p>144</text:p>
          </table:table-cell>
          <table:table-cell office:value-type="float" office:value="150" table:style-name="ce1">
            <text:p>150</text:p>
          </table:table-cell>
          <table:table-cell office:value-type="date" office:date-value="2019-10-18T08:30:00" table:style-name="ce2">
            <text:p>18/10/2019</text:p>
          </table:table-cell>
          <table:table-cell office:value-type="date" office:date-value="2019-10-19T14:55:00" table:style-name="ce2">
            <text:p>19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10" table:style-name="ce1">
            <text:p>457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87" table:style-name="ce1">
            <text:p>14287</text:p>
          </table:table-cell>
          <table:table-cell office:value-type="float" office:value="1159" table:style-name="ce1">
            <text:p>1159</text:p>
          </table:table-cell>
          <table:table-cell office:value-type="float" office:value="2845" table:style-name="ce1">
            <text:p>2845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1T08:05:00" table:style-name="ce2">
            <text:p>21/10/2019</text:p>
          </table:table-cell>
          <table:table-cell office:value-type="date" office:date-value="2019-10-23T00:30:00" table:style-name="ce2">
            <text:p>23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6" table:style-name="ce1">
            <text:p>457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88" table:style-name="ce1">
            <text:p>14288</text:p>
          </table:table-cell>
          <table:table-cell office:value-type="float" office:value="1160" table:style-name="ce1">
            <text:p>1160</text:p>
          </table:table-cell>
          <table:table-cell office:value-type="float" office:value="2844" table:style-name="ce1">
            <text:p>2844</text:p>
          </table:table-cell>
          <table:table-cell office:value-type="float" office:value="16" table:style-name="ce1">
            <text:p>16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1T08:05:00" table:style-name="ce2">
            <text:p>21/10/2019</text:p>
          </table:table-cell>
          <table:table-cell office:value-type="date" office:date-value="2019-10-23T00:30:00" table:style-name="ce2">
            <text:p>23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7" table:style-name="ce1">
            <text:p>457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89" table:style-name="ce1">
            <text:p>14289</text:p>
          </table:table-cell>
          <table:table-cell office:value-type="float" office:value="1161" table:style-name="ce1">
            <text:p>1161</text:p>
          </table:table-cell>
          <table:table-cell office:value-type="float" office:value="2971" table:style-name="ce1">
            <text:p>2971</text:p>
          </table:table-cell>
          <table:table-cell office:value-type="float" office:value="147" table:style-name="ce1">
            <text:p>147</text:p>
          </table:table-cell>
          <table:table-cell office:value-type="float" office:value="208" table:style-name="ce1">
            <text:p>208</text:p>
          </table:table-cell>
          <table:table-cell office:value-type="float" office:value="92" table:style-name="ce1">
            <text:p>92</text:p>
          </table:table-cell>
          <table:table-cell office:value-type="date" office:date-value="2019-10-21T07:45:00" table:style-name="ce2">
            <text:p>21/10/2019</text:p>
          </table:table-cell>
          <table:table-cell office:value-type="date" office:date-value="2019-10-22T08:25:00" table:style-name="ce2">
            <text:p>22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21" table:style-name="ce1">
            <text:p>4572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290" table:style-name="ce1">
            <text:p>14290</text:p>
          </table:table-cell>
          <table:table-cell office:value-type="float" office:value="1162" table:style-name="ce1">
            <text:p>1162</text:p>
          </table:table-cell>
          <table:table-cell office:value-type="float" office:value="2831" table:style-name="ce1">
            <text:p>2831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19-10-23T07:35:00" table:style-name="ce2">
            <text:p>23/10/20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27" table:style-name="ce1">
            <text:p>457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1" table:style-name="ce1">
            <text:p>14291</text:p>
          </table:table-cell>
          <table:table-cell office:value-type="float" office:value="1163" table:style-name="ce1">
            <text:p>1163</text:p>
          </table:table-cell>
          <table:table-cell office:value-type="float" office:value="1909" table:style-name="ce1">
            <text:p>190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10-21T01:00:00" table:style-name="ce2">
            <text:p>21/10/2019</text:p>
          </table:table-cell>
          <table:table-cell office:value-type="date" office:date-value="2019-10-22T14:45:00" table:style-name="ce2">
            <text:p>22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20" table:style-name="ce1">
            <text:p>4572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292" table:style-name="ce1">
            <text:p>14292</text:p>
          </table:table-cell>
          <table:table-cell office:value-type="float" office:value="1164" table:style-name="ce1">
            <text:p>1164</text:p>
          </table:table-cell>
          <table:table-cell office:value-type="float" office:value="3034" table:style-name="ce1">
            <text:p>303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9-10-18T17:10:00" table:style-name="ce2">
            <text:p>18/10/2019</text:p>
          </table:table-cell>
          <table:table-cell office:value-type="date" office:date-value="2019-10-18T18:45:00" table:style-name="ce2">
            <text:p>18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9" table:style-name="ce1">
            <text:p>457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3" table:style-name="ce1">
            <text:p>14293</text:p>
          </table:table-cell>
          <table:table-cell office:value-type="float" office:value="1165" table:style-name="ce1">
            <text:p>1165</text:p>
          </table:table-cell>
          <table:table-cell office:value-type="float" office:value="2229" table:style-name="ce1">
            <text:p>2229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456" table:style-name="ce1">
            <text:p>456</text:p>
          </table:table-cell>
          <table:table-cell office:value-type="date" office:date-value="2019-10-21T10:25:00" table:style-name="ce2">
            <text:p>21/10/2019</text:p>
          </table:table-cell>
          <table:table-cell office:value-type="date" office:date-value="2019-10-21T16:30:00" table:style-name="ce2">
            <text:p>21/10/201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4" table:style-name="ce1">
            <text:p>14294</text:p>
          </table:table-cell>
          <table:table-cell office:value-type="float" office:value="1166" table:style-name="ce1">
            <text:p>1166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19T17:10:00" table:style-name="ce2">
            <text:p>19/10/2019</text:p>
          </table:table-cell>
          <table:table-cell office:value-type="date" office:date-value="2019-10-20T17:35:00" table:style-name="ce2">
            <text:p>20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18" table:style-name="ce1">
            <text:p>4571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295" table:style-name="ce1">
            <text:p>14295</text:p>
          </table:table-cell>
          <table:table-cell office:value-type="float" office:value="1167" table:style-name="ce1">
            <text:p>1167</text:p>
          </table:table-cell>
          <table:table-cell office:value-type="float" office:value="2792" table:style-name="ce1">
            <text:p>2792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11:3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0" table:style-name="ce1">
            <text:p>4573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6" table:style-name="ce1">
            <text:p>14296</text:p>
          </table:table-cell>
          <table:table-cell office:value-type="float" office:value="1168" table:style-name="ce1">
            <text:p>1168</text:p>
          </table:table-cell>
          <table:table-cell office:value-type="float" office:value="2950" table:style-name="ce1">
            <text:p>2950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11:3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1" table:style-name="ce1">
            <text:p>457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7" table:style-name="ce1">
            <text:p>14297</text:p>
          </table:table-cell>
          <table:table-cell office:value-type="float" office:value="1169" table:style-name="ce1">
            <text:p>1169</text:p>
          </table:table-cell>
          <table:table-cell office:value-type="float" office:value="2259" table:style-name="ce1">
            <text:p>2259</text:p>
          </table:table-cell>
          <table:table-cell office:value-type="float" office:value="19" table:style-name="ce1">
            <text:p>19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4T06:15:00" table:style-name="ce2">
            <text:p>24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6" table:style-name="ce1">
            <text:p>4573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298" table:style-name="ce1">
            <text:p>14298</text:p>
          </table:table-cell>
          <table:table-cell office:value-type="float" office:value="1170" table:style-name="ce1">
            <text:p>1170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23T15:30:00" table:style-name="ce2">
            <text:p>23/10/2019</text:p>
          </table:table-cell>
          <table:table-cell office:value-type="date" office:date-value="2019-10-25T05:20:00" table:style-name="ce2">
            <text:p>25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2" table:style-name="ce1">
            <text:p>4573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299" table:style-name="ce1">
            <text:p>14299</text:p>
          </table:table-cell>
          <table:table-cell office:value-type="float" office:value="1171" table:style-name="ce1">
            <text:p>1171</text:p>
          </table:table-cell>
          <table:table-cell office:value-type="float" office:value="1876" table:style-name="ce1">
            <text:p>1876</text:p>
          </table:table-cell>
          <table:table-cell office:value-type="float" office:value="141" table:style-name="ce1">
            <text:p>141</text:p>
          </table:table-cell>
          <table:table-cell office:value-type="float" office:value="305" table:style-name="ce1">
            <text:p>305</text:p>
          </table:table-cell>
          <table:table-cell office:value-type="float" office:value="469" table:style-name="ce1">
            <text:p>469</text:p>
          </table:table-cell>
          <table:table-cell office:value-type="date" office:date-value="2019-10-22T08:50:00" table:style-name="ce2">
            <text:p>22/10/2019</text:p>
          </table:table-cell>
          <table:table-cell office:value-type="date" office:date-value="2019-10-23T13:00:00" table:style-name="ce2">
            <text:p>23/10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24" table:style-name="ce1">
            <text:p>4572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300" table:style-name="ce1">
            <text:p>14300</text:p>
          </table:table-cell>
          <table:table-cell office:value-type="float" office:value="1172" table:style-name="ce1">
            <text:p>1172</text:p>
          </table:table-cell>
          <table:table-cell office:value-type="float" office:value="3059" table:style-name="ce1">
            <text:p>3059</text:p>
          </table:table-cell>
          <table:table-cell office:value-type="float" office:value="145" table:style-name="ce1">
            <text:p>145</text:p>
          </table:table-cell>
          <table:table-cell office:value-type="float" office:value="546" table:style-name="ce1">
            <text:p>546</text:p>
          </table:table-cell>
          <table:table-cell office:value-type="float" office:value="153" table:style-name="ce1">
            <text:p>153</text:p>
          </table:table-cell>
          <table:table-cell office:value-type="date" office:date-value="2019-10-22T13:20:00" table:style-name="ce2">
            <text:p>22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25" table:style-name="ce1">
            <text:p>457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01" table:style-name="ce1">
            <text:p>14301</text:p>
          </table:table-cell>
          <table:table-cell office:value-type="float" office:value="1173" table:style-name="ce1">
            <text:p>1173</text:p>
          </table:table-cell>
          <table:table-cell office:value-type="float" office:value="3060" table:style-name="ce1">
            <text:p>3060</text:p>
          </table:table-cell>
          <table:table-cell office:value-type="float" office:value="144" table:style-name="ce1">
            <text:p>144</text:p>
          </table:table-cell>
          <table:table-cell office:value-type="float" office:value="110" table:style-name="ce1">
            <text:p>110</text:p>
          </table:table-cell>
          <table:table-cell office:value-type="float" office:value="103" table:style-name="ce1">
            <text:p>103</text:p>
          </table:table-cell>
          <table:table-cell office:value-type="date" office:date-value="2019-10-28T17:10:00" table:style-name="ce2">
            <text:p>28/10/2019</text:p>
          </table:table-cell>
          <table:table-cell office:value-type="date" office:date-value="2019-10-31T03:30:00" table:style-name="ce2">
            <text:p>31/10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54" table:style-name="ce1">
            <text:p>4575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02" table:style-name="ce1">
            <text:p>14302</text:p>
          </table:table-cell>
          <table:table-cell office:value-type="float" office:value="1174" table:style-name="ce1">
            <text:p>1174</text:p>
          </table:table-cell>
          <table:table-cell office:value-type="float" office:value="2219" table:style-name="ce1">
            <text:p>2219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18:3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3" table:style-name="ce1">
            <text:p>4573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3" table:style-name="ce1">
            <text:p>14303</text:p>
          </table:table-cell>
          <table:table-cell office:value-type="float" office:value="1175" table:style-name="ce1">
            <text:p>1175</text:p>
          </table:table-cell>
          <table:table-cell office:value-type="float" office:value="2220" table:style-name="ce1">
            <text:p>2220</text:p>
          </table:table-cell>
          <table:table-cell office:value-type="float" office:value="57" table:style-name="ce1">
            <text:p>5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18:3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4" table:style-name="ce1">
            <text:p>4573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4" table:style-name="ce1">
            <text:p>14304</text:p>
          </table:table-cell>
          <table:table-cell office:value-type="float" office:value="1176" table:style-name="ce1">
            <text:p>1176</text:p>
          </table:table-cell>
          <table:table-cell office:value-type="float" office:value="1737" table:style-name="ce1">
            <text:p>1737</text:p>
          </table:table-cell>
          <table:table-cell office:value-type="float" office:value="147" table:style-name="ce1">
            <text:p>14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4T13:05:00" table:style-name="ce2">
            <text:p>24/10/2019</text:p>
          </table:table-cell>
          <table:table-cell office:value-type="date" office:date-value="2019-10-25T11:50:00" table:style-name="ce2">
            <text:p>25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7" table:style-name="ce1">
            <text:p>457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5" table:style-name="ce1">
            <text:p>14305</text:p>
          </table:table-cell>
          <table:table-cell office:value-type="float" office:value="1177" table:style-name="ce1">
            <text:p>1177</text:p>
          </table:table-cell>
          <table:table-cell office:value-type="float" office:value="2509" table:style-name="ce1">
            <text:p>2509</text:p>
          </table:table-cell>
          <table:table-cell office:value-type="float" office:value="147" table:style-name="ce1">
            <text:p>14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4T13:05:00" table:style-name="ce2">
            <text:p>24/10/2019</text:p>
          </table:table-cell>
          <table:table-cell office:value-type="date" office:date-value="2019-10-25T11:50:00" table:style-name="ce2">
            <text:p>25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9" table:style-name="ce1">
            <text:p>4573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6" table:style-name="ce1">
            <text:p>14306</text:p>
          </table:table-cell>
          <table:table-cell office:value-type="float" office:value="1178" table:style-name="ce1">
            <text:p>1178</text:p>
          </table:table-cell>
          <table:table-cell office:value-type="float" office:value="2133" table:style-name="ce1">
            <text:p>2133</text:p>
          </table:table-cell>
          <table:table-cell office:value-type="float" office:value="57" table:style-name="ce1">
            <text:p>57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08:5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728" table:style-name="ce1">
            <text:p>457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7" table:style-name="ce1">
            <text:p>14307</text:p>
          </table:table-cell>
          <table:table-cell office:value-type="float" office:value="1179" table:style-name="ce1">
            <text:p>1179</text:p>
          </table:table-cell>
          <table:table-cell office:value-type="float" office:value="2134" table:style-name="ce1">
            <text:p>2134</text:p>
          </table:table-cell>
          <table:table-cell office:value-type="float" office:value="57" table:style-name="ce1">
            <text:p>57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3T08:50:00" table:style-name="ce2">
            <text:p>23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729" table:style-name="ce1">
            <text:p>4572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08" table:style-name="ce1">
            <text:p>14308</text:p>
          </table:table-cell>
          <table:table-cell office:value-type="float" office:value="1180" table:style-name="ce1">
            <text:p>1180</text:p>
          </table:table-cell>
          <table:table-cell office:value-type="float" office:value="1532" table:style-name="ce1">
            <text:p>153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10-23T17:20:00" table:style-name="ce2">
            <text:p>23/10/2019</text:p>
          </table:table-cell>
          <table:table-cell office:value-type="date" office:date-value="2019-10-25T13:50:00" table:style-name="ce2">
            <text:p>25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5" table:style-name="ce1">
            <text:p>4573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309" table:style-name="ce1">
            <text:p>14309</text:p>
          </table:table-cell>
          <table:table-cell office:value-type="float" office:value="1181" table:style-name="ce1">
            <text:p>1181</text:p>
          </table:table-cell>
          <table:table-cell office:value-type="float" office:value="2407" table:style-name="ce1">
            <text:p>2407</text:p>
          </table:table-cell>
          <table:table-cell office:value-type="float" office:value="145" table:style-name="ce1">
            <text:p>145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10-24T18:10:00" table:style-name="ce2">
            <text:p>24/10/2019</text:p>
          </table:table-cell>
          <table:table-cell office:value-type="date" office:date-value="2019-10-25T20:05:00" table:style-name="ce2">
            <text:p>25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40" table:style-name="ce1">
            <text:p>4574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10" table:style-name="ce1">
            <text:p>14310</text:p>
          </table:table-cell>
          <table:table-cell office:value-type="float" office:value="1182" table:style-name="ce1">
            <text:p>1182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24T18:10:00" table:style-name="ce2">
            <text:p>24/10/2019</text:p>
          </table:table-cell>
          <table:table-cell office:value-type="date" office:date-value="2019-10-25T04:45:00" table:style-name="ce2">
            <text:p>25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38" table:style-name="ce1">
            <text:p>4573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11" table:style-name="ce1">
            <text:p>14311</text:p>
          </table:table-cell>
          <table:table-cell office:value-type="float" office:value="1183" table:style-name="ce1">
            <text:p>1183</text:p>
          </table:table-cell>
          <table:table-cell office:value-type="float" office:value="1291" table:style-name="ce1">
            <text:p>1291</text:p>
          </table:table-cell>
          <table:table-cell office:value-type="float" office:value="141" table:style-name="ce1">
            <text:p>141</text:p>
          </table:table-cell>
          <table:table-cell office:value-type="float" office:value="472" table:style-name="ce1">
            <text:p>472</text:p>
          </table:table-cell>
          <table:table-cell office:value-type="float" office:value="305" table:style-name="ce1">
            <text:p>305</text:p>
          </table:table-cell>
          <table:table-cell office:value-type="date" office:date-value="2019-10-26T19:15:00" table:style-name="ce2">
            <text:p>26/10/2019</text:p>
          </table:table-cell>
          <table:table-cell office:value-type="date" office:date-value="2019-10-28T11:10:00" table:style-name="ce2">
            <text:p>28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52" table:style-name="ce1">
            <text:p>4575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312" table:style-name="ce1">
            <text:p>14312</text:p>
          </table:table-cell>
          <table:table-cell office:value-type="float" office:value="1184" table:style-name="ce1">
            <text:p>1184</text:p>
          </table:table-cell>
          <table:table-cell office:value-type="float" office:value="2925" table:style-name="ce1">
            <text:p>2925</text:p>
          </table:table-cell>
          <table:table-cell office:value-type="float" office:value="147" table:style-name="ce1">
            <text:p>147</text:p>
          </table:table-cell>
          <table:table-cell office:value-type="float" office:value="144" table:style-name="ce1">
            <text:p>144</text:p>
          </table:table-cell>
          <table:table-cell office:value-type="float" office:value="509" table:style-name="ce1">
            <text:p>509</text:p>
          </table:table-cell>
          <table:table-cell office:value-type="date" office:date-value="2019-10-25T14:00:00" table:style-name="ce2">
            <text:p>25/10/2019</text:p>
          </table:table-cell>
          <table:table-cell office:value-type="date" office:date-value="2019-10-27T03:55:00" table:style-name="ce2">
            <text:p>27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42" table:style-name="ce1">
            <text:p>4574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13" table:style-name="ce1">
            <text:p>14313</text:p>
          </table:table-cell>
          <table:table-cell office:value-type="float" office:value="1185" table:style-name="ce1">
            <text:p>1185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5T21:22:00" table:style-name="ce2">
            <text:p>25/10/2019</text:p>
          </table:table-cell>
          <table:table-cell office:value-type="date" office:date-value="2019-10-27T03:55:00" table:style-name="ce2">
            <text:p>2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4" table:style-name="ce1">
            <text:p>457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14" table:style-name="ce1">
            <text:p>14314</text:p>
          </table:table-cell>
          <table:table-cell office:value-type="float" office:value="1186" table:style-name="ce1">
            <text:p>1186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5T21:20:00" table:style-name="ce2">
            <text:p>25/10/2019</text:p>
          </table:table-cell>
          <table:table-cell office:value-type="date" office:date-value="2019-10-27T03:55:00" table:style-name="ce2">
            <text:p>2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5" table:style-name="ce1">
            <text:p>457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15" table:style-name="ce1">
            <text:p>14315</text:p>
          </table:table-cell>
          <table:table-cell office:value-type="float" office:value="1187" table:style-name="ce1">
            <text:p>1187</text:p>
          </table:table-cell>
          <table:table-cell office:value-type="float" office:value="2288" table:style-name="ce1">
            <text:p>2288</text:p>
          </table:table-cell>
          <table:table-cell office:value-type="float" office:value="100" table:style-name="ce1">
            <text:p>100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25T16:20:00" table:style-name="ce2">
            <text:p>25/10/2019</text:p>
          </table:table-cell>
          <table:table-cell office:value-type="date" office:date-value="2019-10-26T08:30:00" table:style-name="ce2">
            <text:p>26/10/20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743" table:style-name="ce1">
            <text:p>457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16" table:style-name="ce1">
            <text:p>14316</text:p>
          </table:table-cell>
          <table:table-cell office:value-type="float" office:value="1188" table:style-name="ce1">
            <text:p>1188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26T04:30:00" table:style-name="ce2">
            <text:p>26/10/2019</text:p>
          </table:table-cell>
          <table:table-cell office:value-type="date" office:date-value="2019-10-26T17:15:00" table:style-name="ce2">
            <text:p>26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6" table:style-name="ce1">
            <text:p>4574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17" table:style-name="ce1">
            <text:p>14317</text:p>
          </table:table-cell>
          <table:table-cell office:value-type="float" office:value="1189" table:style-name="ce1">
            <text:p>1189</text:p>
          </table:table-cell>
          <table:table-cell office:value-type="float" office:value="2229" table:style-name="ce1">
            <text:p>2229</text:p>
          </table:table-cell>
          <table:table-cell office:value-type="float" office:value="127" table:style-name="ce1">
            <text:p>127</text:p>
          </table:table-cell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318" table:style-name="ce1">
            <text:p>14318</text:p>
          </table:table-cell>
          <table:table-cell office:value-type="float" office:value="1190" table:style-name="ce1">
            <text:p>1190</text:p>
          </table:table-cell>
          <table:table-cell office:value-type="float" office:value="1805" table:style-name="ce1">
            <text:p>1805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date" office:date-value="2019-10-27T11:45:00" table:style-name="ce2">
            <text:p>27/10/2019</text:p>
          </table:table-cell>
          <table:table-cell office:value-type="date" office:date-value="2019-10-28T19:25:00" table:style-name="ce2">
            <text:p>28/10/201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51" table:style-name="ce1">
            <text:p>4575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float" office:value="14319" table:style-name="ce1">
            <text:p>14319</text:p>
          </table:table-cell>
          <table:table-cell office:value-type="float" office:value="1191" table:style-name="ce1">
            <text:p>1191</text:p>
          </table:table-cell>
          <table:table-cell office:value-type="float" office:value="2354" table:style-name="ce1">
            <text:p>2354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date" office:date-value="2019-10-26T10:20:00" table:style-name="ce2">
            <text:p>26/10/2019</text:p>
          </table:table-cell>
          <table:table-cell office:value-type="date" office:date-value="2019-10-27T05:15:00" table:style-name="ce2">
            <text:p>27/10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8" table:style-name="ce1">
            <text:p>4574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320" table:style-name="ce1">
            <text:p>14320</text:p>
          </table:table-cell>
          <table:table-cell office:value-type="float" office:value="1192" table:style-name="ce1">
            <text:p>1192</text:p>
          </table:table-cell>
          <table:table-cell office:value-type="float" office:value="2771" table:style-name="ce1">
            <text:p>2771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25T19:25:00" table:style-name="ce2">
            <text:p>25/10/2019</text:p>
          </table:table-cell>
          <table:table-cell office:value-type="date" office:date-value="2019-10-28T15:15:00" table:style-name="ce2">
            <text:p>28/10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7" table:style-name="ce1">
            <text:p>4574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321" table:style-name="ce1">
            <text:p>14321</text:p>
          </table:table-cell>
          <table:table-cell office:value-type="float" office:value="1193" table:style-name="ce1">
            <text:p>1193</text:p>
          </table:table-cell>
          <table:table-cell office:value-type="float" office:value="3018" table:style-name="ce1">
            <text:p>3018</text:p>
          </table:table-cell>
          <table:table-cell office:value-type="float" office:value="145" table:style-name="ce1">
            <text:p>145</text:p>
          </table:table-cell>
          <table:table-cell office:value-type="float" office:value="208" table:style-name="ce1">
            <text:p>208</text:p>
          </table:table-cell>
          <table:table-cell office:value-type="float" office:value="547" table:style-name="ce1">
            <text:p>547</text:p>
          </table:table-cell>
          <table:table-cell office:value-type="date" office:date-value="2019-10-28T15:00:00" table:style-name="ce2">
            <text:p>28/10/2019</text:p>
          </table:table-cell>
          <table:table-cell office:value-type="date" office:date-value="2019-10-30T00:40:00" table:style-name="ce2">
            <text:p>30/10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53" table:style-name="ce1">
            <text:p>4575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22" table:style-name="ce1">
            <text:p>14322</text:p>
          </table:table-cell>
          <table:table-cell office:value-type="float" office:value="1194" table:style-name="ce1">
            <text:p>1194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26T14:10:00" table:style-name="ce2">
            <text:p>26/10/2019</text:p>
          </table:table-cell>
          <table:table-cell office:value-type="date" office:date-value="2019-10-27T21:10:00" table:style-name="ce2">
            <text:p>27/10/20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49" table:style-name="ce1">
            <text:p>4574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23" table:style-name="ce1">
            <text:p>14323</text:p>
          </table:table-cell>
          <table:table-cell office:value-type="float" office:value="1195" table:style-name="ce1">
            <text:p>1195</text:p>
          </table:table-cell>
          <table:table-cell office:value-type="float" office:value="3061" table:style-name="ce1">
            <text:p>3061</text:p>
          </table:table-cell>
          <table:table-cell office:value-type="float" office:value="37" table:style-name="ce1">
            <text:p>37</text:p>
          </table:table-cell>
          <table:table-cell office:value-type="float" office:value="548" table:style-name="ce1">
            <text:p>548</text:p>
          </table:table-cell>
          <table:table-cell office:value-type="float" office:value="536" table:style-name="ce1">
            <text:p>536</text:p>
          </table:table-cell>
          <table:table-cell office:value-type="date" office:date-value="2019-10-29T07:50:00" table:style-name="ce2">
            <text:p>29/10/2019</text:p>
          </table:table-cell>
          <table:table-cell office:value-type="date" office:date-value="2019-10-31T12:20:00" table:style-name="ce2">
            <text:p>31/10/20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55" table:style-name="ce1">
            <text:p>4575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float" office:value="14324" table:style-name="ce1">
            <text:p>14324</text:p>
          </table:table-cell>
          <table:table-cell office:value-type="float" office:value="1196" table:style-name="ce1">
            <text:p>1196</text:p>
          </table:table-cell>
          <table:table-cell office:value-type="float" office:value="2471" table:style-name="ce1">
            <text:p>2471</text:p>
          </table:table-cell>
          <table:table-cell office:value-type="float" office:value="145" table:style-name="ce1">
            <text:p>145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date" office:date-value="2019-10-30T08:15:00" table:style-name="ce2">
            <text:p>30/10/20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58" table:style-name="ce1">
            <text:p>4575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25" table:style-name="ce1">
            <text:p>14325</text:p>
          </table:table-cell>
          <table:table-cell office:value-type="float" office:value="1197" table:style-name="ce1">
            <text:p>1197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326" table:style-name="ce1">
            <text:p>14326</text:p>
          </table:table-cell>
          <table:table-cell office:value-type="float" office:value="1198" table:style-name="ce1">
            <text:p>1198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327" table:style-name="ce1">
            <text:p>14327</text:p>
          </table:table-cell>
          <table:table-cell office:value-type="float" office:value="1199" table:style-name="ce1">
            <text:p>1199</text:p>
          </table:table-cell>
          <table:table-cell office:value-type="float" office:value="3023" table:style-name="ce1">
            <text:p>3023</text:p>
          </table:table-cell>
          <table:table-cell office:value-type="float" office:value="147" table:style-name="ce1">
            <text:p>147</text:p>
          </table:table-cell>
          <table:table-cell office:value-type="float" office:value="106" table:style-name="ce1">
            <text:p>106</text:p>
          </table:table-cell>
          <table:table-cell office:value-type="float" office:value="115" table:style-name="ce1">
            <text:p>115</text:p>
          </table:table-cell>
          <table:table-cell office:value-type="date" office:date-value="2019-10-29T20:15:00" table:style-name="ce2">
            <text:p>29/10/2019</text:p>
          </table:table-cell>
          <table:table-cell office:value-type="date" office:date-value="2019-11-03T02:25:00" table:style-name="ce2">
            <text:p>03/11/20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57" table:style-name="ce1">
            <text:p>4575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28" table:style-name="ce1">
            <text:p>14328</text:p>
          </table:table-cell>
          <table:table-cell office:value-type="float" office:value="1200" table:style-name="ce1">
            <text:p>1200</text:p>
          </table:table-cell>
          <table:table-cell office:value-type="float" office:value="2998" table:style-name="ce1">
            <text:p>2998</text:p>
          </table:table-cell>
          <table:table-cell office:value-type="float" office:value="141" table:style-name="ce1">
            <text:p>1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date" office:date-value="2019-10-29T19:00:00" table:style-name="ce2">
            <text:p>29/10/2019</text:p>
          </table:table-cell>
          <table:table-cell office:value-type="date" office:date-value="2019-10-31T12:40:00" table:style-name="ce2">
            <text:p>31/10/20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56" table:style-name="ce1">
            <text:p>4575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float" office:value="14329" table:style-name="ce1">
            <text:p>14329</text:p>
          </table:table-cell>
          <table:table-cell office:value-type="float" office:value="1201" table:style-name="ce1">
            <text:p>1201</text:p>
          </table:table-cell>
          <table:table-cell office:value-type="float" office:value="2387" table:style-name="ce1">
            <text:p>2387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31T07:45:00" table:style-name="ce2">
            <text:p>31/10/2019</text:p>
          </table:table-cell>
          <table:table-cell office:value-type="date" office:date-value="2019-11-01T01:30:00" table:style-name="ce2">
            <text:p>01/1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59" table:style-name="ce1">
            <text:p>4575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30" table:style-name="ce1">
            <text:p>14330</text:p>
          </table:table-cell>
          <table:table-cell office:value-type="float" office:value="1202" table:style-name="ce1">
            <text:p>1202</text:p>
          </table:table-cell>
          <table:table-cell office:value-type="float" office:value="2426" table:style-name="ce1">
            <text:p>2426</text:p>
          </table:table-cell>
          <table:table-cell office:value-type="float" office:value="145" table:style-name="ce1">
            <text:p>145</text:p>
          </table:table-cell>
          <table:table-cell office:value-type="float" office:value="110" table:style-name="ce1">
            <text:p>110</text:p>
          </table:table-cell>
          <table:table-cell office:value-type="float" office:value="293" table:style-name="ce1">
            <text:p>293</text:p>
          </table:table-cell>
          <table:table-cell office:value-type="date" office:date-value="2019-10-31T17:50:00" table:style-name="ce2">
            <text:p>31/10/2019</text:p>
          </table:table-cell>
          <table:table-cell office:value-type="date" office:date-value="2019-11-01T12:55:00" table:style-name="ce2">
            <text:p>01/11/2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762" table:style-name="ce1">
            <text:p>4576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float" office:value="14331" table:style-name="ce1">
            <text:p>14331</text:p>
          </table:table-cell>
          <table:table-cell office:value-type="float" office:value="1203" table:style-name="ce1">
            <text:p>1203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31T08:15:00" table:style-name="ce2">
            <text:p>31/10/2019</text:p>
          </table:table-cell>
          <table:table-cell office:value-type="date" office:date-value="2019-11-01T13:10:00" table:style-name="ce2">
            <text:p>01/1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60" table:style-name="ce1">
            <text:p>457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32" table:style-name="ce1">
            <text:p>14332</text:p>
          </table:table-cell>
          <table:table-cell office:value-type="float" office:value="1204" table:style-name="ce1">
            <text:p>1204</text:p>
          </table:table-cell>
          <table:table-cell office:value-type="float" office:value="2655" table:style-name="ce1">
            <text:p>2655</text:p>
          </table:table-cell>
          <table:table-cell office:value-type="float" office:value="44" table:style-name="ce1">
            <text:p>44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0-31T08:15:00" table:style-name="ce2">
            <text:p>31/10/2019</text:p>
          </table:table-cell>
          <table:table-cell office:value-type="date" office:date-value="2019-11-01T13:10:00" table:style-name="ce2">
            <text:p>01/1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61" table:style-name="ce1">
            <text:p>457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33" table:style-name="ce1">
            <text:p>14333</text:p>
          </table:table-cell>
          <table:table-cell office:value-type="float" office:value="1205" table:style-name="ce1">
            <text:p>1205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date" office:date-value="2019-10-31T20:20:00" table:style-name="ce2">
            <text:p>31/10/2019</text:p>
          </table:table-cell>
          <table:table-cell office:value-type="date" office:date-value="2019-11-01T18:00:00" table:style-name="ce2">
            <text:p>01/11/2019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63" table:style-name="ce1">
            <text:p>4576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float" office:value="14334" table:style-name="ce1">
            <text:p>14334</text:p>
          </table:table-cell>
          <table:table-cell office:value-type="float" office:value="1206" table:style-name="ce1">
            <text:p>1206</text:p>
          </table:table-cell>
          <table:table-cell office:value-type="float" office:value="1636" table:style-name="ce1">
            <text:p>1636</text:p>
          </table:table-cell>
          <table:table-cell office:value-type="float" office:value="131" table:style-name="ce1">
            <text:p>13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4335" table:style-name="ce1">
            <text:p>14335</text:p>
          </table:table-cell>
          <table:table-cell office:value-type="float" office:value="1207" table:style-name="ce1">
            <text:p>1207</text:p>
          </table:table-cell>
          <table:table-cell office:value-type="float" office:value="2855" table:style-name="ce1">
            <text:p>2855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1-01T23:15:00" table:style-name="ce2">
            <text:p>01/11/2019</text:p>
          </table:table-cell>
          <table:table-cell office:value-type="date" office:date-value="2019-11-02T22:30:00" table:style-name="ce2">
            <text:p>02/1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66" table:style-name="ce1">
            <text:p>4576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14336" table:style-name="ce1">
            <text:p>14336</text:p>
          </table:table-cell>
          <table:table-cell office:value-type="float" office:value="1208" table:style-name="ce1">
            <text:p>1208</text:p>
          </table:table-cell>
          <table:table-cell office:value-type="float" office:value="2494" table:style-name="ce1">
            <text:p>2494</text:p>
          </table:table-cell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date" office:date-value="2019-11-01T23:15:00" table:style-name="ce2">
            <text:p>01/11/2019</text:p>
          </table:table-cell>
          <table:table-cell office:value-type="date" office:date-value="2019-11-02T22:30:00" table:style-name="ce2">
            <text:p>02/11/20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767" table:style-name="ce1">
            <text:p>4576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number-rows-repeated="1047367" table:style-name="ro1">
          <table:table-cell table:number-columns-repeated="16384"/>
        </table:table-row>
      </table:table>
      <table:named-expressions>
        <table:named-range table:name="ENTRADAS" table:cell-range-address="ENTRADAS.$A$1:ENTRADAS.$W$1209" table:base-cell-address="ENTRAD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43Z</meta:creation-date>
    <dc:date>2019-12-12T00:52:45Z</dc:date>
  </office:meta>
</office:document-meta>
</file>